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356cm"/>
    </style:style>
    <style:style style:name="co3" style:family="table-column">
      <style:table-column-properties fo:break-before="auto" style:column-width="7.246cm"/>
    </style:style>
    <style:style style:name="co4" style:family="table-column">
      <style:table-column-properties fo:break-before="auto" style:column-width="1.503cm"/>
    </style:style>
    <style:style style:name="co5" style:family="table-column">
      <style:table-column-properties fo:break-before="auto" style:column-width="3.057cm"/>
    </style:style>
    <style:style style:name="co6" style:family="table-column">
      <style:table-column-properties fo:break-before="auto" style:column-width="3.417cm"/>
    </style:style>
    <style:style style:name="co7" style:family="table-column">
      <style:table-column-properties fo:break-before="auto" style:column-width="4.334cm"/>
    </style:style>
    <style:style style:name="co8" style:family="table-column">
      <style:table-column-properties fo:break-before="auto" style:column-width="8.828cm"/>
    </style:style>
    <style:style style:name="co9" style:family="table-column">
      <style:table-column-properties fo:break-before="auto" style:column-width="8.135cm"/>
    </style:style>
    <style:style style:name="co10" style:family="table-column">
      <style:table-column-properties fo:break-before="auto" style:column-width="9.633cm"/>
    </style:style>
    <style:style style:name="co11" style:family="table-column">
      <style:table-column-properties fo:break-before="auto" style:column-width="15.155cm"/>
    </style:style>
    <style:style style:name="co12" style:family="table-column">
      <style:table-column-properties fo:break-before="auto" style:column-width="6.387cm"/>
    </style:style>
    <style:style style:name="co13" style:family="table-column">
      <style:table-column-properties fo:break-before="auto" style:column-width="3.029cm"/>
    </style:style>
    <style:style style:name="co14" style:family="table-column">
      <style:table-column-properties fo:break-before="auto" style:column-width="1.446cm"/>
    </style:style>
    <style:style style:name="co15" style:family="table-column">
      <style:table-column-properties fo:break-before="auto" style:column-width="3.6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06cm" fo:break-before="auto" style:use-optimal-row-height="true"/>
    </style:style>
    <style:style style:name="ro3" style:family="table-row">
      <style:table-row-properties style:row-height="0.60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Label</text:p>
          </table:table-cell>
          <table:table-cell office:value-type="string">
            <text:p>timeset</text:p>
          </table:table-cell>
          <table:table-cell office:value-type="string">
            <text:p>attr_type</text:p>
          </table:table-cell>
          <table:table-cell office:value-type="string">
            <text:p>global_occurrences</text:p>
          </table:table-cell>
          <table:table-cell office:value-type="string">
            <text:p>role</text:p>
          </table:table-cell>
          <table:table-cell office:value-type="string">
            <text:p>section</text:p>
          </table:table-cell>
          <table:table-cell office:value-type="string">
            <text:p>name</text:p>
          </table:table-cell>
          <table:table-cell office:value-type="string">
            <text:p>dept</text:p>
          </table:table-cell>
          <table:table-cell office:value-type="string">
            <text:p>ssid</text:p>
          </table:table-cell>
          <table:table-cell office:value-type="string">
            <text:p>keywords</text:p>
          </table:table-cell>
          <table:table-cell office:value-type="string">
            <text:p>orcid</text:p>
          </table:table-cell>
          <table:table-cell office:value-type="string">
            <text:p>modularity_class</text:p>
          </table:table-cell>
          <table:table-cell office:value-type="string">
            <text:p>Degree</text:p>
          </table:table-cell>
          <table:table-cell office:value-type="string">
            <text:p>Clustering Coefficient</text:p>
          </table:table-cell>
        </table:table-row>
        <table:table-row table:style-name="ro2">
          <table:table-cell office:value-type="string">
            <text:p>innercoauthorsid_9afe9b2892cc03a24ccf6db5d0a0cca3</text:p>
          </table:table-cell>
          <table:table-cell office:value-type="string">
            <text:p>Aceti Alessandr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table:number-columns-repeated="3" office:value-type="string">
            <text:p>#N/A</text:p>
          </table:table-cell>
          <table:table-cell office:value-type="string">
            <text:p>service;research;learning;video;through;base;online;line;public</text:p>
          </table:table-cell>
          <table:table-cell office:value-type="string">
            <text:p>#N/A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string">
            <text:p>0.346154</text:p>
          </table:table-cell>
        </table:table-row>
        <table:table-row table:style-name="ro2">
          <table:table-cell office:value-type="string">
            <text:p>innercoauthorsid_444623ff4cd1583769325f57f6c7c9ae</text:p>
          </table:table-cell>
          <table:table-cell office:value-type="string">
            <text:p>Affinito Laur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table:number-columns-repeated="3" office:value-type="string">
            <text:p>#N/A</text:p>
          </table:table-cell>
          <table:table-cell office:value-type="string">
            <text:p>scenari;fashion</text:p>
          </table:table-cell>
          <table:table-cell office:value-type="string">
            <text:p>#N/A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string">
            <text:p>0.144019</text:p>
          </table:table-cell>
        </table:table-row>
        <table:table-row table:style-name="ro2">
          <table:table-cell office:value-type="string">
            <text:p>innercoauthorsid_271f4e4d10a8d7b1b1349c86446760ac</text:p>
          </table:table-cell>
          <table:table-cell office:value-type="string">
            <text:p>Aguzzi Manuel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table:number-columns-repeated="5" office:value-type="string">
            <text:p>#N/A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238ac3b330193031f95fb3ccff9dbef3</text:p>
          </table:table-cell>
          <table:table-cell office:value-type="string">
            <text:p>Alberti Erik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table:number-columns-repeated="5" office:value-type="string">
            <text:p>#N/A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0.222222</text:p>
          </table:table-cell>
        </table:table-row>
        <table:table-row table:style-name="ro2">
          <table:table-cell office:value-type="string">
            <text:p>innercoauthorsid_ce78064a1b4436bf5250d3b006bc215a</text:p>
          </table:table-cell>
          <table:table-cell office:value-type="string">
            <text:p>Aliverti Andre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table:number-columns-repeated="3" office:value-type="string">
            <text:p>#N/A</text:p>
          </table:table-cell>
          <table:table-cell/>
          <table:table-cell office:value-type="string">
            <text:p>#N/A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string">
            <text:p>0.409524</text:p>
          </table:table-cell>
        </table:table-row>
        <table:table-row table:style-name="ro2">
          <table:table-cell office:value-type="string">
            <text:p>innercoauthorsid_12410ea6bf22c49d0b17f210bdf5df2c</text:p>
          </table:table-cell>
          <table:table-cell office:value-type="string">
            <text:p>Amaldi Edoard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table:number-columns-repeated="3" office:value-type="string">
            <text:p>#N/A</text:p>
          </table:table-cell>
          <table:table-cell office:value-type="string">
            <text:p>system;base</text:p>
          </table:table-cell>
          <table:table-cell office:value-type="string">
            <text:p>#N/A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0.145455</text:p>
          </table:table-cell>
        </table:table-row>
        <table:table-row table:style-name="ro2">
          <table:table-cell office:value-type="string">
            <text:p>innercoauthorsid_9f29fbacc825229d2a0c6a4573c26808</text:p>
          </table:table-cell>
          <table:table-cell office:value-type="string">
            <text:p>Amandolese Daniel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table:number-columns-repeated="5" office:value-type="string">
            <text:p>#N/A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0.134503</text:p>
          </table:table-cell>
        </table:table-row>
        <table:table-row table:style-name="ro2">
          <table:table-cell office:value-type="string">
            <text:p>innercoauthorsid_17cdb904a86f7d58923f248b666e2759</text:p>
          </table:table-cell>
          <table:table-cell office:value-type="string">
            <text:p>Amoruso Giuseppe</text:p>
          </table:table-cell>
          <table:table-cell/>
          <table:table-cell office:value-type="string">
            <text:p>innerCoAuthorsId</text:p>
          </table:table-cell>
          <table:table-cell office:value-type="float" office:value="100">
            <text:p>100</text:p>
          </table:table-cell>
          <table:table-cell office:value-type="string">
            <text:p>Associate Professor</text:p>
          </table:table-cell>
          <table:table-cell office:value-type="string">
            <text:p>Design e Culture</text:p>
          </table:table-cell>
          <table:table-cell office:value-type="string">
            <text:p>Professore associato a tempo pieno</text:p>
          </table:table-cell>
          <table:table-cell office:value-type="string">
            <text:p>ICAR/17 - Disegno</text:p>
          </table:table-cell>
          <table:table-cell office:value-type="string">
            <text:p>ICAR/17 - Disegno</text:p>
          </table:table-cell>
          <table:table-cell office:value-type="string">
            <text:p>era;architettura;digitale;verso;post;disegnare</text:p>
          </table:table-cell>
          <table:table-cell office:value-type="string">
            <text:p>https://orcid.org/0000-0001-7821-4517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0.258333</text:p>
          </table:table-cell>
        </table:table-row>
        <table:table-row table:style-name="ro2">
          <table:table-cell office:value-type="string">
            <text:p>innercoauthorsid_14bf267d40437590a32d9319cc201c2d</text:p>
          </table:table-cell>
          <table:table-cell office:value-type="string">
            <text:p>Andreis Diego Vittor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7 - Disegno</text:p>
          </table:table-cell>
          <table:table-cell office:value-type="string">
            <text:p>ICAR/17 - Disegno</text:p>
          </table:table-cell>
          <table:table-cell office:value-type="string">
            <text:p>#N/A</text:p>
          </table:table-cell>
          <table:table-cell office:value-type="string">
            <text:p>https://orcid.org/0000-0001-7821-4517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string">
            <text:p>0.128205</text:p>
          </table:table-cell>
        </table:table-row>
        <table:table-row table:style-name="ro2">
          <table:table-cell office:value-type="string">
            <text:p>innercoauthorsid_b04565ea9b04a1b2df7d4e55a3897473</text:p>
          </table:table-cell>
          <table:table-cell office:value-type="string">
            <text:p>Andreoni Giuseppe</text:p>
          </table:table-cell>
          <table:table-cell/>
          <table:table-cell office:value-type="string">
            <text:p>innerCoAuthorsId</text:p>
          </table:table-cell>
          <table:table-cell office:value-type="float" office:value="106">
            <text:p>106</text:p>
          </table:table-cell>
          <table:table-cell office:value-type="string">
            <text:p>Associate Professor</text:p>
          </table:table-cell>
          <table:table-cell office:value-type="string">
            <text:p>Design di Prodotti Strategie e Servizi</text:p>
          </table:table-cell>
          <table:table-cell office:value-type="string">
            <text:p>Professore associato a tempo pieno</text:p>
          </table:table-cell>
          <table:table-cell office:value-type="string">
            <text:p>ING-INF/06 - Bioingegneria Elettronica E Informatica</text:p>
          </table:table-cell>
          <table:table-cell office:value-type="string">
            <text:p>ING-INF/06 - Bioingegneria Elettronica E Informatica</text:p>
          </table:table-cell>
          <table:table-cell office:value-type="string">
            <text:p>vita;tipo</text:p>
          </table:table-cell>
          <table:table-cell office:value-type="string">
            <text:p>https://orcid.org/0000-0002-5537-4128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string">
            <text:p>0.6</text:p>
          </table:table-cell>
        </table:table-row>
        <table:table-row table:style-name="ro2">
          <table:table-cell office:value-type="string">
            <text:p>innercoauthorsid_6167a2820190357a87a61da91525d04f</text:p>
          </table:table-cell>
          <table:table-cell office:value-type="string">
            <text:p>Andreozzi Matte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NG-INF/06 - Bioingegneria Elettronica E Informatica</text:p>
          </table:table-cell>
          <table:table-cell office:value-type="string">
            <text:p>ING-INF/06 - Bioingegneria Elettronica E Informatica</text:p>
          </table:table-cell>
          <table:table-cell office:value-type="string">
            <text:p>#N/A</text:p>
          </table:table-cell>
          <table:table-cell office:value-type="string">
            <text:p>https://orcid.org/0000-0002-5537-4128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string">
            <text:p>0.193732</text:p>
          </table:table-cell>
        </table:table-row>
        <table:table-row table:style-name="ro2">
          <table:table-cell office:value-type="string">
            <text:p>innercoauthorsid_9a0dec1aa6f6868d8ff1278cbf3c8c98</text:p>
          </table:table-cell>
          <table:table-cell office:value-type="string">
            <text:p>Anselmi Laura</text:p>
          </table:table-cell>
          <table:table-cell/>
          <table:table-cell office:value-type="string">
            <text:p>innerCoAuthorsId</text:p>
          </table:table-cell>
          <table:table-cell office:value-type="float" office:value="37">
            <text:p>37</text:p>
          </table:table-cell>
          <table:table-cell office:value-type="string">
            <text:p>Associate Professor</text:p>
          </table:table-cell>
          <table:table-cell office:value-type="string">
            <text:p>Design degli Ambienti del Paesaggio e della Mobilit�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cottura;porta;portatile</text:p>
          </table:table-cell>
          <table:table-cell office:value-type="string">
            <text:p>https://orcid.org/0000-0002-6149-238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>
            <text:p>0.164835</text:p>
          </table:table-cell>
        </table:table-row>
        <table:table-row table:style-name="ro2">
          <table:table-cell office:value-type="string">
            <text:p>innercoauthorsid_4fe23db35944c46144cb3756ca4a6e2b</text:p>
          </table:table-cell>
          <table:table-cell office:value-type="string">
            <text:p>Anzani Anna</text:p>
          </table:table-cell>
          <table:table-cell/>
          <table:table-cell office:value-type="string">
            <text:p>innerCoAuthorsId</text:p>
          </table:table-cell>
          <table:table-cell office:value-type="float" office:value="100">
            <text:p>100</text:p>
          </table:table-cell>
          <table:table-cell office:value-type="string">
            <text:p>Associate Professor</text:p>
          </table:table-cell>
          <table:table-cell office:value-type="string">
            <text:p>Design degli Ambienti del Paesaggio e della Mobilit�</text:p>
          </table:table-cell>
          <table:table-cell office:value-type="string">
            <text:p>Professore associato a tempo pieno</text:p>
          </table:table-cell>
          <table:table-cell office:value-type="string">
            <text:p>ICAR/19 - Restauro</text:p>
          </table:table-cell>
          <table:table-cell office:value-type="string">
            <text:p>ICAR/19 - Restauro</text:p>
          </table:table-cell>
          <table:table-cell office:value-type="string">
            <text:p>liberty;presenze;fai;mar</text:p>
          </table:table-cell>
          <table:table-cell office:value-type="string">
            <text:p>https://orcid.org/0000-0002-4265-1720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string">
            <text:p>0.127451</text:p>
          </table:table-cell>
        </table:table-row>
        <table:table-row table:style-name="ro2">
          <table:table-cell office:value-type="string">
            <text:p>innercoauthorsid_2390ecd940117c2e91a9897488a2d391</text:p>
          </table:table-cell>
          <table:table-cell office:value-type="string">
            <text:p>Arena Marik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9 - Restauro</text:p>
          </table:table-cell>
          <table:table-cell office:value-type="string">
            <text:p>ICAR/19 - Restauro</text:p>
          </table:table-cell>
          <table:table-cell office:value-type="string">
            <text:p>service;sharing</text:p>
          </table:table-cell>
          <table:table-cell office:value-type="string">
            <text:p>https://orcid.org/0000-0002-4265-1720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string">
            <text:p>0.128205</text:p>
          </table:table-cell>
        </table:table-row>
        <table:table-row table:style-name="ro2">
          <table:table-cell office:value-type="string">
            <text:p>innercoauthorsid_228c456266e70e0d95a4222e696eaf04</text:p>
          </table:table-cell>
          <table:table-cell office:value-type="string">
            <text:p>Ariansyah Dedy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9 - Restauro</text:p>
          </table:table-cell>
          <table:table-cell office:value-type="string">
            <text:p>ICAR/19 - Restauro</text:p>
          </table:table-cell>
          <table:table-cell office:value-type="string">
            <text:p>#N/A</text:p>
          </table:table-cell>
          <table:table-cell office:value-type="string">
            <text:p>https://orcid.org/0000-0002-4265-17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0c1d3cd831d48c6891dfba3c80493eef</text:p>
          </table:table-cell>
          <table:table-cell office:value-type="string">
            <text:p>Aringhieri Robert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9 - Restauro</text:p>
          </table:table-cell>
          <table:table-cell office:value-type="string">
            <text:p>ICAR/19 - Restauro</text:p>
          </table:table-cell>
          <table:table-cell/>
          <table:table-cell office:value-type="string">
            <text:p>https://orcid.org/0000-0002-4265-17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innercoauthorsid_746ddf02c4cfd8360418fb48816e1430</text:p>
          </table:table-cell>
          <table:table-cell office:value-type="string">
            <text:p>Arnaboldi Michel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9 - Restauro</text:p>
          </table:table-cell>
          <table:table-cell office:value-type="string">
            <text:p>ICAR/19 - Restauro</text:p>
          </table:table-cell>
          <table:table-cell office:value-type="string">
            <text:p>cultura;through;cult;cities;study;multi</text:p>
          </table:table-cell>
          <table:table-cell office:value-type="string">
            <text:p>https://orcid.org/0000-0002-4265-172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9a6cd97eae1ee3dae5f3665e633b7d1c</text:p>
          </table:table-cell>
          <table:table-cell office:value-type="string">
            <text:p>Arquilla Venanzio</text:p>
          </table:table-cell>
          <table:table-cell/>
          <table:table-cell office:value-type="string">
            <text:p>innerCoAuthorsId</text:p>
          </table:table-cell>
          <table:table-cell office:value-type="float" office:value="100">
            <text:p>100</text:p>
          </table:table-cell>
          <table:table-cell office:value-type="string">
            <text:p>Associate Professor</text:p>
          </table:table-cell>
          <table:table-cell office:value-type="string">
            <text:p>Design di Prodotti Strategie e Servizi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/>
          <table:table-cell office:value-type="string">
            <text:p>https://orcid.org/0000-0003-1626-022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0.333333</text:p>
          </table:table-cell>
        </table:table-row>
        <table:table-row table:style-name="ro2">
          <table:table-cell office:value-type="string">
            <text:p>innercoauthorsid_8f1efee79bba140dc687ba0926b542d0</text:p>
          </table:table-cell>
          <table:table-cell office:value-type="string">
            <text:p>Arslan Pelin</text:p>
          </table:table-cell>
          <table:table-cell/>
          <table:table-cell office:value-type="string">
            <text:p>innerCoAuthorsId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era;service;technologies;interaction;life;tech</text:p>
          </table:table-cell>
          <table:table-cell office:value-type="string">
            <text:p>https://orcid.org/0000-0003-1626-0221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string">
            <text:p>0.153846</text:p>
          </table:table-cell>
        </table:table-row>
        <table:table-row table:style-name="ro2">
          <table:table-cell office:value-type="string">
            <text:p>innercoauthorsid_b7cd36b8e783a2f67a0a30501ba87054</text:p>
          </table:table-cell>
          <table:table-cell office:value-type="string">
            <text:p>Augelli Francesc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system;led;knowledge;public</text:p>
          </table:table-cell>
          <table:table-cell office:value-type="string">
            <text:p>https://orcid.org/0000-0003-1626-022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string">
            <text:p>0.150198</text:p>
          </table:table-cell>
        </table:table-row>
        <table:table-row table:style-name="ro2">
          <table:table-cell office:value-type="string">
            <text:p>innercoauthorsid_847d4d5290fddda9eb7f6ceda77186e2</text:p>
          </table:table-cell>
          <table:table-cell office:value-type="string">
            <text:p>Aureggi Marco Giancarl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Research Fellow</text:p>
          </table:table-cell>
          <table:table-cell office:value-type="string">
            <text:p>No section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ricerca;era;atti;multi</text:p>
          </table:table-cell>
          <table:table-cell office:value-type="string">
            <text:p>https://orcid.org/0000-0003-1626-022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af192bfe8287f6ea47e2a9d628d27c14</text:p>
          </table:table-cell>
          <table:table-cell office:value-type="string">
            <text:p>Auricchio Valentina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storie;case;system;building;project</text:p>
          </table:table-cell>
          <table:table-cell office:value-type="string">
            <text:p>https://orcid.org/0000-0003-1626-022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0.227941</text:p>
          </table:table-cell>
        </table:table-row>
        <table:table-row table:style-name="ro2">
          <table:table-cell office:value-type="string">
            <text:p>innercoauthorsid_b8e9956491d53fb2c4b3be50d24a15a7</text:p>
          </table:table-cell>
          <table:table-cell office:value-type="string">
            <text:p>Ayala Garcia Camilo</text:p>
          </table:table-cell>
          <table:table-cell/>
          <table:table-cell office:value-type="string">
            <text:p>innerCoAuthorsId</text:p>
          </table:table-cell>
          <table:table-cell office:value-type="float" office:value="12">
            <text:p>12</text:p>
          </table:table-cell>
          <table:table-cell office:value-type="string">
            <text:p>PhD student</text:p>
          </table:table-cell>
          <table:table-cell office:value-type="string">
            <text:p>No section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1626-022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0.563636</text:p>
          </table:table-cell>
        </table:table-row>
        <table:table-row table:style-name="ro2">
          <table:table-cell office:value-type="string">
            <text:p>innercoauthorsid_369e7183a379b9f902cee8e265550cad</text:p>
          </table:table-cell>
          <table:table-cell office:value-type="string">
            <text:p>Azzi Matteo</text:p>
          </table:table-cell>
          <table:table-cell/>
          <table:table-cell office:value-type="string">
            <text:p>innerCoAuthorsId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1626-0221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0.20915</text:p>
          </table:table-cell>
        </table:table-row>
        <table:table-row table:style-name="ro2">
          <table:table-cell office:value-type="string">
            <text:p>innercoauthorsid_2cb20de08b39870f2c29b240637fbe31</text:p>
          </table:table-cell>
          <table:table-cell office:value-type="string">
            <text:p>Azzone Giovanni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1626-0221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string">
            <text:p>0.071429</text:p>
          </table:table-cell>
        </table:table-row>
        <table:table-row table:style-name="ro2">
          <table:table-cell office:value-type="string">
            <text:p>innercoauthorsid_f2a51b9936d8ae4a9d20c2ff8eedbef4</text:p>
          </table:table-cell>
          <table:table-cell office:value-type="string">
            <text:p>Bacchetti Elisa</text:p>
          </table:table-cell>
          <table:table-cell/>
          <table:table-cell office:value-type="string">
            <text:p>innerCoAuthorsId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scenari;service;system;sustainable;products</text:p>
          </table:table-cell>
          <table:table-cell office:value-type="string">
            <text:p>https://orcid.org/0000-0003-1626-022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aabab869f10c9a24c594fd90ce2cd205</text:p>
          </table:table-cell>
          <table:table-cell office:value-type="string">
            <text:p>Baek Joon Sang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service;sustainable;ora;lab</text:p>
          </table:table-cell>
          <table:table-cell office:value-type="string">
            <text:p>https://orcid.org/0000-0003-1626-0221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string">
            <text:p>0.190476</text:p>
          </table:table-cell>
        </table:table-row>
        <table:table-row table:style-name="ro2">
          <table:table-cell office:value-type="string">
            <text:p>innercoauthorsid_a38b487b985ac774a9ac5d99a6bd08da</text:p>
          </table:table-cell>
          <table:table-cell office:value-type="string">
            <text:p>Baglioni Adriana</text:p>
          </table:table-cell>
          <table:table-cell/>
          <table:table-cell office:value-type="string">
            <text:p>innerCoAuthorsId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building</text:p>
          </table:table-cell>
          <table:table-cell office:value-type="string">
            <text:p>https://orcid.org/0000-0003-1626-022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70cb4c618fb77ff9ae2fc5a3714a1a56</text:p>
          </table:table-cell>
          <table:table-cell office:value-type="string">
            <text:p>Bagnara Sebastiano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human;mani;oma</text:p>
          </table:table-cell>
          <table:table-cell office:value-type="string">
            <text:p>https://orcid.org/0000-0003-1626-022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string">
            <text:p>0.410256</text:p>
          </table:table-cell>
        </table:table-row>
        <table:table-row table:style-name="ro2">
          <table:table-cell office:value-type="string">
            <text:p>innercoauthorsid_22ac568c8a9e6bf3fdb08d53a904415f</text:p>
          </table:table-cell>
          <table:table-cell office:value-type="string">
            <text:p>Baila Angela</text:p>
          </table:table-cell>
          <table:table-cell/>
          <table:table-cell office:value-type="string">
            <text:p>innerCoAuthorsId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architettura;viaggi;lungo;parco;via;corsi;liberty</text:p>
          </table:table-cell>
          <table:table-cell office:value-type="string">
            <text:p>https://orcid.org/0000-0003-1626-022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0.333333</text:p>
          </table:table-cell>
        </table:table-row>
        <table:table-row table:style-name="ro2">
          <table:table-cell office:value-type="string">
            <text:p>innercoauthorsid_fa66f0d6f92cc029918093301b0856ad</text:p>
          </table:table-cell>
          <table:table-cell office:value-type="string">
            <text:p>Baldi Claud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era</text:p>
          </table:table-cell>
          <table:table-cell office:value-type="string">
            <text:p>https://orcid.org/0000-0003-1626-022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0.166667</text:p>
          </table:table-cell>
        </table:table-row>
        <table:table-row table:style-name="ro2">
          <table:table-cell office:value-type="string">
            <text:p>innercoauthorsid_a5bd45f3937333bedbfaf0d11f1a9759</text:p>
          </table:table-cell>
          <table:table-cell office:value-type="string">
            <text:p>Balducci Alessandr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1626-022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string">
            <text:p>0.097826</text:p>
          </table:table-cell>
        </table:table-row>
        <table:table-row table:style-name="ro2">
          <table:table-cell office:value-type="string">
            <text:p>innercoauthorsid_4114cb5c0bfc824cd92f4511f2e32efa</text:p>
          </table:table-cell>
          <table:table-cell office:value-type="string">
            <text:p>Balduini Marc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city;sensi;storytelling;data</text:p>
          </table:table-cell>
          <table:table-cell office:value-type="string">
            <text:p>https://orcid.org/0000-0003-1626-022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0.654545</text:p>
          </table:table-cell>
        </table:table-row>
        <table:table-row table:style-name="ro2">
          <table:table-cell office:value-type="string">
            <text:p>innercoauthorsid_4859be71b6783a37dafe4ce483682ab6</text:p>
          </table:table-cell>
          <table:table-cell office:value-type="string">
            <text:p>Balzerano Gian Luc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1626-0221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string">
            <text:p>0.24359</text:p>
          </table:table-cell>
        </table:table-row>
        <table:table-row table:style-name="ro2">
          <table:table-cell office:value-type="string">
            <text:p>innercoauthorsid_5bfdf92b21acbddbfe37ade3b308afaa</text:p>
          </table:table-cell>
          <table:table-cell office:value-type="string">
            <text:p>Bamonte Patrick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1626-0221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0.183333</text:p>
          </table:table-cell>
        </table:table-row>
        <table:table-row table:style-name="ro2">
          <table:table-cell office:value-type="string">
            <text:p>innercoauthorsid_9657b6e35ddc269489e2e2771d480cd5</text:p>
          </table:table-cell>
          <table:table-cell office:value-type="string">
            <text:p>Bandini Buti Luigi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luce</text:p>
          </table:table-cell>
          <table:table-cell office:value-type="string">
            <text:p>https://orcid.org/0000-0003-1626-0221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string">
            <text:p>0.203463</text:p>
          </table:table-cell>
        </table:table-row>
        <table:table-row table:style-name="ro2">
          <table:table-cell office:value-type="string">
            <text:p>innercoauthorsid_fdf9c3472b3ce0beee26b3b96f214758</text:p>
          </table:table-cell>
          <table:table-cell office:value-type="string">
            <text:p>Baratin Laur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contemporaneo;restauro;tempo;ora</text:p>
          </table:table-cell>
          <table:table-cell office:value-type="string">
            <text:p>https://orcid.org/0000-0003-1626-0221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string">
            <text:p>0.137566</text:p>
          </table:table-cell>
        </table:table-row>
        <table:table-row table:style-name="ro2">
          <table:table-cell office:value-type="string">
            <text:p>innercoauthorsid_88395c5b0bfd5a1cfae796535e7d54f1</text:p>
          </table:table-cell>
          <table:table-cell office:value-type="string">
            <text:p>Barbara Anna</text:p>
          </table:table-cell>
          <table:table-cell/>
          <table:table-cell office:value-type="string">
            <text:p>innerCoAuthorsId</text:p>
          </table:table-cell>
          <table:table-cell office:value-type="float" office:value="43">
            <text:p>43</text:p>
          </table:table-cell>
          <table:table-cell office:value-type="string">
            <text:p>Assistant Professor</text:p>
          </table:table-cell>
          <table:table-cell office:value-type="string">
            <text:p>Design degli Ambienti del Paesaggio e della Mobilit�</text:p>
          </table:table-cell>
          <table:table-cell office:value-type="string">
            <text:p>Ricercatore universitario a tempo definito</text:p>
          </table:table-cell>
          <table:table-cell office:value-type="string">
            <text:p>ICAR/14 - Composizione Architettonica E Urbana</text:p>
          </table:table-cell>
          <table:table-cell office:value-type="string">
            <text:p>ICAR/14 - Composizione Architettonica E Urbana</text:p>
          </table:table-cell>
          <table:table-cell office:value-type="string">
            <text:p>#N/A</text:p>
          </table:table-cell>
          <table:table-cell office:value-type="string">
            <text:p>https://orcid.org/0000-0002-9265-7290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string">
            <text:p>0.175824</text:p>
          </table:table-cell>
        </table:table-row>
        <table:table-row table:style-name="ro2">
          <table:table-cell office:value-type="string">
            <text:p>innercoauthorsid_8d0eedf56b75dce446789a19400914e2</text:p>
          </table:table-cell>
          <table:table-cell office:value-type="string">
            <text:p>Barbieri Alessandr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definito</text:p>
          </table:table-cell>
          <table:table-cell office:value-type="string">
            <text:p>ICAR/14 - Composizione Architettonica E Urbana</text:p>
          </table:table-cell>
          <table:table-cell office:value-type="string">
            <text:p>ICAR/14 - Composizione Architettonica E Urbana</text:p>
          </table:table-cell>
          <table:table-cell office:value-type="string">
            <text:p>#N/A</text:p>
          </table:table-cell>
          <table:table-cell office:value-type="string">
            <text:p>https://orcid.org/0000-0002-9265-7290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string">
            <text:p>0.142857</text:p>
          </table:table-cell>
        </table:table-row>
        <table:table-row table:style-name="ro2">
          <table:table-cell office:value-type="string">
            <text:p>innercoauthorsid_cfb8a5fc56ca8a35321e408d62b3a7b0</text:p>
          </table:table-cell>
          <table:table-cell office:value-type="string">
            <text:p>Barbieri Annalisa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definito</text:p>
          </table:table-cell>
          <table:table-cell office:value-type="string">
            <text:p>ICAR/14 - Composizione Architettonica E Urbana</text:p>
          </table:table-cell>
          <table:table-cell office:value-type="string">
            <text:p>ICAR/14 - Composizione Architettonica E Urbana</text:p>
          </table:table-cell>
          <table:table-cell office:value-type="string">
            <text:p>#N/A</text:p>
          </table:table-cell>
          <table:table-cell office:value-type="string">
            <text:p>https://orcid.org/0000-0002-9265-7290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string">
            <text:p>0.222222</text:p>
          </table:table-cell>
        </table:table-row>
        <table:table-row table:style-name="ro2">
          <table:table-cell office:value-type="string">
            <text:p>innercoauthorsid_a60ed863241a0bdc5e2b575e57dae2df</text:p>
          </table:table-cell>
          <table:table-cell office:value-type="string">
            <text:p>Barbieri Massim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definito</text:p>
          </table:table-cell>
          <table:table-cell office:value-type="string">
            <text:p>ICAR/14 - Composizione Architettonica E Urbana</text:p>
          </table:table-cell>
          <table:table-cell office:value-type="string">
            <text:p>ICAR/14 - Composizione Architettonica E Urbana</text:p>
          </table:table-cell>
          <table:table-cell office:value-type="string">
            <text:p>#N/A</text:p>
          </table:table-cell>
          <table:table-cell office:value-type="string">
            <text:p>https://orcid.org/0000-0002-9265-729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string">
            <text:p>0.221344</text:p>
          </table:table-cell>
        </table:table-row>
        <table:table-row table:style-name="ro2">
          <table:table-cell office:value-type="string">
            <text:p>innercoauthorsid_81253aa734aefd9963cb584e290a0bad</text:p>
          </table:table-cell>
          <table:table-cell office:value-type="string">
            <text:p>Bardelli Federic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definito</text:p>
          </table:table-cell>
          <table:table-cell office:value-type="string">
            <text:p>ICAR/14 - Composizione Architettonica E Urbana</text:p>
          </table:table-cell>
          <table:table-cell office:value-type="string">
            <text:p>ICAR/14 - Composizione Architettonica E Urbana</text:p>
          </table:table-cell>
          <table:table-cell office:value-type="string">
            <text:p>#N/A</text:p>
          </table:table-cell>
          <table:table-cell office:value-type="string">
            <text:p>https://orcid.org/0000-0002-9265-729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0.5</text:p>
          </table:table-cell>
        </table:table-row>
        <table:table-row table:style-name="ro2">
          <table:table-cell office:value-type="string">
            <text:p>innercoauthorsid_bef19aa79e45a6de9b9beec2a6e4b105</text:p>
          </table:table-cell>
          <table:table-cell office:value-type="string">
            <text:p>Barni Gret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definito</text:p>
          </table:table-cell>
          <table:table-cell office:value-type="string">
            <text:p>ICAR/14 - Composizione Architettonica E Urbana</text:p>
          </table:table-cell>
          <table:table-cell office:value-type="string">
            <text:p>ICAR/14 - Composizione Architettonica E Urbana</text:p>
          </table:table-cell>
          <table:table-cell office:value-type="string">
            <text:p>#N/A</text:p>
          </table:table-cell>
          <table:table-cell office:value-type="string">
            <text:p>https://orcid.org/0000-0002-9265-7290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string">
            <text:p>0.272727</text:p>
          </table:table-cell>
        </table:table-row>
        <table:table-row table:style-name="ro2">
          <table:table-cell office:value-type="string">
            <text:p>innercoauthorsid_8920ec3ea43631e07f170fb80749a3e9</text:p>
          </table:table-cell>
          <table:table-cell office:value-type="string">
            <text:p>Baroni Guid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definito</text:p>
          </table:table-cell>
          <table:table-cell office:value-type="string">
            <text:p>ICAR/14 - Composizione Architettonica E Urbana</text:p>
          </table:table-cell>
          <table:table-cell office:value-type="string">
            <text:p>ICAR/14 - Composizione Architettonica E Urbana</text:p>
          </table:table-cell>
          <table:table-cell office:value-type="string">
            <text:p>#N/A</text:p>
          </table:table-cell>
          <table:table-cell office:value-type="string">
            <text:p>https://orcid.org/0000-0002-9265-729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0.230769</text:p>
          </table:table-cell>
        </table:table-row>
        <table:table-row table:style-name="ro2">
          <table:table-cell office:value-type="string">
            <text:p>innercoauthorsid_7fb347f095c40272da43893188242803</text:p>
          </table:table-cell>
          <table:table-cell office:value-type="string">
            <text:p>Baronio Giul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definito</text:p>
          </table:table-cell>
          <table:table-cell office:value-type="string">
            <text:p>ICAR/14 - Composizione Architettonica E Urbana</text:p>
          </table:table-cell>
          <table:table-cell office:value-type="string">
            <text:p>ICAR/14 - Composizione Architettonica E Urbana</text:p>
          </table:table-cell>
          <table:table-cell office:value-type="string">
            <text:p>#N/A</text:p>
          </table:table-cell>
          <table:table-cell office:value-type="string">
            <text:p>https://orcid.org/0000-0002-9265-7290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string">
            <text:p>0.205263</text:p>
          </table:table-cell>
        </table:table-row>
        <table:table-row table:style-name="ro2">
          <table:table-cell office:value-type="string">
            <text:p>innercoauthorsid_7f5da3c13c2c7857edf3c8106a9ea87a</text:p>
          </table:table-cell>
          <table:table-cell office:value-type="string">
            <text:p>Baselli Giuseppe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definito</text:p>
          </table:table-cell>
          <table:table-cell office:value-type="string">
            <text:p>ICAR/14 - Composizione Architettonica E Urbana</text:p>
          </table:table-cell>
          <table:table-cell office:value-type="string">
            <text:p>ICAR/14 - Composizione Architettonica E Urbana</text:p>
          </table:table-cell>
          <table:table-cell office:value-type="string">
            <text:p>#N/A</text:p>
          </table:table-cell>
          <table:table-cell office:value-type="string">
            <text:p>https://orcid.org/0000-0002-9265-729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string">
            <text:p>0.154412</text:p>
          </table:table-cell>
        </table:table-row>
        <table:table-row table:style-name="ro2">
          <table:table-cell office:value-type="string">
            <text:p>innercoauthorsid_22a594edefd5d21a96f60e3ed00a2d17</text:p>
          </table:table-cell>
          <table:table-cell office:value-type="string">
            <text:p>Basso Peressut Gian Luc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definito</text:p>
          </table:table-cell>
          <table:table-cell office:value-type="string">
            <text:p>ICAR/14 - Composizione Architettonica E Urbana</text:p>
          </table:table-cell>
          <table:table-cell office:value-type="string">
            <text:p>ICAR/14 - Composizione Architettonica E Urbana</text:p>
          </table:table-cell>
          <table:table-cell office:value-type="string">
            <text:p>mostra</text:p>
          </table:table-cell>
          <table:table-cell office:value-type="string">
            <text:p>https://orcid.org/0000-0002-9265-729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0.377778</text:p>
          </table:table-cell>
        </table:table-row>
        <table:table-row table:style-name="ro2">
          <table:table-cell office:value-type="string">
            <text:p>innercoauthorsid_e90b1fd420ea45729b89a3b84383f4ec</text:p>
          </table:table-cell>
          <table:table-cell office:value-type="string">
            <text:p>Baule Giovanni</text:p>
          </table:table-cell>
          <table:table-cell/>
          <table:table-cell office:value-type="string">
            <text:p>innerCoAuthorsId</text:p>
          </table:table-cell>
          <table:table-cell office:value-type="float" office:value="86">
            <text:p>86</text:p>
          </table:table-cell>
          <table:table-cell office:value-type="string">
            <text:p>Full Professor</text:p>
          </table:table-cell>
          <table:table-cell office:value-type="string">
            <text:p>Design e Culture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monte</text:p>
          </table:table-cell>
          <table:table-cell office:value-type="string">
            <text:p>https://orcid.org/0000-0002-6728-8059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string">
            <text:p>0.261438</text:p>
          </table:table-cell>
        </table:table-row>
        <table:table-row table:style-name="ro2">
          <table:table-cell office:value-type="string">
            <text:p>innercoauthorsid_6e9eb5ab1fc6b027d351d43827cb3984</text:p>
          </table:table-cell>
          <table:table-cell office:value-type="string">
            <text:p>Bausola Pagliero Yoseph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6728-8059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8629347e2560a64bdbc2b5193dc36000</text:p>
          </table:table-cell>
          <table:table-cell office:value-type="string">
            <text:p>Bazzicalupo Leopoldo Matte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/>
          <table:table-cell office:value-type="string">
            <text:p>https://orcid.org/0000-0002-6728-805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0.272727</text:p>
          </table:table-cell>
        </table:table-row>
        <table:table-row table:style-name="ro2">
          <table:table-cell office:value-type="string">
            <text:p>innercoauthorsid_1261c89912f99ce91cf4b655ca0a004e</text:p>
          </table:table-cell>
          <table:table-cell office:value-type="string">
            <text:p>Belle' Maddalen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6728-805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2b4358519c5d997dc83a8850813912d2</text:p>
          </table:table-cell>
          <table:table-cell office:value-type="string">
            <text:p>Bellini Oscar Eugenio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progetti;formazione;edifici;azione;euro;basso;costo;test</text:p>
          </table:table-cell>
          <table:table-cell office:value-type="string">
            <text:p>https://orcid.org/0000-0002-6728-8059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0.269231</text:p>
          </table:table-cell>
        </table:table-row>
        <table:table-row table:style-name="ro2">
          <table:table-cell office:value-type="string">
            <text:p>innercoauthorsid_dc058eed53da82196ffa0af1aa1e9213</text:p>
          </table:table-cell>
          <table:table-cell office:value-type="string">
            <text:p>Bellotti Elis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6728-805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0.305556</text:p>
          </table:table-cell>
        </table:table-row>
        <table:table-row table:style-name="ro2">
          <table:table-cell office:value-type="string">
            <text:p>innercoauthorsid_afab91b8fb7ae1571d1e59a67fbd9bcc</text:p>
          </table:table-cell>
          <table:table-cell office:value-type="string">
            <text:p>Beltrami Benedett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/>
          <table:table-cell office:value-type="string">
            <text:p>https://orcid.org/0000-0002-6728-805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febbc5ad419f0c8d288a7b650869816e</text:p>
          </table:table-cell>
          <table:table-cell office:value-type="string">
            <text:p>Bengo Iren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6728-805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string">
            <text:p>0.133333</text:p>
          </table:table-cell>
        </table:table-row>
        <table:table-row table:style-name="ro2">
          <table:table-cell office:value-type="string">
            <text:p>innercoauthorsid_4a43943e4f47ce572de3b6cdc4fb2477</text:p>
          </table:table-cell>
          <table:table-cell office:value-type="string">
            <text:p>Bergamaschi Sara</text:p>
          </table:table-cell>
          <table:table-cell/>
          <table:table-cell office:value-type="string">
            <text:p>innerCoAuthorsId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through;user;products</text:p>
          </table:table-cell>
          <table:table-cell office:value-type="string">
            <text:p>https://orcid.org/0000-0002-6728-8059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0.333333</text:p>
          </table:table-cell>
        </table:table-row>
        <table:table-row table:style-name="ro3">
          <table:table-cell office:value-type="string">
            <text:p>innercoauthorsid_b0bcc9c29aff5a3f496c56132b3582a9</text:p>
          </table:table-cell>
          <table:table-cell office:value-type="string">
            <text:p>Beria Paolo</text:p>
          </table:table-cell>
          <table:table-cell/>
          <table:table-cell office:value-type="string">
            <text:p>innerCoAuthorsId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alta;velocitaﾠ</text:p>
          </table:table-cell>
          <table:table-cell office:value-type="string">
            <text:p>https://orcid.org/0000-0002-6728-8059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35ae91bc23a3ada974b478b1f6535e06</text:p>
          </table:table-cell>
          <table:table-cell office:value-type="string">
            <text:p>Bernabei Michel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valutazione;azione;monitoraggio;ora</text:p>
          </table:table-cell>
          <table:table-cell office:value-type="string">
            <text:p>https://orcid.org/0000-0002-6728-8059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string">
            <text:p>0.118619</text:p>
          </table:table-cell>
        </table:table-row>
        <table:table-row table:style-name="ro2">
          <table:table-cell office:value-type="string">
            <text:p>innercoauthorsid_95bb71b73f24370633deb67ca66fb374</text:p>
          </table:table-cell>
          <table:table-cell office:value-type="string">
            <text:p>Bernelli Zazzera Franc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6728-805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38b3d52593b0f7cccfff5b36e297302d</text:p>
          </table:table-cell>
          <table:table-cell office:value-type="string">
            <text:p>Bertola Paola</text:p>
          </table:table-cell>
          <table:table-cell/>
          <table:table-cell office:value-type="string">
            <text:p>innerCoAuthorsId</text:p>
          </table:table-cell>
          <table:table-cell office:value-type="float" office:value="104">
            <text:p>104</text:p>
          </table:table-cell>
          <table:table-cell office:value-type="string">
            <text:p>Full Professor</text:p>
          </table:table-cell>
          <table:table-cell office:value-type="string">
            <text:p>Design e Culture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research</text:p>
          </table:table-cell>
          <table:table-cell office:value-type="string">
            <text:p>https://orcid.org/0000-0003-1522-407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string">
            <text:p>0.192308</text:p>
          </table:table-cell>
        </table:table-row>
        <table:table-row table:style-name="ro2">
          <table:table-cell office:value-type="string">
            <text:p>innercoauthorsid_9d48c3099bb450100c60d808482c70f5</text:p>
          </table:table-cell>
          <table:table-cell office:value-type="string">
            <text:p>Bertoldi Margherit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1522-4077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string">
            <text:p>0.333333</text:p>
          </table:table-cell>
        </table:table-row>
        <table:table-row table:style-name="ro2">
          <table:table-cell office:value-type="string">
            <text:p>innercoauthorsid_e62a62ac3c3ab919097c5133a8056a95</text:p>
          </table:table-cell>
          <table:table-cell office:value-type="string">
            <text:p>Bertolo Maresa</text:p>
          </table:table-cell>
          <table:table-cell/>
          <table:table-cell office:value-type="string">
            <text:p>innerCoAuthorsId</text:p>
          </table:table-cell>
          <table:table-cell office:value-type="float" office:value="29">
            <text:p>29</text:p>
          </table:table-cell>
          <table:table-cell office:value-type="string">
            <text:p>Assistant Professor</text:p>
          </table:table-cell>
          <table:table-cell office:value-type="string">
            <text:p>Design di Prodotti Strategie e Servizi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1846-7739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string">
            <text:p>0.126316</text:p>
          </table:table-cell>
        </table:table-row>
        <table:table-row table:style-name="ro3">
          <table:table-cell office:value-type="string">
            <text:p>innercoauthorsid_3c7a0fcef23afaca9c545393aa2f6f5a</text:p>
          </table:table-cell>
          <table:table-cell office:value-type="string">
            <text:p>Bertolotti Elisa</text:p>
          </table:table-cell>
          <table:table-cell/>
          <table:table-cell office:value-type="string">
            <text:p>innerCoAuthorsId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comunicazione;vita;qualitaﾠ;azione;comuni</text:p>
          </table:table-cell>
          <table:table-cell office:value-type="string">
            <text:p>https://orcid.org/0000-0002-1846-7739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0.238095</text:p>
          </table:table-cell>
        </table:table-row>
        <table:table-row table:style-name="ro2">
          <table:table-cell office:value-type="string">
            <text:p>innercoauthorsid_1d368d7078a7ddf1d57c5df414037cb5</text:p>
          </table:table-cell>
          <table:table-cell office:value-type="string">
            <text:p>Bertoni Federic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1846-7739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string">
            <text:p>0.333333</text:p>
          </table:table-cell>
        </table:table-row>
        <table:table-row table:style-name="ro2">
          <table:table-cell office:value-type="string">
            <text:p>innercoauthorsid_325187ed0eebc423b59bdd080469ed78</text:p>
          </table:table-cell>
          <table:table-cell office:value-type="string">
            <text:p>Bettiga Debor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1846-7739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0.127273</text:p>
          </table:table-cell>
        </table:table-row>
        <table:table-row table:style-name="ro2">
          <table:table-cell office:value-type="string">
            <text:p>innercoauthorsid_2de85978753d471178405a785c7163f8</text:p>
          </table:table-cell>
          <table:table-cell office:value-type="string">
            <text:p>Biagi Ludovico Giorgio Ald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1846-773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string">
            <text:p>0.333333</text:p>
          </table:table-cell>
        </table:table-row>
        <table:table-row table:style-name="ro2">
          <table:table-cell office:value-type="string">
            <text:p>innercoauthorsid_4e69e625a41d25641e1bf5a096fca174</text:p>
          </table:table-cell>
          <table:table-cell office:value-type="string">
            <text:p>Biagi Marco Enz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project</text:p>
          </table:table-cell>
          <table:table-cell office:value-type="string">
            <text:p>https://orcid.org/0000-0002-1846-7739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0.111111</text:p>
          </table:table-cell>
        </table:table-row>
        <table:table-row table:style-name="ro2">
          <table:table-cell office:value-type="string">
            <text:p>innercoauthorsid_0432143f8fce4fb37711d4a4b6d67af1</text:p>
          </table:table-cell>
          <table:table-cell office:value-type="string">
            <text:p>Biamonti Alessandro</text:p>
          </table:table-cell>
          <table:table-cell/>
          <table:table-cell office:value-type="string">
            <text:p>innerCoAuthorsId</text:p>
          </table:table-cell>
          <table:table-cell office:value-type="float" office:value="59">
            <text:p>59</text:p>
          </table:table-cell>
          <table:table-cell office:value-type="string">
            <text:p>Associate Professor</text:p>
          </table:table-cell>
          <table:table-cell office:value-type="string">
            <text:p>Design degli Ambienti del Paesaggio e della Mobilit�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expo;cluster</text:p>
          </table:table-cell>
          <table:table-cell office:value-type="string">
            <text:p>https://orcid.org/0000-0002-4725-2032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string">
            <text:p>0.106667</text:p>
          </table:table-cell>
        </table:table-row>
        <table:table-row table:style-name="ro2">
          <table:table-cell office:value-type="string">
            <text:p>innercoauthorsid_427469c6cd75e371f7d369b4a2809b10</text:p>
          </table:table-cell>
          <table:table-cell office:value-type="string">
            <text:p>Bianchi Anna Mar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4725-2032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string">
            <text:p>0.472222</text:p>
          </table:table-cell>
        </table:table-row>
        <table:table-row table:style-name="ro2">
          <table:table-cell office:value-type="string">
            <text:p>innercoauthorsid_9a2aeb7531b74cb1d195be2cfcb39c45</text:p>
          </table:table-cell>
          <table:table-cell office:value-type="string">
            <text:p>Bianchi Cristin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4725-203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9e322fb38ee000946a9f5348a0270c37</text:p>
          </table:table-cell>
          <table:table-cell office:value-type="string">
            <text:p>Bianchi Matti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4725-2032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string">
            <text:p>0.163636</text:p>
          </table:table-cell>
        </table:table-row>
        <table:table-row table:style-name="ro2">
          <table:table-cell office:value-type="string">
            <text:p>innercoauthorsid_b4b4994eb920395ee15af49995c32808</text:p>
          </table:table-cell>
          <table:table-cell office:value-type="string">
            <text:p>Bianchi Paolo Red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4725-203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string">
            <text:p>0.277778</text:p>
          </table:table-cell>
        </table:table-row>
        <table:table-row table:style-name="ro2">
          <table:table-cell office:value-type="string">
            <text:p>innercoauthorsid_1d4a96c502f4e2e3880700d528136992</text:p>
          </table:table-cell>
          <table:table-cell office:value-type="string">
            <text:p>Bianchini Massimo</text:p>
          </table:table-cell>
          <table:table-cell/>
          <table:table-cell office:value-type="string">
            <text:p>innerCoAuthorsId</text:p>
          </table:table-cell>
          <table:table-cell office:value-type="float" office:value="53">
            <text:p>53</text:p>
          </table:table-cell>
          <table:table-cell office:value-type="string">
            <text:p>Assistant Professor</text:p>
          </table:table-cell>
          <table:table-cell office:value-type="string">
            <text:p>Design di Prodotti Strategie e Servizi</text:p>
          </table:table-cell>
          <table:table-cell office:value-type="string">
            <text:p>Ricercatore legge 240/10 - t.det.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italia;designing</text:p>
          </table:table-cell>
          <table:table-cell office:value-type="string">
            <text:p>https://orcid.org/0000-0003-1438-497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0.166667</text:p>
          </table:table-cell>
        </table:table-row>
        <table:table-row table:style-name="ro2">
          <table:table-cell office:value-type="string">
            <text:p>innercoauthorsid_a0b262ec686dd0159d6ea86b1311c3e5</text:p>
          </table:table-cell>
          <table:table-cell office:value-type="string">
            <text:p>Bignami Daniele Fabriz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arte;service;sharing;cities;mar</text:p>
          </table:table-cell>
          <table:table-cell office:value-type="string">
            <text:p>https://orcid.org/0000-0003-1438-4976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string">
            <text:p>0.397436</text:p>
          </table:table-cell>
        </table:table-row>
        <table:table-row table:style-name="ro2">
          <table:table-cell office:value-type="string">
            <text:p>innercoauthorsid_80e6180a7a298e1fa80be9489fd04f8d</text:p>
          </table:table-cell>
          <table:table-cell office:value-type="string">
            <text:p>Binda Luigia</text:p>
          </table:table-cell>
          <table:table-cell/>
          <table:table-cell office:value-type="string">
            <text:p>innerCoAuthorsId</text:p>
          </table:table-cell>
          <table:table-cell office:value-type="float" office:value="62">
            <text:p>6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sperimentazione;azione</text:p>
          </table:table-cell>
          <table:table-cell office:value-type="string">
            <text:p>https://orcid.org/0000-0003-1438-4976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b1d061b731cbcfe167f15d68796e12f0</text:p>
          </table:table-cell>
          <table:table-cell office:value-type="string">
            <text:p>Bionda Arianna</text:p>
          </table:table-cell>
          <table:table-cell/>
          <table:table-cell office:value-type="string">
            <text:p>innerCoAuthorsId</text:p>
          </table:table-cell>
          <table:table-cell office:value-type="float" office:value="17">
            <text:p>17</text:p>
          </table:table-cell>
          <table:table-cell office:value-type="string">
            <text:p>PhD student</text:p>
          </table:table-cell>
          <table:table-cell office:value-type="string">
            <text:p>No section</text:p>
          </table:table-cell>
          <table:table-cell office:value-type="string">
            <text:p>Ricercatore legge 240/10 - t.det.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research;learning;through;yacht;cross</text:p>
          </table:table-cell>
          <table:table-cell office:value-type="string">
            <text:p>https://orcid.org/0000-0003-1438-4976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string">
            <text:p>0.47619</text:p>
          </table:table-cell>
        </table:table-row>
        <table:table-row table:style-name="ro2">
          <table:table-cell office:value-type="string">
            <text:p>innercoauthorsid_6b22a6f49c7cc3bde989303bf7be6cb8</text:p>
          </table:table-cell>
          <table:table-cell office:value-type="string">
            <text:p>Biondi Emanuele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scienze;dimensione;euro</text:p>
          </table:table-cell>
          <table:table-cell office:value-type="string">
            <text:p>https://orcid.org/0000-0003-1438-497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0.066667</text:p>
          </table:table-cell>
        </table:table-row>
        <table:table-row table:style-name="ro2">
          <table:table-cell office:value-type="string">
            <text:p>innercoauthorsid_f20c967b68ae00c410539e9df4754c06</text:p>
          </table:table-cell>
          <table:table-cell office:value-type="string">
            <text:p>Biraghi Riccard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1438-4976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office:value-type="string">
            <text:p>0.120507</text:p>
          </table:table-cell>
        </table:table-row>
        <table:table-row table:style-name="ro2">
          <table:table-cell office:value-type="string">
            <text:p>innercoauthorsid_1664578a6da0e8baa02742174237839e</text:p>
          </table:table-cell>
          <table:table-cell office:value-type="string">
            <text:p>Bisson Mario</text:p>
          </table:table-cell>
          <table:table-cell/>
          <table:table-cell office:value-type="string">
            <text:p>innerCoAuthorsId</text:p>
          </table:table-cell>
          <table:table-cell office:value-type="float" office:value="51">
            <text:p>51</text:p>
          </table:table-cell>
          <table:table-cell office:value-type="string">
            <text:p>Associate Professor</text:p>
          </table:table-cell>
          <table:table-cell office:value-type="string">
            <text:p>Design e Culture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servizio</text:p>
          </table:table-cell>
          <table:table-cell office:value-type="string">
            <text:p>https://orcid.org/0000-0002-7043-6550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string">
            <text:p>0.303226</text:p>
          </table:table-cell>
        </table:table-row>
        <table:table-row table:style-name="ro2">
          <table:table-cell office:value-type="string">
            <text:p>innercoauthorsid_06e3f20e915fe24e17e2bbf9b050473b</text:p>
          </table:table-cell>
          <table:table-cell office:value-type="string">
            <text:p>Bistagnino Enrica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7043-6550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string">
            <text:p>0.380952</text:p>
          </table:table-cell>
        </table:table-row>
        <table:table-row table:style-name="ro2">
          <table:table-cell office:value-type="string">
            <text:p>innercoauthorsid_04d4251f78b09658cf6b657e48a2f5ea</text:p>
          </table:table-cell>
          <table:table-cell office:value-type="string">
            <text:p>Blasi Cesare</text:p>
          </table:table-cell>
          <table:table-cell/>
          <table:table-cell office:value-type="string">
            <text:p>innerCoAuthorsId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creativi;vita;emergenti;concorso;corso;euro</text:p>
          </table:table-cell>
          <table:table-cell office:value-type="string">
            <text:p>https://orcid.org/0000-0002-7043-6550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0.357143</text:p>
          </table:table-cell>
        </table:table-row>
        <table:table-row table:style-name="ro2">
          <table:table-cell office:value-type="string">
            <text:p>innercoauthorsid_6e9d486a7960b565f7b55e873017bdee</text:p>
          </table:table-cell>
          <table:table-cell office:value-type="string">
            <text:p>Bocciolone Marco Francesc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7043-655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string">
            <text:p>0.6</text:p>
          </table:table-cell>
        </table:table-row>
        <table:table-row table:style-name="ro2">
          <table:table-cell office:value-type="string">
            <text:p>innercoauthorsid_7cd21784fcefbf6a2563c9d0c5a2fcad</text:p>
          </table:table-cell>
          <table:table-cell office:value-type="string">
            <text:p>Bodega Paol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7043-655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0.161905</text:p>
          </table:table-cell>
        </table:table-row>
        <table:table-row table:style-name="ro2">
          <table:table-cell office:value-type="string">
            <text:p>innercoauthorsid_6e5d8bb002d4ee8dff65d906ce853f29</text:p>
          </table:table-cell>
          <table:table-cell office:value-type="string">
            <text:p>Boeri Cristina</text:p>
          </table:table-cell>
          <table:table-cell/>
          <table:table-cell office:value-type="string">
            <text:p>innerCoAuthorsId</text:p>
          </table:table-cell>
          <table:table-cell office:value-type="float" office:value="30">
            <text:p>30</text:p>
          </table:table-cell>
          <table:table-cell office:value-type="string">
            <text:p>Research Fellow</text:p>
          </table:table-cell>
          <table:table-cell office:value-type="string">
            <text:p>Design e Culture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7043-655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innercoauthorsid_d04e8a355ecd09ef95a72747ea874fc0</text:p>
          </table:table-cell>
          <table:table-cell office:value-type="string">
            <text:p>Boeri Elisa</text:p>
          </table:table-cell>
          <table:table-cell/>
          <table:table-cell office:value-type="string">
            <text:p>innerCoAuthorsId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7043-6550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office:value-type="string">
            <text:p>0.099884</text:p>
          </table:table-cell>
        </table:table-row>
        <table:table-row table:style-name="ro2">
          <table:table-cell office:value-type="string">
            <text:p>innercoauthorsid_05f0b9ace2d3d9e6f504cdcd7718e6e2</text:p>
          </table:table-cell>
          <table:table-cell office:value-type="string">
            <text:p>Boeri Stefan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/>
          <table:table-cell office:value-type="string">
            <text:p>https://orcid.org/0000-0002-7043-655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string">
            <text:p>0.428571</text:p>
          </table:table-cell>
        </table:table-row>
        <table:table-row table:style-name="ro2">
          <table:table-cell office:value-type="string">
            <text:p>innercoauthorsid_7ba01c9dce680ee053e0720ea0f097cc</text:p>
          </table:table-cell>
          <table:table-cell office:value-type="string">
            <text:p>Boghetich Giangiuseppe Mid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research;led;knowledge;online;line</text:p>
          </table:table-cell>
          <table:table-cell office:value-type="string">
            <text:p>https://orcid.org/0000-0002-7043-655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0.088889</text:p>
          </table:table-cell>
        </table:table-row>
        <table:table-row table:style-name="ro2">
          <table:table-cell office:value-type="string">
            <text:p>innercoauthorsid_7b8fb2182c43894297554ac9d9a1ee01</text:p>
          </table:table-cell>
          <table:table-cell office:value-type="string">
            <text:p>Bollati Ilar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Research Fellow</text:p>
          </table:table-cell>
          <table:table-cell office:value-type="string">
            <text:p>No section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7043-6550</text:p>
          </table:table-cell>
          <table:table-cell office:value-type="float" office:value="30">
            <text:p>30</text:p>
          </table:table-cell>
          <table:table-cell office:value-type="float" office:value="81">
            <text:p>81</text:p>
          </table:table-cell>
          <table:table-cell office:value-type="string">
            <text:p>0.109568</text:p>
          </table:table-cell>
        </table:table-row>
        <table:table-row table:style-name="ro2">
          <table:table-cell office:value-type="string">
            <text:p>innercoauthorsid_33178904dcb024af33f7561b8d4e0e2b</text:p>
          </table:table-cell>
          <table:table-cell office:value-type="string">
            <text:p>Bollini Letiz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7043-6550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string">
            <text:p>0.16</text:p>
          </table:table-cell>
        </table:table-row>
        <table:table-row table:style-name="ro2">
          <table:table-cell office:value-type="string">
            <text:p>innercoauthorsid_f2ac52b6554c6b5dd15801baca3e9a38</text:p>
          </table:table-cell>
          <table:table-cell office:value-type="string">
            <text:p>Bolognesi Cecilia Mar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7043-655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0.214286</text:p>
          </table:table-cell>
        </table:table-row>
        <table:table-row table:style-name="ro2">
          <table:table-cell office:value-type="string">
            <text:p>innercoauthorsid_d6689fef04067fbbda870ecf5a413ac9</text:p>
          </table:table-cell>
          <table:table-cell office:value-type="string">
            <text:p>Bolzan Patrizia</text:p>
          </table:table-cell>
          <table:table-cell/>
          <table:table-cell office:value-type="string">
            <text:p>innerCoAuthorsId</text:p>
          </table:table-cell>
          <table:table-cell office:value-type="float" office:value="9">
            <text:p>9</text:p>
          </table:table-cell>
          <table:table-cell office:value-type="string">
            <text:p>Research Fellow</text:p>
          </table:table-cell>
          <table:table-cell office:value-type="string">
            <text:p>Design di Prodotti Strategie e Servizi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designing;lab</text:p>
          </table:table-cell>
          <table:table-cell office:value-type="string">
            <text:p>https://orcid.org/0000-0002-7043-6550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string">
            <text:p>0.163077</text:p>
          </table:table-cell>
        </table:table-row>
        <table:table-row table:style-name="ro2">
          <table:table-cell office:value-type="string">
            <text:p>innercoauthorsid_122f61d4c2400c946e5af83eb8e1899d</text:p>
          </table:table-cell>
          <table:table-cell office:value-type="string">
            <text:p>Bonapace Denise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7043-655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string">
            <text:p>0.363636</text:p>
          </table:table-cell>
        </table:table-row>
        <table:table-row table:style-name="ro2">
          <table:table-cell office:value-type="string">
            <text:p>innercoauthorsid_78bfb0d965ab6e49aa138bec57bbb839</text:p>
          </table:table-cell>
          <table:table-cell office:value-type="string">
            <text:p>Bonarini Andrea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atti;azione;costi</text:p>
          </table:table-cell>
          <table:table-cell office:value-type="string">
            <text:p>https://orcid.org/0000-0002-7043-655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20d05543a31f10929881f7f7b1ff8719</text:p>
          </table:table-cell>
          <table:table-cell office:value-type="string">
            <text:p>Bondioni Elisabetta Cristin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7043-6550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string">
            <text:p>0.5</text:p>
          </table:table-cell>
        </table:table-row>
        <table:table-row table:style-name="ro2">
          <table:table-cell office:value-type="string">
            <text:p>innercoauthorsid_22f35733553dab35cb739bfd3f32d6d7</text:p>
          </table:table-cell>
          <table:table-cell office:value-type="string">
            <text:p>Bonfantini Massimo Achille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poli</text:p>
          </table:table-cell>
          <table:table-cell office:value-type="string">
            <text:p>https://orcid.org/0000-0002-7043-655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string">
            <text:p>0.342529</text:p>
          </table:table-cell>
        </table:table-row>
        <table:table-row table:style-name="ro2">
          <table:table-cell office:value-type="string">
            <text:p>innercoauthorsid_c513d77df65c95511050344c78b405db</text:p>
          </table:table-cell>
          <table:table-cell office:value-type="string">
            <text:p>Bontempi Donatell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7043-655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string">
            <text:p>0.321429</text:p>
          </table:table-cell>
        </table:table-row>
        <table:table-row table:style-name="ro2">
          <table:table-cell office:value-type="string">
            <text:p>innercoauthorsid_39d01ea55f8d5ee0cb26dcaef78ecc43</text:p>
          </table:table-cell>
          <table:table-cell office:value-type="string">
            <text:p>Bordegoni Monica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era;led;through;knowledge;interaction</text:p>
          </table:table-cell>
          <table:table-cell office:value-type="string">
            <text:p>https://orcid.org/0000-0002-7043-655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0.619048</text:p>
          </table:table-cell>
        </table:table-row>
        <table:table-row table:style-name="ro2">
          <table:table-cell office:value-type="string">
            <text:p>innercoauthorsid_cf9bde9fbe160c6883174931fcc3c7ed</text:p>
          </table:table-cell>
          <table:table-cell office:value-type="string">
            <text:p>Bordin Micael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7043-6550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string">
            <text:p>0.126482</text:p>
          </table:table-cell>
        </table:table-row>
        <table:table-row table:style-name="ro2">
          <table:table-cell office:value-type="string">
            <text:p>innercoauthorsid_78d9004b33400a4e71e374aa9577edb7</text:p>
          </table:table-cell>
          <table:table-cell office:value-type="string">
            <text:p>Bordogna Enric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7043-6550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office:value-type="string">
            <text:p>0.13506</text:p>
          </table:table-cell>
        </table:table-row>
        <table:table-row table:style-name="ro2">
          <table:table-cell office:value-type="string">
            <text:p>innercoauthorsid_7f55a5c37fc469e02c6dbf22d468156d</text:p>
          </table:table-cell>
          <table:table-cell office:value-type="string">
            <text:p>Borella Mauro Afr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7043-655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innercoauthorsid_e13fcc2b76ab9aea58eac1379283f914</text:p>
          </table:table-cell>
          <table:table-cell office:value-type="string">
            <text:p>Borghetti Fabio</text:p>
          </table:table-cell>
          <table:table-cell/>
          <table:table-cell office:value-type="string">
            <text:p>innerCoAuthorsId</text:p>
          </table:table-cell>
          <table:table-cell office:value-type="float" office:value="40">
            <text:p>40</text:p>
          </table:table-cell>
          <table:table-cell office:value-type="string">
            <text:p>Research Fellow</text:p>
          </table:table-cell>
          <table:table-cell office:value-type="string">
            <text:p>Design degli Ambienti del Paesaggio e della Mobilit�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strada;real;test</text:p>
          </table:table-cell>
          <table:table-cell office:value-type="string">
            <text:p>https://orcid.org/0000-0002-7043-655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innercoauthorsid_43437f2ea13f6fa76aa5b3a9725e5e25</text:p>
          </table:table-cell>
          <table:table-cell office:value-type="string">
            <text:p>Borsotti Marco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arti;reti;interventi;venti;landscape</text:p>
          </table:table-cell>
          <table:table-cell office:value-type="string">
            <text:p>https://orcid.org/0000-0002-7043-655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string">
            <text:p>0.177778</text:p>
          </table:table-cell>
        </table:table-row>
        <table:table-row table:style-name="ro2">
          <table:table-cell office:value-type="string">
            <text:p>innercoauthorsid_ec1cd2255499b11e11d343a2bbe937fe</text:p>
          </table:table-cell>
          <table:table-cell office:value-type="string">
            <text:p>Bortolotto Susann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azione;riqualificazione</text:p>
          </table:table-cell>
          <table:table-cell office:value-type="string">
            <text:p>https://orcid.org/0000-0002-7043-655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0.155556</text:p>
          </table:table-cell>
        </table:table-row>
        <table:table-row table:style-name="ro2">
          <table:table-cell office:value-type="string">
            <text:p>innercoauthorsid_497ea557e6961b91a9eb4cfb63b61709</text:p>
          </table:table-cell>
          <table:table-cell office:value-type="string">
            <text:p>Bosoni Giampiero</text:p>
          </table:table-cell>
          <table:table-cell/>
          <table:table-cell office:value-type="string">
            <text:p>innerCoAuthorsId</text:p>
          </table:table-cell>
          <table:table-cell office:value-type="float" office:value="104">
            <text:p>104</text:p>
          </table:table-cell>
          <table:table-cell office:value-type="string">
            <text:p>Full Professor</text:p>
          </table:table-cell>
          <table:table-cell office:value-type="string">
            <text:p>Design degli Ambienti del Paesaggio e della Mobilit�</text:p>
          </table:table-cell>
          <table:table-cell office:value-type="string">
            <text:p>Professore ordinario a tempo pien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italia;tempo;breve;brevetti</text:p>
          </table:table-cell>
          <table:table-cell office:value-type="string">
            <text:p>https://orcid.org/0000-0002-9378-0717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string">
            <text:p>0.152047</text:p>
          </table:table-cell>
        </table:table-row>
        <table:table-row table:style-name="ro2">
          <table:table-cell office:value-type="string">
            <text:p>innercoauthorsid_e932f62a0e7840b46d022cde6b69b8f6</text:p>
          </table:table-cell>
          <table:table-cell office:value-type="string">
            <text:p>Bossi Elis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luce</text:p>
          </table:table-cell>
          <table:table-cell office:value-type="string">
            <text:p>https://orcid.org/0000-0002-9378-0717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string">
            <text:p>0.173913</text:p>
          </table:table-cell>
        </table:table-row>
        <table:table-row table:style-name="ro2">
          <table:table-cell office:value-type="string">
            <text:p>innercoauthorsid_7b0e4fab394066cf044b7731c31e55c8</text:p>
          </table:table-cell>
          <table:table-cell office:value-type="string">
            <text:p>Bracchi Giamp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innovazione;politecnico;azione;consorzio;poli</text:p>
          </table:table-cell>
          <table:table-cell office:value-type="string">
            <text:p>https://orcid.org/0000-0002-9378-0717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string">
            <text:p>0.333333</text:p>
          </table:table-cell>
        </table:table-row>
        <table:table-row table:style-name="ro2">
          <table:table-cell office:value-type="string">
            <text:p>innercoauthorsid_c0357f35518ee360301b7decea3c276e</text:p>
          </table:table-cell>
          <table:table-cell office:value-type="string">
            <text:p>Brambilla Andre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#N/A</text:p>
          </table:table-cell>
          <table:table-cell office:value-type="string">
            <text:p>https://orcid.org/0000-0002-9378-0717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string">
            <text:p>0.311111</text:p>
          </table:table-cell>
        </table:table-row>
        <table:table-row table:style-name="ro2">
          <table:table-cell office:value-type="string">
            <text:p>innercoauthorsid_33d7db34afbdf1d6b5e77ab6e027c292</text:p>
          </table:table-cell>
          <table:table-cell office:value-type="string">
            <text:p>Brambilla Angelo Mauriz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#N/A</text:p>
          </table:table-cell>
          <table:table-cell office:value-type="string">
            <text:p>https://orcid.org/0000-0002-9378-0717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0.8</text:p>
          </table:table-cell>
        </table:table-row>
        <table:table-row table:style-name="ro2">
          <table:table-cell office:value-type="string">
            <text:p>innercoauthorsid_aae57819d24011ac1ba40d41286c16df</text:p>
          </table:table-cell>
          <table:table-cell office:value-type="string">
            <text:p>Brambilla Marco</text:p>
          </table:table-cell>
          <table:table-cell/>
          <table:table-cell office:value-type="string">
            <text:p>innerCoAuthorsId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#N/A</text:p>
          </table:table-cell>
          <table:table-cell office:value-type="string">
            <text:p>https://orcid.org/0000-0002-9378-0717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string">
            <text:p>0.2</text:p>
          </table:table-cell>
        </table:table-row>
        <table:table-row table:style-name="ro2">
          <table:table-cell office:value-type="string">
            <text:p>innercoauthorsid_f068841ce9c272db69be690b1f1b41a3</text:p>
          </table:table-cell>
          <table:table-cell office:value-type="string">
            <text:p>Brambilla Marco Giovanni</text:p>
          </table:table-cell>
          <table:table-cell/>
          <table:table-cell office:value-type="string">
            <text:p>innerCoAuthorsId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prove</text:p>
          </table:table-cell>
          <table:table-cell office:value-type="string">
            <text:p>https://orcid.org/0000-0002-9378-0717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0.16092</text:p>
          </table:table-cell>
        </table:table-row>
        <table:table-row table:style-name="ro2">
          <table:table-cell office:value-type="string">
            <text:p>innercoauthorsid_aa800d93554bd1549167801cce49559d</text:p>
          </table:table-cell>
          <table:table-cell office:value-type="string">
            <text:p>Brandolese Carl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ICAR/16 - Architettura Degli Interni E Allestimento</text:p>
          </table:table-cell>
          <table:table-cell/>
          <table:table-cell office:value-type="string">
            <text:p>https://orcid.org/0000-0002-9378-0717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125">
            <text:p>125</text:p>
          </table:table-cell>
        </table:table-row>
        <table:table-row table:style-name="ro2">
          <table:table-cell office:value-type="string">
            <text:p>innercoauthorsid_88de291e99b4ffc16130a474e557601e</text:p>
          </table:table-cell>
          <table:table-cell office:value-type="string">
            <text:p>Branzi Andre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firenze;recupero</text:p>
          </table:table-cell>
          <table:table-cell office:value-type="string">
            <text:p>https://orcid.org/0000-0002-9378-071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string">
            <text:p>0.066667</text:p>
          </table:table-cell>
        </table:table-row>
        <table:table-row table:style-name="ro2">
          <table:table-cell office:value-type="string">
            <text:p>innercoauthorsid_c80ff6a89998a48866998b7409ac8dab</text:p>
          </table:table-cell>
          <table:table-cell office:value-type="string">
            <text:p>Brenna Luigi Paol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italia;cultura;research;heritage;practice;cult</text:p>
          </table:table-cell>
          <table:table-cell office:value-type="string">
            <text:p>https://orcid.org/0000-0002-9378-0717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string">
            <text:p>0.448718</text:p>
          </table:table-cell>
        </table:table-row>
        <table:table-row table:style-name="ro2">
          <table:table-cell office:value-type="string">
            <text:p>innercoauthorsid_14ae4ac0d758bfcf0c48165505dca038</text:p>
          </table:table-cell>
          <table:table-cell office:value-type="string">
            <text:p>Bresciani Chiar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research;trans</text:p>
          </table:table-cell>
          <table:table-cell office:value-type="string">
            <text:p>https://orcid.org/0000-0002-9378-0717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string">
            <text:p>0.209524</text:p>
          </table:table-cell>
        </table:table-row>
        <table:table-row table:style-name="ro2">
          <table:table-cell office:value-type="string">
            <text:p>innercoauthorsid_ded77ac00ecc75efbe65313168729548</text:p>
          </table:table-cell>
          <table:table-cell office:value-type="string">
            <text:p>Brevi Fausto</text:p>
          </table:table-cell>
          <table:table-cell/>
          <table:table-cell office:value-type="string">
            <text:p>innerCoAuthorsId</text:p>
          </table:table-cell>
          <table:table-cell office:value-type="float" office:value="43">
            <text:p>43</text:p>
          </table:table-cell>
          <table:table-cell office:value-type="string">
            <text:p>Associate Professor</text:p>
          </table:table-cell>
          <table:table-cell office:value-type="string">
            <text:p>Design e Culture</text:p>
          </table:table-cell>
          <table:table-cell office:value-type="string">
            <text:p>Professore associato a tempo pieno</text:p>
          </table:table-cell>
          <table:table-cell office:value-type="string">
            <text:p>ICAR/17 - Disegno</text:p>
          </table:table-cell>
          <table:table-cell office:value-type="string">
            <text:p>ICAR/17 - Disegno</text:p>
          </table:table-cell>
          <table:table-cell office:value-type="string">
            <text:p>modelli;virtuale;elementi;fruizione</text:p>
          </table:table-cell>
          <table:table-cell office:value-type="string">
            <text:p>https://orcid.org/0000-0001-5116-64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string">
            <text:p>0.5</text:p>
          </table:table-cell>
        </table:table-row>
        <table:table-row table:style-name="ro2">
          <table:table-cell office:value-type="string">
            <text:p>innercoauthorsid_32b875d4e4902de77d62d92a92b4cd7a</text:p>
          </table:table-cell>
          <table:table-cell office:value-type="string">
            <text:p>Brilli Agat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7 - Disegno</text:p>
          </table:table-cell>
          <table:table-cell office:value-type="string">
            <text:p>ICAR/17 - Disegno</text:p>
          </table:table-cell>
          <table:table-cell office:value-type="string">
            <text:p>#N/A</text:p>
          </table:table-cell>
          <table:table-cell office:value-type="string">
            <text:p>https://orcid.org/0000-0001-5116-641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4fb84f82e182b620cd5bf684d86c824f</text:p>
          </table:table-cell>
          <table:table-cell office:value-type="string">
            <text:p>Brivio Andre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7 - Disegno</text:p>
          </table:table-cell>
          <table:table-cell office:value-type="string">
            <text:p>ICAR/17 - Disegno</text:p>
          </table:table-cell>
          <table:table-cell office:value-type="string">
            <text:p>#N/A</text:p>
          </table:table-cell>
          <table:table-cell office:value-type="string">
            <text:p>https://orcid.org/0000-0001-5116-6412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string">
            <text:p>0.25</text:p>
          </table:table-cell>
        </table:table-row>
        <table:table-row table:style-name="ro2">
          <table:table-cell office:value-type="string">
            <text:p>innercoauthorsid_cbcaa741adfb802859faa2ea3d6f7f53</text:p>
          </table:table-cell>
          <table:table-cell office:value-type="string">
            <text:p>Bruglieri Maurizio</text:p>
          </table:table-cell>
          <table:table-cell/>
          <table:table-cell office:value-type="string">
            <text:p>innerCoAuthorsId</text:p>
          </table:table-cell>
          <table:table-cell office:value-type="float" office:value="59">
            <text:p>59</text:p>
          </table:table-cell>
          <table:table-cell office:value-type="string">
            <text:p>Associate Professor</text:p>
          </table:table-cell>
          <table:table-cell office:value-type="string">
            <text:p>Design degli Ambienti del Paesaggio e della Mobilit�</text:p>
          </table:table-cell>
          <table:table-cell office:value-type="string">
            <text:p>Professore associato a tempo pieno</text:p>
          </table:table-cell>
          <table:table-cell office:value-type="string">
            <text:p>MAT/09 - Ricerca Operativa</text:p>
          </table:table-cell>
          <table:table-cell office:value-type="string">
            <text:p>MAT/09 - Ricerca Operativa</text:p>
          </table:table-cell>
          <table:table-cell office:value-type="string">
            <text:p>azione;ottimizzazione;rifiuti;apparecchi</text:p>
          </table:table-cell>
          <table:table-cell office:value-type="string">
            <text:p>https://orcid.org/0000-0002-4517-873X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string">
            <text:p>0.212121</text:p>
          </table:table-cell>
        </table:table-row>
        <table:table-row table:style-name="ro2">
          <table:table-cell office:value-type="string">
            <text:p>innercoauthorsid_86c935c88437f597417f6869b1d04cfe</text:p>
          </table:table-cell>
          <table:table-cell office:value-type="string">
            <text:p>Brugnoli Gianluca</text:p>
          </table:table-cell>
          <table:table-cell/>
          <table:table-cell office:value-type="string">
            <text:p>innerCoAuthorsId</text:p>
          </table:table-cell>
          <table:table-cell office:value-type="float" office:value="6">
            <text:p>6</text:p>
          </table:table-cell>
          <table:table-cell office:value-type="string">
            <text:p>Assistant Professor</text:p>
          </table:table-cell>
          <table:table-cell office:value-type="string">
            <text:p>Design e Culture</text:p>
          </table:table-cell>
          <table:table-cell office:value-type="string">
            <text:p>Ricercatore universitario a tempo definit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experience;commerce;mar</text:p>
          </table:table-cell>
          <table:table-cell office:value-type="string">
            <text:p>https://orcid.org/0000-0002-6834-5967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string">
            <text:p>0.056025</text:p>
          </table:table-cell>
        </table:table-row>
        <table:table-row table:style-name="ro2">
          <table:table-cell office:value-type="string">
            <text:p>innercoauthorsid_bfbcfc3883d79945cd6c36c55904b566</text:p>
          </table:table-cell>
          <table:table-cell office:value-type="string">
            <text:p>Bruno Carmen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office:value-type="string">
            <text:p>PhD student</text:p>
          </table:table-cell>
          <table:table-cell office:value-type="string">
            <text:p>No section</text:p>
          </table:table-cell>
          <table:table-cell office:value-type="string">
            <text:p>Ricercatore universitario a tempo definit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6834-5967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0.176471</text:p>
          </table:table-cell>
        </table:table-row>
        <table:table-row table:style-name="ro2">
          <table:table-cell office:value-type="string">
            <text:p>innercoauthorsid_c566b972c87438c41ef552c1d023eb44</text:p>
          </table:table-cell>
          <table:table-cell office:value-type="string">
            <text:p>Bruno Davide Maria</text:p>
          </table:table-cell>
          <table:table-cell/>
          <table:table-cell office:value-type="string">
            <text:p>innerCoAuthorsId</text:p>
          </table:table-cell>
          <table:table-cell office:value-type="float" office:value="61">
            <text:p>61</text:p>
          </table:table-cell>
          <table:table-cell office:value-type="string">
            <text:p>Associate Professor</text:p>
          </table:table-cell>
          <table:table-cell office:value-type="string">
            <text:p>Design di Prodotti Strategie e Servizi</text:p>
          </table:table-cell>
          <table:table-cell office:value-type="string">
            <text:p>Professore associato a tempo definit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1770-9660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string">
            <text:p>0.150198</text:p>
          </table:table-cell>
        </table:table-row>
        <table:table-row table:style-name="ro2">
          <table:table-cell office:value-type="string">
            <text:p>innercoauthorsid_5dc01ad4fcffdf8259f91693222ee6ab</text:p>
          </table:table-cell>
          <table:table-cell office:value-type="string">
            <text:p>Bruschi Andre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definit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1770-966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4720e20b04c4917532e49a8a004c4f0e</text:p>
          </table:table-cell>
          <table:table-cell office:value-type="string">
            <text:p>Bruschi Francesc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definit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1770-966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innercoauthorsid_48a045f16cb0722d4eca2e181580ee45</text:p>
          </table:table-cell>
          <table:table-cell office:value-type="string">
            <text:p>Bruzzese Maria Antonell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definit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spazi;atti;vita;attrattivitaﾠ</text:p>
          </table:table-cell>
          <table:table-cell office:value-type="string">
            <text:p>https://orcid.org/0000-0002-1770-966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0.156322</text:p>
          </table:table-cell>
        </table:table-row>
        <table:table-row table:style-name="ro2">
          <table:table-cell office:value-type="string">
            <text:p>innercoauthorsid_cc15c08f009b52db60803c7adc6bddd8</text:p>
          </table:table-cell>
          <table:table-cell office:value-type="string">
            <text:p>Bucchetti Valeria Luisa</text:p>
          </table:table-cell>
          <table:table-cell/>
          <table:table-cell office:value-type="string">
            <text:p>innerCoAuthorsId</text:p>
          </table:table-cell>
          <table:table-cell office:value-type="float" office:value="100">
            <text:p>100</text:p>
          </table:table-cell>
          <table:table-cell office:value-type="string">
            <text:p>Associate Professor</text:p>
          </table:table-cell>
          <table:table-cell office:value-type="string">
            <text:p>Design e Culture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era</text:p>
          </table:table-cell>
          <table:table-cell office:value-type="string">
            <text:p>https://orcid.org/0000-0002-3538-3625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string">
            <text:p>0.186813</text:p>
          </table:table-cell>
        </table:table-row>
        <table:table-row table:style-name="ro2">
          <table:table-cell office:value-type="string">
            <text:p>innercoauthorsid_78d5dbe40aa14fd68bac1337e28643cd</text:p>
          </table:table-cell>
          <table:table-cell office:value-type="string">
            <text:p>Bucci Federico</text:p>
          </table:table-cell>
          <table:table-cell/>
          <table:table-cell office:value-type="string">
            <text:p>innerCoAuthorsId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costruzioni;senza</text:p>
          </table:table-cell>
          <table:table-cell office:value-type="string">
            <text:p>https://orcid.org/0000-0002-3538-3625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string">
            <text:p>0.709091</text:p>
          </table:table-cell>
        </table:table-row>
        <table:table-row table:style-name="ro2">
          <table:table-cell office:value-type="string">
            <text:p>innercoauthorsid_c11e9a97ed5dda02db92251597945a5f</text:p>
          </table:table-cell>
          <table:table-cell office:value-type="string">
            <text:p>Buffoli Maddalen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3538-3625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innercoauthorsid_f0d2f073709ffb692a5bdf228499a3bd</text:p>
          </table:table-cell>
          <table:table-cell office:value-type="string">
            <text:p>Buganza Tommas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business</text:p>
          </table:table-cell>
          <table:table-cell office:value-type="string">
            <text:p>https://orcid.org/0000-0002-3538-3625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string">
            <text:p>0.089474</text:p>
          </table:table-cell>
        </table:table-row>
        <table:table-row table:style-name="ro2">
          <table:table-cell office:value-type="string">
            <text:p>innercoauthorsid_93881851959adb577907f79220323c6e</text:p>
          </table:table-cell>
          <table:table-cell office:value-type="string">
            <text:p>Bui Mai Trinh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PhD student</text:p>
          </table:table-cell>
          <table:table-cell office:value-type="string">
            <text:p>No section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3538-3625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string">
            <text:p>0.17619</text:p>
          </table:table-cell>
        </table:table-row>
        <table:table-row table:style-name="ro2">
          <table:table-cell office:value-type="string">
            <text:p>innercoauthorsid_7c74bf576b29e95f1361de95ec45a19e</text:p>
          </table:table-cell>
          <table:table-cell office:value-type="string">
            <text:p>Buratti Giorgio</text:p>
          </table:table-cell>
          <table:table-cell/>
          <table:table-cell office:value-type="string">
            <text:p>innerCoAuthorsId</text:p>
          </table:table-cell>
          <table:table-cell office:value-type="float" office:value="40">
            <text:p>40</text:p>
          </table:table-cell>
          <table:table-cell office:value-type="string">
            <text:p>Research Fellow</text:p>
          </table:table-cell>
          <table:table-cell office:value-type="string">
            <text:p>No section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solido</text:p>
          </table:table-cell>
          <table:table-cell office:value-type="string">
            <text:p>https://orcid.org/0000-0002-3538-3625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string">
            <text:p>0.21645</text:p>
          </table:table-cell>
        </table:table-row>
        <table:table-row table:style-name="ro2">
          <table:table-cell office:value-type="string">
            <text:p>innercoauthorsid_8cea2a44f81fad77d995923994fdbd65</text:p>
          </table:table-cell>
          <table:table-cell office:value-type="string">
            <text:p>Cacciamatta Silv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Research Fellow</text:p>
          </table:table-cell>
          <table:table-cell office:value-type="string">
            <text:p>Design e Culture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milan;city;base;data</text:p>
          </table:table-cell>
          <table:table-cell office:value-type="string">
            <text:p>https://orcid.org/0000-0002-3538-3625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0.083333</text:p>
          </table:table-cell>
        </table:table-row>
        <table:table-row table:style-name="ro2">
          <table:table-cell office:value-type="string">
            <text:p>innercoauthorsid_0dfd4e25dce60a5cc218846b9b53bf76</text:p>
          </table:table-cell>
          <table:table-cell office:value-type="string">
            <text:p>Cagliano Raffaell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3538-3625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string">
            <text:p>0.1133</text:p>
          </table:table-cell>
        </table:table-row>
        <table:table-row table:style-name="ro2">
          <table:table-cell office:value-type="string">
            <text:p>innercoauthorsid_c96c8d8305ad82886f020f3d921c5607</text:p>
          </table:table-cell>
          <table:table-cell office:value-type="string">
            <text:p>Calabi Daniela Anna</text:p>
          </table:table-cell>
          <table:table-cell/>
          <table:table-cell office:value-type="string">
            <text:p>innerCoAuthorsId</text:p>
          </table:table-cell>
          <table:table-cell office:value-type="float" office:value="51">
            <text:p>51</text:p>
          </table:table-cell>
          <table:table-cell office:value-type="string">
            <text:p>Associate Professor</text:p>
          </table:table-cell>
          <table:table-cell office:value-type="string">
            <text:p>Design e Culture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studi;metodo;user;real</text:p>
          </table:table-cell>
          <table:table-cell office:value-type="string">
            <text:p>https://orcid.org/0000-0002-1997-269X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7c470aca6e5ade616c64734f05cd689f</text:p>
          </table:table-cell>
          <table:table-cell office:value-type="string">
            <text:p>Calabrese Veronic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1997-269X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0.5</text:p>
          </table:table-cell>
        </table:table-row>
        <table:table-row table:style-name="ro2">
          <table:table-cell office:value-type="string">
            <text:p>innercoauthorsid_a1eb488228f520c8b4ced7d7d74b46ea</text:p>
          </table:table-cell>
          <table:table-cell office:value-type="string">
            <text:p>Calderini Mar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1997-269X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9b8d7ef08516b658aac1ac161a720f98</text:p>
          </table:table-cell>
          <table:table-cell office:value-type="string">
            <text:p>Camere Seren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heritage;project</text:p>
          </table:table-cell>
          <table:table-cell office:value-type="string">
            <text:p>https://orcid.org/0000-0002-1997-269X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933a6c0289b4411c3e00f6a9487dfdfa</text:p>
          </table:table-cell>
          <table:table-cell office:value-type="string">
            <text:p>Camocini Barbara</text:p>
          </table:table-cell>
          <table:table-cell/>
          <table:table-cell office:value-type="string">
            <text:p>innerCoAuthorsId</text:p>
          </table:table-cell>
          <table:table-cell office:value-type="float" office:value="29">
            <text:p>29</text:p>
          </table:table-cell>
          <table:table-cell office:value-type="string">
            <text:p>Assistant Professor</text:p>
          </table:table-cell>
          <table:table-cell office:value-type="string">
            <text:p>Design degli Ambienti del Paesaggio e della Mobilit�</text:p>
          </table:table-cell>
          <table:table-cell office:value-type="string">
            <text:p>Ricercatore legge 240/10 - t.det.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world</text:p>
          </table:table-cell>
          <table:table-cell office:value-type="string">
            <text:p>https://orcid.org/0000-0001-6967-132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15f81e70bb802793c8d63c686edb1c7f</text:p>
          </table:table-cell>
          <table:table-cell office:value-type="string">
            <text:p>Campanardi Gabriele Giuseppe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6967-132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8a1f7a9125acec7bd877f81669a3edb2</text:p>
          </table:table-cell>
          <table:table-cell office:value-type="string">
            <text:p>Campodall'orto Sergi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Research Fellow</text:p>
          </table:table-cell>
          <table:table-cell office:value-type="string">
            <text:p>Design di Prodotti Strategie e Servizi</text:p>
          </table:table-cell>
          <table:table-cell office:value-type="string">
            <text:p>Ricercatore legge 240/10 - t.det.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6967-1329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string">
            <text:p>0.47619</text:p>
          </table:table-cell>
        </table:table-row>
        <table:table-row table:style-name="ro2">
          <table:table-cell office:value-type="string">
            <text:p>innercoauthorsid_d1ae75bb7a7e689436d5f0f40fb4b5d6</text:p>
          </table:table-cell>
          <table:table-cell office:value-type="string">
            <text:p>Camponogara Claud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6967-1329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0.333333</text:p>
          </table:table-cell>
        </table:table-row>
        <table:table-row table:style-name="ro2">
          <table:table-cell office:value-type="string">
            <text:p>innercoauthorsid_dfb5a67e354cfd876c9a025612f32e41</text:p>
          </table:table-cell>
          <table:table-cell office:value-type="string">
            <text:p>Canina Maria Rita</text:p>
          </table:table-cell>
          <table:table-cell/>
          <table:table-cell office:value-type="string">
            <text:p>innerCoAuthorsId</text:p>
          </table:table-cell>
          <table:table-cell office:value-type="float" office:value="94">
            <text:p>94</text:p>
          </table:table-cell>
          <table:table-cell office:value-type="string">
            <text:p>Associate Professor</text:p>
          </table:table-cell>
          <table:table-cell office:value-type="string">
            <text:p>Design degli Ambienti del Paesaggio e della Mobilit�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secondo;passo;eco</text:p>
          </table:table-cell>
          <table:table-cell office:value-type="string">
            <text:p>https://orcid.org/0000-0002-0036-9428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0.666667</text:p>
          </table:table-cell>
        </table:table-row>
        <table:table-row table:style-name="ro2">
          <table:table-cell office:value-type="string">
            <text:p>innercoauthorsid_3624db3ead96321d8b92d74ed79180a9</text:p>
          </table:table-cell>
          <table:table-cell office:value-type="string">
            <text:p>Cantini Lorenzo</text:p>
          </table:table-cell>
          <table:table-cell/>
          <table:table-cell office:value-type="string">
            <text:p>innerCoAuthorsId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0036-9428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string">
            <text:p>0.205128</text:p>
          </table:table-cell>
        </table:table-row>
        <table:table-row table:style-name="ro2">
          <table:table-cell office:value-type="string">
            <text:p>innercoauthorsid_4978c6665e9aaa26a88781cc3f3b9ca6</text:p>
          </table:table-cell>
          <table:table-cell office:value-type="string">
            <text:p>Cantu' Daria</text:p>
          </table:table-cell>
          <table:table-cell/>
          <table:table-cell office:value-type="string">
            <text:p>innerCoAuthorsId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0036-9428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string">
            <text:p>0.409091</text:p>
          </table:table-cell>
        </table:table-row>
        <table:table-row table:style-name="ro2">
          <table:table-cell office:value-type="string">
            <text:p>innercoauthorsid_2589859a86346eec2982b0023c65f889</text:p>
          </table:table-cell>
          <table:table-cell office:value-type="string">
            <text:p>Capolongo Stefan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open;car</text:p>
          </table:table-cell>
          <table:table-cell office:value-type="string">
            <text:p>https://orcid.org/0000-0002-0036-9428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58572cff7332d6093b96e1a7c16b645c</text:p>
          </table:table-cell>
          <table:table-cell office:value-type="string">
            <text:p>Cappellieri Alba</text:p>
          </table:table-cell>
          <table:table-cell/>
          <table:table-cell office:value-type="string">
            <text:p>innerCoAuthorsId</text:p>
          </table:table-cell>
          <table:table-cell office:value-type="float" office:value="102">
            <text:p>102</text:p>
          </table:table-cell>
          <table:table-cell office:value-type="string">
            <text:p>Full Professor</text:p>
          </table:table-cell>
          <table:table-cell office:value-type="string">
            <text:p>Design di Prodotti Strategie e Servizi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/>
          <table:table-cell office:value-type="string">
            <text:p>https://orcid.org/0000-0002-6438-373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a23c5fa2ba2180d11185887c01b7b550</text:p>
          </table:table-cell>
          <table:table-cell office:value-type="string">
            <text:p>Cappellini Aless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poli</text:p>
          </table:table-cell>
          <table:table-cell office:value-type="string">
            <text:p>https://orcid.org/0000-0002-6438-373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0.285714</text:p>
          </table:table-cell>
        </table:table-row>
        <table:table-row table:style-name="ro2">
          <table:table-cell office:value-type="string">
            <text:p>innercoauthorsid_8b59848355a3b80ed6e8a5264a72f58b</text:p>
          </table:table-cell>
          <table:table-cell office:value-type="string">
            <text:p>Cappiello Cinz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6438-373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72c38c562121c8a12f00b12956d613d3</text:p>
          </table:table-cell>
          <table:table-cell office:value-type="string">
            <text:p>Caprile Elena</text:p>
          </table:table-cell>
          <table:table-cell/>
          <table:table-cell office:value-type="string">
            <text:p>innerCoAuthorsId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comunicazione;trasporti;formazione;informazione;azione;rischio;comuni;sito</text:p>
          </table:table-cell>
          <table:table-cell office:value-type="string">
            <text:p>https://orcid.org/0000-0002-6438-3739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string">
            <text:p>0.319048</text:p>
          </table:table-cell>
        </table:table-row>
        <table:table-row table:style-name="ro2">
          <table:table-cell office:value-type="string">
            <text:p>innercoauthorsid_88cd16f95d40979d514af19ee63085f1</text:p>
          </table:table-cell>
          <table:table-cell office:value-type="string">
            <text:p>Capurro Rita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cultura;milan;museo;technologies;museums;cult;tech</text:p>
          </table:table-cell>
          <table:table-cell office:value-type="string">
            <text:p>https://orcid.org/0000-0002-6438-3739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5205b659e7a75691b53d473910837189</text:p>
          </table:table-cell>
          <table:table-cell office:value-type="string">
            <text:p>Caramagno Marin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6438-373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5247ff6eeb2e30a144f8ba81a084f074</text:p>
          </table:table-cell>
          <table:table-cell office:value-type="string">
            <text:p>Caramel Claudia</text:p>
          </table:table-cell>
          <table:table-cell/>
          <table:table-cell office:value-type="string">
            <text:p>innerCoAuthorsId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heritage;human;humanities;mani</text:p>
          </table:table-cell>
          <table:table-cell office:value-type="string">
            <text:p>https://orcid.org/0000-0002-6438-3739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innercoauthorsid_e2109ed7dfb8f13e338f0d219ec46b2e</text:p>
          </table:table-cell>
          <table:table-cell office:value-type="string">
            <text:p>Caratti Elena</text:p>
          </table:table-cell>
          <table:table-cell/>
          <table:table-cell office:value-type="string">
            <text:p>innerCoAuthorsId</text:p>
          </table:table-cell>
          <table:table-cell office:value-type="float" office:value="37">
            <text:p>37</text:p>
          </table:table-cell>
          <table:table-cell office:value-type="string">
            <text:p>Associate Professor</text:p>
          </table:table-cell>
          <table:table-cell office:value-type="string">
            <text:p>Design e Culture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dati</text:p>
          </table:table-cell>
          <table:table-cell office:value-type="string">
            <text:p>https://orcid.org/0000-0001-5119-454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8e9f44158cffe86361925e117b952fee</text:p>
          </table:table-cell>
          <table:table-cell office:value-type="string">
            <text:p>Carbonara Gianni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5119-454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f48cb243d7bee759967b116ca57ea297</text:p>
          </table:table-cell>
          <table:table-cell office:value-type="string">
            <text:p>Cardani Cesare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5119-4544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751f2f52331fca84ee02ce8feffb04e4</text:p>
          </table:table-cell>
          <table:table-cell office:value-type="string">
            <text:p>Cardani Giuliana</text:p>
          </table:table-cell>
          <table:table-cell/>
          <table:table-cell office:value-type="string">
            <text:p>innerCoAuthorsId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/>
          <table:table-cell office:value-type="string">
            <text:p>https://orcid.org/0000-0001-5119-4544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string">
            <text:p>0.4</text:p>
          </table:table-cell>
        </table:table-row>
        <table:table-row table:style-name="ro2">
          <table:table-cell office:value-type="string">
            <text:p>innercoauthorsid_5974e482bec244f3e821d6536c212b35</text:p>
          </table:table-cell>
          <table:table-cell office:value-type="string">
            <text:p>Carelli Alessandr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5119-454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257256b0fc3b3b9c6869dd73b3a2b033</text:p>
          </table:table-cell>
          <table:table-cell office:value-type="string">
            <text:p>Carosi Alessandr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5119-4544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fa2d4687cf919eef2664eebd22ec93f8</text:p>
          </table:table-cell>
          <table:table-cell office:value-type="string">
            <text:p>Carrera Mart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Research Fellow</text:p>
          </table:table-cell>
          <table:table-cell office:value-type="string">
            <text:p>Design e Culture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service;trans</text:p>
          </table:table-cell>
          <table:table-cell office:value-type="string">
            <text:p>https://orcid.org/0000-0001-5119-454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0.666667</text:p>
          </table:table-cell>
        </table:table-row>
        <table:table-row table:style-name="ro2">
          <table:table-cell office:value-type="string">
            <text:p>innercoauthorsid_d3804b2d2abcc098842faeaa09bdb038</text:p>
          </table:table-cell>
          <table:table-cell office:value-type="string">
            <text:p>Carulli Marina</text:p>
          </table:table-cell>
          <table:table-cell/>
          <table:table-cell office:value-type="string">
            <text:p>innerCoAuthorsId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base</text:p>
          </table:table-cell>
          <table:table-cell office:value-type="string">
            <text:p>https://orcid.org/0000-0001-5119-454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fe8792391a343afb74963ccbc391e57b</text:p>
          </table:table-cell>
          <table:table-cell office:value-type="string">
            <text:p>Casagrandi Renat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5119-454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0.6</text:p>
          </table:table-cell>
        </table:table-row>
        <table:table-row table:style-name="ro2">
          <table:table-cell office:value-type="string">
            <text:p>innercoauthorsid_d5c51b81823e24d1495e662b14d59639</text:p>
          </table:table-cell>
          <table:table-cell office:value-type="string">
            <text:p>Casalegno Federic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5119-454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8c6ec422bdc4aaf29e33f1809df31637</text:p>
          </table:table-cell>
          <table:table-cell office:value-type="string">
            <text:p>Casciani Daria</text:p>
          </table:table-cell>
          <table:table-cell/>
          <table:table-cell office:value-type="string">
            <text:p>innerCoAuthorsId</text:p>
          </table:table-cell>
          <table:table-cell office:value-type="float" office:value="40">
            <text:p>40</text:p>
          </table:table-cell>
          <table:table-cell office:value-type="string">
            <text:p>Research Fellow</text:p>
          </table:table-cell>
          <table:table-cell office:value-type="string">
            <text:p>Design degli Ambienti del Paesaggio e della Mobilit�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concorso;lighting;vinci;experience;light;corso;symposium;mar</text:p>
          </table:table-cell>
          <table:table-cell office:value-type="string">
            <text:p>https://orcid.org/0000-0001-5119-454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ec7daeeaacd1facb9a4be6f7b2dd10e8</text:p>
          </table:table-cell>
          <table:table-cell office:value-type="string">
            <text:p>Casoni Giorgi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progetti;marketing;mantovano;mar</text:p>
          </table:table-cell>
          <table:table-cell office:value-type="string">
            <text:p>https://orcid.org/0000-0001-5119-454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0.333333</text:p>
          </table:table-cell>
        </table:table-row>
        <table:table-row table:style-name="ro2">
          <table:table-cell office:value-type="string">
            <text:p>innercoauthorsid_6ff0e63e09cd2d0a82bcf8d9215d4d5d</text:p>
          </table:table-cell>
          <table:table-cell office:value-type="string">
            <text:p>Cassottana Beatrice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5119-4544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0903616e3f624cf9e743d62b7b39e5a7</text:p>
          </table:table-cell>
          <table:table-cell office:value-type="string">
            <text:p>Castelletti Andrea Francesc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5119-454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0.533333</text:p>
          </table:table-cell>
        </table:table-row>
        <table:table-row table:style-name="ro2">
          <table:table-cell office:value-type="string">
            <text:p>innercoauthorsid_a78b60e789964254e3e564f2429ecb51</text:p>
          </table:table-cell>
          <table:table-cell office:value-type="string">
            <text:p>Castelli Antonella</text:p>
          </table:table-cell>
          <table:table-cell/>
          <table:table-cell office:value-type="string">
            <text:p>innerCoAuthorsId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5119-454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0.8</text:p>
          </table:table-cell>
        </table:table-row>
        <table:table-row table:style-name="ro2">
          <table:table-cell office:value-type="string">
            <text:p>innercoauthorsid_5acf2f3489b9ffb26f8ba54531cbead0</text:p>
          </table:table-cell>
          <table:table-cell office:value-type="string">
            <text:p>Cattaneo Fabian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5119-4544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string">
            <text:p>0.6</text:p>
          </table:table-cell>
        </table:table-row>
        <table:table-row table:style-name="ro2">
          <table:table-cell office:value-type="string">
            <text:p>innercoauthorsid_e52eeacdcd71ff73b7555c1d1652857e</text:p>
          </table:table-cell>
          <table:table-cell office:value-type="string">
            <text:p>Cattaneo Laur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5119-454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e7820a256eedfa10a959c1c7242da4ce</text:p>
          </table:table-cell>
          <table:table-cell office:value-type="string">
            <text:p>Cautela Cabirio</text:p>
          </table:table-cell>
          <table:table-cell/>
          <table:table-cell office:value-type="string">
            <text:p>innerCoAuthorsId</text:p>
          </table:table-cell>
          <table:table-cell office:value-type="float" office:value="45">
            <text:p>45</text:p>
          </table:table-cell>
          <table:table-cell office:value-type="string">
            <text:p>Associate Professor</text:p>
          </table:table-cell>
          <table:table-cell office:value-type="string">
            <text:p>Design di Prodotti Strategie e Servizi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mar</text:p>
          </table:table-cell>
          <table:table-cell office:value-type="string">
            <text:p>https://orcid.org/0000-0002-5171-2935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0.666667</text:p>
          </table:table-cell>
        </table:table-row>
        <table:table-row table:style-name="ro2">
          <table:table-cell office:value-type="string">
            <text:p>innercoauthorsid_98164a4fef01d8ed997f4194fbd93a4b</text:p>
          </table:table-cell>
          <table:table-cell office:value-type="string">
            <text:p>Cavalleri Ann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5171-2935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0.761905</text:p>
          </table:table-cell>
        </table:table-row>
        <table:table-row table:style-name="ro2">
          <table:table-cell office:value-type="string">
            <text:p>innercoauthorsid_04203c1bd8ff9bea352551dcf29c8296</text:p>
          </table:table-cell>
          <table:table-cell office:value-type="string">
            <text:p>Caviglia Giorgio</text:p>
          </table:table-cell>
          <table:table-cell/>
          <table:table-cell office:value-type="string">
            <text:p>innerCoAuthorsId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5171-293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0.333333</text:p>
          </table:table-cell>
        </table:table-row>
        <table:table-row table:style-name="ro2">
          <table:table-cell office:value-type="string">
            <text:p>innercoauthorsid_7d359d049a47f4bc1405cc7dc43ad2f7</text:p>
          </table:table-cell>
          <table:table-cell office:value-type="string">
            <text:p>Ceccarelli Nicolo'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5171-293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0.6</text:p>
          </table:table-cell>
        </table:table-row>
        <table:table-row table:style-name="ro2">
          <table:table-cell office:value-type="string">
            <text:p>innercoauthorsid_cd316309c20768f65ddde6d1ec406526</text:p>
          </table:table-cell>
          <table:table-cell office:value-type="string">
            <text:p>Ceconello Mauro Attilio</text:p>
          </table:table-cell>
          <table:table-cell/>
          <table:table-cell office:value-type="string">
            <text:p>innerCoAuthorsId</text:p>
          </table:table-cell>
          <table:table-cell office:value-type="float" office:value="60">
            <text:p>60</text:p>
          </table:table-cell>
          <table:table-cell office:value-type="string">
            <text:p>Associate Professor</text:p>
          </table:table-cell>
          <table:table-cell office:value-type="string">
            <text:p>Design degli Ambienti del Paesaggio e della Mobilit�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digitale;nuove;grafici;rappresentazione;azione;multi</text:p>
          </table:table-cell>
          <table:table-cell office:value-type="string">
            <text:p>https://orcid.org/0000-0002-4217-591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7cf89a77c30491693d3b0126905dd99e</text:p>
          </table:table-cell>
          <table:table-cell office:value-type="string">
            <text:p>Celaschi Flaviano</text:p>
          </table:table-cell>
          <table:table-cell/>
          <table:table-cell office:value-type="string">
            <text:p>innerCoAuthorsId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/>
          <table:table-cell office:value-type="string">
            <text:p>https://orcid.org/0000-0002-4217-5912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innercoauthorsid_27162e03553ea3edd4021acb161a69cc</text:p>
          </table:table-cell>
          <table:table-cell office:value-type="string">
            <text:p>Celi Manuela</text:p>
          </table:table-cell>
          <table:table-cell/>
          <table:table-cell office:value-type="string">
            <text:p>innerCoAuthorsId</text:p>
          </table:table-cell>
          <table:table-cell office:value-type="float" office:value="43">
            <text:p>43</text:p>
          </table:table-cell>
          <table:table-cell office:value-type="string">
            <text:p>Associate Professor</text:p>
          </table:table-cell>
          <table:table-cell office:value-type="string">
            <text:p>Design e Culture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era;processe;business;deliverable;project</text:p>
          </table:table-cell>
          <table:table-cell office:value-type="string">
            <text:p>https://orcid.org/0000-0001-9786-113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f0b0a056528f1020ea9c517d30657e57</text:p>
          </table:table-cell>
          <table:table-cell office:value-type="string">
            <text:p>Ceppi Giulio</text:p>
          </table:table-cell>
          <table:table-cell/>
          <table:table-cell office:value-type="string">
            <text:p>innerCoAuthorsId</text:p>
          </table:table-cell>
          <table:table-cell office:value-type="float" office:value="72">
            <text:p>72</text:p>
          </table:table-cell>
          <table:table-cell office:value-type="string">
            <text:p>Assistant Professor</text:p>
          </table:table-cell>
          <table:table-cell office:value-type="string">
            <text:p>Design degli Ambienti del Paesaggio e della Mobilit�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giorgio;lecco</text:p>
          </table:table-cell>
          <table:table-cell office:value-type="string">
            <text:p>https://orcid.org/0000-0002-8128-0803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string">
            <text:p>0.263736</text:p>
          </table:table-cell>
        </table:table-row>
        <table:table-row table:style-name="ro2">
          <table:table-cell office:value-type="string">
            <text:p>innercoauthorsid_edbed4982c5e9549320809a32ba8fc70</text:p>
          </table:table-cell>
          <table:table-cell office:value-type="string">
            <text:p>Ceri Stefano</text:p>
          </table:table-cell>
          <table:table-cell/>
          <table:table-cell office:value-type="string">
            <text:p>innerCoAuthorsId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8128-0803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string">
            <text:p>0.5</text:p>
          </table:table-cell>
        </table:table-row>
        <table:table-row table:style-name="ro2">
          <table:table-cell office:value-type="string">
            <text:p>innercoauthorsid_9a0ac1ed3c95d851a3a035dee2aaf080</text:p>
          </table:table-cell>
          <table:table-cell office:value-type="string">
            <text:p>Cernuschi Stefan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8128-080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6eb53bd5ed3a2f3f47f685c9de9f8967</text:p>
          </table:table-cell>
          <table:table-cell office:value-type="string">
            <text:p>Cerutti Serg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8128-0803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innercoauthorsid_a43d7a5d5ea02f2d944bed46e7b62179</text:p>
          </table:table-cell>
          <table:table-cell office:value-type="string">
            <text:p>Cerveri Pietr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8128-0803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string">
            <text:p>0.632035</text:p>
          </table:table-cell>
        </table:table-row>
        <table:table-row table:style-name="ro2">
          <table:table-cell office:value-type="string">
            <text:p>innercoauthorsid_1fa588c5268384d3dc5dd55a9d4739b7</text:p>
          </table:table-cell>
          <table:table-cell office:value-type="string">
            <text:p>Cervetta Gabriele</text:p>
          </table:table-cell>
          <table:table-cell/>
          <table:table-cell office:value-type="string">
            <text:p>innerCoAuthorsId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moda;interni;rapporto;ambito;porto</text:p>
          </table:table-cell>
          <table:table-cell office:value-type="string">
            <text:p>https://orcid.org/0000-0002-8128-080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3c6c7b9111960a4a4df63575550143aa</text:p>
          </table:table-cell>
          <table:table-cell office:value-type="string">
            <text:p>Ceschin Fabrizio</text:p>
          </table:table-cell>
          <table:table-cell/>
          <table:table-cell office:value-type="string">
            <text:p>innerCoAuthorsId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8128-0803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innercoauthorsid_07b017fa29aca88893d68c021057557b</text:p>
          </table:table-cell>
          <table:table-cell office:value-type="string">
            <text:p>Cester Claud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illuminazione;azione;opere;ezio</text:p>
          </table:table-cell>
          <table:table-cell office:value-type="string">
            <text:p>https://orcid.org/0000-0002-8128-080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249858f27a3c462c7b0ba63a41941abb</text:p>
          </table:table-cell>
          <table:table-cell office:value-type="string">
            <text:p>Chakraborty Shujoy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8128-080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0.666667</text:p>
          </table:table-cell>
        </table:table-row>
        <table:table-row table:style-name="ro2">
          <table:table-cell office:value-type="string">
            <text:p>innercoauthorsid_b5ed38b6e4e667d3f29a650b0fde0df0</text:p>
          </table:table-cell>
          <table:table-cell office:value-type="string">
            <text:p>Chaves Liliane Iten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research;led;sustainability</text:p>
          </table:table-cell>
          <table:table-cell office:value-type="string">
            <text:p>https://orcid.org/0000-0002-8128-080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ed57c4f16f28da3b8d7df3f78c8059be</text:p>
          </table:table-cell>
          <table:table-cell office:value-type="string">
            <text:p>Che Me Rosalam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8128-080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4feab3f0ff186029780086ab14afb738</text:p>
          </table:table-cell>
          <table:table-cell office:value-type="string">
            <text:p>Chesi Claud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8128-080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faa39555bf4df20e8774c09a164b08fe</text:p>
          </table:table-cell>
          <table:table-cell office:value-type="string">
            <text:p>Chiapponi Medard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research;car</text:p>
          </table:table-cell>
          <table:table-cell office:value-type="string">
            <text:p>https://orcid.org/0000-0002-8128-0803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cf74c1f4f06b2affb415b95839ccfb74</text:p>
          </table:table-cell>
          <table:table-cell office:value-type="string">
            <text:p>Chiara Luigi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8128-0803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54c3db4f251db7428dd407b67ad77db4</text:p>
          </table:table-cell>
          <table:table-cell office:value-type="string">
            <text:p>Chiarenza Gregor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8128-080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d0c1eb09bf1bb4b18299a011af89b7c4</text:p>
          </table:table-cell>
          <table:table-cell office:value-type="string">
            <text:p>Chiesa Sar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8128-0803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2df3266788dbedcae31c1d7620cb6d15</text:p>
          </table:table-cell>
          <table:table-cell office:value-type="string">
            <text:p>Chiodo Elisa</text:p>
          </table:table-cell>
          <table:table-cell/>
          <table:table-cell office:value-type="string">
            <text:p>innerCoAuthorsId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8128-0803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81142fd3765e06833c7fd30fbeb9dbf9</text:p>
          </table:table-cell>
          <table:table-cell office:value-type="string">
            <text:p>Chiodo Simon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interni</text:p>
          </table:table-cell>
          <table:table-cell office:value-type="string">
            <text:p>https://orcid.org/0000-0002-8128-080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48ac05dc91ac2b3b7fc1b57279c24b9e</text:p>
          </table:table-cell>
          <table:table-cell office:value-type="string">
            <text:p>Chizzoniti Domenico Giusepp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8128-080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782e4070e11cffa8483a4ce861256aad</text:p>
          </table:table-cell>
          <table:table-cell office:value-type="string">
            <text:p>Ciaga' Graziella Leyla</text:p>
          </table:table-cell>
          <table:table-cell/>
          <table:table-cell office:value-type="string">
            <text:p>innerCoAuthorsId</text:p>
          </table:table-cell>
          <table:table-cell office:value-type="float" office:value="60">
            <text:p>60</text:p>
          </table:table-cell>
          <table:table-cell office:value-type="string">
            <text:p>Assistant Professor</text:p>
          </table:table-cell>
          <table:table-cell office:value-type="string">
            <text:p>Design e Culture</text:p>
          </table:table-cell>
          <table:table-cell office:value-type="string">
            <text:p>Ricercatore universitario a tempo pieno</text:p>
          </table:table-cell>
          <table:table-cell office:value-type="string">
            <text:p>ICAR/18 - Storia Dell'Architettura</text:p>
          </table:table-cell>
          <table:table-cell office:value-type="string">
            <text:p>ICAR/18 - Storia Dell'Architettura</text:p>
          </table:table-cell>
          <table:table-cell office:value-type="string">
            <text:p>paesaggi;saggi;luigi</text:p>
          </table:table-cell>
          <table:table-cell office:value-type="string">
            <text:p>https://orcid.org/0000-0001-5484-995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e15e986e9b9b1625b297bb9ee5cea810</text:p>
          </table:table-cell>
          <table:table-cell office:value-type="string">
            <text:p>Ciancia Mariana</text:p>
          </table:table-cell>
          <table:table-cell/>
          <table:table-cell office:value-type="string">
            <text:p>innerCoAuthorsId</text:p>
          </table:table-cell>
          <table:table-cell office:value-type="float" office:value="23">
            <text:p>23</text:p>
          </table:table-cell>
          <table:table-cell office:value-type="string">
            <text:p>Assistant Professor</text:p>
          </table:table-cell>
          <table:table-cell office:value-type="string">
            <text:p>Design di Prodotti Strategie e Servizi</text:p>
          </table:table-cell>
          <table:table-cell office:value-type="string">
            <text:p>Ricercatore legge 240/10 - t.det. a tempo definit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arti;practice;trans</text:p>
          </table:table-cell>
          <table:table-cell office:value-type="string">
            <text:p>https://orcid.org/0000-0001-8509-3776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ab55064a27a4b871a5bada9e18b37860</text:p>
          </table:table-cell>
          <table:table-cell office:value-type="string">
            <text:p>Ciarrocchi Mart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definit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8509-377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e31ebaa6f74a9a88fbd9f1ea77117761</text:p>
          </table:table-cell>
          <table:table-cell office:value-type="string">
            <text:p>Ciastellardi Matteo</text:p>
          </table:table-cell>
          <table:table-cell/>
          <table:table-cell office:value-type="string">
            <text:p>innerCoAuthorsId</text:p>
          </table:table-cell>
          <table:table-cell office:value-type="float" office:value="30">
            <text:p>30</text:p>
          </table:table-cell>
          <table:table-cell office:value-type="string">
            <text:p>Research Fellow</text:p>
          </table:table-cell>
          <table:table-cell office:value-type="string">
            <text:p>Design e Culture</text:p>
          </table:table-cell>
          <table:table-cell office:value-type="string">
            <text:p>Ricercatore legge 240/10 - t.det. a tempo definit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processe;led;knowledge</text:p>
          </table:table-cell>
          <table:table-cell office:value-type="string">
            <text:p>https://orcid.org/0000-0001-8509-3776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8f06868891566a44311079edfa4375bd</text:p>
          </table:table-cell>
          <table:table-cell office:value-type="string">
            <text:p>Ciccarelli Diego</text:p>
          </table:table-cell>
          <table:table-cell/>
          <table:table-cell office:value-type="string">
            <text:p>innerCoAuthorsId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definit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milan;mobili;service;management;system</text:p>
          </table:table-cell>
          <table:table-cell office:value-type="string">
            <text:p>https://orcid.org/0000-0001-8509-37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72f3e43f0129050d8a2a3a45235beb37</text:p>
          </table:table-cell>
          <table:table-cell office:value-type="string">
            <text:p>Cigada Alberto</text:p>
          </table:table-cell>
          <table:table-cell/>
          <table:table-cell office:value-type="string">
            <text:p>innerCoAuthorsId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definit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8509-3776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2b4a5e56cb997bf38618c0db1ed3b30b</text:p>
          </table:table-cell>
          <table:table-cell office:value-type="string">
            <text:p>Ciminieri Daniele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definit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8509-3776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string">
            <text:p>0.690909</text:p>
          </table:table-cell>
        </table:table-row>
        <table:table-row table:style-name="ro2">
          <table:table-cell office:value-type="string">
            <text:p>innercoauthorsid_e5b7b258fc2b8ab2b62375fb5940763e</text:p>
          </table:table-cell>
          <table:table-cell office:value-type="string">
            <text:p>Cipolla Carla</text:p>
          </table:table-cell>
          <table:table-cell/>
          <table:table-cell office:value-type="string">
            <text:p>innerCoAuthorsId</text:p>
          </table:table-cell>
          <table:table-cell office:value-type="float" office:value="6">
            <text:p>6</text:p>
          </table:table-cell>
          <table:table-cell office:value-type="string">
            <text:p>visiting professor</text:p>
          </table:table-cell>
          <table:table-cell office:value-type="string">
            <text:p>No section</text:p>
          </table:table-cell>
          <table:table-cell office:value-type="string">
            <text:p>Ricercatore legge 240/10 - t.det. a tempo definit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vie</text:p>
          </table:table-cell>
          <table:table-cell office:value-type="string">
            <text:p>https://orcid.org/0000-0001-8509-377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327938a404beee8c10cacc6c6f760c11</text:p>
          </table:table-cell>
          <table:table-cell office:value-type="string">
            <text:p>Ciravegna Erik</text:p>
          </table:table-cell>
          <table:table-cell/>
          <table:table-cell office:value-type="string">
            <text:p>innerCoAuthorsId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definit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innovazione;riflessioni;packaging;azione</text:p>
          </table:table-cell>
          <table:table-cell office:value-type="string">
            <text:p>https://orcid.org/0000-0001-8509-377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0.472222</text:p>
          </table:table-cell>
        </table:table-row>
        <table:table-row table:style-name="ro2">
          <table:table-cell office:value-type="string">
            <text:p>innercoauthorsid_528d728a748614a064a3e50e9560fd1d</text:p>
          </table:table-cell>
          <table:table-cell office:value-type="string">
            <text:p>Ciuccarelli Paolo</text:p>
          </table:table-cell>
          <table:table-cell/>
          <table:table-cell office:value-type="string">
            <text:p>innerCoAuthorsId</text:p>
          </table:table-cell>
          <table:table-cell office:value-type="float" office:value="74">
            <text:p>74</text:p>
          </table:table-cell>
          <table:table-cell office:value-type="string">
            <text:p>Associate Professor</text:p>
          </table:table-cell>
          <table:table-cell office:value-type="string">
            <text:p>Design e Culture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milan;politecnico;led;knowledge;center;network;poli</text:p>
          </table:table-cell>
          <table:table-cell office:value-type="string">
            <text:p>https://orcid.org/0000-0001-5831-5660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string">
            <text:p>0.390476</text:p>
          </table:table-cell>
        </table:table-row>
        <table:table-row table:style-name="ro2">
          <table:table-cell office:value-type="string">
            <text:p>innercoauthorsid_a67a9ba90a389b868ef2831c9f30dd72</text:p>
          </table:table-cell>
          <table:table-cell office:value-type="string">
            <text:p>Cobanli Onur Müstak</text:p>
          </table:table-cell>
          <table:table-cell/>
          <table:table-cell office:value-type="string">
            <text:p>innerCoAuthorsId</text:p>
          </table:table-cell>
          <table:table-cell office:value-type="float" office:value="6">
            <text:p>6</text:p>
          </table:table-cell>
          <table:table-cell office:value-type="string">
            <text:p>Research Fellow</text:p>
          </table:table-cell>
          <table:table-cell office:value-type="string">
            <text:p>Design e Culture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5831-566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string">
            <text:p>0.680952</text:p>
          </table:table-cell>
        </table:table-row>
        <table:table-row table:style-name="ro2">
          <table:table-cell office:value-type="string">
            <text:p>innercoauthorsid_2c68b4f1ebb6e163e9e3fb02f62b1e55</text:p>
          </table:table-cell>
          <table:table-cell office:value-type="string">
            <text:p>Cocchiarella Luigi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5831-566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0.666667</text:p>
          </table:table-cell>
        </table:table-row>
        <table:table-row table:style-name="ro2">
          <table:table-cell office:value-type="string">
            <text:p>innercoauthorsid_b60e85fda69aa37a07b3f09d35f91a95</text:p>
          </table:table-cell>
          <table:table-cell office:value-type="string">
            <text:p>Coccioni Maria Elisabetta</text:p>
          </table:table-cell>
          <table:table-cell/>
          <table:table-cell office:value-type="string">
            <text:p>innerCoAuthorsId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5831-5660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0.333333</text:p>
          </table:table-cell>
        </table:table-row>
        <table:table-row table:style-name="ro2">
          <table:table-cell office:value-type="string">
            <text:p>innercoauthorsid_c915a72b02079f7b8905dc776f1e36ec</text:p>
          </table:table-cell>
          <table:table-cell office:value-type="string">
            <text:p>Cogliati Naik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5831-5660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string">
            <text:p>0.57619</text:p>
          </table:table-cell>
        </table:table-row>
        <table:table-row table:style-name="ro2">
          <table:table-cell office:value-type="string">
            <text:p>innercoauthorsid_d06c7edebd8a334c40a0f17979ac0341</text:p>
          </table:table-cell>
          <table:table-cell office:value-type="string">
            <text:p>Collina Luisa Maria Virginia</text:p>
          </table:table-cell>
          <table:table-cell/>
          <table:table-cell office:value-type="string">
            <text:p>innerCoAuthorsId</text:p>
          </table:table-cell>
          <table:table-cell office:value-type="float" office:value="105">
            <text:p>105</text:p>
          </table:table-cell>
          <table:table-cell office:value-type="string">
            <text:p>Full Professor</text:p>
          </table:table-cell>
          <table:table-cell office:value-type="string">
            <text:p>Design degli Ambienti del Paesaggio e della Mobilit�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agricoltura;cluster</text:p>
          </table:table-cell>
          <table:table-cell office:value-type="string">
            <text:p>https://orcid.org/0000-0003-0060-142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6f9b8d917159980875319f12791cce09</text:p>
          </table:table-cell>
          <table:table-cell office:value-type="string">
            <text:p>Colombi Chiara</text:p>
          </table:table-cell>
          <table:table-cell/>
          <table:table-cell office:value-type="string">
            <text:p>innerCoAuthorsId</text:p>
          </table:table-cell>
          <table:table-cell office:value-type="float" office:value="74">
            <text:p>74</text:p>
          </table:table-cell>
          <table:table-cell office:value-type="string">
            <text:p>Associate Professor</text:p>
          </table:table-cell>
          <table:table-cell office:value-type="string">
            <text:p>Design e Culture</text:p>
          </table:table-cell>
          <table:table-cell office:value-type="string">
            <text:p>Professore associato a tempo definit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moda;project</text:p>
          </table:table-cell>
          <table:table-cell office:value-type="string">
            <text:p>https://orcid.org/0000-0001-5791-274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0.908333</text:p>
          </table:table-cell>
        </table:table-row>
        <table:table-row table:style-name="ro2">
          <table:table-cell office:value-type="string">
            <text:p>innercoauthorsid_0f2cbde28afd41e390fe332b41d28042</text:p>
          </table:table-cell>
          <table:table-cell office:value-type="string">
            <text:p>Colombo Alessandr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definit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5791-274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2d7afa056744aa8c05f53e6f6319958d</text:p>
          </table:table-cell>
          <table:table-cell office:value-type="string">
            <text:p>Colombo Andre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definit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5791-2746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73c02f812c19084a0fb4eeb3e5f928d5</text:p>
          </table:table-cell>
          <table:table-cell office:value-type="string">
            <text:p>Colombo Barbar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definit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5791-2746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e77d3b2297ca720e9cc2d885cac0be4b</text:p>
          </table:table-cell>
          <table:table-cell office:value-type="string">
            <text:p>Colombo Gabriele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office:value-type="string">
            <text:p>Research Fellow</text:p>
          </table:table-cell>
          <table:table-cell office:value-type="string">
            <text:p>Design e Culture</text:p>
          </table:table-cell>
          <table:table-cell office:value-type="string">
            <text:p>Professore associato a tempo definit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5791-274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bb1371196c3cd0387de217b9a178a715</text:p>
          </table:table-cell>
          <table:table-cell office:value-type="string">
            <text:p>Colombo Giorg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definit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5791-274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b5e1c4ebcc716bf4c942ea3396152393</text:p>
          </table:table-cell>
          <table:table-cell office:value-type="string">
            <text:p>Colombo Sara</text:p>
          </table:table-cell>
          <table:table-cell/>
          <table:table-cell office:value-type="string">
            <text:p>innerCoAuthorsId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definit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user;products;between</text:p>
          </table:table-cell>
          <table:table-cell office:value-type="string">
            <text:p>https://orcid.org/0000-0001-5791-274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ceff36feb55e48e16b9a6c8a49e0a7f0</text:p>
          </table:table-cell>
          <table:table-cell office:value-type="string">
            <text:p>Colombo Sar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definit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user;products;between</text:p>
          </table:table-cell>
          <table:table-cell office:value-type="string">
            <text:p>https://orcid.org/0000-0001-5791-274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9e04c102fd261ddd0e991f520731c052</text:p>
          </table:table-cell>
          <table:table-cell office:value-type="string">
            <text:p>Colorni Vitale Alberto</text:p>
          </table:table-cell>
          <table:table-cell/>
          <table:table-cell office:value-type="string">
            <text:p>innerCoAuthorsId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>Design degli Ambienti del Paesaggio e della Mobilit�</text:p>
          </table:table-cell>
          <table:table-cell office:value-type="string">
            <text:p>Professore associato a tempo definit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learning;oma</text:p>
          </table:table-cell>
          <table:table-cell office:value-type="string">
            <text:p>https://orcid.org/0000-0001-5791-274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9d598a908ada7eb66f63e254d08ff447</text:p>
          </table:table-cell>
          <table:table-cell office:value-type="string">
            <text:p>Comai Sar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definit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city;vie;review</text:p>
          </table:table-cell>
          <table:table-cell office:value-type="string">
            <text:p>https://orcid.org/0000-0001-5791-274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be3c38727494ad1025dfee01778116f0</text:p>
          </table:table-cell>
          <table:table-cell office:value-type="string">
            <text:p>Concilio Grazia</text:p>
          </table:table-cell>
          <table:table-cell/>
          <table:table-cell office:value-type="string">
            <text:p>innerCoAuthorsId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definit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era;deliverable;euro;mar</text:p>
          </table:table-cell>
          <table:table-cell office:value-type="string">
            <text:p>https://orcid.org/0000-0001-5791-2746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0.666667</text:p>
          </table:table-cell>
        </table:table-row>
        <table:table-row table:style-name="ro2">
          <table:table-cell office:value-type="string">
            <text:p>innercoauthorsid_9bafc6e34a9f0b1c4a174cab85fc6391</text:p>
          </table:table-cell>
          <table:table-cell office:value-type="string">
            <text:p>Condoleo Paola</text:p>
          </table:table-cell>
          <table:table-cell/>
          <table:table-cell office:value-type="string">
            <text:p>innerCoAuthorsId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definit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5791-2746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24dcd6ad482a032cd52ae1c54abbfa8e</text:p>
          </table:table-cell>
          <table:table-cell office:value-type="string">
            <text:p>Conte Antoni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definit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5791-2746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string">
            <text:p>0.4</text:p>
          </table:table-cell>
        </table:table-row>
        <table:table-row table:style-name="ro2">
          <table:table-cell office:value-type="string">
            <text:p>innercoauthorsid_3b4fb47829e47a9c8ffc7ea0ee254a73</text:p>
          </table:table-cell>
          <table:table-cell office:value-type="string">
            <text:p>Conte Sara</text:p>
          </table:table-cell>
          <table:table-cell/>
          <table:table-cell office:value-type="string">
            <text:p>innerCoAuthorsId</text:p>
          </table:table-cell>
          <table:table-cell office:value-type="float" office:value="8">
            <text:p>8</text:p>
          </table:table-cell>
          <table:table-cell office:value-type="string">
            <text:p>PhD student</text:p>
          </table:table-cell>
          <table:table-cell office:value-type="string">
            <text:p>No section</text:p>
          </table:table-cell>
          <table:table-cell office:value-type="string">
            <text:p>Professore associato a tempo definit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5791-2746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f5458310818d58bc6b5c057eeb4a17e7</text:p>
          </table:table-cell>
          <table:table-cell office:value-type="string">
            <text:p>Contessi Gianni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definit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project</text:p>
          </table:table-cell>
          <table:table-cell office:value-type="string">
            <text:p>https://orcid.org/0000-0001-5791-274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76a911b881da70197598974b7fcf0832</text:p>
          </table:table-cell>
          <table:table-cell office:value-type="string">
            <text:p>Conti Giovanni Maria</text:p>
          </table:table-cell>
          <table:table-cell/>
          <table:table-cell office:value-type="string">
            <text:p>innerCoAuthorsId</text:p>
          </table:table-cell>
          <table:table-cell office:value-type="float" office:value="99">
            <text:p>99</text:p>
          </table:table-cell>
          <table:table-cell office:value-type="string">
            <text:p>Associate Professor</text:p>
          </table:table-cell>
          <table:table-cell office:value-type="string">
            <text:p>Design di Prodotti Strategie e Servizi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2451-4172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a0a3f3a11b45ca5848c9490c161002ba</text:p>
          </table:table-cell>
          <table:table-cell office:value-type="string">
            <text:p>Contro Robert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2451-417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0.5</text:p>
          </table:table-cell>
        </table:table-row>
        <table:table-row table:style-name="ro2">
          <table:table-cell office:value-type="string">
            <text:p>innercoauthorsid_9da0eb7b537ed9c213e0ad483319cad4</text:p>
          </table:table-cell>
          <table:table-cell office:value-type="string">
            <text:p>Converso Stefan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2451-4172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63d98673971f97c9520dedfb35f0bc3d</text:p>
          </table:table-cell>
          <table:table-cell office:value-type="string">
            <text:p>Cordera Paola</text:p>
          </table:table-cell>
          <table:table-cell/>
          <table:table-cell office:value-type="string">
            <text:p>innerCoAuthorsId</text:p>
          </table:table-cell>
          <table:table-cell office:value-type="float" office:value="34">
            <text:p>34</text:p>
          </table:table-cell>
          <table:table-cell office:value-type="string">
            <text:p>Assistant Professor</text:p>
          </table:table-cell>
          <table:table-cell office:value-type="string">
            <text:p>Design degli Ambienti del Paesaggio e della Mobilit�</text:p>
          </table:table-cell>
          <table:table-cell office:value-type="string">
            <text:p>Ricercatore legge 240/10 - t.det. a tempo pieno</text:p>
          </table:table-cell>
          <table:table-cell office:value-type="string">
            <text:p>L-ART/04 - Museologia E Critica Artistica E Del Restauro</text:p>
          </table:table-cell>
          <table:table-cell office:value-type="string">
            <text:p>L-ART/04 - Museologia E Critica Artistica E Del Restauro</text:p>
          </table:table-cell>
          <table:table-cell office:value-type="string">
            <text:p>arti;mario;ora;decorative;arts;eco;mar</text:p>
          </table:table-cell>
          <table:table-cell office:value-type="string">
            <text:p>https://orcid.org/0000-0001-6701-439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e773970e6fd02a74e084fc62690a9d9e</text:p>
          </table:table-cell>
          <table:table-cell office:value-type="string">
            <text:p>Cordone Robert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office:value-type="string">
            <text:p>L-ART/04 - Museologia E Critica Artistica E Del Restauro</text:p>
          </table:table-cell>
          <table:table-cell office:value-type="string">
            <text:p>L-ART/04 - Museologia E Critica Artistica E Del Restauro</text:p>
          </table:table-cell>
          <table:table-cell office:value-type="string">
            <text:p>#N/A</text:p>
          </table:table-cell>
          <table:table-cell office:value-type="string">
            <text:p>https://orcid.org/0000-0001-6701-439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3cee4aab1eb2fa1795175cbf19dcb742</text:p>
          </table:table-cell>
          <table:table-cell office:value-type="string">
            <text:p>Cortesi Sara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office:value-type="string">
            <text:p>L-ART/04 - Museologia E Critica Artistica E Del Restauro</text:p>
          </table:table-cell>
          <table:table-cell office:value-type="string">
            <text:p>L-ART/04 - Museologia E Critica Artistica E Del Restauro</text:p>
          </table:table-cell>
          <table:table-cell office:value-type="string">
            <text:p>service;corpo;case;system;ora;products;study</text:p>
          </table:table-cell>
          <table:table-cell office:value-type="string">
            <text:p>https://orcid.org/0000-0001-6701-439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7335f2260c72155502d645498ef877b4</text:p>
          </table:table-cell>
          <table:table-cell office:value-type="string">
            <text:p>Corubolo Marta</text:p>
          </table:table-cell>
          <table:table-cell/>
          <table:table-cell office:value-type="string">
            <text:p>innerCoAuthorsId</text:p>
          </table:table-cell>
          <table:table-cell office:value-type="float" office:value="20">
            <text:p>20</text:p>
          </table:table-cell>
          <table:table-cell office:value-type="string">
            <text:p>Research Fellow</text:p>
          </table:table-cell>
          <table:table-cell office:value-type="string">
            <text:p>No section</text:p>
          </table:table-cell>
          <table:table-cell office:value-type="string">
            <text:p>Ricercatore legge 240/10 - t.det. a tempo pieno</text:p>
          </table:table-cell>
          <table:table-cell office:value-type="string">
            <text:p>L-ART/04 - Museologia E Critica Artistica E Del Restauro</text:p>
          </table:table-cell>
          <table:table-cell office:value-type="string">
            <text:p>L-ART/04 - Museologia E Critica Artistica E Del Restauro</text:p>
          </table:table-cell>
          <table:table-cell office:value-type="string">
            <text:p>journey</text:p>
          </table:table-cell>
          <table:table-cell office:value-type="string">
            <text:p>https://orcid.org/0000-0001-6701-439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5368510761e742605d1687f8892bef1d</text:p>
          </table:table-cell>
          <table:table-cell office:value-type="string">
            <text:p>Costa Fiammetta Carla Enrica</text:p>
          </table:table-cell>
          <table:table-cell/>
          <table:table-cell office:value-type="string">
            <text:p>innerCoAuthorsId</text:p>
          </table:table-cell>
          <table:table-cell office:value-type="float" office:value="93">
            <text:p>93</text:p>
          </table:table-cell>
          <table:table-cell office:value-type="string">
            <text:p>Assistant Professor</text:p>
          </table:table-cell>
          <table:table-cell office:value-type="string">
            <text:p>Design di Prodotti Strategie e Servizi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5568-006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e4c8fd3f91f550541750cb6adecd3e78</text:p>
          </table:table-cell>
          <table:table-cell office:value-type="string">
            <text:p>Crabu Stefano</text:p>
          </table:table-cell>
          <table:table-cell/>
          <table:table-cell office:value-type="string">
            <text:p>innerCoAuthorsId</text:p>
          </table:table-cell>
          <table:table-cell office:value-type="float" office:value="19">
            <text:p>19</text:p>
          </table:table-cell>
          <table:table-cell office:value-type="string">
            <text:p>Assistant Professor</text:p>
          </table:table-cell>
          <table:table-cell office:value-type="string">
            <text:p>Design di Prodotti Strategie e Servizi</text:p>
          </table:table-cell>
          <table:table-cell office:value-type="string">
            <text:p>Ricercatore legge 240/10 - t.det. a tempo pieno</text:p>
          </table:table-cell>
          <table:table-cell office:value-type="string">
            <text:p>SPS/07 - Sociologia Generale</text:p>
          </table:table-cell>
          <table:table-cell office:value-type="string">
            <text:p>SPS/07 - Sociologia Generale</text:p>
          </table:table-cell>
          <table:table-cell office:value-type="string">
            <text:p>italia;socio;tech</text:p>
          </table:table-cell>
          <table:table-cell office:value-type="string">
            <text:p>https://orcid.org/0000-0002-0180-716X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f169da110fd132d4467547d687e6492a</text:p>
          </table:table-cell>
          <table:table-cell office:value-type="string">
            <text:p>Crea Nicol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Associate Professor</text:p>
          </table:table-cell>
          <table:table-cell office:value-type="string">
            <text:p>Design di Prodotti Strategie e Servizi</text:p>
          </table:table-cell>
          <table:table-cell office:value-type="string">
            <text:p>Ricercatore legge 240/10 - t.det. a tempo pieno</text:p>
          </table:table-cell>
          <table:table-cell office:value-type="string">
            <text:p>SPS/07 - Sociologia Generale</text:p>
          </table:table-cell>
          <table:table-cell office:value-type="string">
            <text:p>SPS/07 - Sociologia Generale</text:p>
          </table:table-cell>
          <table:table-cell office:value-type="string">
            <text:p>sensi;robot;sensibile</text:p>
          </table:table-cell>
          <table:table-cell office:value-type="string">
            <text:p>https://orcid.org/0000-0002-0180-716X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string">
            <text:p>0.8</text:p>
          </table:table-cell>
        </table:table-row>
        <table:table-row table:style-name="ro3">
          <table:table-cell office:value-type="string">
            <text:p>innercoauthorsid_917eb22d8038cbb402e04047ce897e6f</text:p>
          </table:table-cell>
          <table:table-cell office:value-type="string">
            <text:p>Crespi Luciano</text:p>
          </table:table-cell>
          <table:table-cell/>
          <table:table-cell office:value-type="string">
            <text:p>innerCoAuthorsId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office:value-type="string">
            <text:p>SPS/07 - Sociologia Generale</text:p>
          </table:table-cell>
          <table:table-cell office:value-type="string">
            <text:p>SPS/07 - Sociologia Generale</text:p>
          </table:table-cell>
          <table:table-cell office:value-type="string">
            <text:p>cittaﾠ;interni;tempo;vento;uso;ora;temporanei;riuso;evento</text:p>
          </table:table-cell>
          <table:table-cell office:value-type="string">
            <text:p>https://orcid.org/0000-0002-0180-716X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0.3</text:p>
          </table:table-cell>
        </table:table-row>
        <table:table-row table:style-name="ro2">
          <table:table-cell office:value-type="string">
            <text:p>innercoauthorsid_b3aaf7dcb305512ee5f050201f2c34d8</text:p>
          </table:table-cell>
          <table:table-cell office:value-type="string">
            <text:p>Crippa Davide</text:p>
          </table:table-cell>
          <table:table-cell/>
          <table:table-cell office:value-type="string">
            <text:p>innerCoAuthorsId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office:value-type="string">
            <text:p>SPS/07 - Sociologia Generale</text:p>
          </table:table-cell>
          <table:table-cell office:value-type="string">
            <text:p>SPS/07 - Sociologia Generale</text:p>
          </table:table-cell>
          <table:table-cell office:value-type="string">
            <text:p>#N/A</text:p>
          </table:table-cell>
          <table:table-cell office:value-type="string">
            <text:p>https://orcid.org/0000-0002-0180-716X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0.833333</text:p>
          </table:table-cell>
        </table:table-row>
        <table:table-row table:style-name="ro2">
          <table:table-cell office:value-type="string">
            <text:p>innercoauthorsid_1cc9d3222097877b9025b83f1a07cb65</text:p>
          </table:table-cell>
          <table:table-cell office:value-type="string">
            <text:p>Crippa Maria Antoniett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office:value-type="string">
            <text:p>SPS/07 - Sociologia Generale</text:p>
          </table:table-cell>
          <table:table-cell office:value-type="string">
            <text:p>SPS/07 - Sociologia Generale</text:p>
          </table:table-cell>
          <table:table-cell/>
          <table:table-cell office:value-type="string">
            <text:p>https://orcid.org/0000-0002-0180-716X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781e0dd9d761f8d09693a20dcd14d6ec</text:p>
          </table:table-cell>
          <table:table-cell office:value-type="string">
            <text:p>Cristallo Vincenz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office:value-type="string">
            <text:p>SPS/07 - Sociologia Generale</text:p>
          </table:table-cell>
          <table:table-cell office:value-type="string">
            <text:p>SPS/07 - Sociologia Generale</text:p>
          </table:table-cell>
          <table:table-cell office:value-type="string">
            <text:p>disegni;mostra</text:p>
          </table:table-cell>
          <table:table-cell office:value-type="string">
            <text:p>https://orcid.org/0000-0002-0180-716X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bd206080e47d98d1eb015be40ba5fcbb</text:p>
          </table:table-cell>
          <table:table-cell office:value-type="string">
            <text:p>Crivellini Marcell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office:value-type="string">
            <text:p>SPS/07 - Sociologia Generale</text:p>
          </table:table-cell>
          <table:table-cell office:value-type="string">
            <text:p>SPS/07 - Sociologia Generale</text:p>
          </table:table-cell>
          <table:table-cell office:value-type="string">
            <text:p>#N/A</text:p>
          </table:table-cell>
          <table:table-cell office:value-type="string">
            <text:p>https://orcid.org/0000-0002-0180-716X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0.571429</text:p>
          </table:table-cell>
        </table:table-row>
        <table:table-row table:style-name="ro2">
          <table:table-cell office:value-type="string">
            <text:p>innercoauthorsid_a5f05e46b273b92a7eaa54a6e94d45d7</text:p>
          </table:table-cell>
          <table:table-cell office:value-type="string">
            <text:p>Cuoci Alberto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office:value-type="string">
            <text:p>SPS/07 - Sociologia Generale</text:p>
          </table:table-cell>
          <table:table-cell office:value-type="string">
            <text:p>SPS/07 - Sociologia Generale</text:p>
          </table:table-cell>
          <table:table-cell office:value-type="string">
            <text:p>#N/A</text:p>
          </table:table-cell>
          <table:table-cell office:value-type="string">
            <text:p>https://orcid.org/0000-0002-0180-716X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9dd390388b4711671b7959aa3c89437c</text:p>
          </table:table-cell>
          <table:table-cell office:value-type="string">
            <text:p>Cusatelli Stefan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office:value-type="string">
            <text:p>SPS/07 - Sociologia Generale</text:p>
          </table:table-cell>
          <table:table-cell office:value-type="string">
            <text:p>SPS/07 - Sociologia Generale</text:p>
          </table:table-cell>
          <table:table-cell office:value-type="string">
            <text:p>#N/A</text:p>
          </table:table-cell>
          <table:table-cell office:value-type="string">
            <text:p>https://orcid.org/0000-0002-0180-716X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3ffe2b5b128d943aec02bd08cf424528</text:p>
          </table:table-cell>
          <table:table-cell office:value-type="string">
            <text:p>D'amore Dari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office:value-type="string">
            <text:p>SPS/07 - Sociologia Generale</text:p>
          </table:table-cell>
          <table:table-cell office:value-type="string">
            <text:p>SPS/07 - Sociologia Generale</text:p>
          </table:table-cell>
          <table:table-cell office:value-type="string">
            <text:p>online;line;state</text:p>
          </table:table-cell>
          <table:table-cell office:value-type="string">
            <text:p>https://orcid.org/0000-0002-0180-716X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0.9</text:p>
          </table:table-cell>
        </table:table-row>
        <table:table-row table:style-name="ro2">
          <table:table-cell office:value-type="string">
            <text:p>innercoauthorsid_3f6675d524e87e1593e8344023b81c0a</text:p>
          </table:table-cell>
          <table:table-cell office:value-type="string">
            <text:p>D'urzo Federic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office:value-type="string">
            <text:p>SPS/07 - Sociologia Generale</text:p>
          </table:table-cell>
          <table:table-cell office:value-type="string">
            <text:p>SPS/07 - Sociologia Generale</text:p>
          </table:table-cell>
          <table:table-cell office:value-type="string">
            <text:p>#N/A</text:p>
          </table:table-cell>
          <table:table-cell office:value-type="string">
            <text:p>https://orcid.org/0000-0002-0180-716X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45599df8eab8d5404b5fff12d7b7f762</text:p>
          </table:table-cell>
          <table:table-cell office:value-type="string">
            <text:p>D'uva Domenic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office:value-type="string">
            <text:p>SPS/07 - Sociologia Generale</text:p>
          </table:table-cell>
          <table:table-cell office:value-type="string">
            <text:p>SPS/07 - Sociologia Generale</text:p>
          </table:table-cell>
          <table:table-cell office:value-type="string">
            <text:p>#N/A</text:p>
          </table:table-cell>
          <table:table-cell office:value-type="string">
            <text:p>https://orcid.org/0000-0002-0180-716X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971c769d3a5b154a2f77b6b8f7dafe28</text:p>
          </table:table-cell>
          <table:table-cell office:value-type="string">
            <text:p>Da Costa Célia Regina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office:value-type="string">
            <text:p>SPS/07 - Sociologia Generale</text:p>
          </table:table-cell>
          <table:table-cell office:value-type="string">
            <text:p>SPS/07 - Sociologia Generale</text:p>
          </table:table-cell>
          <table:table-cell office:value-type="string">
            <text:p>#N/A</text:p>
          </table:table-cell>
          <table:table-cell office:value-type="string">
            <text:p>https://orcid.org/0000-0002-0180-716X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f2e2dd7ebb12b393475e3afc867c84c8</text:p>
          </table:table-cell>
          <table:table-cell office:value-type="string">
            <text:p>Daglio Laura</text:p>
          </table:table-cell>
          <table:table-cell/>
          <table:table-cell office:value-type="string">
            <text:p>innerCoAuthorsId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office:value-type="string">
            <text:p>SPS/07 - Sociologia Generale</text:p>
          </table:table-cell>
          <table:table-cell office:value-type="string">
            <text:p>SPS/07 - Sociologia Generale</text:p>
          </table:table-cell>
          <table:table-cell office:value-type="string">
            <text:p>paesaggi;concorso;azione;saggi;interventi;venti;corso;piazza;riqualificazione</text:p>
          </table:table-cell>
          <table:table-cell office:value-type="string">
            <text:p>https://orcid.org/0000-0002-0180-716X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0accde8012356eb05f8828cb7ea666c2</text:p>
          </table:table-cell>
          <table:table-cell office:value-type="string">
            <text:p>Dall'o' Giulian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office:value-type="string">
            <text:p>SPS/07 - Sociologia Generale</text:p>
          </table:table-cell>
          <table:table-cell office:value-type="string">
            <text:p>SPS/07 - Sociologia Generale</text:p>
          </table:table-cell>
          <table:table-cell office:value-type="string">
            <text:p>#N/A</text:p>
          </table:table-cell>
          <table:table-cell office:value-type="string">
            <text:p>https://orcid.org/0000-0002-0180-716X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ba17a3581c6350f8e794f4df315d8404</text:p>
          </table:table-cell>
          <table:table-cell office:value-type="string">
            <text:p>Daniel Florian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office:value-type="string">
            <text:p>SPS/07 - Sociologia Generale</text:p>
          </table:table-cell>
          <table:table-cell office:value-type="string">
            <text:p>SPS/07 - Sociologia Generale</text:p>
          </table:table-cell>
          <table:table-cell office:value-type="string">
            <text:p>#N/A</text:p>
          </table:table-cell>
          <table:table-cell office:value-type="string">
            <text:p>https://orcid.org/0000-0002-0180-716X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416d02f453855a77fa094314c7777f77</text:p>
          </table:table-cell>
          <table:table-cell office:value-type="string">
            <text:p>Dastoli Caterina</text:p>
          </table:table-cell>
          <table:table-cell/>
          <table:table-cell office:value-type="string">
            <text:p>innerCoAuthorsId</text:p>
          </table:table-cell>
          <table:table-cell office:value-type="float" office:value="9">
            <text:p>9</text:p>
          </table:table-cell>
          <table:table-cell office:value-type="string">
            <text:p>PhD student</text:p>
          </table:table-cell>
          <table:table-cell office:value-type="string">
            <text:p>No section</text:p>
          </table:table-cell>
          <table:table-cell office:value-type="string">
            <text:p>Ricercatore legge 240/10 - t.det. a tempo pieno</text:p>
          </table:table-cell>
          <table:table-cell office:value-type="string">
            <text:p>SPS/07 - Sociologia Generale</text:p>
          </table:table-cell>
          <table:table-cell office:value-type="string">
            <text:p>SPS/07 - Sociologia Generale</text:p>
          </table:table-cell>
          <table:table-cell office:value-type="string">
            <text:p>luce;workshop;applicati;fashion;textile;experience;filo</text:p>
          </table:table-cell>
          <table:table-cell office:value-type="string">
            <text:p>https://orcid.org/0000-0002-0180-716X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.284211</text:p>
          </table:table-cell>
        </table:table-row>
        <table:table-row table:style-name="ro2">
          <table:table-cell office:value-type="string">
            <text:p>innercoauthorsid_4b9c127a113c99794f0775c8ca1708e4</text:p>
          </table:table-cell>
          <table:table-cell office:value-type="string">
            <text:p>De Gaetano Carlo Alessandro Morgan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office:value-type="string">
            <text:p>SPS/07 - Sociologia Generale</text:p>
          </table:table-cell>
          <table:table-cell office:value-type="string">
            <text:p>SPS/07 - Sociologia Generale</text:p>
          </table:table-cell>
          <table:table-cell office:value-type="string">
            <text:p>#N/A</text:p>
          </table:table-cell>
          <table:table-cell office:value-type="string">
            <text:p>https://orcid.org/0000-0002-0180-716X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0e41b3153f2473284d1d54f9435e2751</text:p>
          </table:table-cell>
          <table:table-cell office:value-type="string">
            <text:p>De Kerckhove Derrick Claude Frederic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office:value-type="string">
            <text:p>visiting professor</text:p>
          </table:table-cell>
          <table:table-cell office:value-type="string">
            <text:p>No section</text:p>
          </table:table-cell>
          <table:table-cell office:value-type="string">
            <text:p>Ricercatore legge 240/10 - t.det. a tempo pieno</text:p>
          </table:table-cell>
          <table:table-cell office:value-type="string">
            <text:p>SPS/07 - Sociologia Generale</text:p>
          </table:table-cell>
          <table:table-cell office:value-type="string">
            <text:p>SPS/07 - Sociologia Generale</text:p>
          </table:table-cell>
          <table:table-cell office:value-type="string">
            <text:p>#N/A</text:p>
          </table:table-cell>
          <table:table-cell office:value-type="string">
            <text:p>https://orcid.org/0000-0002-0180-716X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d5d7da64eb5b9c079e9cbf37f858b2c1</text:p>
          </table:table-cell>
          <table:table-cell office:value-type="string">
            <text:p>De Luca Vanessa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office:value-type="string">
            <text:p>SPS/07 - Sociologia Generale</text:p>
          </table:table-cell>
          <table:table-cell office:value-type="string">
            <text:p>SPS/07 - Sociologia Generale</text:p>
          </table:table-cell>
          <table:table-cell office:value-type="string">
            <text:p>#N/A</text:p>
          </table:table-cell>
          <table:table-cell office:value-type="string">
            <text:p>https://orcid.org/0000-0002-0180-716X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string">
            <text:p>0.964286</text:p>
          </table:table-cell>
        </table:table-row>
        <table:table-row table:style-name="ro2">
          <table:table-cell office:value-type="string">
            <text:p>innercoauthorsid_ada67a21b3dd82a65809a33267f035a5</text:p>
          </table:table-cell>
          <table:table-cell office:value-type="string">
            <text:p>De Lucchi Michele</text:p>
          </table:table-cell>
          <table:table-cell/>
          <table:table-cell office:value-type="string">
            <text:p>innerCoAuthorsId</text:p>
          </table:table-cell>
          <table:table-cell office:value-type="float" office:value="31">
            <text:p>31</text:p>
          </table:table-cell>
          <table:table-cell office:value-type="string">
            <text:p>Full Professor</text:p>
          </table:table-cell>
          <table:table-cell office:value-type="string">
            <text:p>Design degli Ambienti del Paesaggio e della Mobilit�</text:p>
          </table:table-cell>
          <table:table-cell office:value-type="string">
            <text:p>Professore ordinario a tempo definit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expo</text:p>
          </table:table-cell>
          <table:table-cell office:value-type="string">
            <text:p>https://orcid.org/0000-0002-5624-748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5c194c2e1c37fc848515c28c70c34a83</text:p>
          </table:table-cell>
          <table:table-cell office:value-type="string">
            <text:p>De Moura Lima Filipe Andr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PhD student</text:p>
          </table:table-cell>
          <table:table-cell office:value-type="string">
            <text:p>No section</text:p>
          </table:table-cell>
          <table:table-cell office:value-type="string">
            <text:p>Professore ordinario a tempo definit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led;knowledge;trans;perspective</text:p>
          </table:table-cell>
          <table:table-cell office:value-type="string">
            <text:p>https://orcid.org/0000-0002-5624-7489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f2a5f45c06d00e4e22b88d5f30ad4224</text:p>
          </table:table-cell>
          <table:table-cell office:value-type="string">
            <text:p>De Nardo Luigi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definit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5624-7489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7940250adc2bafe953b3f6ca8d43e2c6</text:p>
          </table:table-cell>
          <table:table-cell office:value-type="string">
            <text:p>De Paolis Roberto</text:p>
          </table:table-cell>
          <table:table-cell/>
          <table:table-cell office:value-type="string">
            <text:p>innerCoAuthorsId</text:p>
          </table:table-cell>
          <table:table-cell office:value-type="float" office:value="39">
            <text:p>39</text:p>
          </table:table-cell>
          <table:table-cell office:value-type="string">
            <text:p>Assistant Professor</text:p>
          </table:table-cell>
          <table:table-cell office:value-type="string">
            <text:p>Design di Prodotti Strategie e Servizi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era;cultura;itinerari;cult;cross</text:p>
          </table:table-cell>
          <table:table-cell office:value-type="string">
            <text:p>https://orcid.org/0000-0001-6875-4595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string">
            <text:p>0.510769</text:p>
          </table:table-cell>
        </table:table-row>
        <table:table-row table:style-name="ro2">
          <table:table-cell office:value-type="string">
            <text:p>innercoauthorsid_51f3bc5fcd4e126d804813f616ca9658</text:p>
          </table:table-cell>
          <table:table-cell office:value-type="string">
            <text:p>De Rosa Annalinda</text:p>
          </table:table-cell>
          <table:table-cell/>
          <table:table-cell office:value-type="string">
            <text:p>innerCoAuthorsId</text:p>
          </table:table-cell>
          <table:table-cell office:value-type="float" office:value="12">
            <text:p>12</text:p>
          </table:table-cell>
          <table:table-cell office:value-type="string">
            <text:p>PhD student</text:p>
          </table:table-cell>
          <table:table-cell office:value-type="string">
            <text:p>No section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6875-459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253c9f671937c2c5d611d7e359cd1e96</text:p>
          </table:table-cell>
          <table:table-cell office:value-type="string">
            <text:p>Decker Luci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cultura;fashion;thinking;cult;sustainability</text:p>
          </table:table-cell>
          <table:table-cell office:value-type="string">
            <text:p>https://orcid.org/0000-0001-6875-4595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5aab08d1291cf61ff8f84ab8b54fad97</text:p>
          </table:table-cell>
          <table:table-cell office:value-type="string">
            <text:p>Del Curto Barbara</text:p>
          </table:table-cell>
          <table:table-cell/>
          <table:table-cell office:value-type="string">
            <text:p>innerCoAuthorsId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6875-459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624017e092020a05e7e0496d8a394e17</text:p>
          </table:table-cell>
          <table:table-cell office:value-type="string">
            <text:p>Delfino Emanuel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studi;fashion;thinking;vie;review</text:p>
          </table:table-cell>
          <table:table-cell office:value-type="string">
            <text:p>https://orcid.org/0000-0001-6875-459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869e65700cc94a3e92ab2eccd418aff8</text:p>
          </table:table-cell>
          <table:table-cell office:value-type="string">
            <text:p>Delgado Baron Tania Catalin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designing;ora</text:p>
          </table:table-cell>
          <table:table-cell office:value-type="string">
            <text:p>https://orcid.org/0000-0001-6875-4595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string">
            <text:p>0.8</text:p>
          </table:table-cell>
        </table:table-row>
        <table:table-row table:style-name="ro2">
          <table:table-cell office:value-type="string">
            <text:p>innercoauthorsid_2ce3da136d13466d91181c74b5dddd21</text:p>
          </table:table-cell>
          <table:table-cell office:value-type="string">
            <text:p>Dell'acqua Bellavitis Arturo</text:p>
          </table:table-cell>
          <table:table-cell/>
          <table:table-cell office:value-type="string">
            <text:p>innerCoAuthorsId</text:p>
          </table:table-cell>
          <table:table-cell office:value-type="float" office:value="107">
            <text:p>107</text:p>
          </table:table-cell>
          <table:table-cell office:value-type="string">
            <text:p>Full Professor</text:p>
          </table:table-cell>
          <table:table-cell office:value-type="string">
            <text:p>Design di Prodotti Strategie e Servizi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italia;modo;mani</text:p>
          </table:table-cell>
          <table:table-cell office:value-type="string">
            <text:p>https://orcid.org/0000-0002-1902-725X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string">
            <text:p>0.357895</text:p>
          </table:table-cell>
        </table:table-row>
        <table:table-row table:style-name="ro2">
          <table:table-cell office:value-type="string">
            <text:p>innercoauthorsid_bc38b391f867be4689b130c39627ea2d</text:p>
          </table:table-cell>
          <table:table-cell office:value-type="string">
            <text:p>Dell'aglio Daniel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1902-725X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c364e5871fb0c29c4c0c287a1bd2c485</text:p>
          </table:table-cell>
          <table:table-cell office:value-type="string">
            <text:p>Dell'era Claudi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italia</text:p>
          </table:table-cell>
          <table:table-cell office:value-type="string">
            <text:p>https://orcid.org/0000-0002-1902-725X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4bfce0bf639f28077ed829c73e899786</text:p>
          </table:table-cell>
          <table:table-cell office:value-type="string">
            <text:p>Della Valle Emanuele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1902-725X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b54086747daf7d5bcd93e9ad82ee4543</text:p>
          </table:table-cell>
          <table:table-cell office:value-type="string">
            <text:p>Dellaca' Raffael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1902-725X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string">
            <text:p>0.254545</text:p>
          </table:table-cell>
        </table:table-row>
        <table:table-row table:style-name="ro2">
          <table:table-cell office:value-type="string">
            <text:p>innercoauthorsid_f45e3cb733e6c57c09d4a3b0f304b5c6</text:p>
          </table:table-cell>
          <table:table-cell office:value-type="string">
            <text:p>Dellera Luc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valutazione;atti;azione;line</text:p>
          </table:table-cell>
          <table:table-cell office:value-type="string">
            <text:p>https://orcid.org/0000-0002-1902-725X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4d603d98cef8cb83a139409c5fa72c49</text:p>
          </table:table-cell>
          <table:table-cell office:value-type="string">
            <text:p>Delli Zotti Elis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1902-725X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49b39d44272b2bec0de0176cf4d4f068</text:p>
          </table:table-cell>
          <table:table-cell office:value-type="string">
            <text:p>Derudi Marco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/>
          <table:table-cell office:value-type="string">
            <text:p>https://orcid.org/0000-0002-1902-725X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627bdc3319f926e2b03f4b3b2ac00671</text:p>
          </table:table-cell>
          <table:table-cell office:value-type="string">
            <text:p>Deserti Alessandro</text:p>
          </table:table-cell>
          <table:table-cell/>
          <table:table-cell office:value-type="string">
            <text:p>innerCoAuthorsId</text:p>
          </table:table-cell>
          <table:table-cell office:value-type="float" office:value="49">
            <text:p>49</text:p>
          </table:table-cell>
          <table:table-cell office:value-type="string">
            <text:p>Full Professor</text:p>
          </table:table-cell>
          <table:table-cell office:value-type="string">
            <text:p>Design e Culture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oriented</text:p>
          </table:table-cell>
          <table:table-cell office:value-type="string">
            <text:p>https://orcid.org/0000-0002-1049-7650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string">
            <text:p>0.5</text:p>
          </table:table-cell>
        </table:table-row>
        <table:table-row table:style-name="ro2">
          <table:table-cell office:value-type="string">
            <text:p>innercoauthorsid_100bbb8a06a2a6b62f0dde20f6d4ec18</text:p>
          </table:table-cell>
          <table:table-cell office:value-type="string">
            <text:p>Devecchi Alice</text:p>
          </table:table-cell>
          <table:table-cell/>
          <table:table-cell office:value-type="string">
            <text:p>innerCoAuthorsId</text:p>
          </table:table-cell>
          <table:table-cell office:value-type="float" office:value="7">
            <text:p>7</text:p>
          </table:table-cell>
          <table:table-cell office:value-type="string">
            <text:p>PhD student</text:p>
          </table:table-cell>
          <table:table-cell office:value-type="string">
            <text:p>No section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case;heritage;base;living;study;car</text:p>
          </table:table-cell>
          <table:table-cell office:value-type="string">
            <text:p>https://orcid.org/0000-0002-1049-7650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b030e92ff021a9cced52c7adf234df28</text:p>
          </table:table-cell>
          <table:table-cell office:value-type="string">
            <text:p>Dezzi Bardeschi Marc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interni;azione</text:p>
          </table:table-cell>
          <table:table-cell office:value-type="string">
            <text:p>https://orcid.org/0000-0002-1049-765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2c430c758458515271e1a51ed01a8dfc</text:p>
          </table:table-cell>
          <table:table-cell office:value-type="string">
            <text:p>Di Dio Denis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1049-765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db1b66be1f85f85eaaa55fe5c3b51c60</text:p>
          </table:table-cell>
          <table:table-cell office:value-type="string">
            <text:p>Di Prete Barbara</text:p>
          </table:table-cell>
          <table:table-cell/>
          <table:table-cell office:value-type="string">
            <text:p>innerCoAuthorsId</text:p>
          </table:table-cell>
          <table:table-cell office:value-type="float" office:value="33">
            <text:p>33</text:p>
          </table:table-cell>
          <table:table-cell office:value-type="string">
            <text:p>Assistant Professor</text:p>
          </table:table-cell>
          <table:table-cell office:value-type="string">
            <text:p>No section</text:p>
          </table:table-cell>
          <table:table-cell office:value-type="string">
            <text:p>Ricercatore legge 240/10 - t.det.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sensi;siti</text:p>
          </table:table-cell>
          <table:table-cell office:value-type="string">
            <text:p>https://orcid.org/0000-0001-9334-701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c4b2f747126317d387b3f5d00f7e62ed</text:p>
          </table:table-cell>
          <table:table-cell office:value-type="string">
            <text:p>Di Rosario Giovann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era;trans</text:p>
          </table:table-cell>
          <table:table-cell office:value-type="string">
            <text:p>https://orcid.org/0000-0001-9334-7019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e4b53af5fca9ed839e38605e3f24092c</text:p>
          </table:table-cell>
          <table:table-cell office:value-type="string">
            <text:p>Di Sabatino Peter Arthur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Associate Professor</text:p>
          </table:table-cell>
          <table:table-cell office:value-type="string">
            <text:p>Design degli Ambienti del Paesaggio e della Mobilit�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cultura;heritage;cult</text:p>
          </table:table-cell>
          <table:table-cell office:value-type="string">
            <text:p>https://orcid.org/0000-0003-0962-3442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string">
            <text:p>0.345455</text:p>
          </table:table-cell>
        </table:table-row>
        <table:table-row table:style-name="ro2">
          <table:table-cell office:value-type="string">
            <text:p>innercoauthorsid_740579fd67944cce55f09136f31e4bfc</text:p>
          </table:table-cell>
          <table:table-cell office:value-type="string">
            <text:p>Diamanti Maria Vittori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0962-3442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aae69048e424380196955178b910b197</text:p>
          </table:table-cell>
          <table:table-cell office:value-type="string">
            <text:p>Dilda Paol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0962-3442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2e5492f429eb7cc0ff1c91b03e875ff0</text:p>
          </table:table-cell>
          <table:table-cell office:value-type="string">
            <text:p>Docci Mar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0962-344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0.333333</text:p>
          </table:table-cell>
        </table:table-row>
        <table:table-row table:style-name="ro2">
          <table:table-cell office:value-type="string">
            <text:p>innercoauthorsid_cdb4324c07b4f26f658bbc2f2cdc29a9</text:p>
          </table:table-cell>
          <table:table-cell office:value-type="string">
            <text:p>Domingues Machado Melo Felipe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0962-3442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string">
            <text:p>0.47619</text:p>
          </table:table-cell>
        </table:table-row>
        <table:table-row table:style-name="ro2">
          <table:table-cell office:value-type="string">
            <text:p>innercoauthorsid_67aeec177d7358bc6712c946613862f1</text:p>
          </table:table-cell>
          <table:table-cell office:value-type="string">
            <text:p>Dominoni Annalisa</text:p>
          </table:table-cell>
          <table:table-cell/>
          <table:table-cell office:value-type="string">
            <text:p>innerCoAuthorsId</text:p>
          </table:table-cell>
          <table:table-cell office:value-type="float" office:value="100">
            <text:p>100</text:p>
          </table:table-cell>
          <table:table-cell office:value-type="string">
            <text:p>Assistant Professor</text:p>
          </table:table-cell>
          <table:table-cell office:value-type="string">
            <text:p>Design degli Ambienti del Paesaggio e della Mobilit�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milan;leonardo</text:p>
          </table:table-cell>
          <table:table-cell office:value-type="string">
            <text:p>https://orcid.org/0000-0003-1667-978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cb6037133bfa6e7196196a8f70fa98ca</text:p>
          </table:table-cell>
          <table:table-cell office:value-type="string">
            <text:p>Dos Guimaraes Alvim Nunes Vivian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1667-9786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158301774551fa39eb01a7107949010b</text:p>
          </table:table-cell>
          <table:table-cell office:value-type="string">
            <text:p>Draghi Lorenz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1667-978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7630748a55f5390e85a4904a743ede6b</text:p>
          </table:table-cell>
          <table:table-cell office:value-type="string">
            <text:p>Elgani Elena Mariele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nuovi;hotels</text:p>
          </table:table-cell>
          <table:table-cell office:value-type="string">
            <text:p>https://orcid.org/0000-0003-1667-9786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184b0a1f6c87931d162c8637dcbb30ed</text:p>
          </table:table-cell>
          <table:table-cell office:value-type="string">
            <text:p>Elli Tommas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PhD student</text:p>
          </table:table-cell>
          <table:table-cell office:value-type="string">
            <text:p>No section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1667-978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8ce9c7f9730dbe224dbd6d3c93b169c8</text:p>
          </table:table-cell>
          <table:table-cell office:value-type="string">
            <text:p>Erba Stefano</text:p>
          </table:table-cell>
          <table:table-cell/>
          <table:table-cell office:value-type="string">
            <text:p>innerCoAuthorsId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era;euro;open;public;questi;perspective</text:p>
          </table:table-cell>
          <table:table-cell office:value-type="string">
            <text:p>https://orcid.org/0000-0003-1667-978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662fb4f47535685ce98fe488105652e4</text:p>
          </table:table-cell>
          <table:table-cell office:value-type="string">
            <text:p>Ercoli Sebastiano</text:p>
          </table:table-cell>
          <table:table-cell/>
          <table:table-cell office:value-type="string">
            <text:p>innerCoAuthorsId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case;base;trans;public;study</text:p>
          </table:table-cell>
          <table:table-cell office:value-type="string">
            <text:p>https://orcid.org/0000-0003-1667-9786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string">
            <text:p>0.441799</text:p>
          </table:table-cell>
        </table:table-row>
        <table:table-row table:style-name="ro2">
          <table:table-cell office:value-type="string">
            <text:p>innercoauthorsid_0d95153f6c4991c4ee63020bdbfc0f8c</text:p>
          </table:table-cell>
          <table:table-cell office:value-type="string">
            <text:p>Ergul Mustafa Emre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visiting professor</text:p>
          </table:table-cell>
          <table:table-cell office:value-type="string">
            <text:p>No section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milan;politecnico;master;eco;poli</text:p>
          </table:table-cell>
          <table:table-cell office:value-type="string">
            <text:p>https://orcid.org/0000-0003-1667-9786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792b815dc601640cf78f0d03a05d8ddd</text:p>
          </table:table-cell>
          <table:table-cell office:value-type="string">
            <text:p>Facchinetti Massim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1667-9786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0.4</text:p>
          </table:table-cell>
        </table:table-row>
        <table:table-row table:style-name="ro2">
          <table:table-cell office:value-type="string">
            <text:p>innercoauthorsid_673103104e500868697f65f5bd86ccb4</text:p>
          </table:table-cell>
          <table:table-cell office:value-type="string">
            <text:p>Fallica Cristin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1667-9786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7da6efbc21bb33c91877431109423220</text:p>
          </table:table-cell>
          <table:table-cell office:value-type="string">
            <text:p>Fanelli Andre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system</text:p>
          </table:table-cell>
          <table:table-cell office:value-type="string">
            <text:p>https://orcid.org/0000-0003-1667-978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9a7b1bf5998d74294cb8835408946a8f</text:p>
          </table:table-cell>
          <table:table-cell office:value-type="string">
            <text:p>Fantini Adrian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1667-978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a06bdb816f11e721389da995759ad4bb</text:p>
          </table:table-cell>
          <table:table-cell office:value-type="string">
            <text:p>Fanzini Daniele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1667-9786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12dfc0806304ad1ca9edb08282f067a0</text:p>
          </table:table-cell>
          <table:table-cell office:value-type="string">
            <text:p>Fare' Ida Maria Luis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1667-9786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5159b5d2f7761aba136f990ec06b8bff</text:p>
          </table:table-cell>
          <table:table-cell office:value-type="string">
            <text:p>Fare' Silv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1667-9786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aa70bd308287151a54dcb28ccc8431b3</text:p>
          </table:table-cell>
          <table:table-cell office:value-type="string">
            <text:p>Fassi Davide</text:p>
          </table:table-cell>
          <table:table-cell/>
          <table:table-cell office:value-type="string">
            <text:p>innerCoAuthorsId</text:p>
          </table:table-cell>
          <table:table-cell office:value-type="float" office:value="57">
            <text:p>57</text:p>
          </table:table-cell>
          <table:table-cell office:value-type="string">
            <text:p>Associate Professor</text:p>
          </table:table-cell>
          <table:table-cell office:value-type="string">
            <text:p>Design degli Ambienti del Paesaggio e della Mobilit�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azione;campus</text:p>
          </table:table-cell>
          <table:table-cell office:value-type="string">
            <text:p>https://orcid.org/0000-0002-8436-502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0.638889</text:p>
          </table:table-cell>
        </table:table-row>
        <table:table-row table:style-name="ro2">
          <table:table-cell office:value-type="string">
            <text:p>innercoauthorsid_4e3150b07dac56f45cabaaf513ae95a8</text:p>
          </table:table-cell>
          <table:table-cell office:value-type="string">
            <text:p>Fattorossi Marta Alic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8436-5028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0.357143</text:p>
          </table:table-cell>
        </table:table-row>
        <table:table-row table:style-name="ro2">
          <table:table-cell office:value-type="string">
            <text:p>innercoauthorsid_43083978229fc7347446be53b315af88</text:p>
          </table:table-cell>
          <table:table-cell office:value-type="string">
            <text:p>Fauda Pichet Chiar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PhD student</text:p>
          </table:table-cell>
          <table:table-cell office:value-type="string">
            <text:p>No section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light;luci</text:p>
          </table:table-cell>
          <table:table-cell office:value-type="string">
            <text:p>https://orcid.org/0000-0002-8436-5028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string">
            <text:p>0.425806</text:p>
          </table:table-cell>
        </table:table-row>
        <table:table-row table:style-name="ro2">
          <table:table-cell office:value-type="string">
            <text:p>innercoauthorsid_09122aaa12071a748c1506e5563f726f</text:p>
          </table:table-cell>
          <table:table-cell office:value-type="string">
            <text:p>Favrin Simon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8436-502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8695edbff44b78c50a2b930b331c1328</text:p>
          </table:table-cell>
          <table:table-cell office:value-type="string">
            <text:p>Feraboli Maria Teresa</text:p>
          </table:table-cell>
          <table:table-cell/>
          <table:table-cell office:value-type="string">
            <text:p>innerCoAuthorsId</text:p>
          </table:table-cell>
          <table:table-cell office:value-type="float" office:value="100">
            <text:p>100</text:p>
          </table:table-cell>
          <table:table-cell office:value-type="string">
            <text:p>Assistant Professor</text:p>
          </table:table-cell>
          <table:table-cell office:value-type="string">
            <text:p>Design e Culture</text:p>
          </table:table-cell>
          <table:table-cell office:value-type="string">
            <text:p>Ricercatore legge 240/10 - t.det. a tempo pieno</text:p>
          </table:table-cell>
          <table:table-cell office:value-type="string">
            <text:p>ICAR/18 - Storia Dell'Architettura</text:p>
          </table:table-cell>
          <table:table-cell office:value-type="string">
            <text:p>ICAR/18 - Storia Dell'Architettura</text:p>
          </table:table-cell>
          <table:table-cell office:value-type="string">
            <text:p>moderni;living</text:p>
          </table:table-cell>
          <table:table-cell office:value-type="string">
            <text:p>https://orcid.org/0000-0003-4582-760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d74c56f0e38dbc4031368905ea0d8255</text:p>
          </table:table-cell>
          <table:table-cell office:value-type="string">
            <text:p>Ferrante Simon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office:value-type="string">
            <text:p>ICAR/18 - Storia Dell'Architettura</text:p>
          </table:table-cell>
          <table:table-cell office:value-type="string">
            <text:p>ICAR/18 - Storia Dell'Architettura</text:p>
          </table:table-cell>
          <table:table-cell office:value-type="string">
            <text:p>learning;led;euro;study</text:p>
          </table:table-cell>
          <table:table-cell office:value-type="string">
            <text:p>https://orcid.org/0000-0003-4582-7602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0.866667</text:p>
          </table:table-cell>
        </table:table-row>
        <table:table-row table:style-name="ro2">
          <table:table-cell office:value-type="string">
            <text:p>innercoauthorsid_885e09fb870d79499b83c787bca06825</text:p>
          </table:table-cell>
          <table:table-cell office:value-type="string">
            <text:p>Ferrara Cinz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office:value-type="string">
            <text:p>ICAR/18 - Storia Dell'Architettura</text:p>
          </table:table-cell>
          <table:table-cell office:value-type="string">
            <text:p>ICAR/18 - Storia Dell'Architettura</text:p>
          </table:table-cell>
          <table:table-cell office:value-type="string">
            <text:p>#N/A</text:p>
          </table:table-cell>
          <table:table-cell office:value-type="string">
            <text:p>https://orcid.org/0000-0003-4582-7602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c41ed67d8456a93fef9ab62b79aae2c2</text:p>
          </table:table-cell>
          <table:table-cell office:value-type="string">
            <text:p>Ferrara Maria Rita</text:p>
          </table:table-cell>
          <table:table-cell/>
          <table:table-cell office:value-type="string">
            <text:p>innerCoAuthorsId</text:p>
          </table:table-cell>
          <table:table-cell office:value-type="float" office:value="100">
            <text:p>100</text:p>
          </table:table-cell>
          <table:table-cell office:value-type="string">
            <text:p>Associate Professor</text:p>
          </table:table-cell>
          <table:table-cell office:value-type="string">
            <text:p>Design degli Ambienti del Paesaggio e della Mobilit�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futuro;terra</text:p>
          </table:table-cell>
          <table:table-cell office:value-type="string">
            <text:p>https://orcid.org/0000-0002-4099-3137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692aed1770d4e4d9000bdac062f752d8</text:p>
          </table:table-cell>
          <table:table-cell office:value-type="string">
            <text:p>Ferrari Camill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4099-3137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0.55336</text:p>
          </table:table-cell>
        </table:table-row>
        <table:table-row table:style-name="ro2">
          <table:table-cell office:value-type="string">
            <text:p>innercoauthorsid_2dfff519d9e6b25da3b4c02db2e199da</text:p>
          </table:table-cell>
          <table:table-cell office:value-type="string">
            <text:p>Ferrari Massim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4099-3137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6566eeb22d4221821b253f300a87d5ad</text:p>
          </table:table-cell>
          <table:table-cell office:value-type="string">
            <text:p>Ferrari Simone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4099-31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d3ca0ce5fab6455eed1e9601e6997944</text:p>
          </table:table-cell>
          <table:table-cell office:value-type="string">
            <text:p>Ferrarin Mauriz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4099-313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0.638889</text:p>
          </table:table-cell>
        </table:table-row>
        <table:table-row table:style-name="ro2">
          <table:table-cell office:value-type="string">
            <text:p>innercoauthorsid_ac6aa09a631a7e868804e5156fdb1900</text:p>
          </table:table-cell>
          <table:table-cell office:value-type="string">
            <text:p>Ferrario Manuel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4099-313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029cf1df257903f2b9dbe6ee27c0eb59</text:p>
          </table:table-cell>
          <table:table-cell office:value-type="string">
            <text:p>Ferraris Silvia Deborah</text:p>
          </table:table-cell>
          <table:table-cell/>
          <table:table-cell office:value-type="string">
            <text:p>innerCoAuthorsId</text:p>
          </table:table-cell>
          <table:table-cell office:value-type="float" office:value="58">
            <text:p>58</text:p>
          </table:table-cell>
          <table:table-cell office:value-type="string">
            <text:p>Assistant Professor</text:p>
          </table:table-cell>
          <table:table-cell office:value-type="string">
            <text:p>Design di Prodotti Strategie e Servizi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micro</text:p>
          </table:table-cell>
          <table:table-cell office:value-type="string">
            <text:p>https://orcid.org/0000-0003-3045-5359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45ea1299465c86a937ffc295e19322c9</text:p>
          </table:table-cell>
          <table:table-cell office:value-type="string">
            <text:p>Ferraro Venere</text:p>
          </table:table-cell>
          <table:table-cell/>
          <table:table-cell office:value-type="string">
            <text:p>innerCoAuthorsId</text:p>
          </table:table-cell>
          <table:table-cell office:value-type="float" office:value="50">
            <text:p>50</text:p>
          </table:table-cell>
          <table:table-cell office:value-type="string">
            <text:p>Assistant Professor</text:p>
          </table:table-cell>
          <table:table-cell office:value-type="string">
            <text:p>Design di Prodotti Strategie e Servizi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atti;gioco</text:p>
          </table:table-cell>
          <table:table-cell office:value-type="string">
            <text:p>https://orcid.org/0000-0003-3045-5359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0.355556</text:p>
          </table:table-cell>
        </table:table-row>
        <table:table-row table:style-name="ro2">
          <table:table-cell office:value-type="string">
            <text:p>innercoauthorsid_dea47c98ebd1f3ec827444160a0c70f8</text:p>
          </table:table-cell>
          <table:table-cell office:value-type="string">
            <text:p>Ferreira De Andrade Poshar Franca Andre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3045-5359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a35b736d3d0fe62cbe71e299e6447e91</text:p>
          </table:table-cell>
          <table:table-cell office:value-type="string">
            <text:p>Ferretti Cristian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3045-535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87d063dce391243d14eb3bcbba53f487</text:p>
          </table:table-cell>
          <table:table-cell office:value-type="string">
            <text:p>Ferretti Valentin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3045-5359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07b8deef075fb9a07e76c29993aa6641</text:p>
          </table:table-cell>
          <table:table-cell office:value-type="string">
            <text:p>Ferri Giordan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3045-5359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f347d0cd857c16b33354cc0991b087fe</text:p>
          </table:table-cell>
          <table:table-cell office:value-type="string">
            <text:p>Ferrigno Giancarl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3045-5359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79a9daa037fde955ad7508e977dfb537</text:p>
          </table:table-cell>
          <table:table-cell office:value-type="string">
            <text:p>Figiani Maurizio</text:p>
          </table:table-cell>
          <table:table-cell/>
          <table:table-cell office:value-type="string">
            <text:p>innerCoAuthorsId</text:p>
          </table:table-cell>
          <table:table-cell office:value-type="float" office:value="13">
            <text:p>13</text:p>
          </table:table-cell>
          <table:table-cell office:value-type="string">
            <text:p>Assistant Professor</text:p>
          </table:table-cell>
          <table:table-cell office:value-type="string">
            <text:p>Design e Culture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data</text:p>
          </table:table-cell>
          <table:table-cell office:value-type="string">
            <text:p>https://orcid.org/0000-0002-0330-753X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0.666667</text:p>
          </table:table-cell>
        </table:table-row>
        <table:table-row table:style-name="ro2">
          <table:table-cell office:value-type="string">
            <text:p>innercoauthorsid_77a053f1f8f45519eb39bd72a5a4eaaa</text:p>
          </table:table-cell>
          <table:table-cell office:value-type="string">
            <text:p>Finessi Giuseppe</text:p>
          </table:table-cell>
          <table:table-cell/>
          <table:table-cell office:value-type="string">
            <text:p>innerCoAuthorsId</text:p>
          </table:table-cell>
          <table:table-cell office:value-type="float" office:value="100">
            <text:p>100</text:p>
          </table:table-cell>
          <table:table-cell office:value-type="string">
            <text:p>Associate Professor</text:p>
          </table:table-cell>
          <table:table-cell office:value-type="string">
            <text:p>Design degli Ambienti del Paesaggio e della Mobilit�</text:p>
          </table:table-cell>
          <table:table-cell office:value-type="string">
            <text:p>Professore associato a tempo pien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novembre;fab;bio</text:p>
          </table:table-cell>
          <table:table-cell office:value-type="string">
            <text:p>https://orcid.org/0000-0003-0633-54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91f1c0dc7fc3dc91666a92d635eae536</text:p>
          </table:table-cell>
          <table:table-cell office:value-type="string">
            <text:p>Fiorani Eleonora</text:p>
          </table:table-cell>
          <table:table-cell/>
          <table:table-cell office:value-type="string">
            <text:p>innerCoAuthorsId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#N/A</text:p>
          </table:table-cell>
          <table:table-cell office:value-type="string">
            <text:p>https://orcid.org/0000-0003-0633-541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2145b70b5d3d344d247f7696fbc22a5e</text:p>
          </table:table-cell>
          <table:table-cell office:value-type="string">
            <text:p>Foglieni Francesca</text:p>
          </table:table-cell>
          <table:table-cell/>
          <table:table-cell office:value-type="string">
            <text:p>innerCoAuthorsId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service;research;framework</text:p>
          </table:table-cell>
          <table:table-cell office:value-type="string">
            <text:p>https://orcid.org/0000-0003-0633-5410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8300327f96df430f9002cd2f5b35a6f2</text:p>
          </table:table-cell>
          <table:table-cell office:value-type="string">
            <text:p>Fois Luca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gioco</text:p>
          </table:table-cell>
          <table:table-cell office:value-type="string">
            <text:p>https://orcid.org/0000-0003-0633-5410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string">
            <text:p>0.30719</text:p>
          </table:table-cell>
        </table:table-row>
        <table:table-row table:style-name="ro2">
          <table:table-cell office:value-type="string">
            <text:p>innercoauthorsid_f4e33dd4f80d523f2f3753e60de901c2</text:p>
          </table:table-cell>
          <table:table-cell office:value-type="string">
            <text:p>Fonseca Braga Mariana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office:value-type="string">
            <text:p>PhD student</text:p>
          </table:table-cell>
          <table:table-cell office:value-type="string">
            <text:p>No section</text:p>
          </table:table-cell>
          <table:table-cell office:value-type="string">
            <text:p>Professore associato a tempo pien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case;study</text:p>
          </table:table-cell>
          <table:table-cell office:value-type="string">
            <text:p>https://orcid.org/0000-0003-0633-5410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0.666667</text:p>
          </table:table-cell>
        </table:table-row>
        <table:table-row table:style-name="ro2">
          <table:table-cell office:value-type="string">
            <text:p>innercoauthorsid_62a7c256f443ae9f4bead8b5b3b6e9ae</text:p>
          </table:table-cell>
          <table:table-cell office:value-type="string">
            <text:p>Fontana Alberto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#N/A</text:p>
          </table:table-cell>
          <table:table-cell office:value-type="string">
            <text:p>https://orcid.org/0000-0003-0633-5410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string">
            <text:p>0.204678</text:p>
          </table:table-cell>
        </table:table-row>
        <table:table-row table:style-name="ro2">
          <table:table-cell office:value-type="string">
            <text:p>innercoauthorsid_24a998ff669f0898238b452efdd0b595</text:p>
          </table:table-cell>
          <table:table-cell office:value-type="string">
            <text:p>Fontana Giulio Angelo Eugen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#N/A</text:p>
          </table:table-cell>
          <table:table-cell office:value-type="string">
            <text:p>https://orcid.org/0000-0003-0633-541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string">
            <text:p>0.333333</text:p>
          </table:table-cell>
        </table:table-row>
        <table:table-row table:style-name="ro2">
          <table:table-cell office:value-type="string">
            <text:p>innercoauthorsid_1efafd391d9a413e62e0a7c8a10d13d8</text:p>
          </table:table-cell>
          <table:table-cell office:value-type="string">
            <text:p>Forcolini Gianni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#N/A</text:p>
          </table:table-cell>
          <table:table-cell office:value-type="string">
            <text:p>https://orcid.org/0000-0003-0633-54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e66ce3b04e289d956325566139f72d9e</text:p>
          </table:table-cell>
          <table:table-cell office:value-type="string">
            <text:p>Forino Immacolata Concezion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#N/A</text:p>
          </table:table-cell>
          <table:table-cell office:value-type="string">
            <text:p>https://orcid.org/0000-0003-0633-541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a396d98c9777cc3989d2a339228ea39d</text:p>
          </table:table-cell>
          <table:table-cell office:value-type="string">
            <text:p>Formia Elena Mar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experience;fertilization;human;humanities;cross;mani</text:p>
          </table:table-cell>
          <table:table-cell office:value-type="string">
            <text:p>https://orcid.org/0000-0003-0633-5410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string">
            <text:p>0.712121</text:p>
          </table:table-cell>
        </table:table-row>
        <table:table-row table:style-name="ro2">
          <table:table-cell office:value-type="string">
            <text:p>innercoauthorsid_0fe86f8a0589d5bfec7ee07bca64caa2</text:p>
          </table:table-cell>
          <table:table-cell office:value-type="string">
            <text:p>Fossati Maria Rosann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#N/A</text:p>
          </table:table-cell>
          <table:table-cell office:value-type="string">
            <text:p>https://orcid.org/0000-0003-0633-541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d47169445c075bf925626d47ad54f09f</text:p>
          </table:table-cell>
          <table:table-cell office:value-type="string">
            <text:p>Franceschini Silvia</text:p>
          </table:table-cell>
          <table:table-cell/>
          <table:table-cell office:value-type="string">
            <text:p>innerCoAuthorsId</text:p>
          </table:table-cell>
          <table:table-cell office:value-type="float" office:value="8">
            <text:p>8</text:p>
          </table:table-cell>
          <table:table-cell office:value-type="string">
            <text:p>PhD student</text:p>
          </table:table-cell>
          <table:table-cell office:value-type="string">
            <text:p>No section</text:p>
          </table:table-cell>
          <table:table-cell office:value-type="string">
            <text:p>Professore associato a tempo pien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scenari;city;applicati;system;food;practice;sustainability</text:p>
          </table:table-cell>
          <table:table-cell office:value-type="string">
            <text:p>https://orcid.org/0000-0003-0633-5410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0.466667</text:p>
          </table:table-cell>
        </table:table-row>
        <table:table-row table:style-name="ro2">
          <table:table-cell office:value-type="string">
            <text:p>innercoauthorsid_c1ce06703001e4f01ff0259ae19a6283</text:p>
          </table:table-cell>
          <table:table-cell office:value-type="string">
            <text:p>Franchini Luc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#N/A</text:p>
          </table:table-cell>
          <table:table-cell office:value-type="string">
            <text:p>https://orcid.org/0000-0003-0633-5410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c7c7fe1a5a4375183c3b0f4df78bb91d</text:p>
          </table:table-cell>
          <table:table-cell office:value-type="string">
            <text:p>Franzato Carl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#N/A</text:p>
          </table:table-cell>
          <table:table-cell office:value-type="string">
            <text:p>https://orcid.org/0000-0003-0633-541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30a47e9dddc0447053ac7733ad46f4de</text:p>
          </table:table-cell>
          <table:table-cell office:value-type="string">
            <text:p>Frassine Robert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manufacturing</text:p>
          </table:table-cell>
          <table:table-cell office:value-type="string">
            <text:p>https://orcid.org/0000-0003-0633-541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4cefd39a1c8f2719644f9d4ca0b36092</text:p>
          </table:table-cell>
          <table:table-cell office:value-type="string">
            <text:p>Frassoldati Alessio</text:p>
          </table:table-cell>
          <table:table-cell/>
          <table:table-cell office:value-type="string">
            <text:p>innerCoAuthorsId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real</text:p>
          </table:table-cell>
          <table:table-cell office:value-type="string">
            <text:p>https://orcid.org/0000-0003-0633-541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0.666667</text:p>
          </table:table-cell>
        </table:table-row>
        <table:table-row table:style-name="ro2">
          <table:table-cell office:value-type="string">
            <text:p>innercoauthorsid_39e04b328ba89fefd75250d214346081</text:p>
          </table:table-cell>
          <table:table-cell office:value-type="string">
            <text:p>Frattini Federic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#N/A</text:p>
          </table:table-cell>
          <table:table-cell office:value-type="string">
            <text:p>https://orcid.org/0000-0003-0633-5410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031b0d79d35878344211ed9b805f8a29</text:p>
          </table:table-cell>
          <table:table-cell office:value-type="string">
            <text:p>Frigo Carlo Albino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#N/A</text:p>
          </table:table-cell>
          <table:table-cell office:value-type="string">
            <text:p>https://orcid.org/0000-0003-0633-541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32926033eb1e441f1804f9d80fbc54e3</text:p>
          </table:table-cell>
          <table:table-cell office:value-type="string">
            <text:p>Fugini Mariagraz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#N/A</text:p>
          </table:table-cell>
          <table:table-cell office:value-type="string">
            <text:p>https://orcid.org/0000-0003-0633-5410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e02d4ec85ca16e6532ba9e8d1fddb2d2</text:p>
          </table:table-cell>
          <table:table-cell office:value-type="string">
            <text:p>Fumero Robert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#N/A</text:p>
          </table:table-cell>
          <table:table-cell office:value-type="string">
            <text:p>https://orcid.org/0000-0003-0633-541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2a99043e38d969659e3f05732b7687d5</text:p>
          </table:table-cell>
          <table:table-cell office:value-type="string">
            <text:p>Fusca Marcello Cono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#N/A</text:p>
          </table:table-cell>
          <table:table-cell office:value-type="string">
            <text:p>https://orcid.org/0000-0003-0633-5410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d6cb5db6875d09715b448141e7f5356e</text:p>
          </table:table-cell>
          <table:table-cell office:value-type="string">
            <text:p>Gabbatore Robert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#N/A</text:p>
          </table:table-cell>
          <table:table-cell office:value-type="string">
            <text:p>https://orcid.org/0000-0003-0633-541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0.5</text:p>
          </table:table-cell>
        </table:table-row>
        <table:table-row table:style-name="ro2">
          <table:table-cell office:value-type="string">
            <text:p>innercoauthorsid_3717dbacfdae85e7d796b307e2ad6658</text:p>
          </table:table-cell>
          <table:table-cell office:value-type="string">
            <text:p>Gaddi Rossana</text:p>
          </table:table-cell>
          <table:table-cell/>
          <table:table-cell office:value-type="string">
            <text:p>innerCoAuthorsId</text:p>
          </table:table-cell>
          <table:table-cell office:value-type="float" office:value="34">
            <text:p>34</text:p>
          </table:table-cell>
          <table:table-cell office:value-type="string">
            <text:p>Research Fellow</text:p>
          </table:table-cell>
          <table:table-cell office:value-type="string">
            <text:p>Design di Prodotti Strategie e Servizi</text:p>
          </table:table-cell>
          <table:table-cell office:value-type="string">
            <text:p>Professore associato a tempo pien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lavori;museo;simbolisti</text:p>
          </table:table-cell>
          <table:table-cell office:value-type="string">
            <text:p>https://orcid.org/0000-0003-0633-541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836b703d5cb634d4e1e664853effd5ce</text:p>
          </table:table-cell>
          <table:table-cell office:value-type="string">
            <text:p>Gaetani Flora</text:p>
          </table:table-cell>
          <table:table-cell/>
          <table:table-cell office:value-type="string">
            <text:p>innerCoAuthorsId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framework</text:p>
          </table:table-cell>
          <table:table-cell office:value-type="string">
            <text:p>https://orcid.org/0000-0003-0633-54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dde7f7bb7bc04667ec152a731da75f55</text:p>
          </table:table-cell>
          <table:table-cell office:value-type="string">
            <text:p>Gaiani Marc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through</text:p>
          </table:table-cell>
          <table:table-cell office:value-type="string">
            <text:p>https://orcid.org/0000-0003-0633-541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464355187ea60e3c29d6951cd52378a5</text:p>
          </table:table-cell>
          <table:table-cell office:value-type="string">
            <text:p>Galateo Simon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ICAR/16 - Architettura Degli Interni E Allestimento</text:p>
          </table:table-cell>
          <table:table-cell office:value-type="string">
            <text:p>#N/A</text:p>
          </table:table-cell>
          <table:table-cell office:value-type="string">
            <text:p>https://orcid.org/0000-0003-0633-54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666667</text:p>
          </table:table-cell>
        </table:table-row>
        <table:table-row table:style-name="ro2">
          <table:table-cell office:value-type="string">
            <text:p>innercoauthorsid_c8149dc3a5174e034a1274c28dd3d02b</text:p>
          </table:table-cell>
          <table:table-cell office:value-type="string">
            <text:p>Galbiati Maria Luisa</text:p>
          </table:table-cell>
          <table:table-cell/>
          <table:table-cell office:value-type="string">
            <text:p>innerCoAuthorsId</text:p>
          </table:table-cell>
          <table:table-cell office:value-type="float" office:value="100">
            <text:p>100</text:p>
          </table:table-cell>
          <table:table-cell office:value-type="string">
            <text:p>Full Professor</text:p>
          </table:table-cell>
          <table:table-cell office:value-type="string">
            <text:p>Design di Prodotti Strategie e Servizi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lab</text:p>
          </table:table-cell>
          <table:table-cell office:value-type="string">
            <text:p>https://orcid.org/0000-0002-4578-2072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string">
            <text:p>0.642857</text:p>
          </table:table-cell>
        </table:table-row>
        <table:table-row table:style-name="ro2">
          <table:table-cell office:value-type="string">
            <text:p>innercoauthorsid_cc88b51f229e398cc8a9a963d74700dd</text:p>
          </table:table-cell>
          <table:table-cell office:value-type="string">
            <text:p>Galeazzi Chiara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office:value-type="string">
            <text:p>Research Fellow</text:p>
          </table:table-cell>
          <table:table-cell office:value-type="string">
            <text:p>Design di Prodotti Strategie e Servizi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modelli;sociale;nuovi;verso;laboratori;definizione;ora;lab</text:p>
          </table:table-cell>
          <table:table-cell office:value-type="string">
            <text:p>https://orcid.org/0000-0002-4578-2072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0.8</text:p>
          </table:table-cell>
        </table:table-row>
        <table:table-row table:style-name="ro2">
          <table:table-cell office:value-type="string">
            <text:p>innercoauthorsid_58a7c964f2f05a54315013a604ee8b8b</text:p>
          </table:table-cell>
          <table:table-cell office:value-type="string">
            <text:p>Galimberti Giorgi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4578-207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0.833333</text:p>
          </table:table-cell>
        </table:table-row>
        <table:table-row table:style-name="ro2">
          <table:table-cell office:value-type="string">
            <text:p>innercoauthorsid_cf34465bf803e0274a7760ccbb925395</text:p>
          </table:table-cell>
          <table:table-cell office:value-type="string">
            <text:p>Galisai Robert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4578-2072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474146377efcf15b03e00e786bbf0038</text:p>
          </table:table-cell>
          <table:table-cell office:value-type="string">
            <text:p>Gallarati Federic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oro;criteri;robot;bio</text:p>
          </table:table-cell>
          <table:table-cell office:value-type="string">
            <text:p>https://orcid.org/0000-0002-4578-207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0.833333</text:p>
          </table:table-cell>
        </table:table-row>
        <table:table-row table:style-name="ro2">
          <table:table-cell office:value-type="string">
            <text:p>innercoauthorsid_1055af3e643fa9ae19a1323dbd013d27</text:p>
          </table:table-cell>
          <table:table-cell office:value-type="string">
            <text:p>Galli Francesco</text:p>
          </table:table-cell>
          <table:table-cell/>
          <table:table-cell office:value-type="string">
            <text:p>innerCoAuthorsId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4578-207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71c603fa79c1d12e2cdd45f80595d2bb</text:p>
          </table:table-cell>
          <table:table-cell office:value-type="string">
            <text:p>Galli Manuel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4578-207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691f37315cf2e20de74ebbe804861a07</text:p>
          </table:table-cell>
          <table:table-cell office:value-type="string">
            <text:p>Galloni Laur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4578-207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59508bd6a3a37cf0a601c2c4cdb71fbc</text:p>
          </table:table-cell>
          <table:table-cell office:value-type="string">
            <text:p>Galluzzo Laura</text:p>
          </table:table-cell>
          <table:table-cell/>
          <table:table-cell office:value-type="string">
            <text:p>innerCoAuthorsId</text:p>
          </table:table-cell>
          <table:table-cell office:value-type="float" office:value="23">
            <text:p>23</text:p>
          </table:table-cell>
          <table:table-cell office:value-type="string">
            <text:p>Research Fellow</text:p>
          </table:table-cell>
          <table:table-cell office:value-type="string">
            <text:p>Design degli Ambienti del Paesaggio e della Mobilit�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city</text:p>
          </table:table-cell>
          <table:table-cell office:value-type="string">
            <text:p>https://orcid.org/0000-0002-4578-2072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0.5</text:p>
          </table:table-cell>
        </table:table-row>
        <table:table-row table:style-name="ro2">
          <table:table-cell office:value-type="string">
            <text:p>innercoauthorsid_3ae16ae98636fcd09f4dd4a5c783be4a</text:p>
          </table:table-cell>
          <table:table-cell office:value-type="string">
            <text:p>Galuzzi Paolo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4578-207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1a6cdfc0cbb8ea76e2633d31a6e2de46</text:p>
          </table:table-cell>
          <table:table-cell office:value-type="string">
            <text:p>Gambardella Francesc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4578-2072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string">
            <text:p>0.307692</text:p>
          </table:table-cell>
        </table:table-row>
        <table:table-row table:style-name="ro2">
          <table:table-cell office:value-type="string">
            <text:p>innercoauthorsid_f980c2aa14d532f98440680a11250f7c</text:p>
          </table:table-cell>
          <table:table-cell office:value-type="string">
            <text:p>Gambera Davide Anton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case</text:p>
          </table:table-cell>
          <table:table-cell office:value-type="string">
            <text:p>https://orcid.org/0000-0002-4578-207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1c4507f9dbfa0ccedaa96cc86fdd35c9</text:p>
          </table:table-cell>
          <table:table-cell office:value-type="string">
            <text:p>Gandini Paolo</text:p>
          </table:table-cell>
          <table:table-cell/>
          <table:table-cell office:value-type="string">
            <text:p>innerCoAuthorsId</text:p>
          </table:table-cell>
          <table:table-cell office:value-type="float" office:value="26">
            <text:p>26</text:p>
          </table:table-cell>
          <table:table-cell office:value-type="string">
            <text:p>Research Fellow</text:p>
          </table:table-cell>
          <table:table-cell office:value-type="string">
            <text:p>Design degli Ambienti del Paesaggio e della Mobilit�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era;area;applicati;expo;trans;porta</text:p>
          </table:table-cell>
          <table:table-cell office:value-type="string">
            <text:p>https://orcid.org/0000-0002-4578-2072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0.8</text:p>
          </table:table-cell>
        </table:table-row>
        <table:table-row table:style-name="ro2">
          <table:table-cell office:value-type="string">
            <text:p>innercoauthorsid_d85fefc4dd299053226390bf60d520c8</text:p>
          </table:table-cell>
          <table:table-cell office:value-type="string">
            <text:p>Garavaglia Elsa</text:p>
          </table:table-cell>
          <table:table-cell/>
          <table:table-cell office:value-type="string">
            <text:p>innerCoAuthorsId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building</text:p>
          </table:table-cell>
          <table:table-cell office:value-type="string">
            <text:p>https://orcid.org/0000-0002-4578-2072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0.6</text:p>
          </table:table-cell>
        </table:table-row>
        <table:table-row table:style-name="ro2">
          <table:table-cell office:value-type="string">
            <text:p>innercoauthorsid_63dd50a3a61604529a2efb0c38837858</text:p>
          </table:table-cell>
          <table:table-cell office:value-type="string">
            <text:p>Garbarino Mauriz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4578-207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0.340659</text:p>
          </table:table-cell>
        </table:table-row>
        <table:table-row table:style-name="ro2">
          <table:table-cell office:value-type="string">
            <text:p>innercoauthorsid_acd16b2797dee69760b551e11eb94a23</text:p>
          </table:table-cell>
          <table:table-cell office:value-type="string">
            <text:p>Garrone Paola Mar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4578-207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e81b8bd383f2b34561be2ed9295d287a</text:p>
          </table:table-cell>
          <table:table-cell office:value-type="string">
            <text:p>Garzotto Franca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/>
          <table:table-cell office:value-type="string">
            <text:p>https://orcid.org/0000-0002-4578-207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44f89b9014bb09f16aef6044c928d2e9</text:p>
          </table:table-cell>
          <table:table-cell office:value-type="string">
            <text:p>Gatti El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era;arte;arti;parte;siti;porta;portatile;contenitore</text:p>
          </table:table-cell>
          <table:table-cell office:value-type="string">
            <text:p>https://orcid.org/0000-0002-4578-2072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b3ffa8c4cc484954b8f580f57ceecae0</text:p>
          </table:table-cell>
          <table:table-cell office:value-type="string">
            <text:p>Gatto Marin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4578-2072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1002d93ca6015862c016e84181fc72e2</text:p>
          </table:table-cell>
          <table:table-cell office:value-type="string">
            <text:p>Gellini Gisell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light</text:p>
          </table:table-cell>
          <table:table-cell office:value-type="string">
            <text:p>https://orcid.org/0000-0002-4578-207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6235428bd24aab0c5998b071b79ee41b</text:p>
          </table:table-cell>
          <table:table-cell office:value-type="string">
            <text:p>Genco Davide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4578-2072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0.666667</text:p>
          </table:table-cell>
        </table:table-row>
        <table:table-row table:style-name="ro2">
          <table:table-cell office:value-type="string">
            <text:p>innercoauthorsid_2bcb57de24821858923ade4bf5869c75</text:p>
          </table:table-cell>
          <table:table-cell office:value-type="string">
            <text:p>Genna Cristin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4578-2072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string">
            <text:p>0.333333</text:p>
          </table:table-cell>
        </table:table-row>
        <table:table-row table:style-name="ro2">
          <table:table-cell office:value-type="string">
            <text:p>innercoauthorsid_4717d690c83725e59e7511101fe2a92a</text:p>
          </table:table-cell>
          <table:table-cell office:value-type="string">
            <text:p>Gentile Carmel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4578-207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string">
            <text:p>0.324675</text:p>
          </table:table-cell>
        </table:table-row>
        <table:table-row table:style-name="ro2">
          <table:table-cell office:value-type="string">
            <text:p>innercoauthorsid_19373c4b0a78aa4265a7ad61cc23ad13</text:p>
          </table:table-cell>
          <table:table-cell office:value-type="string">
            <text:p>Gentili Helen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concorso;vinci;light;corso;luci</text:p>
          </table:table-cell>
          <table:table-cell office:value-type="string">
            <text:p>https://orcid.org/0000-0002-4578-207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0.638095</text:p>
          </table:table-cell>
        </table:table-row>
        <table:table-row table:style-name="ro2">
          <table:table-cell office:value-type="string">
            <text:p>innercoauthorsid_a8c73f4d7baaf35d180b8eb82b6d9e5e</text:p>
          </table:table-cell>
          <table:table-cell office:value-type="string">
            <text:p>Gerosa Giulia Maria</text:p>
          </table:table-cell>
          <table:table-cell/>
          <table:table-cell office:value-type="string">
            <text:p>innerCoAuthorsId</text:p>
          </table:table-cell>
          <table:table-cell office:value-type="float" office:value="68">
            <text:p>68</text:p>
          </table:table-cell>
          <table:table-cell office:value-type="string">
            <text:p>Associate Professor</text:p>
          </table:table-cell>
          <table:table-cell office:value-type="string">
            <text:p>Design degli Ambienti del Paesaggio e della Mobilit�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light</text:p>
          </table:table-cell>
          <table:table-cell office:value-type="string">
            <text:p>https://orcid.org/0000-0003-3565-337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cae79250daf650b7b6ddd5df9f2e2130</text:p>
          </table:table-cell>
          <table:table-cell office:value-type="string">
            <text:p>Ghezzi Silv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/>
          <table:table-cell office:value-type="string">
            <text:p>https://orcid.org/0000-0003-3565-3370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string">
            <text:p>0.498024</text:p>
          </table:table-cell>
        </table:table-row>
        <table:table-row table:style-name="ro2">
          <table:table-cell office:value-type="string">
            <text:p>innercoauthorsid_4cbc03276e4262a19631165a82524174</text:p>
          </table:table-cell>
          <table:table-cell office:value-type="string">
            <text:p>Giambruno Maria Cristin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innovazione;futuro;impresa;azione;dove;nasce</text:p>
          </table:table-cell>
          <table:table-cell office:value-type="string">
            <text:p>https://orcid.org/0000-0003-3565-3370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d68f702b75f63e3fe731ecaff677e2e2</text:p>
          </table:table-cell>
          <table:table-cell office:value-type="string">
            <text:p>Gianelli Luc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Research Fellow</text:p>
          </table:table-cell>
          <table:table-cell office:value-type="string">
            <text:p>No section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3565-337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903e9703c55cdfc3ddcc881dde6304c2</text:p>
          </table:table-cell>
          <table:table-cell office:value-type="string">
            <text:p>Gianni Andrea Enric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3565-337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0.666667</text:p>
          </table:table-cell>
        </table:table-row>
        <table:table-row table:style-name="ro2">
          <table:table-cell office:value-type="string">
            <text:p>innercoauthorsid_e01873613277eb4ac9f2bff865aa4588</text:p>
          </table:table-cell>
          <table:table-cell office:value-type="string">
            <text:p>Gibertini Giuseppe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/>
          <table:table-cell office:value-type="string">
            <text:p>https://orcid.org/0000-0003-3565-337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50abaafdccb3ded456ff628d4be5caab</text:p>
          </table:table-cell>
          <table:table-cell office:value-type="string">
            <text:p>Ginelli Elisabett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3565-3370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e79ddf7d84f0f9007661c2c65d4c4d21</text:p>
          </table:table-cell>
          <table:table-cell office:value-type="string">
            <text:p>Giostra Simon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3565-3370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e73dc3f1a783c61c4b7f0507b0011e6f</text:p>
          </table:table-cell>
          <table:table-cell office:value-type="string">
            <text:p>Giugliano Michel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arte;valutazione;azione;traffico;parte;modulo</text:p>
          </table:table-cell>
          <table:table-cell office:value-type="string">
            <text:p>https://orcid.org/0000-0003-3565-337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string">
            <text:p>0.384211</text:p>
          </table:table-cell>
        </table:table-row>
        <table:table-row table:style-name="ro2">
          <table:table-cell office:value-type="string">
            <text:p>innercoauthorsid_56d1f80ffa91a053938f4e8359ec2f79</text:p>
          </table:table-cell>
          <table:table-cell office:value-type="string">
            <text:p>Giunta Elena Enrica</text:p>
          </table:table-cell>
          <table:table-cell/>
          <table:table-cell office:value-type="string">
            <text:p>innerCoAuthorsId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through</text:p>
          </table:table-cell>
          <table:table-cell office:value-type="string">
            <text:p>https://orcid.org/0000-0003-3565-337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34a31efb4166225bf3114ee3456053c8</text:p>
          </table:table-cell>
          <table:table-cell office:value-type="string">
            <text:p>Gobbo Antoni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3565-337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4777ef699067d910fcccd70ab469e840</text:p>
          </table:table-cell>
          <table:table-cell office:value-type="string">
            <text:p>Gola Marc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3565-337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21778bb87a58fe172cadae0bbf0e91b9</text:p>
          </table:table-cell>
          <table:table-cell office:value-type="string">
            <text:p>Gong Miaosen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service;sustainable;ora;life;lab</text:p>
          </table:table-cell>
          <table:table-cell office:value-type="string">
            <text:p>https://orcid.org/0000-0003-3565-337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0.666667</text:p>
          </table:table-cell>
        </table:table-row>
        <table:table-row table:style-name="ro2">
          <table:table-cell office:value-type="string">
            <text:p>innercoauthorsid_c8d613c3988f0ef74fcea08bf88aaa47</text:p>
          </table:table-cell>
          <table:table-cell office:value-type="string">
            <text:p>Gorno Roberta</text:p>
          </table:table-cell>
          <table:table-cell/>
          <table:table-cell office:value-type="string">
            <text:p>innerCoAuthorsId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milan;studi;politecnico;learning;base;ora;master;lab;poli</text:p>
          </table:table-cell>
          <table:table-cell office:value-type="string">
            <text:p>https://orcid.org/0000-0003-3565-3370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string">
            <text:p>0.47619</text:p>
          </table:table-cell>
        </table:table-row>
        <table:table-row table:style-name="ro2">
          <table:table-cell office:value-type="string">
            <text:p>innercoauthorsid_32a397564e99d862f5aa9892d0273e8e</text:p>
          </table:table-cell>
          <table:table-cell office:value-type="string">
            <text:p>Graffieti Michele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3565-337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9b9dcca2887e6f9bab97e51d0d85c1ba</text:p>
          </table:table-cell>
          <table:table-cell office:value-type="string">
            <text:p>Gramegna Silvia Maria</text:p>
          </table:table-cell>
          <table:table-cell/>
          <table:table-cell office:value-type="string">
            <text:p>innerCoAuthorsId</text:p>
          </table:table-cell>
          <table:table-cell office:value-type="float" office:value="13">
            <text:p>13</text:p>
          </table:table-cell>
          <table:table-cell office:value-type="string">
            <text:p>Research Fellow</text:p>
          </table:table-cell>
          <table:table-cell office:value-type="string">
            <text:p>No section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era</text:p>
          </table:table-cell>
          <table:table-cell office:value-type="string">
            <text:p>https://orcid.org/0000-0003-3565-3370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string">
            <text:p>0.132275</text:p>
          </table:table-cell>
        </table:table-row>
        <table:table-row table:style-name="ro2">
          <table:table-cell office:value-type="string">
            <text:p>innercoauthorsid_f62a464d0ef23fa4b8630f5023e54672</text:p>
          </table:table-cell>
          <table:table-cell office:value-type="string">
            <text:p>Grassi Donat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3565-337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8e4c82aa052eb588166cab3b5cd8f611</text:p>
          </table:table-cell>
          <table:table-cell office:value-type="string">
            <text:p>Grecchi Manuel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3565-337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fff2ca1996aca0ecf387fe737b1e069f</text:p>
          </table:table-cell>
          <table:table-cell office:value-type="string">
            <text:p>Grimaldi Raffaele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3565-337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2ee065f4ecbfc1683fd583bee28ba091</text:p>
          </table:table-cell>
          <table:table-cell office:value-type="string">
            <text:p>Guagliano Mar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products</text:p>
          </table:table-cell>
          <table:table-cell office:value-type="string">
            <text:p>https://orcid.org/0000-0003-3565-337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string">
            <text:p>0.5</text:p>
          </table:table-cell>
        </table:table-row>
        <table:table-row table:style-name="ro2">
          <table:table-cell office:value-type="string">
            <text:p>innercoauthorsid_8ef87bd24f7a2823a2e40f4f0326423a</text:p>
          </table:table-cell>
          <table:table-cell office:value-type="string">
            <text:p>Guaricci Fabi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3565-337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0.333333</text:p>
          </table:table-cell>
        </table:table-row>
        <table:table-row table:style-name="ro2">
          <table:table-cell office:value-type="string">
            <text:p>innercoauthorsid_30a3f6d8b056317f55c407bac4e1743d</text:p>
          </table:table-cell>
          <table:table-cell office:value-type="string">
            <text:p>Guarisco Margherita</text:p>
          </table:table-cell>
          <table:table-cell/>
          <table:table-cell office:value-type="string">
            <text:p>innerCoAuthorsId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3565-337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cf8d0def1134d035088d2aaf1fd46bb1</text:p>
          </table:table-cell>
          <table:table-cell office:value-type="string">
            <text:p>Guarneri Maria Renat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/>
          <table:table-cell office:value-type="string">
            <text:p>https://orcid.org/0000-0003-3565-3370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22ff41e197e5b36129f5cdfed08bc577</text:p>
          </table:table-cell>
          <table:table-cell office:value-type="string">
            <text:p>Guerini Silvi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3565-337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e36e182dd55436d2c0c2450b73366382</text:p>
          </table:table-cell>
          <table:table-cell office:value-type="string">
            <text:p>Guerrini Luca</text:p>
          </table:table-cell>
          <table:table-cell/>
          <table:table-cell office:value-type="string">
            <text:p>innerCoAuthorsId</text:p>
          </table:table-cell>
          <table:table-cell office:value-type="float" office:value="52">
            <text:p>52</text:p>
          </table:table-cell>
          <table:table-cell office:value-type="string">
            <text:p>Associate Professor</text:p>
          </table:table-cell>
          <table:table-cell office:value-type="string">
            <text:p>Design degli Ambienti del Paesaggio e della Mobilit�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/>
          <table:table-cell office:value-type="string">
            <text:p>https://orcid.org/0000-0001-9946-521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0.809524</text:p>
          </table:table-cell>
        </table:table-row>
        <table:table-row table:style-name="ro2">
          <table:table-cell office:value-type="string">
            <text:p>innercoauthorsid_77cc0a5274af67d165f5cc62bfedae82</text:p>
          </table:table-cell>
          <table:table-cell office:value-type="string">
            <text:p>Guglielmetti Ilaria</text:p>
          </table:table-cell>
          <table:table-cell/>
          <table:table-cell office:value-type="string">
            <text:p>innerCoAuthorsId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arte;esperienza;tradizione;arti;sperimentazione;azione;parte</text:p>
          </table:table-cell>
          <table:table-cell office:value-type="string">
            <text:p>https://orcid.org/0000-0001-9946-521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2b04d70aa1ae10d1c10081e6c9e3811a</text:p>
          </table:table-cell>
          <table:table-cell office:value-type="string">
            <text:p>Guida Francesco Ermanno</text:p>
          </table:table-cell>
          <table:table-cell/>
          <table:table-cell office:value-type="string">
            <text:p>innerCoAuthorsId</text:p>
          </table:table-cell>
          <table:table-cell office:value-type="float" office:value="75">
            <text:p>75</text:p>
          </table:table-cell>
          <table:table-cell office:value-type="string">
            <text:p>Assistant Professor</text:p>
          </table:table-cell>
          <table:table-cell office:value-type="string">
            <text:p>Design e Culture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valori;riflessioni;valorizzazione;reti;azione;valorizza;network;chiave</text:p>
          </table:table-cell>
          <table:table-cell office:value-type="string">
            <text:p>https://orcid.org/0000-0003-3679-336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b8cfecaec51940e3136840e31eee98d3</text:p>
          </table:table-cell>
          <table:table-cell office:value-type="string">
            <text:p>Guidi Gabriele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era</text:p>
          </table:table-cell>
          <table:table-cell office:value-type="string">
            <text:p>https://orcid.org/0000-0003-3679-3367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6c192e0e0ef8f727b38513fa5b6ce82a</text:p>
          </table:table-cell>
          <table:table-cell office:value-type="string">
            <text:p>Gunetti Luciana</text:p>
          </table:table-cell>
          <table:table-cell/>
          <table:table-cell office:value-type="string">
            <text:p>innerCoAuthorsId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cultura;arti;technologies;designing;led;knowledge;cult;line;tech</text:p>
          </table:table-cell>
          <table:table-cell office:value-type="string">
            <text:p>https://orcid.org/0000-0003-3679-3367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c4f6fdac2a5612506c7b6e6862771bbe</text:p>
          </table:table-cell>
          <table:table-cell office:value-type="string">
            <text:p>Han Han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3679-3367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da616555bda8216176e1780701b7fa38</text:p>
          </table:table-cell>
          <table:table-cell office:value-type="string">
            <text:p>He Shushu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PhD student</text:p>
          </table:table-cell>
          <table:table-cell office:value-type="string">
            <text:p>No section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3679-3367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228ac8e933b1343609208b45e3e6e02c</text:p>
          </table:table-cell>
          <table:table-cell office:value-type="string">
            <text:p>Huang Siyuan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PhD student</text:p>
          </table:table-cell>
          <table:table-cell office:value-type="string">
            <text:p>No section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drivers;road;study</text:p>
          </table:table-cell>
          <table:table-cell office:value-type="string">
            <text:p>https://orcid.org/0000-0003-3679-336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a8d7dd79fc013764ec07572a3cf47b5e</text:p>
          </table:table-cell>
          <table:table-cell office:value-type="string">
            <text:p>Ianniello Alessandr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3679-336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38405572b84c0113b3b4c19f6a5b207a</text:p>
          </table:table-cell>
          <table:table-cell office:value-type="string">
            <text:p>Iannilli Valeria Maria</text:p>
          </table:table-cell>
          <table:table-cell/>
          <table:table-cell office:value-type="string">
            <text:p>innerCoAuthorsId</text:p>
          </table:table-cell>
          <table:table-cell office:value-type="float" office:value="43">
            <text:p>43</text:p>
          </table:table-cell>
          <table:table-cell office:value-type="string">
            <text:p>Associate Professor</text:p>
          </table:table-cell>
          <table:table-cell office:value-type="string">
            <text:p>Design e Culture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/>
          <table:table-cell office:value-type="string">
            <text:p>https://orcid.org/0000-0002-6042-8944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e18dfa7a8a2aa9e65a48830d1c7cb337</text:p>
          </table:table-cell>
          <table:table-cell office:value-type="string">
            <text:p>Iarossi Maria Pompeiana</text:p>
          </table:table-cell>
          <table:table-cell/>
          <table:table-cell office:value-type="string">
            <text:p>innerCoAuthorsId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visivi;ora;monte;sacro;teatro;perspective</text:p>
          </table:table-cell>
          <table:table-cell office:value-type="string">
            <text:p>https://orcid.org/0000-0002-6042-894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4ddc419270cb3653cd81acf1ca3d7804</text:p>
          </table:table-cell>
          <table:table-cell office:value-type="string">
            <text:p>Icke Secil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6042-8944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string">
            <text:p>0.607143</text:p>
          </table:table-cell>
        </table:table-row>
        <table:table-row table:style-name="ro2">
          <table:table-cell office:value-type="string">
            <text:p>innercoauthorsid_a3885955b294e0c2c9cb2d38afbb44a3</text:p>
          </table:table-cell>
          <table:table-cell office:value-type="string">
            <text:p>Ilincic Natas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/>
          <table:table-cell office:value-type="string">
            <text:p>https://orcid.org/0000-0002-6042-894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0.238095</text:p>
          </table:table-cell>
        </table:table-row>
        <table:table-row table:style-name="ro2">
          <table:table-cell office:value-type="string">
            <text:p>innercoauthorsid_e81932661de5070386ff1870913f1209</text:p>
          </table:table-cell>
          <table:table-cell office:value-type="string">
            <text:p>Iliprandi Giancarl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6042-894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0cb763634b7d95462f99c501533e4247</text:p>
          </table:table-cell>
          <table:table-cell office:value-type="string">
            <text:p>Imamogullari Beril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6042-8944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5423ad2266f9ebff952f5179fa8414bf</text:p>
          </table:table-cell>
          <table:table-cell office:value-type="string">
            <text:p>Ingaramo Matteo Oreste</text:p>
          </table:table-cell>
          <table:table-cell/>
          <table:table-cell office:value-type="string">
            <text:p>innerCoAuthorsId</text:p>
          </table:table-cell>
          <table:table-cell office:value-type="float" office:value="52">
            <text:p>52</text:p>
          </table:table-cell>
          <table:table-cell office:value-type="string">
            <text:p>Associate Professor</text:p>
          </table:table-cell>
          <table:table-cell office:value-type="string">
            <text:p>Design di Prodotti Strategie e Servizi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research;experience</text:p>
          </table:table-cell>
          <table:table-cell office:value-type="string">
            <text:p>https://orcid.org/0000-0002-6961-7477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string">
            <text:p>0.785714</text:p>
          </table:table-cell>
        </table:table-row>
        <table:table-row table:style-name="ro2">
          <table:table-cell office:value-type="string">
            <text:p>innercoauthorsid_dad17930ebb766d6c7b834e9a6b394f4</text:p>
          </table:table-cell>
          <table:table-cell office:value-type="string">
            <text:p>Innocenti Perla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6961-7477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8cadf0dc8c61293de6016b6dd96edb1e</text:p>
          </table:table-cell>
          <table:table-cell office:value-type="string">
            <text:p>Introini Marco Ausan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6961-7477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office:value-type="string">
            <text:p>0.659341</text:p>
          </table:table-cell>
        </table:table-row>
        <table:table-row table:style-name="ro2">
          <table:table-cell office:value-type="string">
            <text:p>innercoauthorsid_f9af9a541bc4c4455564a5ac73d3bb72</text:p>
          </table:table-cell>
          <table:table-cell office:value-type="string">
            <text:p>Invernizzi Fiamma Colette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PhD student</text:p>
          </table:table-cell>
          <table:table-cell office:value-type="string">
            <text:p>No section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6961-747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8e736b6f386677494f4b08a495b44ab2</text:p>
          </table:table-cell>
          <table:table-cell office:value-type="string">
            <text:p>Irace Fulvio</text:p>
          </table:table-cell>
          <table:table-cell/>
          <table:table-cell office:value-type="string">
            <text:p>innerCoAuthorsId</text:p>
          </table:table-cell>
          <table:table-cell office:value-type="float" office:value="103">
            <text:p>103</text:p>
          </table:table-cell>
          <table:table-cell office:value-type="string">
            <text:p>Full Professor</text:p>
          </table:table-cell>
          <table:table-cell office:value-type="string">
            <text:p>Design e Culture</text:p>
          </table:table-cell>
          <table:table-cell office:value-type="string">
            <text:p>Professore ordinario a tempo pieno</text:p>
          </table:table-cell>
          <table:table-cell office:value-type="string">
            <text:p>ICAR/18 - Storia Dell'Architettura</text:p>
          </table:table-cell>
          <table:table-cell office:value-type="string">
            <text:p>ICAR/18 - Storia Dell'Architettura</text:p>
          </table:table-cell>
          <table:table-cell/>
          <table:table-cell office:value-type="string">
            <text:p>https://orcid.org/0000-0001-9938-2106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16e69cc1f81f801bfe2b2727f039f061</text:p>
          </table:table-cell>
          <table:table-cell office:value-type="string">
            <text:p>Iuliano Rosanna</text:p>
          </table:table-cell>
          <table:table-cell/>
          <table:table-cell office:value-type="string">
            <text:p>innerCoAuthorsId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8 - Storia Dell'Architettura</text:p>
          </table:table-cell>
          <table:table-cell office:value-type="string">
            <text:p>ICAR/18 - Storia Dell'Architettura</text:p>
          </table:table-cell>
          <table:table-cell office:value-type="string">
            <text:p>#N/A</text:p>
          </table:table-cell>
          <table:table-cell office:value-type="string">
            <text:p>https://orcid.org/0000-0001-9938-210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f92bc26fa8c2dca729e5c00d6d0fdec9</text:p>
          </table:table-cell>
          <table:table-cell office:value-type="string">
            <text:p>Jegou Francois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8 - Storia Dell'Architettura</text:p>
          </table:table-cell>
          <table:table-cell office:value-type="string">
            <text:p>ICAR/18 - Storia Dell'Architettura</text:p>
          </table:table-cell>
          <table:table-cell office:value-type="string">
            <text:p>vie</text:p>
          </table:table-cell>
          <table:table-cell office:value-type="string">
            <text:p>https://orcid.org/0000-0001-9938-210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6c19840e32a1176dda8f1cbbebe9eb4b</text:p>
          </table:table-cell>
          <table:table-cell office:value-type="string">
            <text:p>Kayange Daniel Sinkond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8 - Storia Dell'Architettura</text:p>
          </table:table-cell>
          <table:table-cell office:value-type="string">
            <text:p>ICAR/18 - Storia Dell'Architettura</text:p>
          </table:table-cell>
          <table:table-cell office:value-type="string">
            <text:p>#N/A</text:p>
          </table:table-cell>
          <table:table-cell office:value-type="string">
            <text:p>https://orcid.org/0000-0001-9938-2106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077eed02f8216a7844840ce600d44709</text:p>
          </table:table-cell>
          <table:table-cell office:value-type="string">
            <text:p>Ketabdari Misagh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8 - Storia Dell'Architettura</text:p>
          </table:table-cell>
          <table:table-cell office:value-type="string">
            <text:p>ICAR/18 - Storia Dell'Architettura</text:p>
          </table:table-cell>
          <table:table-cell office:value-type="string">
            <text:p>#N/A</text:p>
          </table:table-cell>
          <table:table-cell office:value-type="string">
            <text:p>https://orcid.org/0000-0001-9938-210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6ce187cbe16eb08a01e9cf9f1542c1e1</text:p>
          </table:table-cell>
          <table:table-cell office:value-type="string">
            <text:p>Komatsu Tamami Tiffany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office:value-type="string">
            <text:p>PhD student</text:p>
          </table:table-cell>
          <table:table-cell office:value-type="string">
            <text:p>No section</text:p>
          </table:table-cell>
          <table:table-cell office:value-type="string">
            <text:p>Professore ordinario a tempo pieno</text:p>
          </table:table-cell>
          <table:table-cell office:value-type="string">
            <text:p>ICAR/18 - Storia Dell'Architettura</text:p>
          </table:table-cell>
          <table:table-cell office:value-type="string">
            <text:p>ICAR/18 - Storia Dell'Architettura</text:p>
          </table:table-cell>
          <table:table-cell office:value-type="string">
            <text:p>business;sustainable</text:p>
          </table:table-cell>
          <table:table-cell office:value-type="string">
            <text:p>https://orcid.org/0000-0001-9938-210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cf6f1eddf0268df584014b613e863847</text:p>
          </table:table-cell>
          <table:table-cell office:value-type="string">
            <text:p>Kowsar Gholam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8 - Storia Dell'Architettura</text:p>
          </table:table-cell>
          <table:table-cell office:value-type="string">
            <text:p>ICAR/18 - Storia Dell'Architettura</text:p>
          </table:table-cell>
          <table:table-cell office:value-type="string">
            <text:p>#N/A</text:p>
          </table:table-cell>
          <table:table-cell office:value-type="string">
            <text:p>https://orcid.org/0000-0001-9938-210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bbe0ed753ea82e13f49d9259ee810374</text:p>
          </table:table-cell>
          <table:table-cell office:value-type="string">
            <text:p>Lamberti Luc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8 - Storia Dell'Architettura</text:p>
          </table:table-cell>
          <table:table-cell office:value-type="string">
            <text:p>ICAR/18 - Storia Dell'Architettura</text:p>
          </table:table-cell>
          <table:table-cell office:value-type="string">
            <text:p>#N/A</text:p>
          </table:table-cell>
          <table:table-cell office:value-type="string">
            <text:p>https://orcid.org/0000-0001-9938-210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a376357f13a34f78c5b70bc577e64aba</text:p>
          </table:table-cell>
          <table:table-cell office:value-type="string">
            <text:p>Landoni Paol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8 - Storia Dell'Architettura</text:p>
          </table:table-cell>
          <table:table-cell office:value-type="string">
            <text:p>ICAR/18 - Storia Dell'Architettura</text:p>
          </table:table-cell>
          <table:table-cell office:value-type="string">
            <text:p>#N/A</text:p>
          </table:table-cell>
          <table:table-cell office:value-type="string">
            <text:p>https://orcid.org/0000-0001-9938-2106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773ed4b342485501b6da40b202cfedf2</text:p>
          </table:table-cell>
          <table:table-cell office:value-type="string">
            <text:p>Lanz Francesc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8 - Storia Dell'Architettura</text:p>
          </table:table-cell>
          <table:table-cell office:value-type="string">
            <text:p>ICAR/18 - Storia Dell'Architettura</text:p>
          </table:table-cell>
          <table:table-cell office:value-type="string">
            <text:p>#N/A</text:p>
          </table:table-cell>
          <table:table-cell office:value-type="string">
            <text:p>https://orcid.org/0000-0001-9938-2106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2b319aa1c3f8a9e654ea9f953061a4a8</text:p>
          </table:table-cell>
          <table:table-cell office:value-type="string">
            <text:p>Lanzarotti Gret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8 - Storia Dell'Architettura</text:p>
          </table:table-cell>
          <table:table-cell office:value-type="string">
            <text:p>ICAR/18 - Storia Dell'Architettura</text:p>
          </table:table-cell>
          <table:table-cell office:value-type="string">
            <text:p>#N/A</text:p>
          </table:table-cell>
          <table:table-cell office:value-type="string">
            <text:p>https://orcid.org/0000-0001-9938-2106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af6b61236d37b2e2b0e9c73014e6d09a</text:p>
          </table:table-cell>
          <table:table-cell office:value-type="string">
            <text:p>Lanzi Pier Luc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8 - Storia Dell'Architettura</text:p>
          </table:table-cell>
          <table:table-cell office:value-type="string">
            <text:p>ICAR/18 - Storia Dell'Architettura</text:p>
          </table:table-cell>
          <table:table-cell office:value-type="string">
            <text:p>light;board</text:p>
          </table:table-cell>
          <table:table-cell office:value-type="string">
            <text:p>https://orcid.org/0000-0001-9938-210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c767e4149bcdf596bfc59ccdfd94a302</text:p>
          </table:table-cell>
          <table:table-cell office:value-type="string">
            <text:p>Laurino Antoni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8 - Storia Dell'Architettura</text:p>
          </table:table-cell>
          <table:table-cell office:value-type="string">
            <text:p>ICAR/18 - Storia Dell'Architettura</text:p>
          </table:table-cell>
          <table:table-cell office:value-type="string">
            <text:p>#N/A</text:p>
          </table:table-cell>
          <table:table-cell office:value-type="string">
            <text:p>https://orcid.org/0000-0001-9938-210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c8e71a4ba73e57026cc7e409f5b5b0ff</text:p>
          </table:table-cell>
          <table:table-cell office:value-type="string">
            <text:p>Lavezzari Riccard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8 - Storia Dell'Architettura</text:p>
          </table:table-cell>
          <table:table-cell office:value-type="string">
            <text:p>ICAR/18 - Storia Dell'Architettura</text:p>
          </table:table-cell>
          <table:table-cell office:value-type="string">
            <text:p>#N/A</text:p>
          </table:table-cell>
          <table:table-cell office:value-type="string">
            <text:p>https://orcid.org/0000-0001-9938-210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0.8</text:p>
          </table:table-cell>
        </table:table-row>
        <table:table-row table:style-name="ro2">
          <table:table-cell office:value-type="string">
            <text:p>innercoauthorsid_78290bd8412125b7cfa2b2ba3402ae27</text:p>
          </table:table-cell>
          <table:table-cell office:value-type="string">
            <text:p>Lavizzari Francesc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8 - Storia Dell'Architettura</text:p>
          </table:table-cell>
          <table:table-cell office:value-type="string">
            <text:p>ICAR/18 - Storia Dell'Architettura</text:p>
          </table:table-cell>
          <table:table-cell office:value-type="string">
            <text:p>learning;business;world;ora;between;lab</text:p>
          </table:table-cell>
          <table:table-cell office:value-type="string">
            <text:p>https://orcid.org/0000-0001-9938-2106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string">
            <text:p>0.659341</text:p>
          </table:table-cell>
        </table:table-row>
        <table:table-row table:style-name="ro2">
          <table:table-cell office:value-type="string">
            <text:p>innercoauthorsid_cab5da66876725b58ba0b2268a037608</text:p>
          </table:table-cell>
          <table:table-cell office:value-type="string">
            <text:p>Lecce Chiara</text:p>
          </table:table-cell>
          <table:table-cell/>
          <table:table-cell office:value-type="string">
            <text:p>innerCoAuthorsId</text:p>
          </table:table-cell>
          <table:table-cell office:value-type="float" office:value="24">
            <text:p>24</text:p>
          </table:table-cell>
          <table:table-cell office:value-type="string">
            <text:p>Research Fellow</text:p>
          </table:table-cell>
          <table:table-cell office:value-type="string">
            <text:p>No section</text:p>
          </table:table-cell>
          <table:table-cell office:value-type="string">
            <text:p>Professore ordinario a tempo pieno</text:p>
          </table:table-cell>
          <table:table-cell office:value-type="string">
            <text:p>ICAR/18 - Storia Dell'Architettura</text:p>
          </table:table-cell>
          <table:table-cell office:value-type="string">
            <text:p>ICAR/18 - Storia Dell'Architettura</text:p>
          </table:table-cell>
          <table:table-cell office:value-type="string">
            <text:p>led;knowledge;line;trans</text:p>
          </table:table-cell>
          <table:table-cell office:value-type="string">
            <text:p>https://orcid.org/0000-0001-9938-2106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0ed918fd489b7b2f59af094e520c8785</text:p>
          </table:table-cell>
          <table:table-cell office:value-type="string">
            <text:p>Lefebvre Esther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8 - Storia Dell'Architettura</text:p>
          </table:table-cell>
          <table:table-cell office:value-type="string">
            <text:p>ICAR/18 - Storia Dell'Architettura</text:p>
          </table:table-cell>
          <table:table-cell office:value-type="string">
            <text:p>#N/A</text:p>
          </table:table-cell>
          <table:table-cell office:value-type="string">
            <text:p>https://orcid.org/0000-0001-9938-210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0.5</text:p>
          </table:table-cell>
        </table:table-row>
        <table:table-row table:style-name="ro2">
          <table:table-cell office:value-type="string">
            <text:p>innercoauthorsid_1acfaabf9b28a176c0572f7efded09c9</text:p>
          </table:table-cell>
          <table:table-cell office:value-type="string">
            <text:p>Lega Elis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8 - Storia Dell'Architettura</text:p>
          </table:table-cell>
          <table:table-cell office:value-type="string">
            <text:p>ICAR/18 - Storia Dell'Architettura</text:p>
          </table:table-cell>
          <table:table-cell office:value-type="string">
            <text:p>spaces;between</text:p>
          </table:table-cell>
          <table:table-cell office:value-type="string">
            <text:p>https://orcid.org/0000-0001-9938-210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0.8</text:p>
          </table:table-cell>
        </table:table-row>
        <table:table-row table:style-name="ro2">
          <table:table-cell office:value-type="string">
            <text:p>innercoauthorsid_5f5e850e3a34be12bbacbab492d5feca</text:p>
          </table:table-cell>
          <table:table-cell office:value-type="string">
            <text:p>Leonardi Chiar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8 - Storia Dell'Architettura</text:p>
          </table:table-cell>
          <table:table-cell office:value-type="string">
            <text:p>ICAR/18 - Storia Dell'Architettura</text:p>
          </table:table-cell>
          <table:table-cell office:value-type="string">
            <text:p>practice;introduction</text:p>
          </table:table-cell>
          <table:table-cell office:value-type="string">
            <text:p>https://orcid.org/0000-0001-9938-210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5df90c69de4cec9e12af9d64a071cd6d</text:p>
          </table:table-cell>
          <table:table-cell office:value-type="string">
            <text:p>Leoni Maria Manuel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8 - Storia Dell'Architettura</text:p>
          </table:table-cell>
          <table:table-cell office:value-type="string">
            <text:p>ICAR/18 - Storia Dell'Architettura</text:p>
          </table:table-cell>
          <table:table-cell office:value-type="string">
            <text:p>#N/A</text:p>
          </table:table-cell>
          <table:table-cell office:value-type="string">
            <text:p>https://orcid.org/0000-0001-9938-2106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11bdc75400c4d855aae7876b34970ca8</text:p>
          </table:table-cell>
          <table:table-cell office:value-type="string">
            <text:p>Lettieri Emanuel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8 - Storia Dell'Architettura</text:p>
          </table:table-cell>
          <table:table-cell office:value-type="string">
            <text:p>ICAR/18 - Storia Dell'Architettura</text:p>
          </table:table-cell>
          <table:table-cell office:value-type="string">
            <text:p>management;system;car</text:p>
          </table:table-cell>
          <table:table-cell office:value-type="string">
            <text:p>https://orcid.org/0000-0001-9938-210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f5c67a57390faa5345cac36db4443f4a</text:p>
          </table:table-cell>
          <table:table-cell office:value-type="string">
            <text:p>Levi Marinella</text:p>
          </table:table-cell>
          <table:table-cell/>
          <table:table-cell office:value-type="string">
            <text:p>innerCoAuthorsId</text:p>
          </table:table-cell>
          <table:table-cell office:value-type="float" office:value="28">
            <text:p>28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8 - Storia Dell'Architettura</text:p>
          </table:table-cell>
          <table:table-cell office:value-type="string">
            <text:p>ICAR/18 - Storia Dell'Architettura</text:p>
          </table:table-cell>
          <table:table-cell office:value-type="string">
            <text:p>materiali</text:p>
          </table:table-cell>
          <table:table-cell office:value-type="string">
            <text:p>https://orcid.org/0000-0001-9938-210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015c3bf7577089547183f8d4ecf8d167</text:p>
          </table:table-cell>
          <table:table-cell office:value-type="string">
            <text:p>Lin Xiaozhu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PhD student</text:p>
          </table:table-cell>
          <table:table-cell office:value-type="string">
            <text:p>No section</text:p>
          </table:table-cell>
          <table:table-cell office:value-type="string">
            <text:p>Professore ordinario a tempo pieno</text:p>
          </table:table-cell>
          <table:table-cell office:value-type="string">
            <text:p>ICAR/18 - Storia Dell'Architettura</text:p>
          </table:table-cell>
          <table:table-cell office:value-type="string">
            <text:p>ICAR/18 - Storia Dell'Architettura</text:p>
          </table:table-cell>
          <table:table-cell office:value-type="string">
            <text:p>#N/A</text:p>
          </table:table-cell>
          <table:table-cell office:value-type="string">
            <text:p>https://orcid.org/0000-0001-9938-2106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1a6768c4be83753d86b41f85fb7ffc35</text:p>
          </table:table-cell>
          <table:table-cell office:value-type="string">
            <text:p>Linfante Vittorio</text:p>
          </table:table-cell>
          <table:table-cell/>
          <table:table-cell office:value-type="string">
            <text:p>innerCoAuthorsId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8 - Storia Dell'Architettura</text:p>
          </table:table-cell>
          <table:table-cell office:value-type="string">
            <text:p>ICAR/18 - Storia Dell'Architettura</text:p>
          </table:table-cell>
          <table:table-cell office:value-type="string">
            <text:p>#N/A</text:p>
          </table:table-cell>
          <table:table-cell office:value-type="string">
            <text:p>https://orcid.org/0000-0001-9938-210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6156208c0b083eb3ddd8498bc51c85e9</text:p>
          </table:table-cell>
          <table:table-cell office:value-type="string">
            <text:p>Liu Yuan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PhD student</text:p>
          </table:table-cell>
          <table:table-cell office:value-type="string">
            <text:p>No section</text:p>
          </table:table-cell>
          <table:table-cell office:value-type="string">
            <text:p>Professore ordinario a tempo pieno</text:p>
          </table:table-cell>
          <table:table-cell office:value-type="string">
            <text:p>ICAR/18 - Storia Dell'Architettura</text:p>
          </table:table-cell>
          <table:table-cell office:value-type="string">
            <text:p>ICAR/18 - Storia Dell'Architettura</text:p>
          </table:table-cell>
          <table:table-cell office:value-type="string">
            <text:p>#N/A</text:p>
          </table:table-cell>
          <table:table-cell office:value-type="string">
            <text:p>https://orcid.org/0000-0001-9938-210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38b2b9ee1c422afdba1ef95c498775ee</text:p>
          </table:table-cell>
          <table:table-cell office:value-type="string">
            <text:p>Lo Turco Massimilian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8 - Storia Dell'Architettura</text:p>
          </table:table-cell>
          <table:table-cell office:value-type="string">
            <text:p>ICAR/18 - Storia Dell'Architettura</text:p>
          </table:table-cell>
          <table:table-cell office:value-type="string">
            <text:p>#N/A</text:p>
          </table:table-cell>
          <table:table-cell office:value-type="string">
            <text:p>https://orcid.org/0000-0001-9938-2106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b943854ab2fda02405e1f2ae2de11ef3</text:p>
          </table:table-cell>
          <table:table-cell office:value-type="string">
            <text:p>Lollio Valentin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8 - Storia Dell'Architettura</text:p>
          </table:table-cell>
          <table:table-cell office:value-type="string">
            <text:p>ICAR/18 - Storia Dell'Architettura</text:p>
          </table:table-cell>
          <table:table-cell office:value-type="string">
            <text:p>#N/A</text:p>
          </table:table-cell>
          <table:table-cell office:value-type="string">
            <text:p>https://orcid.org/0000-0001-9938-2106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0.333333</text:p>
          </table:table-cell>
        </table:table-row>
        <table:table-row table:style-name="ro2">
          <table:table-cell office:value-type="string">
            <text:p>innercoauthorsid_4f73cc34145f31cb093404c961b999cc</text:p>
          </table:table-cell>
          <table:table-cell office:value-type="string">
            <text:p>Lonardo Emili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8 - Storia Dell'Architettura</text:p>
          </table:table-cell>
          <table:table-cell office:value-type="string">
            <text:p>ICAR/18 - Storia Dell'Architettura</text:p>
          </table:table-cell>
          <table:table-cell office:value-type="string">
            <text:p>#N/A</text:p>
          </table:table-cell>
          <table:table-cell office:value-type="string">
            <text:p>https://orcid.org/0000-0001-9938-210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0.809524</text:p>
          </table:table-cell>
        </table:table-row>
        <table:table-row table:style-name="ro2">
          <table:table-cell office:value-type="string">
            <text:p>innercoauthorsid_ad3c5578b0eaad8a8792d1d8523b628e</text:p>
          </table:table-cell>
          <table:table-cell office:value-type="string">
            <text:p>Longo Antonio Emilio Alvis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8 - Storia Dell'Architettura</text:p>
          </table:table-cell>
          <table:table-cell office:value-type="string">
            <text:p>ICAR/18 - Storia Dell'Architettura</text:p>
          </table:table-cell>
          <table:table-cell office:value-type="string">
            <text:p>#N/A</text:p>
          </table:table-cell>
          <table:table-cell office:value-type="string">
            <text:p>https://orcid.org/0000-0001-9938-2106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8c46c0809d22ddce1498f6094995e870</text:p>
          </table:table-cell>
          <table:table-cell office:value-type="string">
            <text:p>Lualdi Mauriz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8 - Storia Dell'Architettura</text:p>
          </table:table-cell>
          <table:table-cell office:value-type="string">
            <text:p>ICAR/18 - Storia Dell'Architettura</text:p>
          </table:table-cell>
          <table:table-cell office:value-type="string">
            <text:p>#N/A</text:p>
          </table:table-cell>
          <table:table-cell office:value-type="string">
            <text:p>https://orcid.org/0000-0001-9938-2106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string">
            <text:p>0.626374</text:p>
          </table:table-cell>
        </table:table-row>
        <table:table-row table:style-name="ro2">
          <table:table-cell office:value-type="string">
            <text:p>innercoauthorsid_86d5c3181bd41f87936f26ca84e41846</text:p>
          </table:table-cell>
          <table:table-cell office:value-type="string">
            <text:p>Lue' Alessandro</text:p>
          </table:table-cell>
          <table:table-cell/>
          <table:table-cell office:value-type="string">
            <text:p>innerCoAuthorsId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8 - Storia Dell'Architettura</text:p>
          </table:table-cell>
          <table:table-cell office:value-type="string">
            <text:p>ICAR/18 - Storia Dell'Architettura</text:p>
          </table:table-cell>
          <table:table-cell office:value-type="string">
            <text:p>#N/A</text:p>
          </table:table-cell>
          <table:table-cell office:value-type="string">
            <text:p>https://orcid.org/0000-0001-9938-2106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df2ea17ec14c8b4857bd276841afa5e9</text:p>
          </table:table-cell>
          <table:table-cell office:value-type="string">
            <text:p>Lupi Giorgia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8 - Storia Dell'Architettura</text:p>
          </table:table-cell>
          <table:table-cell office:value-type="string">
            <text:p>ICAR/18 - Storia Dell'Architettura</text:p>
          </table:table-cell>
          <table:table-cell office:value-type="string">
            <text:p>#N/A</text:p>
          </table:table-cell>
          <table:table-cell office:value-type="string">
            <text:p>https://orcid.org/0000-0001-9938-2106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547588deb12f020b6639d69b983c5f68</text:p>
          </table:table-cell>
          <table:table-cell office:value-type="string">
            <text:p>Lupi Ital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8 - Storia Dell'Architettura</text:p>
          </table:table-cell>
          <table:table-cell office:value-type="string">
            <text:p>ICAR/18 - Storia Dell'Architettura</text:p>
          </table:table-cell>
          <table:table-cell office:value-type="string">
            <text:p>#N/A</text:p>
          </table:table-cell>
          <table:table-cell office:value-type="string">
            <text:p>https://orcid.org/0000-0001-9938-2106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0.552381</text:p>
          </table:table-cell>
        </table:table-row>
        <table:table-row table:style-name="ro2">
          <table:table-cell office:value-type="string">
            <text:p>innercoauthorsid_f37bc26463c8451a67ef2b1f240e6c6b</text:p>
          </table:table-cell>
          <table:table-cell office:value-type="string">
            <text:p>Lupidi Emanuel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ICAR/18 - Storia Dell'Architettura</text:p>
          </table:table-cell>
          <table:table-cell office:value-type="string">
            <text:p>ICAR/18 - Storia Dell'Architettura</text:p>
          </table:table-cell>
          <table:table-cell office:value-type="string">
            <text:p>#N/A</text:p>
          </table:table-cell>
          <table:table-cell office:value-type="string">
            <text:p>https://orcid.org/0000-0001-9938-2106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bbcbbed57a65f7855f522fcb3e6bc1b6</text:p>
          </table:table-cell>
          <table:table-cell office:value-type="string">
            <text:p>Lupo Eleonora</text:p>
          </table:table-cell>
          <table:table-cell/>
          <table:table-cell office:value-type="string">
            <text:p>innerCoAuthorsId</text:p>
          </table:table-cell>
          <table:table-cell office:value-type="float" office:value="91">
            <text:p>91</text:p>
          </table:table-cell>
          <table:table-cell office:value-type="string">
            <text:p>Associate Professor</text:p>
          </table:table-cell>
          <table:table-cell office:value-type="string">
            <text:p>Design e Culture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cultura;processe;valori;research;heritage;cult</text:p>
          </table:table-cell>
          <table:table-cell office:value-type="string">
            <text:p>https://orcid.org/0000-0003-3677-0245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555fde15ec96d5b214388ed76e6ddac8</text:p>
          </table:table-cell>
          <table:table-cell office:value-type="string">
            <text:p>Macchia Cesira Assunt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3677-0245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0.666667</text:p>
          </table:table-cell>
        </table:table-row>
        <table:table-row table:style-name="ro2">
          <table:table-cell office:value-type="string">
            <text:p>innercoauthorsid_e6e3665828669918d1562ab39fc622b6</text:p>
          </table:table-cell>
          <table:table-cell office:value-type="string">
            <text:p>Maffei Stefano</text:p>
          </table:table-cell>
          <table:table-cell/>
          <table:table-cell office:value-type="string">
            <text:p>innerCoAuthorsId</text:p>
          </table:table-cell>
          <table:table-cell office:value-type="float" office:value="137">
            <text:p>137</text:p>
          </table:table-cell>
          <table:table-cell office:value-type="string">
            <text:p>Full Professor</text:p>
          </table:table-cell>
          <table:table-cell office:value-type="string">
            <text:p>Design di Prodotti Strategie e Servizi</text:p>
          </table:table-cell>
          <table:table-cell office:value-type="string">
            <text:p>Professore ordinari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9820-132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e36f7e29e73d9d9eb9b56fc867dd0c77</text:p>
          </table:table-cell>
          <table:table-cell office:value-type="string">
            <text:p>Maffeis Rodolfo</text:p>
          </table:table-cell>
          <table:table-cell/>
          <table:table-cell office:value-type="string">
            <text:p>innerCoAuthorsId</text:p>
          </table:table-cell>
          <table:table-cell office:value-type="float" office:value="10">
            <text:p>10</text:p>
          </table:table-cell>
          <table:table-cell office:value-type="string">
            <text:p>Assistant Professor</text:p>
          </table:table-cell>
          <table:table-cell office:value-type="string">
            <text:p>Design degli Ambienti del Paesaggio e della Mobilit�</text:p>
          </table:table-cell>
          <table:table-cell office:value-type="string">
            <text:p>Ricercatore legge 240/10 - t.det. a tempo pieno</text:p>
          </table:table-cell>
          <table:table-cell office:value-type="string">
            <text:p>L-ART/02 - Storia Dell'Arte Moderna</text:p>
          </table:table-cell>
          <table:table-cell office:value-type="string">
            <text:p>L-ART/02 - Storia Dell'Arte Moderna</text:p>
          </table:table-cell>
          <table:table-cell office:value-type="string">
            <text:p>research;perspective</text:p>
          </table:table-cell>
          <table:table-cell office:value-type="string">
            <text:p>https://orcid.org/0000-0001-8341-7044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string">
            <text:p>0.6</text:p>
          </table:table-cell>
        </table:table-row>
        <table:table-row table:style-name="ro2">
          <table:table-cell office:value-type="string">
            <text:p>innercoauthorsid_8f4427ba94e347011fe37137e1306f8b</text:p>
          </table:table-cell>
          <table:table-cell office:value-type="string">
            <text:p>Maffezzoni Paol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office:value-type="string">
            <text:p>L-ART/02 - Storia Dell'Arte Moderna</text:p>
          </table:table-cell>
          <table:table-cell office:value-type="string">
            <text:p>L-ART/02 - Storia Dell'Arte Moderna</text:p>
          </table:table-cell>
          <table:table-cell office:value-type="string">
            <text:p>#N/A</text:p>
          </table:table-cell>
          <table:table-cell office:value-type="string">
            <text:p>https://orcid.org/0000-0001-8341-704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5401db0359748085f765a4c5673b4dfb</text:p>
          </table:table-cell>
          <table:table-cell office:value-type="string">
            <text:p>Maffii Silvia Margherit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office:value-type="string">
            <text:p>L-ART/02 - Storia Dell'Arte Moderna</text:p>
          </table:table-cell>
          <table:table-cell office:value-type="string">
            <text:p>L-ART/02 - Storia Dell'Arte Moderna</text:p>
          </table:table-cell>
          <table:table-cell office:value-type="string">
            <text:p>#N/A</text:p>
          </table:table-cell>
          <table:table-cell office:value-type="string">
            <text:p>https://orcid.org/0000-0001-8341-7044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99d435a27e9949abd356a1e2702c4857</text:p>
          </table:table-cell>
          <table:table-cell office:value-type="string">
            <text:p>Maffioli Francesc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office:value-type="string">
            <text:p>L-ART/02 - Storia Dell'Arte Moderna</text:p>
          </table:table-cell>
          <table:table-cell office:value-type="string">
            <text:p>L-ART/02 - Storia Dell'Arte Moderna</text:p>
          </table:table-cell>
          <table:table-cell office:value-type="string">
            <text:p>#N/A</text:p>
          </table:table-cell>
          <table:table-cell office:value-type="string">
            <text:p>https://orcid.org/0000-0001-8341-704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0.3</text:p>
          </table:table-cell>
        </table:table-row>
        <table:table-row table:style-name="ro2">
          <table:table-cell office:value-type="string">
            <text:p>innercoauthorsid_cb05e5e09e8cbf4588bb37826f1292cf</text:p>
          </table:table-cell>
          <table:table-cell office:value-type="string">
            <text:p>Maggi Federic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office:value-type="string">
            <text:p>L-ART/02 - Storia Dell'Arte Moderna</text:p>
          </table:table-cell>
          <table:table-cell office:value-type="string">
            <text:p>L-ART/02 - Storia Dell'Arte Moderna</text:p>
          </table:table-cell>
          <table:table-cell office:value-type="string">
            <text:p>#N/A</text:p>
          </table:table-cell>
          <table:table-cell office:value-type="string">
            <text:p>https://orcid.org/0000-0001-8341-704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8aa8a051084b90e768c2ca295801a025</text:p>
          </table:table-cell>
          <table:table-cell office:value-type="string">
            <text:p>Maggi Luca</text:p>
          </table:table-cell>
          <table:table-cell/>
          <table:table-cell office:value-type="string">
            <text:p>innerCoAuthorsId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office:value-type="string">
            <text:p>L-ART/02 - Storia Dell'Arte Moderna</text:p>
          </table:table-cell>
          <table:table-cell office:value-type="string">
            <text:p>L-ART/02 - Storia Dell'Arte Moderna</text:p>
          </table:table-cell>
          <table:table-cell office:value-type="string">
            <text:p>applicati;home;oma</text:p>
          </table:table-cell>
          <table:table-cell office:value-type="string">
            <text:p>https://orcid.org/0000-0001-8341-7044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3d00957e4ba64ec9806e2676292b0f56</text:p>
          </table:table-cell>
          <table:table-cell office:value-type="string">
            <text:p>Maiocchi Marc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office:value-type="string">
            <text:p>L-ART/02 - Storia Dell'Arte Moderna</text:p>
          </table:table-cell>
          <table:table-cell office:value-type="string">
            <text:p>L-ART/02 - Storia Dell'Arte Moderna</text:p>
          </table:table-cell>
          <table:table-cell office:value-type="string">
            <text:p>#N/A</text:p>
          </table:table-cell>
          <table:table-cell office:value-type="string">
            <text:p>https://orcid.org/0000-0001-8341-704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85ce5b8ee8bdf72c285104f3aae0f830</text:p>
          </table:table-cell>
          <table:table-cell office:value-type="string">
            <text:p>Maiocchi Marco Maria</text:p>
          </table:table-cell>
          <table:table-cell/>
          <table:table-cell office:value-type="string">
            <text:p>innerCoAuthorsId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office:value-type="string">
            <text:p>L-ART/02 - Storia Dell'Arte Moderna</text:p>
          </table:table-cell>
          <table:table-cell office:value-type="string">
            <text:p>L-ART/02 - Storia Dell'Arte Moderna</text:p>
          </table:table-cell>
          <table:table-cell office:value-type="string">
            <text:p>practice;line</text:p>
          </table:table-cell>
          <table:table-cell office:value-type="string">
            <text:p>https://orcid.org/0000-0001-8341-704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8748bb1eebca7238ba745064af555d8f</text:p>
          </table:table-cell>
          <table:table-cell office:value-type="string">
            <text:p>Maiorino Maria Lid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office:value-type="string">
            <text:p>L-ART/02 - Storia Dell'Arte Moderna</text:p>
          </table:table-cell>
          <table:table-cell office:value-type="string">
            <text:p>L-ART/02 - Storia Dell'Arte Moderna</text:p>
          </table:table-cell>
          <table:table-cell office:value-type="string">
            <text:p>#N/A</text:p>
          </table:table-cell>
          <table:table-cell office:value-type="string">
            <text:p>https://orcid.org/0000-0001-8341-704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587af8a5b5494523356c9fead0e4c1d3</text:p>
          </table:table-cell>
          <table:table-cell office:value-type="string">
            <text:p>Maja Roberto</text:p>
          </table:table-cell>
          <table:table-cell/>
          <table:table-cell office:value-type="string">
            <text:p>innerCoAuthorsId</text:p>
          </table:table-cell>
          <table:table-cell office:value-type="float" office:value="89">
            <text:p>89</text:p>
          </table:table-cell>
          <table:table-cell office:value-type="string">
            <text:p>Associate Professor</text:p>
          </table:table-cell>
          <table:table-cell office:value-type="string">
            <text:p>Design degli Ambienti del Paesaggio e della Mobilit�</text:p>
          </table:table-cell>
          <table:table-cell office:value-type="string">
            <text:p>Professore associato a tempo pieno</text:p>
          </table:table-cell>
          <table:table-cell office:value-type="string">
            <text:p>ICAR/05 - Trasporti</text:p>
          </table:table-cell>
          <table:table-cell office:value-type="string">
            <text:p>ICAR/05 - Trasporti</text:p>
          </table:table-cell>
          <table:table-cell office:value-type="string">
            <text:p>metodo;applicati;aspetti;ora;ferroviari;via</text:p>
          </table:table-cell>
          <table:table-cell office:value-type="string">
            <text:p>https://orcid.org/0000-0002-3439-496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e429739d049facb92adb06c74ca8e94d</text:p>
          </table:table-cell>
          <table:table-cell office:value-type="string">
            <text:p>Malgieri Patrizi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05 - Trasporti</text:p>
          </table:table-cell>
          <table:table-cell office:value-type="string">
            <text:p>ICAR/05 - Trasporti</text:p>
          </table:table-cell>
          <table:table-cell office:value-type="string">
            <text:p>era;merci;azione;euro;regolamentazione;porto</text:p>
          </table:table-cell>
          <table:table-cell office:value-type="string">
            <text:p>https://orcid.org/0000-0002-3439-4963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6633870c9946991b7116c820829784e4</text:p>
          </table:table-cell>
          <table:table-cell office:value-type="string">
            <text:p>Malucelli Federico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05 - Trasporti</text:p>
          </table:table-cell>
          <table:table-cell office:value-type="string">
            <text:p>ICAR/05 - Trasporti</text:p>
          </table:table-cell>
          <table:table-cell office:value-type="string">
            <text:p>#N/A</text:p>
          </table:table-cell>
          <table:table-cell office:value-type="string">
            <text:p>https://orcid.org/0000-0002-3439-496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cafa7b8981075489462e0368eb1618df</text:p>
          </table:table-cell>
          <table:table-cell office:value-type="string">
            <text:p>Manca David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05 - Trasporti</text:p>
          </table:table-cell>
          <table:table-cell office:value-type="string">
            <text:p>ICAR/05 - Trasporti</text:p>
          </table:table-cell>
          <table:table-cell/>
          <table:table-cell office:value-type="string">
            <text:p>https://orcid.org/0000-0002-3439-496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35c65ab5e29241378ec6f9c59cfea433</text:p>
          </table:table-cell>
          <table:table-cell office:value-type="string">
            <text:p>Manciaracina Andrea Giuseppe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office:value-type="string">
            <text:p>PhD student</text:p>
          </table:table-cell>
          <table:table-cell office:value-type="string">
            <text:p>No section</text:p>
          </table:table-cell>
          <table:table-cell office:value-type="string">
            <text:p>Professore associato a tempo pieno</text:p>
          </table:table-cell>
          <table:table-cell office:value-type="string">
            <text:p>ICAR/05 - Trasporti</text:p>
          </table:table-cell>
          <table:table-cell office:value-type="string">
            <text:p>ICAR/05 - Trasporti</text:p>
          </table:table-cell>
          <table:table-cell office:value-type="string">
            <text:p>#N/A</text:p>
          </table:table-cell>
          <table:table-cell office:value-type="string">
            <text:p>https://orcid.org/0000-0002-3439-4963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innercoauthorsid_16b64e3721c134e2f34b592792aa7562</text:p>
          </table:table-cell>
          <table:table-cell office:value-type="string">
            <text:p>Mandarini Massimilian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05 - Trasporti</text:p>
          </table:table-cell>
          <table:table-cell office:value-type="string">
            <text:p>ICAR/05 - Trasporti</text:p>
          </table:table-cell>
          <table:table-cell office:value-type="string">
            <text:p>cultura;sostenibilitaﾠ;verso;strada;expo;musei;verde;cult;eco</text:p>
          </table:table-cell>
          <table:table-cell office:value-type="string">
            <text:p>https://orcid.org/0000-0002-3439-4963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9dc2fc32151c9040d7679ce71404a604</text:p>
          </table:table-cell>
          <table:table-cell office:value-type="string">
            <text:p>Manfredini Fab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05 - Trasporti</text:p>
          </table:table-cell>
          <table:table-cell office:value-type="string">
            <text:p>ICAR/05 - Trasporti</text:p>
          </table:table-cell>
          <table:table-cell office:value-type="string">
            <text:p>#N/A</text:p>
          </table:table-cell>
          <table:table-cell office:value-type="string">
            <text:p>https://orcid.org/0000-0002-3439-496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6efcd0928c60ef6bd44822ca7f06dd8a</text:p>
          </table:table-cell>
          <table:table-cell office:value-type="string">
            <text:p>Manfredini Manfredo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05 - Trasporti</text:p>
          </table:table-cell>
          <table:table-cell office:value-type="string">
            <text:p>ICAR/05 - Trasporti</text:p>
          </table:table-cell>
          <table:table-cell office:value-type="string">
            <text:p>#N/A</text:p>
          </table:table-cell>
          <table:table-cell office:value-type="string">
            <text:p>https://orcid.org/0000-0002-3439-496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d203452b796fb48f090118f01e20825f</text:p>
          </table:table-cell>
          <table:table-cell office:value-type="string">
            <text:p>Mangiaracina Riccard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05 - Trasporti</text:p>
          </table:table-cell>
          <table:table-cell office:value-type="string">
            <text:p>ICAR/05 - Trasporti</text:p>
          </table:table-cell>
          <table:table-cell office:value-type="string">
            <text:p>#N/A</text:p>
          </table:table-cell>
          <table:table-cell office:value-type="string">
            <text:p>https://orcid.org/0000-0002-3439-496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643c4bd5543bcfaa17165e9edb714c03</text:p>
          </table:table-cell>
          <table:table-cell office:value-type="string">
            <text:p>Mangiarotti Raffaella</text:p>
          </table:table-cell>
          <table:table-cell/>
          <table:table-cell office:value-type="string">
            <text:p>innerCoAuthorsId</text:p>
          </table:table-cell>
          <table:table-cell office:value-type="float" office:value="44">
            <text:p>44</text:p>
          </table:table-cell>
          <table:table-cell office:value-type="string">
            <text:p>Assistant Professor</text:p>
          </table:table-cell>
          <table:table-cell office:value-type="string">
            <text:p>Design di Prodotti Strategie e Servizi</text:p>
          </table:table-cell>
          <table:table-cell office:value-type="string">
            <text:p>Ricercatore universitario a tempo definit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impresa</text:p>
          </table:table-cell>
          <table:table-cell office:value-type="string">
            <text:p>https://orcid.org/0000-0002-2579-577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b87a8d526201076994fbf7c5488df189</text:p>
          </table:table-cell>
          <table:table-cell office:value-type="string">
            <text:p>Manti Andre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definit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2579-5773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3cb6a547d4509ed27642f43b5244f592</text:p>
          </table:table-cell>
          <table:table-cell office:value-type="string">
            <text:p>Manzini Ezio</text:p>
          </table:table-cell>
          <table:table-cell/>
          <table:table-cell office:value-type="string">
            <text:p>innerCoAuthorsId</text:p>
          </table:table-cell>
          <table:table-cell office:value-type="float" office:value="32">
            <text:p>3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definit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comunicazione;formazione;informazione;azione;comuni</text:p>
          </table:table-cell>
          <table:table-cell office:value-type="string">
            <text:p>https://orcid.org/0000-0002-2579-577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d3327b4c563b95acf3bac5fe24525938</text:p>
          </table:table-cell>
          <table:table-cell office:value-type="string">
            <text:p>Manzoni Albert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definit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2579-577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c79b3f81d61604d79e1c9ec3b29b4a51</text:p>
          </table:table-cell>
          <table:table-cell office:value-type="string">
            <text:p>Maramotti Anna Luc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definit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2579-577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778789ef5e2d806a2e3f42d41197870c</text:p>
          </table:table-cell>
          <table:table-cell office:value-type="string">
            <text:p>Marani Pietro Cesare</text:p>
          </table:table-cell>
          <table:table-cell/>
          <table:table-cell office:value-type="string">
            <text:p>innerCoAuthorsId</text:p>
          </table:table-cell>
          <table:table-cell office:value-type="float" office:value="100">
            <text:p>100</text:p>
          </table:table-cell>
          <table:table-cell office:value-type="string">
            <text:p>Full Professor</text:p>
          </table:table-cell>
          <table:table-cell office:value-type="string">
            <text:p>Design degli Ambienti del Paesaggio e della Mobilit�</text:p>
          </table:table-cell>
          <table:table-cell office:value-type="string">
            <text:p>Professore ordinario a tempo pieno</text:p>
          </table:table-cell>
          <table:table-cell office:value-type="string">
            <text:p>L-ART/02 - Storia Dell'Arte Moderna</text:p>
          </table:table-cell>
          <table:table-cell office:value-type="string">
            <text:p>L-ART/02 - Storia Dell'Arte Moderna</text:p>
          </table:table-cell>
          <table:table-cell office:value-type="string">
            <text:p>era;milan;mani</text:p>
          </table:table-cell>
          <table:table-cell office:value-type="string">
            <text:p>https://orcid.org/0000-0003-3880-8737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string">
            <text:p>0.785714</text:p>
          </table:table-cell>
        </table:table-row>
        <table:table-row table:style-name="ro2">
          <table:table-cell office:value-type="string">
            <text:p>innercoauthorsid_2bf216ce77412635543f6e2a1df1dbd7</text:p>
          </table:table-cell>
          <table:table-cell office:value-type="string">
            <text:p>Marchesi Alessi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L-ART/02 - Storia Dell'Arte Moderna</text:p>
          </table:table-cell>
          <table:table-cell office:value-type="string">
            <text:p>L-ART/02 - Storia Dell'Arte Moderna</text:p>
          </table:table-cell>
          <table:table-cell office:value-type="string">
            <text:p>textile;system;base;open;multi</text:p>
          </table:table-cell>
          <table:table-cell office:value-type="string">
            <text:p>https://orcid.org/0000-0003-3880-8737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c04570c38dd6f9b6cb840e460a098ea7</text:p>
          </table:table-cell>
          <table:table-cell office:value-type="string">
            <text:p>Marchionni Giovanna</text:p>
          </table:table-cell>
          <table:table-cell/>
          <table:table-cell office:value-type="string">
            <text:p>innerCoAuthorsId</text:p>
          </table:table-cell>
          <table:table-cell office:value-type="float" office:value="42">
            <text:p>42</text:p>
          </table:table-cell>
          <table:table-cell office:value-type="string">
            <text:p>Research Fellow</text:p>
          </table:table-cell>
          <table:table-cell office:value-type="string">
            <text:p>Design degli Ambienti del Paesaggio e della Mobilit�</text:p>
          </table:table-cell>
          <table:table-cell office:value-type="string">
            <text:p>Professore ordinario a tempo pieno</text:p>
          </table:table-cell>
          <table:table-cell office:value-type="string">
            <text:p>L-ART/02 - Storia Dell'Arte Moderna</text:p>
          </table:table-cell>
          <table:table-cell office:value-type="string">
            <text:p>L-ART/02 - Storia Dell'Arte Moderna</text:p>
          </table:table-cell>
          <table:table-cell office:value-type="string">
            <text:p>italia;project</text:p>
          </table:table-cell>
          <table:table-cell office:value-type="string">
            <text:p>https://orcid.org/0000-0003-3880-8737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67fe0a9b43ecd21796ef0cb9eea87266</text:p>
          </table:table-cell>
          <table:table-cell office:value-type="string">
            <text:p>Marelli Giulian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L-ART/02 - Storia Dell'Arte Moderna</text:p>
          </table:table-cell>
          <table:table-cell office:value-type="string">
            <text:p>L-ART/02 - Storia Dell'Arte Moderna</text:p>
          </table:table-cell>
          <table:table-cell office:value-type="string">
            <text:p>#N/A</text:p>
          </table:table-cell>
          <table:table-cell office:value-type="string">
            <text:p>https://orcid.org/0000-0003-3880-873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7a9fa5bff9200e22e834afac7e8f7aab</text:p>
          </table:table-cell>
          <table:table-cell office:value-type="string">
            <text:p>Marescotti Luca Piero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L-ART/02 - Storia Dell'Arte Moderna</text:p>
          </table:table-cell>
          <table:table-cell office:value-type="string">
            <text:p>L-ART/02 - Storia Dell'Arte Moderna</text:p>
          </table:table-cell>
          <table:table-cell office:value-type="string">
            <text:p>#N/A</text:p>
          </table:table-cell>
          <table:table-cell office:value-type="string">
            <text:p>https://orcid.org/0000-0003-3880-873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0.4</text:p>
          </table:table-cell>
        </table:table-row>
        <table:table-row table:style-name="ro2">
          <table:table-cell office:value-type="string">
            <text:p>innercoauthorsid_a1011c2e12347df9ab02365888b85667</text:p>
          </table:table-cell>
          <table:table-cell office:value-type="string">
            <text:p>Marfia Fab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L-ART/02 - Storia Dell'Arte Moderna</text:p>
          </table:table-cell>
          <table:table-cell office:value-type="string">
            <text:p>L-ART/02 - Storia Dell'Arte Moderna</text:p>
          </table:table-cell>
          <table:table-cell office:value-type="string">
            <text:p>#N/A</text:p>
          </table:table-cell>
          <table:table-cell office:value-type="string">
            <text:p>https://orcid.org/0000-0003-3880-873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0.8</text:p>
          </table:table-cell>
        </table:table-row>
        <table:table-row table:style-name="ro2">
          <table:table-cell office:value-type="string">
            <text:p>innercoauthorsid_7d6ce72fcc6d548fe1e7a13d86747bff</text:p>
          </table:table-cell>
          <table:table-cell office:value-type="string">
            <text:p>Mariani Cir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L-ART/02 - Storia Dell'Arte Moderna</text:p>
          </table:table-cell>
          <table:table-cell office:value-type="string">
            <text:p>L-ART/02 - Storia Dell'Arte Moderna</text:p>
          </table:table-cell>
          <table:table-cell office:value-type="string">
            <text:p>#N/A</text:p>
          </table:table-cell>
          <table:table-cell office:value-type="string">
            <text:p>https://orcid.org/0000-0003-3880-873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2a8774f82c7d725628578fe19f09fbcf</text:p>
          </table:table-cell>
          <table:table-cell office:value-type="string">
            <text:p>Mariani Ilaria</text:p>
          </table:table-cell>
          <table:table-cell/>
          <table:table-cell office:value-type="string">
            <text:p>innerCoAuthorsId</text:p>
          </table:table-cell>
          <table:table-cell office:value-type="float" office:value="31">
            <text:p>31</text:p>
          </table:table-cell>
          <table:table-cell office:value-type="string">
            <text:p>Research Fellow</text:p>
          </table:table-cell>
          <table:table-cell office:value-type="string">
            <text:p>Design di Prodotti Strategie e Servizi</text:p>
          </table:table-cell>
          <table:table-cell office:value-type="string">
            <text:p>Professore ordinario a tempo pieno</text:p>
          </table:table-cell>
          <table:table-cell office:value-type="string">
            <text:p>L-ART/02 - Storia Dell'Arte Moderna</text:p>
          </table:table-cell>
          <table:table-cell office:value-type="string">
            <text:p>L-ART/02 - Storia Dell'Arte Moderna</text:p>
          </table:table-cell>
          <table:table-cell office:value-type="string">
            <text:p>seduzione</text:p>
          </table:table-cell>
          <table:table-cell office:value-type="string">
            <text:p>https://orcid.org/0000-0003-3880-8737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0.333333</text:p>
          </table:table-cell>
        </table:table-row>
        <table:table-row table:style-name="ro2">
          <table:table-cell office:value-type="string">
            <text:p>innercoauthorsid_c779e7508045e54ccf35081861e55002</text:p>
          </table:table-cell>
          <table:table-cell office:value-type="string">
            <text:p>Marini Daniel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L-ART/02 - Storia Dell'Arte Moderna</text:p>
          </table:table-cell>
          <table:table-cell office:value-type="string">
            <text:p>L-ART/02 - Storia Dell'Arte Moderna</text:p>
          </table:table-cell>
          <table:table-cell office:value-type="string">
            <text:p>#N/A</text:p>
          </table:table-cell>
          <table:table-cell office:value-type="string">
            <text:p>https://orcid.org/0000-0003-3880-8737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string">
            <text:p>0.733333</text:p>
          </table:table-cell>
        </table:table-row>
        <table:table-row table:style-name="ro2">
          <table:table-cell office:value-type="string">
            <text:p>innercoauthorsid_2a0ee859611b361bdbb81e6e9c0d0a45</text:p>
          </table:table-cell>
          <table:table-cell office:value-type="string">
            <text:p>Marino Rossell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L-ART/02 - Storia Dell'Arte Moderna</text:p>
          </table:table-cell>
          <table:table-cell office:value-type="string">
            <text:p>L-ART/02 - Storia Dell'Arte Moderna</text:p>
          </table:table-cell>
          <table:table-cell office:value-type="string">
            <text:p>mar</text:p>
          </table:table-cell>
          <table:table-cell office:value-type="string">
            <text:p>https://orcid.org/0000-0003-3880-873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36164e6abfd6f1f12e27dda28d0467c7</text:p>
          </table:table-cell>
          <table:table-cell office:value-type="string">
            <text:p>Maroldi Fabi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L-ART/02 - Storia Dell'Arte Moderna</text:p>
          </table:table-cell>
          <table:table-cell office:value-type="string">
            <text:p>L-ART/02 - Storia Dell'Arte Moderna</text:p>
          </table:table-cell>
          <table:table-cell office:value-type="string">
            <text:p>#N/A</text:p>
          </table:table-cell>
          <table:table-cell office:value-type="string">
            <text:p>https://orcid.org/0000-0003-3880-8737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string">
            <text:p>0.952381</text:p>
          </table:table-cell>
        </table:table-row>
        <table:table-row table:style-name="ro2">
          <table:table-cell office:value-type="string">
            <text:p>innercoauthorsid_29b0ef81518a9e31b93f903001069844</text:p>
          </table:table-cell>
          <table:table-cell office:value-type="string">
            <text:p>Martino Angel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L-ART/02 - Storia Dell'Arte Moderna</text:p>
          </table:table-cell>
          <table:table-cell office:value-type="string">
            <text:p>L-ART/02 - Storia Dell'Arte Moderna</text:p>
          </table:table-cell>
          <table:table-cell office:value-type="string">
            <text:p>#N/A</text:p>
          </table:table-cell>
          <table:table-cell office:value-type="string">
            <text:p>https://orcid.org/0000-0003-3880-873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ae3916a77b1ba5a09d223eedfaa23302</text:p>
          </table:table-cell>
          <table:table-cell office:value-type="string">
            <text:p>Maschi Simon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L-ART/02 - Storia Dell'Arte Moderna</text:p>
          </table:table-cell>
          <table:table-cell office:value-type="string">
            <text:p>L-ART/02 - Storia Dell'Arte Moderna</text:p>
          </table:table-cell>
          <table:table-cell office:value-type="string">
            <text:p>research;system;led;knowledge;plus;testo;ezio;stampa;test</text:p>
          </table:table-cell>
          <table:table-cell office:value-type="string">
            <text:p>https://orcid.org/0000-0003-3880-8737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11a37144ca4647aec32f51167f878b57</text:p>
          </table:table-cell>
          <table:table-cell office:value-type="string">
            <text:p>Masella Cristin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L-ART/02 - Storia Dell'Arte Moderna</text:p>
          </table:table-cell>
          <table:table-cell office:value-type="string">
            <text:p>L-ART/02 - Storia Dell'Arte Moderna</text:p>
          </table:table-cell>
          <table:table-cell office:value-type="string">
            <text:p>#N/A</text:p>
          </table:table-cell>
          <table:table-cell office:value-type="string">
            <text:p>https://orcid.org/0000-0003-3880-873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db6186f2ac4ea799dc8df7fe56efb7a3</text:p>
          </table:table-cell>
          <table:table-cell office:value-type="string">
            <text:p>Mastrantoni Claudi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Research Fellow</text:p>
          </table:table-cell>
          <table:table-cell office:value-type="string">
            <text:p>No section</text:p>
          </table:table-cell>
          <table:table-cell office:value-type="string">
            <text:p>Professore ordinario a tempo pieno</text:p>
          </table:table-cell>
          <table:table-cell office:value-type="string">
            <text:p>L-ART/02 - Storia Dell'Arte Moderna</text:p>
          </table:table-cell>
          <table:table-cell office:value-type="string">
            <text:p>L-ART/02 - Storia Dell'Arte Moderna</text:p>
          </table:table-cell>
          <table:table-cell office:value-type="string">
            <text:p>#N/A</text:p>
          </table:table-cell>
          <table:table-cell office:value-type="string">
            <text:p>https://orcid.org/0000-0003-3880-873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ea02744415f52d6b1eefe3d112b02089</text:p>
          </table:table-cell>
          <table:table-cell office:value-type="string">
            <text:p>Mastropirro Robert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L-ART/02 - Storia Dell'Arte Moderna</text:p>
          </table:table-cell>
          <table:table-cell office:value-type="string">
            <text:p>L-ART/02 - Storia Dell'Arte Moderna</text:p>
          </table:table-cell>
          <table:table-cell office:value-type="string">
            <text:p>#N/A</text:p>
          </table:table-cell>
          <table:table-cell office:value-type="string">
            <text:p>https://orcid.org/0000-0003-3880-873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0.816176</text:p>
          </table:table-cell>
        </table:table-row>
        <table:table-row table:style-name="ro2">
          <table:table-cell office:value-type="string">
            <text:p>innercoauthorsid_e62d8a1e9860f184f9445807b151496d</text:p>
          </table:table-cell>
          <table:table-cell office:value-type="string">
            <text:p>Masud Luc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L-ART/02 - Storia Dell'Arte Moderna</text:p>
          </table:table-cell>
          <table:table-cell office:value-type="string">
            <text:p>L-ART/02 - Storia Dell'Arte Moderna</text:p>
          </table:table-cell>
          <table:table-cell office:value-type="string">
            <text:p>processe;led;knowledge;trans;data</text:p>
          </table:table-cell>
          <table:table-cell office:value-type="string">
            <text:p>https://orcid.org/0000-0003-3880-8737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string">
            <text:p>0.8</text:p>
          </table:table-cell>
        </table:table-row>
        <table:table-row table:style-name="ro2">
          <table:table-cell office:value-type="string">
            <text:p>innercoauthorsid_4dbe969bb082dec90b67b27a325258e8</text:p>
          </table:table-cell>
          <table:table-cell office:value-type="string">
            <text:p>Mata Garcia Laura Yadenir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L-ART/02 - Storia Dell'Arte Moderna</text:p>
          </table:table-cell>
          <table:table-cell office:value-type="string">
            <text:p>L-ART/02 - Storia Dell'Arte Moderna</text:p>
          </table:table-cell>
          <table:table-cell office:value-type="string">
            <text:p>era;service;research;case;business;framework;idea;study</text:p>
          </table:table-cell>
          <table:table-cell office:value-type="string">
            <text:p>https://orcid.org/0000-0003-3880-8737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67aa71b150af9b9be1933d44ffd7b47b</text:p>
          </table:table-cell>
          <table:table-cell office:value-type="string">
            <text:p>Matera Maristella</text:p>
          </table:table-cell>
          <table:table-cell/>
          <table:table-cell office:value-type="string">
            <text:p>innerCoAuthorsId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L-ART/02 - Storia Dell'Arte Moderna</text:p>
          </table:table-cell>
          <table:table-cell office:value-type="string">
            <text:p>L-ART/02 - Storia Dell'Arte Moderna</text:p>
          </table:table-cell>
          <table:table-cell office:value-type="string">
            <text:p>era;user</text:p>
          </table:table-cell>
          <table:table-cell office:value-type="string">
            <text:p>https://orcid.org/0000-0003-3880-8737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464384caeb71eda55ce9dc932ba93d0e</text:p>
          </table:table-cell>
          <table:table-cell office:value-type="string">
            <text:p>Matta Andre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L-ART/02 - Storia Dell'Arte Moderna</text:p>
          </table:table-cell>
          <table:table-cell office:value-type="string">
            <text:p>L-ART/02 - Storia Dell'Arte Moderna</text:p>
          </table:table-cell>
          <table:table-cell office:value-type="string">
            <text:p>#N/A</text:p>
          </table:table-cell>
          <table:table-cell office:value-type="string">
            <text:p>https://orcid.org/0000-0003-3880-8737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string">
            <text:p>0.384615</text:p>
          </table:table-cell>
        </table:table-row>
        <table:table-row table:style-name="ro2">
          <table:table-cell office:value-type="string">
            <text:p>innercoauthorsid_768d37bba600c53fc7f9557d2b535267</text:p>
          </table:table-cell>
          <table:table-cell office:value-type="string">
            <text:p>Mattana Walter</text:p>
          </table:table-cell>
          <table:table-cell/>
          <table:table-cell office:value-type="string">
            <text:p>innerCoAuthorsId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L-ART/02 - Storia Dell'Arte Moderna</text:p>
          </table:table-cell>
          <table:table-cell office:value-type="string">
            <text:p>L-ART/02 - Storia Dell'Arte Moderna</text:p>
          </table:table-cell>
          <table:table-cell office:value-type="string">
            <text:p>exhibition</text:p>
          </table:table-cell>
          <table:table-cell office:value-type="string">
            <text:p>https://orcid.org/0000-0003-3880-873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0.333333</text:p>
          </table:table-cell>
        </table:table-row>
        <table:table-row table:style-name="ro2">
          <table:table-cell office:value-type="string">
            <text:p>innercoauthorsid_374ca6f5e22da1a3b5e30cb3d2c64a87</text:p>
          </table:table-cell>
          <table:table-cell office:value-type="string">
            <text:p>Matteucci Matteo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L-ART/02 - Storia Dell'Arte Moderna</text:p>
          </table:table-cell>
          <table:table-cell office:value-type="string">
            <text:p>L-ART/02 - Storia Dell'Arte Moderna</text:p>
          </table:table-cell>
          <table:table-cell office:value-type="string">
            <text:p>#N/A</text:p>
          </table:table-cell>
          <table:table-cell office:value-type="string">
            <text:p>https://orcid.org/0000-0003-3880-873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0.333333</text:p>
          </table:table-cell>
        </table:table-row>
        <table:table-row table:style-name="ro2">
          <table:table-cell office:value-type="string">
            <text:p>innercoauthorsid_b944e25152a11d76b8f15d71b911b157</text:p>
          </table:table-cell>
          <table:table-cell office:value-type="string">
            <text:p>Mattioli Francesc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office:value-type="string">
            <text:p>L-ART/02 - Storia Dell'Arte Moderna</text:p>
          </table:table-cell>
          <table:table-cell office:value-type="string">
            <text:p>L-ART/02 - Storia Dell'Arte Moderna</text:p>
          </table:table-cell>
          <table:table-cell office:value-type="string">
            <text:p>base</text:p>
          </table:table-cell>
          <table:table-cell office:value-type="string">
            <text:p>https://orcid.org/0000-0003-3880-873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57be4e90e2e0d3529cbfdd4a92b749b7</text:p>
          </table:table-cell>
          <table:table-cell office:value-type="string">
            <text:p>Mauri Michele</text:p>
          </table:table-cell>
          <table:table-cell/>
          <table:table-cell office:value-type="string">
            <text:p>innerCoAuthorsId</text:p>
          </table:table-cell>
          <table:table-cell office:value-type="float" office:value="18">
            <text:p>18</text:p>
          </table:table-cell>
          <table:table-cell office:value-type="string">
            <text:p>Assistant Professor</text:p>
          </table:table-cell>
          <table:table-cell office:value-type="string">
            <text:p>Design e Culture</text:p>
          </table:table-cell>
          <table:table-cell office:value-type="string">
            <text:p>Ricercatore legge 240/10 - t.det.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1189-9624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string">
            <text:p>0.5</text:p>
          </table:table-cell>
        </table:table-row>
        <table:table-row table:style-name="ro2">
          <table:table-cell office:value-type="string">
            <text:p>innercoauthorsid_54866f6f0559907d32c43dae271a41ed</text:p>
          </table:table-cell>
          <table:table-cell office:value-type="string">
            <text:p>Mazzanti Anna</text:p>
          </table:table-cell>
          <table:table-cell/>
          <table:table-cell office:value-type="string">
            <text:p>innerCoAuthorsId</text:p>
          </table:table-cell>
          <table:table-cell office:value-type="float" office:value="100">
            <text:p>100</text:p>
          </table:table-cell>
          <table:table-cell office:value-type="string">
            <text:p>Assistant Professor</text:p>
          </table:table-cell>
          <table:table-cell office:value-type="string">
            <text:p>Design degli Ambienti del Paesaggio e della Mobilit�</text:p>
          </table:table-cell>
          <table:table-cell office:value-type="string">
            <text:p>Ricercatore universitario a tempo pieno</text:p>
          </table:table-cell>
          <table:table-cell office:value-type="string">
            <text:p>L-ART/03 - Storia Dell'Arte Contemporanea</text:p>
          </table:table-cell>
          <table:table-cell office:value-type="string">
            <text:p>L-ART/03 - Storia Dell'Arte Contemporanea</text:p>
          </table:table-cell>
          <table:table-cell office:value-type="string">
            <text:p>arte;sperimentazione;azione;video</text:p>
          </table:table-cell>
          <table:table-cell office:value-type="string">
            <text:p>https://orcid.org/0000-0002-7184-298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02a5d6366e5ce1d0cd057c3ae6b55acb</text:p>
          </table:table-cell>
          <table:table-cell office:value-type="string">
            <text:p>Mazzarello Martina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office:value-type="string">
            <text:p>PhD student</text:p>
          </table:table-cell>
          <table:table-cell office:value-type="string">
            <text:p>No section</text:p>
          </table:table-cell>
          <table:table-cell office:value-type="string">
            <text:p>Ricercatore universitario a tempo pieno</text:p>
          </table:table-cell>
          <table:table-cell office:value-type="string">
            <text:p>L-ART/03 - Storia Dell'Arte Contemporanea</text:p>
          </table:table-cell>
          <table:table-cell office:value-type="string">
            <text:p>L-ART/03 - Storia Dell'Arte Contemporanea</text:p>
          </table:table-cell>
          <table:table-cell office:value-type="string">
            <text:p>#N/A</text:p>
          </table:table-cell>
          <table:table-cell office:value-type="string">
            <text:p>https://orcid.org/0000-0002-7184-298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116e331fa6310830507b480675a0e45d</text:p>
          </table:table-cell>
          <table:table-cell office:value-type="string">
            <text:p>Mazzocchi Maddalen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office:value-type="string">
            <text:p>L-ART/03 - Storia Dell'Arte Contemporanea</text:p>
          </table:table-cell>
          <table:table-cell office:value-type="string">
            <text:p>L-ART/03 - Storia Dell'Arte Contemporanea</text:p>
          </table:table-cell>
          <table:table-cell office:value-type="string">
            <text:p>#N/A</text:p>
          </table:table-cell>
          <table:table-cell office:value-type="string">
            <text:p>https://orcid.org/0000-0002-7184-29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dbe3645b77032a9925d412ad3b8a3f2f</text:p>
          </table:table-cell>
          <table:table-cell office:value-type="string">
            <text:p>Mazzola Alessandra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office:value-type="string">
            <text:p>PhD student</text:p>
          </table:table-cell>
          <table:table-cell office:value-type="string">
            <text:p>Design di Prodotti Strategie e Servizi</text:p>
          </table:table-cell>
          <table:table-cell office:value-type="string">
            <text:p>Ricercatore universitario a tempo pieno</text:p>
          </table:table-cell>
          <table:table-cell office:value-type="string">
            <text:p>L-ART/03 - Storia Dell'Arte Contemporanea</text:p>
          </table:table-cell>
          <table:table-cell office:value-type="string">
            <text:p>L-ART/03 - Storia Dell'Arte Contemporanea</text:p>
          </table:table-cell>
          <table:table-cell office:value-type="string">
            <text:p>#N/A</text:p>
          </table:table-cell>
          <table:table-cell office:value-type="string">
            <text:p>https://orcid.org/0000-0002-7184-298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11b5300114bf6b69225c18866eb361b9</text:p>
          </table:table-cell>
          <table:table-cell office:value-type="string">
            <text:p>Mazzola Marco</text:p>
          </table:table-cell>
          <table:table-cell/>
          <table:table-cell office:value-type="string">
            <text:p>innerCoAuthorsId</text:p>
          </table:table-cell>
          <table:table-cell office:value-type="float" office:value="36">
            <text:p>36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office:value-type="string">
            <text:p>L-ART/03 - Storia Dell'Arte Contemporanea</text:p>
          </table:table-cell>
          <table:table-cell office:value-type="string">
            <text:p>L-ART/03 - Storia Dell'Arte Contemporanea</text:p>
          </table:table-cell>
          <table:table-cell office:value-type="string">
            <text:p>home</text:p>
          </table:table-cell>
          <table:table-cell office:value-type="string">
            <text:p>https://orcid.org/0000-0002-7184-298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0.6</text:p>
          </table:table-cell>
        </table:table-row>
        <table:table-row table:style-name="ro2">
          <table:table-cell office:value-type="string">
            <text:p>innercoauthorsid_d47b72bc2366f10489c5a82167a2caf0</text:p>
          </table:table-cell>
          <table:table-cell office:value-type="string">
            <text:p>Mazzone Cinz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office:value-type="string">
            <text:p>L-ART/03 - Storia Dell'Arte Contemporanea</text:p>
          </table:table-cell>
          <table:table-cell office:value-type="string">
            <text:p>L-ART/03 - Storia Dell'Arte Contemporanea</text:p>
          </table:table-cell>
          <table:table-cell office:value-type="string">
            <text:p>#N/A</text:p>
          </table:table-cell>
          <table:table-cell office:value-type="string">
            <text:p>https://orcid.org/0000-0002-7184-298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0.611111</text:p>
          </table:table-cell>
        </table:table-row>
        <table:table-row table:style-name="ro2">
          <table:table-cell office:value-type="string">
            <text:p>innercoauthorsid_0e9cc8c347cedc528a4d7e227a62a535</text:p>
          </table:table-cell>
          <table:table-cell office:value-type="string">
            <text:p>Melazzini Michele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office:value-type="string">
            <text:p>PhD student</text:p>
          </table:table-cell>
          <table:table-cell office:value-type="string">
            <text:p>No section</text:p>
          </table:table-cell>
          <table:table-cell office:value-type="string">
            <text:p>Ricercatore universitario a tempo pieno</text:p>
          </table:table-cell>
          <table:table-cell office:value-type="string">
            <text:p>L-ART/03 - Storia Dell'Arte Contemporanea</text:p>
          </table:table-cell>
          <table:table-cell office:value-type="string">
            <text:p>L-ART/03 - Storia Dell'Arte Contemporanea</text:p>
          </table:table-cell>
          <table:table-cell office:value-type="string">
            <text:p>#N/A</text:p>
          </table:table-cell>
          <table:table-cell office:value-type="string">
            <text:p>https://orcid.org/0000-0002-7184-298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0.6</text:p>
          </table:table-cell>
        </table:table-row>
        <table:table-row table:style-name="ro2">
          <table:table-cell office:value-type="string">
            <text:p>innercoauthorsid_1d65a34a1008908e71d07aa688440c46</text:p>
          </table:table-cell>
          <table:table-cell office:value-type="string">
            <text:p>Mele Giampiero</text:p>
          </table:table-cell>
          <table:table-cell/>
          <table:table-cell office:value-type="string">
            <text:p>innerCoAuthorsId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office:value-type="string">
            <text:p>L-ART/03 - Storia Dell'Arte Contemporanea</text:p>
          </table:table-cell>
          <table:table-cell office:value-type="string">
            <text:p>L-ART/03 - Storia Dell'Arte Contemporanea</text:p>
          </table:table-cell>
          <table:table-cell office:value-type="string">
            <text:p>ricerca;disegni;rilievo;ipotesi;santa;presso;mar</text:p>
          </table:table-cell>
          <table:table-cell office:value-type="string">
            <text:p>https://orcid.org/0000-0002-7184-2980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76c7a136136f144ac27544e6e93658c6</text:p>
          </table:table-cell>
          <table:table-cell office:value-type="string">
            <text:p>Menichinelli Massim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office:value-type="string">
            <text:p>L-ART/03 - Storia Dell'Arte Contemporanea</text:p>
          </table:table-cell>
          <table:table-cell office:value-type="string">
            <text:p>L-ART/03 - Storia Dell'Arte Contemporanea</text:p>
          </table:table-cell>
          <table:table-cell office:value-type="string">
            <text:p>between</text:p>
          </table:table-cell>
          <table:table-cell office:value-type="string">
            <text:p>https://orcid.org/0000-0002-7184-298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4859bbddd1aef1becbcb85482d5df4f0</text:p>
          </table:table-cell>
          <table:table-cell office:value-type="string">
            <text:p>Merciai Matild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office:value-type="string">
            <text:p>L-ART/03 - Storia Dell'Arte Contemporanea</text:p>
          </table:table-cell>
          <table:table-cell office:value-type="string">
            <text:p>L-ART/03 - Storia Dell'Arte Contemporanea</text:p>
          </table:table-cell>
          <table:table-cell office:value-type="string">
            <text:p>#N/A</text:p>
          </table:table-cell>
          <table:table-cell office:value-type="string">
            <text:p>https://orcid.org/0000-0002-7184-298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fe52d51d7efdff9c0c76811bf1938089</text:p>
          </table:table-cell>
          <table:table-cell office:value-type="string">
            <text:p>Meroni Anna</text:p>
          </table:table-cell>
          <table:table-cell/>
          <table:table-cell office:value-type="string">
            <text:p>innerCoAuthorsId</text:p>
          </table:table-cell>
          <table:table-cell office:value-type="float" office:value="91">
            <text:p>91</text:p>
          </table:table-cell>
          <table:table-cell office:value-type="string">
            <text:p>Associate Professor</text:p>
          </table:table-cell>
          <table:table-cell office:value-type="string">
            <text:p>Design di Prodotti Strategie e Servizi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milan;azione;eco</text:p>
          </table:table-cell>
          <table:table-cell office:value-type="string">
            <text:p>https://orcid.org/0000-0002-8946-236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7e24e4787e49d7c0a498c45607d39a2b</text:p>
          </table:table-cell>
          <table:table-cell office:value-type="string">
            <text:p>Micocci Massim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8946-236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e9d0137482e72e3980ef266000b144a7</text:p>
          </table:table-cell>
          <table:table-cell office:value-type="string">
            <text:p>Minoggio Mauriz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8946-236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8eca108fb8299e1e97a13a09bc8df347</text:p>
          </table:table-cell>
          <table:table-cell office:value-type="string">
            <text:p>Mirabella Roberti Giuli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sogni;prassi</text:p>
          </table:table-cell>
          <table:table-cell office:value-type="string">
            <text:p>https://orcid.org/0000-0002-8946-236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f08c7ec77066cb908446ef036c600cef</text:p>
          </table:table-cell>
          <table:table-cell office:value-type="string">
            <text:p>Mojoli Giacom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8946-236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fc544b584e722f1292b890e478300698</text:p>
          </table:table-cell>
          <table:table-cell office:value-type="string">
            <text:p>Molinari Francesco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8946-236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2e3e61d551701ec8a040fbeda6b688ca</text:p>
          </table:table-cell>
          <table:table-cell office:value-type="string">
            <text:p>Molinari Luc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8946-236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21abf52e248cefa171cd2b579cb56e11</text:p>
          </table:table-cell>
          <table:table-cell office:value-type="string">
            <text:p>Moltani Lara Alessia Laur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8946-236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ed5b7a9f242c56e6b1e2e042c3e5032b</text:p>
          </table:table-cell>
          <table:table-cell office:value-type="string">
            <text:p>Molteni Francesca Bianca Mar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8946-236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dcdc166cff374a8e581e2636418d5f6f</text:p>
          </table:table-cell>
          <table:table-cell office:value-type="string">
            <text:p>Monna Vaness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Research Fellow</text:p>
          </table:table-cell>
          <table:table-cell office:value-type="string">
            <text:p>Design e Culture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eco</text:p>
          </table:table-cell>
          <table:table-cell office:value-type="string">
            <text:p>https://orcid.org/0000-0002-8946-236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e12dfa1b2e3183568d132dabd55f9cb8</text:p>
          </table:table-cell>
          <table:table-cell office:value-type="string">
            <text:p>Montalti Mauriz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8946-236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1abcc10551d3639e743473c3926bcb56</text:p>
          </table:table-cell>
          <table:table-cell office:value-type="string">
            <text:p>Montedoro Laur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8946-236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nnercoauthorsid_4dc28bd07641068496fc25e35cbae530</text:p>
          </table:table-cell>
          <table:table-cell office:value-type="string">
            <text:p>Morlando Giorg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8946-236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nercoauthorsid_96db179fa28e631133cf90243f2c0515</text:p>
          </table:table-cell>
          <table:table-cell office:value-type="string">
            <text:p>Morrocchi Valentin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office:value-type="string">
            <text:p>ICAR/13 - Disegno Industriale</text:p>
          </table:table-cell>
          <table:table-cell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8946-2361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93ac930655fcf5896458621f7f4cc988</text:p>
          </table:table-cell>
          <table:table-cell office:value-type="string">
            <text:p>Morrone Nicolett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italia;making;tech</text:p>
          </table:table-cell>
          <table:table-cell office:value-type="string">
            <text:p>https://orcid.org/0000-0002-8946-2361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string">
            <text:p>0.311111</text:p>
          </table:table-cell>
        </table:table-row>
        <table:table-row table:style-name="ro1">
          <table:table-cell office:value-type="string">
            <text:p>innercoauthorsid_195f2db58cff8b1fc8db3d48d21233df</text:p>
          </table:table-cell>
          <table:table-cell office:value-type="string">
            <text:p>Mortati Marzia</text:p>
          </table:table-cell>
          <table:table-cell/>
          <table:table-cell office:value-type="string">
            <text:p>innerCoAuthorsId</text:p>
          </table:table-cell>
          <table:table-cell office:value-type="float" office:value="33">
            <text:p>33</text:p>
          </table:table-cell>
          <table:table-cell office:value-type="string">
            <text:p>Assistant Professor</text:p>
          </table:table-cell>
          <table:table-cell office:value-type="string">
            <text:p>Design di Prodotti Strategie e Servizi</text:p>
          </table:table-cell>
          <table:table-cell office:value-type="string">
            <text:p>Ricercatore legge 240/10 - t.det.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between;framework;building</text:p>
          </table:table-cell>
          <table:table-cell office:value-type="string">
            <text:p>https://orcid.org/0000-0002-6900-403X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d9ee0a6b1f8eaed62f94e444b4e8c731</text:p>
          </table:table-cell>
          <table:table-cell office:value-type="string">
            <text:p>Motta Martina</text:p>
          </table:table-cell>
          <table:table-cell/>
          <table:table-cell office:value-type="string">
            <text:p>innerCoAuthorsId</text:p>
          </table:table-cell>
          <table:table-cell office:value-type="float" office:value="11">
            <text:p>11</text:p>
          </table:table-cell>
          <table:table-cell office:value-type="string">
            <text:p>PhD student</text:p>
          </table:table-cell>
          <table:table-cell office:value-type="string">
            <text:p>No section</text:p>
          </table:table-cell>
          <table:table-cell office:value-type="string">
            <text:p>Ricercatore legge 240/10 - t.det.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scenari;project;tech;mar</text:p>
          </table:table-cell>
          <table:table-cell office:value-type="string">
            <text:p>https://orcid.org/0000-0002-6900-403X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ea2248eaa0ab43732b9ebd2f705b5cf4</text:p>
          </table:table-cell>
          <table:table-cell office:value-type="string">
            <text:p>Murano Francesco</text:p>
          </table:table-cell>
          <table:table-cell/>
          <table:table-cell office:value-type="string">
            <text:p>innerCoAuthorsId</text:p>
          </table:table-cell>
          <table:table-cell office:value-type="float" office:value="44">
            <text:p>44</text:p>
          </table:table-cell>
          <table:table-cell office:value-type="string">
            <text:p>Assistant Professor</text:p>
          </table:table-cell>
          <table:table-cell office:value-type="string">
            <text:p>Design di Prodotti Strategie e Servizi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light</text:p>
          </table:table-cell>
          <table:table-cell office:value-type="string">
            <text:p>https://orcid.org/0000-0002-1724-3207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422e82a8adfe18c4de8e5248ea2145ca</text:p>
          </table:table-cell>
          <table:table-cell office:value-type="string">
            <text:p>Musante Fulvio</text:p>
          </table:table-cell>
          <table:table-cell/>
          <table:table-cell office:value-type="string">
            <text:p>innerCoAuthorsId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era;lighting;light;base</text:p>
          </table:table-cell>
          <table:table-cell office:value-type="string">
            <text:p>https://orcid.org/0000-0002-1724-320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4c87b9f2f6cf9732053a680b94d108b8</text:p>
          </table:table-cell>
          <table:table-cell office:value-type="string">
            <text:p>Muschiato Sabrina</text:p>
          </table:table-cell>
          <table:table-cell/>
          <table:table-cell office:value-type="string">
            <text:p>innerCoAuthorsId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designing;system;home;environmental</text:p>
          </table:table-cell>
          <table:table-cell office:value-type="string">
            <text:p>https://orcid.org/0000-0002-1724-320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b17d4ebd1461070ab45738772b028de4</text:p>
          </table:table-cell>
          <table:table-cell office:value-type="string">
            <text:p>Mussinelli Elena Germana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1724-320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df1eb6bc53a7711ca0e936d2dd7bb35d</text:p>
          </table:table-cell>
          <table:table-cell office:value-type="string">
            <text:p>Naboni Roberto Stefan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1724-3207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0.216374</text:p>
          </table:table-cell>
        </table:table-row>
        <table:table-row table:style-name="ro1">
          <table:table-cell office:value-type="string">
            <text:p>innercoauthorsid_62bc0efa47f55e8f71c62586517574d2</text:p>
          </table:table-cell>
          <table:table-cell office:value-type="string">
            <text:p>Nacci Alessandro Anton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1724-3207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0.533333</text:p>
          </table:table-cell>
        </table:table-row>
        <table:table-row table:style-name="ro1">
          <table:table-cell office:value-type="string">
            <text:p>innercoauthorsid_3dfdbf8dce53f8086ff9fda9b083cb63</text:p>
          </table:table-cell>
          <table:table-cell office:value-type="string">
            <text:p>Nam Hyojin Gina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1724-320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nercoauthorsid_9bd30ef022219e43b8240ad1bc97bdf0</text:p>
          </table:table-cell>
          <table:table-cell office:value-type="string">
            <text:p>Nazir Salman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1724-3207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e84612f3a948e5d3294f772148d520a7</text:p>
          </table:table-cell>
          <table:table-cell office:value-type="string">
            <text:p>Nebuloni Attilio</text:p>
          </table:table-cell>
          <table:table-cell/>
          <table:table-cell office:value-type="string">
            <text:p>innerCoAuthorsId</text:p>
          </table:table-cell>
          <table:table-cell office:value-type="float" office:value="64">
            <text:p>64</text:p>
          </table:table-cell>
          <table:table-cell office:value-type="string">
            <text:p>Assistant Professor</text:p>
          </table:table-cell>
          <table:table-cell office:value-type="string">
            <text:p>Design degli Ambienti del Paesaggio e della Mobilit�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14 - Composizione Architettonica E Urbana</text:p>
          </table:table-cell>
          <table:table-cell office:value-type="string">
            <text:p>architettura;verso</text:p>
          </table:table-cell>
          <table:table-cell office:value-type="string">
            <text:p>https://orcid.org/0000-0002-9552-7002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853a3e713a37bfe9882313d6c36826c1</text:p>
          </table:table-cell>
          <table:table-cell office:value-type="string">
            <text:p>Negretti Marc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14 - Composizione Architettonica E Urbana</text:p>
          </table:table-cell>
          <table:table-cell office:value-type="string">
            <text:p>#N/A</text:p>
          </table:table-cell>
          <table:table-cell office:value-type="string">
            <text:p>https://orcid.org/0000-0002-9552-700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22a2c79a1159baf1f67d4240d03b167d</text:p>
          </table:table-cell>
          <table:table-cell office:value-type="string">
            <text:p>Neri Gabriele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14 - Composizione Architettonica E Urbana</text:p>
          </table:table-cell>
          <table:table-cell office:value-type="string">
            <text:p>#N/A</text:p>
          </table:table-cell>
          <table:table-cell office:value-type="string">
            <text:p>https://orcid.org/0000-0002-9552-7002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5be05564df0a25097c69fbcad971e3d5</text:p>
          </table:table-cell>
          <table:table-cell office:value-type="string">
            <text:p>Nocerino Robert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14 - Composizione Architettonica E Urbana</text:p>
          </table:table-cell>
          <table:table-cell office:value-type="string">
            <text:p>era;interaction;project</text:p>
          </table:table-cell>
          <table:table-cell office:value-type="string">
            <text:p>https://orcid.org/0000-0002-9552-70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nercoauthorsid_1db6252f86ecbbb4e7bd35adfcf3583f</text:p>
          </table:table-cell>
          <table:table-cell office:value-type="string">
            <text:p>Nonato Maddalen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14 - Composizione Architettonica E Urbana</text:p>
          </table:table-cell>
          <table:table-cell office:value-type="string">
            <text:p>#N/A</text:p>
          </table:table-cell>
          <table:table-cell office:value-type="string">
            <text:p>https://orcid.org/0000-0002-9552-7002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07dd7e154cf47511a42ed09250ba8aad</text:p>
          </table:table-cell>
          <table:table-cell office:value-type="string">
            <text:p>Nosova Oxan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PhD student</text:p>
          </table:table-cell>
          <table:table-cell office:value-type="string">
            <text:p>No section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14 - Composizione Architettonica E Urbana</text:p>
          </table:table-cell>
          <table:table-cell office:value-type="string">
            <text:p>progetti;storie</text:p>
          </table:table-cell>
          <table:table-cell office:value-type="string">
            <text:p>https://orcid.org/0000-0002-9552-7002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a381b7f2c2a6f155e9a548ac384c85bd</text:p>
          </table:table-cell>
          <table:table-cell office:value-type="string">
            <text:p>Nunes Viviane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14 - Composizione Architettonica E Urbana</text:p>
          </table:table-cell>
          <table:table-cell office:value-type="string">
            <text:p>sustainable;project;prove</text:p>
          </table:table-cell>
          <table:table-cell office:value-type="string">
            <text:p>https://orcid.org/0000-0002-9552-7002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34466b07c1c86e90d8180508623d8fc7</text:p>
          </table:table-cell>
          <table:table-cell office:value-type="string">
            <text:p>Oberti Ilaria</text:p>
          </table:table-cell>
          <table:table-cell/>
          <table:table-cell office:value-type="string">
            <text:p>innerCoAuthorsId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14 - Composizione Architettonica E Urbana</text:p>
          </table:table-cell>
          <table:table-cell office:value-type="string">
            <text:p>products;building;test</text:p>
          </table:table-cell>
          <table:table-cell office:value-type="string">
            <text:p>https://orcid.org/0000-0002-9552-7002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string">
            <text:p>0.111111</text:p>
          </table:table-cell>
        </table:table-row>
        <table:table-row table:style-name="ro1">
          <table:table-cell office:value-type="string">
            <text:p>innercoauthorsid_b364fce99c750829fb9b78a7e96e925c</text:p>
          </table:table-cell>
          <table:table-cell office:value-type="string">
            <text:p>Oliva Seren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14 - Composizione Architettonica E Urbana</text:p>
          </table:table-cell>
          <table:table-cell office:value-type="string">
            <text:p>#N/A</text:p>
          </table:table-cell>
          <table:table-cell office:value-type="string">
            <text:p>https://orcid.org/0000-0002-9552-700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59570b8ce69aeef9efb54b8f50582616</text:p>
          </table:table-cell>
          <table:table-cell office:value-type="string">
            <text:p>Olmo Carl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14 - Composizione Architettonica E Urbana</text:p>
          </table:table-cell>
          <table:table-cell office:value-type="string">
            <text:p>#N/A</text:p>
          </table:table-cell>
          <table:table-cell office:value-type="string">
            <text:p>https://orcid.org/0000-0002-9552-7002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0c97a1fe566edfc1ee0a2f32da241065</text:p>
          </table:table-cell>
          <table:table-cell office:value-type="string">
            <text:p>Oppio Alessandr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14 - Composizione Architettonica E Urbana</text:p>
          </table:table-cell>
          <table:table-cell office:value-type="string">
            <text:p>#N/A</text:p>
          </table:table-cell>
          <table:table-cell office:value-type="string">
            <text:p>https://orcid.org/0000-0002-9552-700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6edf5c8c2cb75cdb7dbf6a6e40410f79</text:p>
          </table:table-cell>
          <table:table-cell office:value-type="string">
            <text:p>Orbetegli Luc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14 - Composizione Architettonica E Urbana</text:p>
          </table:table-cell>
          <table:table-cell/>
          <table:table-cell office:value-type="string">
            <text:p>https://orcid.org/0000-0002-9552-700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96765cec02b9b40f763253abbb32d68d</text:p>
          </table:table-cell>
          <table:table-cell office:value-type="string">
            <text:p>Ostuzzi Francesca</text:p>
          </table:table-cell>
          <table:table-cell/>
          <table:table-cell office:value-type="string">
            <text:p>innerCoAuthorsId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14 - Composizione Architettonica E Urbana</text:p>
          </table:table-cell>
          <table:table-cell/>
          <table:table-cell office:value-type="string">
            <text:p>https://orcid.org/0000-0002-9552-700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nercoauthorsid_10bde87970949b793f985a8b82ed28b5</text:p>
          </table:table-cell>
          <table:table-cell office:value-type="string">
            <text:p>Pacenti Elen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14 - Composizione Architettonica E Urbana</text:p>
          </table:table-cell>
          <table:table-cell/>
          <table:table-cell office:value-type="string">
            <text:p>https://orcid.org/0000-0002-9552-7002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d1ff0c143ee5e9ef9af3b59605751f02</text:p>
          </table:table-cell>
          <table:table-cell office:value-type="string">
            <text:p>Padova Paol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14 - Composizione Architettonica E Urbana</text:p>
          </table:table-cell>
          <table:table-cell office:value-type="string">
            <text:p>#N/A</text:p>
          </table:table-cell>
          <table:table-cell office:value-type="string">
            <text:p>https://orcid.org/0000-0002-9552-700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innercoauthorsid_2b6d2fe7a8358596b4edf5609f66a536</text:p>
          </table:table-cell>
          <table:table-cell office:value-type="string">
            <text:p>Padovano Gabriella</text:p>
          </table:table-cell>
          <table:table-cell/>
          <table:table-cell office:value-type="string">
            <text:p>innerCoAuthorsId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14 - Composizione Architettonica E Urbana</text:p>
          </table:table-cell>
          <table:table-cell office:value-type="string">
            <text:p>architettura;complessitaﾠ;casi;sustainable;occasioni;complexity</text:p>
          </table:table-cell>
          <table:table-cell office:value-type="string">
            <text:p>https://orcid.org/0000-0002-9552-7002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23fa7fe94184215157f7a400832a56bb</text:p>
          </table:table-cell>
          <table:table-cell office:value-type="string">
            <text:p>Paganoni Anna Mar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14 - Composizione Architettonica E Urbana</text:p>
          </table:table-cell>
          <table:table-cell office:value-type="string">
            <text:p>#N/A</text:p>
          </table:table-cell>
          <table:table-cell office:value-type="string">
            <text:p>https://orcid.org/0000-0002-9552-700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nercoauthorsid_2cb4fcbc684485c5a35dfbcef23b75ce</text:p>
          </table:table-cell>
          <table:table-cell office:value-type="string">
            <text:p>Pagliano Lorenz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14 - Composizione Architettonica E Urbana</text:p>
          </table:table-cell>
          <table:table-cell/>
          <table:table-cell office:value-type="string">
            <text:p>https://orcid.org/0000-0002-9552-7002</text:p>
          </table:table-cell>
          <table:table-cell table:number-columns-repeated="2" office:value-type="float" office:value="17">
            <text:p>17</text:p>
          </table:table-cell>
          <table:table-cell office:value-type="string">
            <text:p>0.198529</text:p>
          </table:table-cell>
        </table:table-row>
        <table:table-row table:style-name="ro1">
          <table:table-cell office:value-type="string">
            <text:p>innercoauthorsid_cc070e8bda5e06853b2f79e281bbaa68</text:p>
          </table:table-cell>
          <table:table-cell office:value-type="string">
            <text:p>Paleari Danilo</text:p>
          </table:table-cell>
          <table:table-cell/>
          <table:table-cell office:value-type="string">
            <text:p>innerCoAuthorsId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14 - Composizione Architettonica E Urbana</text:p>
          </table:table-cell>
          <table:table-cell office:value-type="string">
            <text:p>nuove;lighting;led;light;state;multi</text:p>
          </table:table-cell>
          <table:table-cell office:value-type="string">
            <text:p>https://orcid.org/0000-0002-9552-700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2dba32e702b9cf895324e9e2f9b9bd20</text:p>
          </table:table-cell>
          <table:table-cell office:value-type="string">
            <text:p>Palmieri Stefania</text:p>
          </table:table-cell>
          <table:table-cell/>
          <table:table-cell office:value-type="string">
            <text:p>innerCoAuthorsId</text:p>
          </table:table-cell>
          <table:table-cell office:value-type="float" office:value="34">
            <text:p>34</text:p>
          </table:table-cell>
          <table:table-cell office:value-type="string">
            <text:p>Assistant Professor</text:p>
          </table:table-cell>
          <table:table-cell office:value-type="string">
            <text:p>Design e Culture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network;siti</text:p>
          </table:table-cell>
          <table:table-cell office:value-type="string">
            <text:p>https://orcid.org/0000-0003-4693-791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92737f7ef3b591314b5464c85a3efe0e</text:p>
          </table:table-cell>
          <table:table-cell office:value-type="string">
            <text:p>Pane Andre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4693-791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a9a0a66fbd35a3747ec8a5153eba187c</text:p>
          </table:table-cell>
          <table:table-cell office:value-type="string">
            <text:p>Panzuti Bisanti Paol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4693-7918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c63a30c0016a354cbfad8bb6ddf6cd39</text:p>
          </table:table-cell>
          <table:table-cell office:value-type="string">
            <text:p>Paoletti Ingrid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4693-7918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06d491ecf97f133ec922dcbf58d86b09</text:p>
          </table:table-cell>
          <table:table-cell office:value-type="string">
            <text:p>Papa Enric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4693-7918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603872b3c78b36bbf6267f49499db065</text:p>
          </table:table-cell>
          <table:table-cell office:value-type="string">
            <text:p>Parente Marina</text:p>
          </table:table-cell>
          <table:table-cell/>
          <table:table-cell office:value-type="string">
            <text:p>innerCoAuthorsId</text:p>
          </table:table-cell>
          <table:table-cell office:value-type="float" office:value="100">
            <text:p>100</text:p>
          </table:table-cell>
          <table:table-cell office:value-type="string">
            <text:p>Associate Professor</text:p>
          </table:table-cell>
          <table:table-cell office:value-type="string">
            <text:p>Design di Prodotti Strategie e Servizi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ipotesi;museale;campi;eco</text:p>
          </table:table-cell>
          <table:table-cell office:value-type="string">
            <text:p>https://orcid.org/0000-0001-6790-6657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nercoauthorsid_89f35a89a061ef250311e6db58d2a5d8</text:p>
          </table:table-cell>
          <table:table-cell office:value-type="string">
            <text:p>Parini Barbara</text:p>
          </table:table-cell>
          <table:table-cell/>
          <table:table-cell office:value-type="string">
            <text:p>innerCoAuthorsId</text:p>
          </table:table-cell>
          <table:table-cell office:value-type="float" office:value="14">
            <text:p>14</text:p>
          </table:table-cell>
          <table:table-cell office:value-type="string">
            <text:p>Research Fellow</text:p>
          </table:table-cell>
          <table:table-cell office:value-type="string">
            <text:p>No section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6790-6657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17ad50863d40f6f576790dc18baf87fb</text:p>
          </table:table-cell>
          <table:table-cell office:value-type="string">
            <text:p>Parini Sergio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framework;oriented</text:p>
          </table:table-cell>
          <table:table-cell office:value-type="string">
            <text:p>https://orcid.org/0000-0001-6790-6657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130e5082ae3c5fe560b9e8a6569d40fa</text:p>
          </table:table-cell>
          <table:table-cell office:value-type="string">
            <text:p>Parisi Stefano</text:p>
          </table:table-cell>
          <table:table-cell/>
          <table:table-cell office:value-type="string">
            <text:p>innerCoAuthorsId</text:p>
          </table:table-cell>
          <table:table-cell office:value-type="float" office:value="9">
            <text:p>9</text:p>
          </table:table-cell>
          <table:table-cell office:value-type="string">
            <text:p>PhD student</text:p>
          </table:table-cell>
          <table:table-cell office:value-type="string">
            <text:p>No section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designing;experience;through;base</text:p>
          </table:table-cell>
          <table:table-cell office:value-type="string">
            <text:p>https://orcid.org/0000-0001-6790-66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e2d182a8993b0525cada6fe592a7638f</text:p>
          </table:table-cell>
          <table:table-cell office:value-type="string">
            <text:p>Parisi Stefan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designing;experience;through;base</text:p>
          </table:table-cell>
          <table:table-cell office:value-type="string">
            <text:p>https://orcid.org/0000-0001-6790-6657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a1aa1b8b1bd63f334e5a4342b0d42f85</text:p>
          </table:table-cell>
          <table:table-cell office:value-type="string">
            <text:p>Parrino Lucia Filipp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6790-665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nercoauthorsid_f40286a5c980ea39ae78e72dcb1fb6ac</text:p>
          </table:table-cell>
          <table:table-cell office:value-type="string">
            <text:p>Pasina Irene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6790-6657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string">
            <text:p>0.563077</text:p>
          </table:table-cell>
        </table:table-row>
        <table:table-row table:style-name="ro1">
          <table:table-cell office:value-type="string">
            <text:p>innercoauthorsid_03a5fee3f4572b1847987df3384ce2ea</text:p>
          </table:table-cell>
          <table:table-cell office:value-type="string">
            <text:p>Pastorelli Giuseppe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6790-665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30660c0c5142ded32aa32f80c1d45b8a</text:p>
          </table:table-cell>
          <table:table-cell office:value-type="string">
            <text:p>Patetta Lucian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6790-665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e6021e3b0f2998688fb8c38d81176e5d</text:p>
          </table:table-cell>
          <table:table-cell office:value-type="string">
            <text:p>Patuzzo Emil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6790-665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c827ef12640e751e3fd2484e7c146213</text:p>
          </table:table-cell>
          <table:table-cell office:value-type="string">
            <text:p>Pavan Esteban Enrique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6790-665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0.666667</text:p>
          </table:table-cell>
        </table:table-row>
        <table:table-row table:style-name="ro1">
          <table:table-cell office:value-type="string">
            <text:p>innercoauthorsid_1c6531f4f9d80d3be97e5dda7772e3ef</text:p>
          </table:table-cell>
          <table:table-cell office:value-type="string">
            <text:p>Pavlovic Milic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PhD student</text:p>
          </table:table-cell>
          <table:table-cell office:value-type="string">
            <text:p>No section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era;service;applicati;vie;eco;review</text:p>
          </table:table-cell>
          <table:table-cell office:value-type="string">
            <text:p>https://orcid.org/0000-0001-6790-6657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ee0c9ab28837c0e9d5037957c4f741a0</text:p>
          </table:table-cell>
          <table:table-cell office:value-type="string">
            <text:p>Pedeferri Mariapia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6790-6657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7de5761454c425af9b1a43ab8ab63aa9</text:p>
          </table:table-cell>
          <table:table-cell office:value-type="string">
            <text:p>Pedotti Anton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6790-6657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string">
            <text:p>0.27451</text:p>
          </table:table-cell>
        </table:table-row>
        <table:table-row table:style-name="ro1">
          <table:table-cell office:value-type="string">
            <text:p>innercoauthorsid_aa756704e58b5f91b8e2b449fc266934</text:p>
          </table:table-cell>
          <table:table-cell office:value-type="string">
            <text:p>Pedrazzini Nev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6790-665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a368fe742719f3334444ffe11d249281</text:p>
          </table:table-cell>
          <table:table-cell office:value-type="string">
            <text:p>Pedrocchi Alessandra Laura Giuli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6790-6657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2848cf66cbee58aa6662783221f29793</text:p>
          </table:table-cell>
          <table:table-cell office:value-type="string">
            <text:p>Pedroni Marco Luc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arte;moda</text:p>
          </table:table-cell>
          <table:table-cell office:value-type="string">
            <text:p>https://orcid.org/0000-0001-6790-6657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string">
            <text:p>0.32</text:p>
          </table:table-cell>
        </table:table-row>
        <table:table-row table:style-name="ro1">
          <table:table-cell office:value-type="string">
            <text:p>innercoauthorsid_349026b10617cb0725d09a0ffa8d09eb</text:p>
          </table:table-cell>
          <table:table-cell office:value-type="string">
            <text:p>Pei Xue</text:p>
          </table:table-cell>
          <table:table-cell/>
          <table:table-cell office:value-type="string">
            <text:p>innerCoAuthorsId</text:p>
          </table:table-cell>
          <table:table-cell office:value-type="float" office:value="8">
            <text:p>8</text:p>
          </table:table-cell>
          <table:table-cell office:value-type="string">
            <text:p>Research Fellow</text:p>
          </table:table-cell>
          <table:table-cell office:value-type="string">
            <text:p>No section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6790-6657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nercoauthorsid_c0234ea8cd7302f7d5e39c7a58fb7f86</text:p>
          </table:table-cell>
          <table:table-cell office:value-type="string">
            <text:p>Pellegrini Laura Annamar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6790-6657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string">
            <text:p>0.5</text:p>
          </table:table-cell>
        </table:table-row>
        <table:table-row table:style-name="ro1">
          <table:table-cell office:value-type="string">
            <text:p>innercoauthorsid_2bdceb17f5de3375ad5dcd359355a3be</text:p>
          </table:table-cell>
          <table:table-cell office:value-type="string">
            <text:p>Pellegrini Valer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/>
          <table:table-cell office:value-type="string">
            <text:p>https://orcid.org/0000-0001-6790-665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8161d0d9a3eb005446e0c51c0f87ddc7</text:p>
          </table:table-cell>
          <table:table-cell office:value-type="string">
            <text:p>Pellizzoni Elen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6790-6657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c5a5ffa2e0fffa19b0dc2fa7fa45d232</text:p>
          </table:table-cell>
          <table:table-cell office:value-type="string">
            <text:p>Penati Antonella Valeria</text:p>
          </table:table-cell>
          <table:table-cell/>
          <table:table-cell office:value-type="string">
            <text:p>innerCoAuthorsId</text:p>
          </table:table-cell>
          <table:table-cell office:value-type="float" office:value="45">
            <text:p>45</text:p>
          </table:table-cell>
          <table:table-cell office:value-type="string">
            <text:p>Full Professor</text:p>
          </table:table-cell>
          <table:table-cell office:value-type="string">
            <text:p>Design e Culture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research</text:p>
          </table:table-cell>
          <table:table-cell office:value-type="string">
            <text:p>https://orcid.org/0000-0001-8353-928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dde9b637f2b654f36fc4eb9840d87ce1</text:p>
          </table:table-cell>
          <table:table-cell office:value-type="string">
            <text:p>Penazzi Daniela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8353-928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nercoauthorsid_77bce6f669ad9f077594897ed694d539</text:p>
          </table:table-cell>
          <table:table-cell office:value-type="string">
            <text:p>Perego Alessandr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8353-928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a68d0832fa59b32ab90b35df3d4d0f04</text:p>
          </table:table-cell>
          <table:table-cell office:value-type="string">
            <text:p>Perego Paolo</text:p>
          </table:table-cell>
          <table:table-cell/>
          <table:table-cell office:value-type="string">
            <text:p>innerCoAuthorsId</text:p>
          </table:table-cell>
          <table:table-cell office:value-type="float" office:value="34">
            <text:p>34</text:p>
          </table:table-cell>
          <table:table-cell office:value-type="string">
            <text:p>Research Fellow</text:p>
          </table:table-cell>
          <table:table-cell office:value-type="string">
            <text:p>Design di Prodotti Strategie e Servizi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board</text:p>
          </table:table-cell>
          <table:table-cell office:value-type="string">
            <text:p>https://orcid.org/0000-0001-8353-928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90ef9fd2c53a61cf9df5be0759b20f74</text:p>
          </table:table-cell>
          <table:table-cell office:value-type="string">
            <text:p>Perondi Elen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8353-928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9e97127d54d8a9e7d76d581a81388f52</text:p>
          </table:table-cell>
          <table:table-cell office:value-type="string">
            <text:p>Petrillo Daniel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scenari;perspective</text:p>
          </table:table-cell>
          <table:table-cell office:value-type="string">
            <text:p>https://orcid.org/0000-0001-8353-928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8f2dc492639dfc2a32e7041695a9954c</text:p>
          </table:table-cell>
          <table:table-cell office:value-type="string">
            <text:p>Piardi Silvia Elvira Maria</text:p>
          </table:table-cell>
          <table:table-cell/>
          <table:table-cell office:value-type="string">
            <text:p>innerCoAuthorsId</text:p>
          </table:table-cell>
          <table:table-cell office:value-type="float" office:value="100">
            <text:p>100</text:p>
          </table:table-cell>
          <table:table-cell office:value-type="string">
            <text:p>Full Professor</text:p>
          </table:table-cell>
          <table:table-cell office:value-type="string">
            <text:p>Design degli Ambienti del Paesaggio e della Mobilit�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ezio</text:p>
          </table:table-cell>
          <table:table-cell office:value-type="string">
            <text:p>https://orcid.org/0000-0001-8922-6353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innercoauthorsid_652cfed9bb29f98b8e07aedcc91250e4</text:p>
          </table:table-cell>
          <table:table-cell office:value-type="string">
            <text:p>Piazza Mario</text:p>
          </table:table-cell>
          <table:table-cell/>
          <table:table-cell office:value-type="string">
            <text:p>innerCoAuthorsId</text:p>
          </table:table-cell>
          <table:table-cell office:value-type="float" office:value="79">
            <text:p>79</text:p>
          </table:table-cell>
          <table:table-cell office:value-type="string">
            <text:p>Associate Professor</text:p>
          </table:table-cell>
          <table:table-cell office:value-type="string">
            <text:p>Design e Culture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identitaﾠ;marchi;mar</text:p>
          </table:table-cell>
          <table:table-cell office:value-type="string">
            <text:p>https://orcid.org/0000-0002-9665-773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nercoauthorsid_1faed9f3b68f243b2f02845118645f4c</text:p>
          </table:table-cell>
          <table:table-cell office:value-type="string">
            <text:p>Piccini Luca</text:p>
          </table:table-cell>
          <table:table-cell/>
          <table:table-cell office:value-type="string">
            <text:p>innerCoAuthorsId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applicati;senso;technologies;biomed;home;project;tech;bio;car</text:p>
          </table:table-cell>
          <table:table-cell office:value-type="string">
            <text:p>https://orcid.org/0000-0002-9665-773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e05179fccc7d00bc452f49668ce9ea9e</text:p>
          </table:table-cell>
          <table:table-cell office:value-type="string">
            <text:p>Piccinno Giovanna</text:p>
          </table:table-cell>
          <table:table-cell/>
          <table:table-cell office:value-type="string">
            <text:p>innerCoAuthorsId</text:p>
          </table:table-cell>
          <table:table-cell office:value-type="float" office:value="40">
            <text:p>40</text:p>
          </table:table-cell>
          <table:table-cell office:value-type="string">
            <text:p>Associate Professor</text:p>
          </table:table-cell>
          <table:table-cell office:value-type="string">
            <text:p>Design degli Ambienti del Paesaggio e della Mobilit�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cities</text:p>
          </table:table-cell>
          <table:table-cell office:value-type="string">
            <text:p>https://orcid.org/0000-0003-1804-798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nercoauthorsid_4e3841247e3208b07e589c4ec67f2600</text:p>
          </table:table-cell>
          <table:table-cell office:value-type="string">
            <text:p>Pierluisi Gabriele</text:p>
          </table:table-cell>
          <table:table-cell/>
          <table:table-cell office:value-type="string">
            <text:p>innerCoAuthorsId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string">
            <text:p>Design e Culture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1804-7985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b98c87f3d476e401fef7da74d36d9efa</text:p>
          </table:table-cell>
          <table:table-cell office:value-type="string">
            <text:p>Pignatel Alice</text:p>
          </table:table-cell>
          <table:table-cell/>
          <table:table-cell office:value-type="string">
            <text:p>innerCoAuthorsId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era;computer;interaction;vie;review</text:p>
          </table:table-cell>
          <table:table-cell office:value-type="string">
            <text:p>https://orcid.org/0000-0003-1804-798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620a5815dc50d79ad0beb7ba1faff94e</text:p>
          </table:table-cell>
          <table:table-cell office:value-type="string">
            <text:p>Pillan Margherita</text:p>
          </table:table-cell>
          <table:table-cell/>
          <table:table-cell office:value-type="string">
            <text:p>innerCoAuthorsId</text:p>
          </table:table-cell>
          <table:table-cell office:value-type="float" office:value="96">
            <text:p>96</text:p>
          </table:table-cell>
          <table:table-cell office:value-type="string">
            <text:p>Associate Professor</text:p>
          </table:table-cell>
          <table:table-cell office:value-type="string">
            <text:p>Design di Prodotti Strategie e Servizi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approccio;secondo;user;eco</text:p>
          </table:table-cell>
          <table:table-cell office:value-type="string">
            <text:p>https://orcid.org/0000-0002-4157-4305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b6eb32b53be50189a9edf3441342175e</text:p>
          </table:table-cell>
          <table:table-cell office:value-type="string">
            <text:p>Pils Giuli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cultura;arte;atti;artefatti;cult</text:p>
          </table:table-cell>
          <table:table-cell office:value-type="string">
            <text:p>https://orcid.org/0000-0002-4157-4305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string">
            <text:p>0.392857</text:p>
          </table:table-cell>
        </table:table-row>
        <table:table-row table:style-name="ro1">
          <table:table-cell office:value-type="string">
            <text:p>innercoauthorsid_9827a567c1e3a69d455db7dc463422f0</text:p>
          </table:table-cell>
          <table:table-cell office:value-type="string">
            <text:p>Pini Azzurr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4157-4305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string">
            <text:p>0.380117</text:p>
          </table:table-cell>
        </table:table-row>
        <table:table-row table:style-name="ro1">
          <table:table-cell office:value-type="string">
            <text:p>innercoauthorsid_adf5805ed0a68e695dce516643b6bb14</text:p>
          </table:table-cell>
          <table:table-cell office:value-type="string">
            <text:p>Pinna Claud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euro</text:p>
          </table:table-cell>
          <table:table-cell office:value-type="string">
            <text:p>https://orcid.org/0000-0002-4157-4305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string">
            <text:p>0.436508</text:p>
          </table:table-cell>
        </table:table-row>
        <table:table-row table:style-name="ro1">
          <table:table-cell office:value-type="string">
            <text:p>innercoauthorsid_ed388d9784cb765892f196373a2ff138</text:p>
          </table:table-cell>
          <table:table-cell office:value-type="string">
            <text:p>Pinto Fulv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mobili;azione;poli</text:p>
          </table:table-cell>
          <table:table-cell office:value-type="string">
            <text:p>https://orcid.org/0000-0002-4157-4305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22eeee6fd8eba042adb02be7a0623dc0</text:p>
          </table:table-cell>
          <table:table-cell office:value-type="string">
            <text:p>Piredda Francesca</text:p>
          </table:table-cell>
          <table:table-cell/>
          <table:table-cell office:value-type="string">
            <text:p>innerCoAuthorsId</text:p>
          </table:table-cell>
          <table:table-cell office:value-type="float" office:value="44">
            <text:p>44</text:p>
          </table:table-cell>
          <table:table-cell office:value-type="string">
            <text:p>Assistant Professor</text:p>
          </table:table-cell>
          <table:table-cell office:value-type="string">
            <text:p>Design di Prodotti Strategie e Servizi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comunicazione;approccio;visione;azione;comuni;televisione</text:p>
          </table:table-cell>
          <table:table-cell office:value-type="string">
            <text:p>https://orcid.org/0000-0003-0623-845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bf06b0821f10df2689e78d13dac00ab5</text:p>
          </table:table-cell>
          <table:table-cell office:value-type="string">
            <text:p>Pirola Matte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0623-8450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04c72caf369252f24f69061614f4bb04</text:p>
          </table:table-cell>
          <table:table-cell office:value-type="string">
            <text:p>Pirovano Marcell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0623-845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80c1a8a82a4f4f02e4505bb4622e57b6</text:p>
          </table:table-cell>
          <table:table-cell office:value-type="string">
            <text:p>Piselli Agnese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reti;led;knowledge;practice;between</text:p>
          </table:table-cell>
          <table:table-cell office:value-type="string">
            <text:p>https://orcid.org/0000-0003-0623-845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0.9</text:p>
          </table:table-cell>
        </table:table-row>
        <table:table-row table:style-name="ro1">
          <table:table-cell office:value-type="string">
            <text:p>innercoauthorsid_6386a81e25f0a0848e9b6662692f0b99</text:p>
          </table:table-cell>
          <table:table-cell office:value-type="string">
            <text:p>Pizzagalli Manuel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between</text:p>
          </table:table-cell>
          <table:table-cell office:value-type="string">
            <text:p>https://orcid.org/0000-0003-0623-845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nercoauthorsid_37cc13afba6ec5939315c70797ac2561</text:p>
          </table:table-cell>
          <table:table-cell office:value-type="string">
            <text:p>Pizzi Emili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building</text:p>
          </table:table-cell>
          <table:table-cell office:value-type="string">
            <text:p>https://orcid.org/0000-0003-0623-845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678571</text:p>
          </table:table-cell>
        </table:table-row>
        <table:table-row table:style-name="ro1">
          <table:table-cell office:value-type="string">
            <text:p>innercoauthorsid_4163b19d2d1debf47083bd2761286b3d</text:p>
          </table:table-cell>
          <table:table-cell office:value-type="string">
            <text:p>Pizzocaro Silvia Luisa</text:p>
          </table:table-cell>
          <table:table-cell/>
          <table:table-cell office:value-type="string">
            <text:p>innerCoAuthorsId</text:p>
          </table:table-cell>
          <table:table-cell office:value-type="float" office:value="100">
            <text:p>100</text:p>
          </table:table-cell>
          <table:table-cell office:value-type="string">
            <text:p>Full Professor</text:p>
          </table:table-cell>
          <table:table-cell office:value-type="string">
            <text:p>Design e Culture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italia;era;glaser</text:p>
          </table:table-cell>
          <table:table-cell office:value-type="string">
            <text:p>https://orcid.org/0000-0002-0478-795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b013288d7a530caf7b78b461fb4b2cbc</text:p>
          </table:table-cell>
          <table:table-cell office:value-type="string">
            <text:p>Plantamura Francesc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0478-795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nercoauthorsid_612804328392c0bfeecd6ff2a4b1baf5</text:p>
          </table:table-cell>
          <table:table-cell office:value-type="string">
            <text:p>Plebani Pierluigi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0478-795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0.8</text:p>
          </table:table-cell>
        </table:table-row>
        <table:table-row table:style-name="ro1">
          <table:table-cell office:value-type="string">
            <text:p>innercoauthorsid_6c157edc8d691e30d5549c0be310b4bf</text:p>
          </table:table-cell>
          <table:table-cell office:value-type="string">
            <text:p>Podesta' Claudi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0478-795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0.666667</text:p>
          </table:table-cell>
        </table:table-row>
        <table:table-row table:style-name="ro1">
          <table:table-cell office:value-type="string">
            <text:p>innercoauthorsid_7d50a7e3993d83cfd89d9eba6d85df31</text:p>
          </table:table-cell>
          <table:table-cell office:value-type="string">
            <text:p>Poggi Carl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0478-7950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ca201d41803865c73bea08936930f1ce</text:p>
          </table:table-cell>
          <table:table-cell office:value-type="string">
            <text:p>Pogliani Osvald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0478-79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4c24bb3b8b4cb29f443338537a2704a9</text:p>
          </table:table-cell>
          <table:table-cell office:value-type="string">
            <text:p>Poletti Federic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0478-795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3bdca637bb7874b67dd492623fc6d4e6</text:p>
          </table:table-cell>
          <table:table-cell office:value-type="string">
            <text:p>Ponti Marco</text:p>
          </table:table-cell>
          <table:table-cell/>
          <table:table-cell office:value-type="string">
            <text:p>innerCoAuthorsId</text:p>
          </table:table-cell>
          <table:table-cell office:value-type="float" office:value="38">
            <text:p>38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0478-795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28fdbbb0d148cf24dd5bb092181dec45</text:p>
          </table:table-cell>
          <table:table-cell office:value-type="string">
            <text:p>Ponti Marco Guido</text:p>
          </table:table-cell>
          <table:table-cell/>
          <table:table-cell office:value-type="string">
            <text:p>innerCoAuthorsId</text:p>
          </table:table-cell>
          <table:table-cell office:value-type="float" office:value="94">
            <text:p>94</text:p>
          </table:table-cell>
          <table:table-cell office:value-type="string">
            <text:p>Research Fellow</text:p>
          </table:table-cell>
          <table:table-cell office:value-type="string">
            <text:p>Design degli Ambienti del Paesaggio e della Mobilit�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progetti;valutazione;azione;criteri</text:p>
          </table:table-cell>
          <table:table-cell office:value-type="string">
            <text:p>https://orcid.org/0000-0002-0478-795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0.8</text:p>
          </table:table-cell>
        </table:table-row>
        <table:table-row table:style-name="ro1">
          <table:table-cell office:value-type="string">
            <text:p>innercoauthorsid_7aa626190c030daeb125e326e91586cc</text:p>
          </table:table-cell>
          <table:table-cell office:value-type="string">
            <text:p>Portioli Staudacher Albert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0478-795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nercoauthorsid_1f9f72c96cf2cec175315d6921481da1</text:p>
          </table:table-cell>
          <table:table-cell office:value-type="string">
            <text:p>Postiglione Gennaro</text:p>
          </table:table-cell>
          <table:table-cell/>
          <table:table-cell office:value-type="string">
            <text:p>innerCoAuthorsId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apparecchi</text:p>
          </table:table-cell>
          <table:table-cell office:value-type="string">
            <text:p>https://orcid.org/0000-0002-0478-795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d4847b66b0cb0c83a28b46c80398ff18</text:p>
          </table:table-cell>
          <table:table-cell office:value-type="string">
            <text:p>Pozzi Robert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0478-7950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d592d6c58db6a46152d191118eacef7e</text:p>
          </table:table-cell>
          <table:table-cell office:value-type="string">
            <text:p>Pradel Patrick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0478-795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814dccb50efe3c760467152b7ad0d20b</text:p>
          </table:table-cell>
          <table:table-cell office:value-type="string">
            <text:p>Preatoni Ezio</text:p>
          </table:table-cell>
          <table:table-cell/>
          <table:table-cell office:value-type="string">
            <text:p>innerCoAuthorsId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3 - Disegno Industriale</text:p>
          </table:table-cell>
          <table:table-cell/>
          <table:table-cell office:value-type="string">
            <text:p>https://orcid.org/0000-0002-0478-7950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4e7b119c7bf574c1fb840ada558f89ac</text:p>
          </table:table-cell>
          <table:table-cell office:value-type="string">
            <text:p>Prestes Joly Maír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PhD student</text:p>
          </table:table-cell>
          <table:table-cell office:value-type="string">
            <text:p>No section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0478-795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b08f268683edc9d782c75ab82ce31ba9</text:p>
          </table:table-cell>
          <table:table-cell office:value-type="string">
            <text:p>Previtali Barbar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0478-795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nercoauthorsid_e1bd9bf72462891fe6a779bae559bf2e</text:p>
          </table:table-cell>
          <table:table-cell office:value-type="string">
            <text:p>Profeta Giovanni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PhD student</text:p>
          </table:table-cell>
          <table:table-cell office:value-type="string">
            <text:p>No section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mappatura</text:p>
          </table:table-cell>
          <table:table-cell office:value-type="string">
            <text:p>https://orcid.org/0000-0002-0478-7950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9c544f7e4e7ed29b97a4d5ef4f54a35d</text:p>
          </table:table-cell>
          <table:table-cell office:value-type="string">
            <text:p>Protasoni Sar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0478-79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8aa8711ce54f8b6a47dff05688462c09</text:p>
          </table:table-cell>
          <table:table-cell office:value-type="string">
            <text:p>Puerari Emm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service;public</text:p>
          </table:table-cell>
          <table:table-cell office:value-type="string">
            <text:p>https://orcid.org/0000-0002-0478-7950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092cf28df9a93840defe2c2162ec8969</text:p>
          </table:table-cell>
          <table:table-cell office:value-type="string">
            <text:p>Qian Xiaob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0478-795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6fd0d25d81a20878f65515f2efef4c78</text:p>
          </table:table-cell>
          <table:table-cell office:value-type="string">
            <text:p>Quaggiotto Marco</text:p>
          </table:table-cell>
          <table:table-cell/>
          <table:table-cell office:value-type="string">
            <text:p>innerCoAuthorsId</text:p>
          </table:table-cell>
          <table:table-cell office:value-type="float" office:value="31">
            <text:p>31</text:p>
          </table:table-cell>
          <table:table-cell office:value-type="string">
            <text:p>Assistant Professor</text:p>
          </table:table-cell>
          <table:table-cell office:value-type="string">
            <text:p>Design e Culture</text:p>
          </table:table-cell>
          <table:table-cell office:value-type="string">
            <text:p>Ricercatore legge 240/10 - t.det.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spazi;conoscenza;interfacce;sapere;accesso;car</text:p>
          </table:table-cell>
          <table:table-cell office:value-type="string">
            <text:p>https://orcid.org/0000-0003-4195-2369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string">
            <text:p>0.8</text:p>
          </table:table-cell>
        </table:table-row>
        <table:table-row table:style-name="ro1">
          <table:table-cell office:value-type="string">
            <text:p>innercoauthorsid_935f37752c1b68433a1fcb8367e6c8f4</text:p>
          </table:table-cell>
          <table:table-cell office:value-type="string">
            <text:p>Quaquaro Benedett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scuola;alta;multi;poli</text:p>
          </table:table-cell>
          <table:table-cell office:value-type="string">
            <text:p>https://orcid.org/0000-0003-4195-236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0.666667</text:p>
          </table:table-cell>
        </table:table-row>
        <table:table-row table:style-name="ro1">
          <table:table-cell office:value-type="string">
            <text:p>innercoauthorsid_0d92625f2d91735df985813717909849</text:p>
          </table:table-cell>
          <table:table-cell office:value-type="string">
            <text:p>Quircio Valer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formazione;azione</text:p>
          </table:table-cell>
          <table:table-cell office:value-type="string">
            <text:p>https://orcid.org/0000-0003-4195-236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24edd4b71b8c78fa2b9c5b7ffead9f14</text:p>
          </table:table-cell>
          <table:table-cell office:value-type="string">
            <text:p>Radeta Mark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4195-236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8b95deeb7a07c6ae490df249be52e6f8</text:p>
          </table:table-cell>
          <table:table-cell office:value-type="string">
            <text:p>Radice Sar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4195-236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nercoauthorsid_e4d9bc17ff1fa5e7c4188414735c6163</text:p>
          </table:table-cell>
          <table:table-cell office:value-type="string">
            <text:p>Ragucci Agnes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4195-2369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6c8ce93aae385a4915a6d2b72430347c</text:p>
          </table:table-cell>
          <table:table-cell office:value-type="string">
            <text:p>Rainoldi Giovanni</text:p>
          </table:table-cell>
          <table:table-cell/>
          <table:table-cell office:value-type="string">
            <text:p>innerCoAuthorsId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4195-2369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14de8e3aad9aa874cec7096c48c81fb4</text:p>
          </table:table-cell>
          <table:table-cell office:value-type="string">
            <text:p>Rampino Lucia Rosa Elena</text:p>
          </table:table-cell>
          <table:table-cell/>
          <table:table-cell office:value-type="string">
            <text:p>innerCoAuthorsId</text:p>
          </table:table-cell>
          <table:table-cell office:value-type="float" office:value="79">
            <text:p>79</text:p>
          </table:table-cell>
          <table:table-cell office:value-type="string">
            <text:p>Associate Professor</text:p>
          </table:table-cell>
          <table:table-cell office:value-type="string">
            <text:p>Design di Prodotti Strategie e Servizi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research;management;project</text:p>
          </table:table-cell>
          <table:table-cell office:value-type="string">
            <text:p>https://orcid.org/0000-0002-7591-9324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d5d7c4aea335cf07c5bc573b677eb9cc</text:p>
          </table:table-cell>
          <table:table-cell office:value-type="string">
            <text:p>Ramponi Federic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7591-9324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1bb0cb5c17800137c4ca8f69c914d59b</text:p>
          </table:table-cell>
          <table:table-cell office:value-type="string">
            <text:p>Rana Vincenz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7591-9324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string">
            <text:p>0.659341</text:p>
          </table:table-cell>
        </table:table-row>
        <table:table-row table:style-name="ro1">
          <table:table-cell office:value-type="string">
            <text:p>innercoauthorsid_25a0856df7eb2d15980a84f31211e667</text:p>
          </table:table-cell>
          <table:table-cell office:value-type="string">
            <text:p>Ranci Ortigosa Costanz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research;car</text:p>
          </table:table-cell>
          <table:table-cell office:value-type="string">
            <text:p>https://orcid.org/0000-0002-7591-932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nercoauthorsid_52fdba38d8c95d3193f3c494e5cedab7</text:p>
          </table:table-cell>
          <table:table-cell office:value-type="string">
            <text:p>Ratti Andrea</text:p>
          </table:table-cell>
          <table:table-cell/>
          <table:table-cell office:value-type="string">
            <text:p>innerCoAuthorsId</text:p>
          </table:table-cell>
          <table:table-cell office:value-type="float" office:value="117">
            <text:p>117</text:p>
          </table:table-cell>
          <table:table-cell office:value-type="string">
            <text:p>Associate Professor</text:p>
          </table:table-cell>
          <table:table-cell office:value-type="string">
            <text:p>Design degli Ambienti del Paesaggio e della Mobilit�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imbarcazioni;tema</text:p>
          </table:table-cell>
          <table:table-cell office:value-type="string">
            <text:p>https://orcid.org/0000-0003-4115-273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nercoauthorsid_2f7f5a76a316b0b492506e1d3ce9a866</text:p>
          </table:table-cell>
          <table:table-cell office:value-type="string">
            <text:p>Ravetta Francesc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4115-273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nercoauthorsid_43702e3f8603737ccd4bc9c081ffc899</text:p>
          </table:table-cell>
          <table:table-cell office:value-type="string">
            <text:p>Reali Pierluigi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video;data</text:p>
          </table:table-cell>
          <table:table-cell office:value-type="string">
            <text:p>https://orcid.org/0000-0003-4115-2732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02f72edc9b7ec3d85dd1c698335a49ac</text:p>
          </table:table-cell>
          <table:table-cell office:value-type="string">
            <text:p>Rebaglio Agnese</text:p>
          </table:table-cell>
          <table:table-cell/>
          <table:table-cell office:value-type="string">
            <text:p>innerCoAuthorsId</text:p>
          </table:table-cell>
          <table:table-cell office:value-type="float" office:value="57">
            <text:p>57</text:p>
          </table:table-cell>
          <table:table-cell office:value-type="string">
            <text:p>Assistant Professor</text:p>
          </table:table-cell>
          <table:table-cell office:value-type="string">
            <text:p>Design degli Ambienti del Paesaggio e della Mobilit�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storie;nuove;interni</text:p>
          </table:table-cell>
          <table:table-cell office:value-type="string">
            <text:p>https://orcid.org/0000-0002-8952-510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4d26c8fb929f0c667ae13fd6c8a0c87c</text:p>
          </table:table-cell>
          <table:table-cell office:value-type="string">
            <text:p>Reina Marta Isabella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siti;trans;journey;project</text:p>
          </table:table-cell>
          <table:table-cell office:value-type="string">
            <text:p>https://orcid.org/0000-0002-8952-5107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5695d1d4f889f0bb6b6400aa608fb23d</text:p>
          </table:table-cell>
          <table:table-cell office:value-type="string">
            <text:p>Repishti Francesco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8952-510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17da28ed2acfcf0c2cdde70d04f66647</text:p>
          </table:table-cell>
          <table:table-cell office:value-type="string">
            <text:p>Resta Ferrucc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8952-510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7dd1bd18b12d2765d2ad522754dbfa02</text:p>
          </table:table-cell>
          <table:table-cell office:value-type="string">
            <text:p>Ricci Donato</text:p>
          </table:table-cell>
          <table:table-cell/>
          <table:table-cell office:value-type="string">
            <text:p>innerCoAuthorsId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8952-5107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0.488889</text:p>
          </table:table-cell>
        </table:table-row>
        <table:table-row table:style-name="ro1">
          <table:table-cell office:value-type="string">
            <text:p>innercoauthorsid_761d078b0bfbda6fcf522c9d0043376e</text:p>
          </table:table-cell>
          <table:table-cell office:value-type="string">
            <text:p>Ricci Giulian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case;designing;poli</text:p>
          </table:table-cell>
          <table:table-cell office:value-type="string">
            <text:p>https://orcid.org/0000-0002-8952-5107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string">
            <text:p>0.4</text:p>
          </table:table-cell>
        </table:table-row>
        <table:table-row table:style-name="ro1">
          <table:table-cell office:value-type="string">
            <text:p>innercoauthorsid_fc0c6b95cb9ea7cb1f9681f61126c8cf</text:p>
          </table:table-cell>
          <table:table-cell office:value-type="string">
            <text:p>Ricco' Dina</text:p>
          </table:table-cell>
          <table:table-cell/>
          <table:table-cell office:value-type="string">
            <text:p>innerCoAuthorsId</text:p>
          </table:table-cell>
          <table:table-cell office:value-type="float" office:value="95">
            <text:p>95</text:p>
          </table:table-cell>
          <table:table-cell office:value-type="string">
            <text:p>Associate Professor</text:p>
          </table:table-cell>
          <table:table-cell office:value-type="string">
            <text:p>Design e Culture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valutazione;ruolo;musica;senso;sensi;codice;azione;comuni;software;multi;riva</text:p>
          </table:table-cell>
          <table:table-cell office:value-type="string">
            <text:p>https://orcid.org/0000-0001-8632-2649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2fdd5d5ec164b2282c566ec8147ac3b7</text:p>
          </table:table-cell>
          <table:table-cell office:value-type="string">
            <text:p>Ricotti Marco Enric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8632-2649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b1deaa878c22b3008009ff5ecf42d7a6</text:p>
          </table:table-cell>
          <table:table-cell office:value-type="string">
            <text:p>Rigamonti Luc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8632-2649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58ca8dcd10fbaad65fc79599756d922e</text:p>
          </table:table-cell>
          <table:table-cell office:value-type="string">
            <text:p>Righi Riva Pietro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system;orientati</text:p>
          </table:table-cell>
          <table:table-cell office:value-type="string">
            <text:p>https://orcid.org/0000-0001-8632-264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nercoauthorsid_21b9b5133fffaa977df7425a9c4832ef</text:p>
          </table:table-cell>
          <table:table-cell office:value-type="string">
            <text:p>Ripamonti Davide Maria Filipp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8632-2649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35ec356601197dbec90d82241a18b4b1</text:p>
          </table:table-cell>
          <table:table-cell office:value-type="string">
            <text:p>Rivieccio Valentin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8632-2649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c23abf6ba1906d0aaef2cf12b0d7a100</text:p>
          </table:table-cell>
          <table:table-cell office:value-type="string">
            <text:p>Rivolta Massimo Walter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smarta;system;project;mar</text:p>
          </table:table-cell>
          <table:table-cell office:value-type="string">
            <text:p>https://orcid.org/0000-0001-8632-2649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string">
            <text:p>0.866667</text:p>
          </table:table-cell>
        </table:table-row>
        <table:table-row table:style-name="ro1">
          <table:table-cell office:value-type="string">
            <text:p>innercoauthorsid_11ea33233c17a3b585a84c613a0099de</text:p>
          </table:table-cell>
          <table:table-cell office:value-type="string">
            <text:p>Rizzi Alessandro</text:p>
          </table:table-cell>
          <table:table-cell/>
          <table:table-cell office:value-type="string">
            <text:p>innerCoAuthorsId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experience;master;tech</text:p>
          </table:table-cell>
          <table:table-cell office:value-type="string">
            <text:p>https://orcid.org/0000-0001-8632-2649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37de1149565a974084063915de04e999</text:p>
          </table:table-cell>
          <table:table-cell office:value-type="string">
            <text:p>Rizzo Francesca</text:p>
          </table:table-cell>
          <table:table-cell/>
          <table:table-cell office:value-type="string">
            <text:p>innerCoAuthorsId</text:p>
          </table:table-cell>
          <table:table-cell office:value-type="float" office:value="98">
            <text:p>98</text:p>
          </table:table-cell>
          <table:table-cell office:value-type="string">
            <text:p>Associate Professor</text:p>
          </table:table-cell>
          <table:table-cell office:value-type="string">
            <text:p>Design e Culture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5809-0684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string">
            <text:p>0.563077</text:p>
          </table:table-cell>
        </table:table-row>
        <table:table-row table:style-name="ro1">
          <table:table-cell office:value-type="string">
            <text:p>innercoauthorsid_d73ed7bd8ce4f024dd72feab8facd89f</text:p>
          </table:table-cell>
          <table:table-cell office:value-type="string">
            <text:p>Rizzo Giovann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case</text:p>
          </table:table-cell>
          <table:table-cell office:value-type="string">
            <text:p>https://orcid.org/0000-0001-5809-068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d402f96a2c4a7033c5c783245a5e12c7</text:p>
          </table:table-cell>
          <table:table-cell office:value-type="string">
            <text:p>Rodano Renat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5809-068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5b8d83141eb252539df04e56b934a288</text:p>
          </table:table-cell>
          <table:table-cell office:value-type="string">
            <text:p>Rodaro Emanuel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5809-068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c0a400a24d48a9fdb1155c12f6e7e3e6</text:p>
          </table:table-cell>
          <table:table-cell office:value-type="string">
            <text:p>Rogacheva Ksen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Research Fellow</text:p>
          </table:table-cell>
          <table:table-cell office:value-type="string">
            <text:p>Design di Prodotti Strategie e Servizi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5809-068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4e2e20670eadcb796dd0e89fca8c1a75</text:p>
          </table:table-cell>
          <table:table-cell office:value-type="string">
            <text:p>Rogel Liat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city;lab</text:p>
          </table:table-cell>
          <table:table-cell office:value-type="string">
            <text:p>https://orcid.org/0000-0001-5809-068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757adc59f66ce68dad9e5c23b0a056d9</text:p>
          </table:table-cell>
          <table:table-cell office:value-type="string">
            <text:p>Rognoli Valentina</text:p>
          </table:table-cell>
          <table:table-cell/>
          <table:table-cell office:value-type="string">
            <text:p>innerCoAuthorsId</text:p>
          </table:table-cell>
          <table:table-cell office:value-type="float" office:value="81">
            <text:p>81</text:p>
          </table:table-cell>
          <table:table-cell office:value-type="string">
            <text:p>Assistant Professor</text:p>
          </table:table-cell>
          <table:table-cell office:value-type="string">
            <text:p>Design degli Ambienti del Paesaggio e della Mobilit�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passo</text:p>
          </table:table-cell>
          <table:table-cell office:value-type="string">
            <text:p>https://orcid.org/0000-0001-5809-0684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nercoauthorsid_280c5fa38b9ca5311fc4cfb2010ec753</text:p>
          </table:table-cell>
          <table:table-cell office:value-type="string">
            <text:p>Rolando Alberto Luigi Michel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5809-068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0.545455</text:p>
          </table:table-cell>
        </table:table-row>
        <table:table-row table:style-name="ro1">
          <table:table-cell office:value-type="string">
            <text:p>innercoauthorsid_5da2f1526b44a30d7d99c5aaa62aed56</text:p>
          </table:table-cell>
          <table:table-cell office:value-type="string">
            <text:p>Rolando Andre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5809-0684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3956b10e14652f5275059ec4a1230f97</text:p>
          </table:table-cell>
          <table:table-cell office:value-type="string">
            <text:p>Romero Maximiliano Ernesto</text:p>
          </table:table-cell>
          <table:table-cell/>
          <table:table-cell office:value-type="string">
            <text:p>innerCoAuthorsId</text:p>
          </table:table-cell>
          <table:table-cell office:value-type="float" office:value="45">
            <text:p>45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home</text:p>
          </table:table-cell>
          <table:table-cell office:value-type="string">
            <text:p>https://orcid.org/0000-0001-5809-0684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string">
            <text:p>0.5</text:p>
          </table:table-cell>
        </table:table-row>
        <table:table-row table:style-name="ro1">
          <table:table-cell office:value-type="string">
            <text:p>innercoauthorsid_de2df2354ea40fa9da5c519009dfdb23</text:p>
          </table:table-cell>
          <table:table-cell office:value-type="string">
            <text:p>Roncai Lucian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5809-0684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212fd90f36c63b97189e4aefffa80646</text:p>
          </table:table-cell>
          <table:table-cell office:value-type="string">
            <text:p>Rossi Martina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office:value-type="string">
            <text:p>PhD student</text:p>
          </table:table-cell>
          <table:table-cell office:value-type="string">
            <text:p>Design di Prodotti Strategie e Servizi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5809-068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18728de3f7de325e3d96a79da172a1a6</text:p>
          </table:table-cell>
          <table:table-cell office:value-type="string">
            <text:p>Rossi Matteo Giovanni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5809-068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0.555556</text:p>
          </table:table-cell>
        </table:table-row>
        <table:table-row table:style-name="ro1">
          <table:table-cell office:value-type="string">
            <text:p>innercoauthorsid_5d3cae4accb14c2ed69f6be1b1818122</text:p>
          </table:table-cell>
          <table:table-cell office:value-type="string">
            <text:p>Rossi Maurizio</text:p>
          </table:table-cell>
          <table:table-cell/>
          <table:table-cell office:value-type="string">
            <text:p>innerCoAuthorsId</text:p>
          </table:table-cell>
          <table:table-cell office:value-type="float" office:value="100">
            <text:p>100</text:p>
          </table:table-cell>
          <table:table-cell office:value-type="string">
            <text:p>Associate Professor</text:p>
          </table:table-cell>
          <table:table-cell office:value-type="string">
            <text:p>Design degli Ambienti del Paesaggio e della Mobilit�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/>
          <table:table-cell office:value-type="string">
            <text:p>https://orcid.org/0000-0003-0480-791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string">
            <text:p>0.392857</text:p>
          </table:table-cell>
        </table:table-row>
        <table:table-row table:style-name="ro1">
          <table:table-cell office:value-type="string">
            <text:p>innercoauthorsid_36438dbcb8e94911c7b58c79045b12b9</text:p>
          </table:table-cell>
          <table:table-cell office:value-type="string">
            <text:p>Rossi Michela</text:p>
          </table:table-cell>
          <table:table-cell/>
          <table:table-cell office:value-type="string">
            <text:p>innerCoAuthorsId</text:p>
          </table:table-cell>
          <table:table-cell office:value-type="float" office:value="101">
            <text:p>101</text:p>
          </table:table-cell>
          <table:table-cell office:value-type="string">
            <text:p>Full Professor</text:p>
          </table:table-cell>
          <table:table-cell office:value-type="string">
            <text:p>Design e Culture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7 - Disegno</text:p>
          </table:table-cell>
          <table:table-cell office:value-type="string">
            <text:p>between;building;perspective</text:p>
          </table:table-cell>
          <table:table-cell office:value-type="string">
            <text:p>https://orcid.org/0000-0001-9860-056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3e5a2fcfacbd296ace222d739af1f89f</text:p>
          </table:table-cell>
          <table:table-cell office:value-type="string">
            <text:p>Rossi Monic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7 - Disegno</text:p>
          </table:table-cell>
          <table:table-cell office:value-type="string">
            <text:p>lighting;light;store;paintings</text:p>
          </table:table-cell>
          <table:table-cell office:value-type="string">
            <text:p>https://orcid.org/0000-0001-9860-056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546c1457e1ee49233f6ffd3835612dc6</text:p>
          </table:table-cell>
          <table:table-cell office:value-type="string">
            <text:p>Rota Renat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7 - Disegno</text:p>
          </table:table-cell>
          <table:table-cell office:value-type="string">
            <text:p>#N/A</text:p>
          </table:table-cell>
          <table:table-cell office:value-type="string">
            <text:p>https://orcid.org/0000-0001-9860-056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nercoauthorsid_786c46754fffb3515b9a2629aec04e0c</text:p>
          </table:table-cell>
          <table:table-cell office:value-type="string">
            <text:p>Rovetta Alberto</text:p>
          </table:table-cell>
          <table:table-cell/>
          <table:table-cell office:value-type="string">
            <text:p>innerCoAuthorsId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7 - Disegno</text:p>
          </table:table-cell>
          <table:table-cell office:value-type="string">
            <text:p>real</text:p>
          </table:table-cell>
          <table:table-cell office:value-type="string">
            <text:p>https://orcid.org/0000-0001-9860-056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nercoauthorsid_17ad6ddb566a141d805b7c416d4d87d8</text:p>
          </table:table-cell>
          <table:table-cell office:value-type="string">
            <text:p>Rovida Edoardo Giovanni Mari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7 - Disegno</text:p>
          </table:table-cell>
          <table:table-cell office:value-type="string">
            <text:p>#N/A</text:p>
          </table:table-cell>
          <table:table-cell office:value-type="string">
            <text:p>https://orcid.org/0000-0001-9860-056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nercoauthorsid_b77e40bdb848a31893f9e59d0bedecf6</text:p>
          </table:table-cell>
          <table:table-cell office:value-type="string">
            <text:p>Roxburgh Mark William Dart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7 - Disegno</text:p>
          </table:table-cell>
          <table:table-cell office:value-type="string">
            <text:p>arte</text:p>
          </table:table-cell>
          <table:table-cell office:value-type="string">
            <text:p>https://orcid.org/0000-0001-9860-056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0.666667</text:p>
          </table:table-cell>
        </table:table-row>
        <table:table-row table:style-name="ro1">
          <table:table-cell office:value-type="string">
            <text:p>innercoauthorsid_7a006a00d8618365557787282df9bf87</text:p>
          </table:table-cell>
          <table:table-cell office:value-type="string">
            <text:p>Rubertelli Manuela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7 - Disegno</text:p>
          </table:table-cell>
          <table:table-cell office:value-type="string">
            <text:p>tessuti;textile;fibre</text:p>
          </table:table-cell>
          <table:table-cell office:value-type="string">
            <text:p>https://orcid.org/0000-0001-9860-0562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cb9365ca26b774968ca21ccdce3aa46d</text:p>
          </table:table-cell>
          <table:table-cell office:value-type="string">
            <text:p>Rudkin Jennifer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7 - Disegno</text:p>
          </table:table-cell>
          <table:table-cell office:value-type="string">
            <text:p>#N/A</text:p>
          </table:table-cell>
          <table:table-cell office:value-type="string">
            <text:p>https://orcid.org/0000-0001-9860-056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nercoauthorsid_6bb597da2beb5882736571b8fe823902</text:p>
          </table:table-cell>
          <table:table-cell office:value-type="string">
            <text:p>Ruffa Francesc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7 - Disegno</text:p>
          </table:table-cell>
          <table:table-cell office:value-type="string">
            <text:p>#N/A</text:p>
          </table:table-cell>
          <table:table-cell office:value-type="string">
            <text:p>https://orcid.org/0000-0001-9860-056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0.611111</text:p>
          </table:table-cell>
        </table:table-row>
        <table:table-row table:style-name="ro1">
          <table:table-cell office:value-type="string">
            <text:p>innercoauthorsid_48f3ae80b0426ccaa58b48d1c23da532</text:p>
          </table:table-cell>
          <table:table-cell office:value-type="string">
            <text:p>Ruggieri Gianluc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7 - Disegno</text:p>
          </table:table-cell>
          <table:table-cell office:value-type="string">
            <text:p>era;edifici;caratteri;state;car;dieci</text:p>
          </table:table-cell>
          <table:table-cell office:value-type="string">
            <text:p>https://orcid.org/0000-0001-9860-056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fe6f3af62e13bd5571a1f65128b9612f</text:p>
          </table:table-cell>
          <table:table-cell office:value-type="string">
            <text:p>Ruscio Daniel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7 - Disegno</text:p>
          </table:table-cell>
          <table:table-cell office:value-type="string">
            <text:p>#N/A</text:p>
          </table:table-cell>
          <table:table-cell office:value-type="string">
            <text:p>https://orcid.org/0000-0001-9860-056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4fb60de09802160d479e91db3970e71e</text:p>
          </table:table-cell>
          <table:table-cell office:value-type="string">
            <text:p>Russo Michele</text:p>
          </table:table-cell>
          <table:table-cell/>
          <table:table-cell office:value-type="string">
            <text:p>innerCoAuthorsId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7 - Disegno</text:p>
          </table:table-cell>
          <table:table-cell office:value-type="string">
            <text:p>mar</text:p>
          </table:table-cell>
          <table:table-cell office:value-type="string">
            <text:p>https://orcid.org/0000-0001-9860-056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bca85e6567ada787b21c67aa390be8ef</text:p>
          </table:table-cell>
          <table:table-cell office:value-type="string">
            <text:p>Russo Michel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7 - Disegno</text:p>
          </table:table-cell>
          <table:table-cell office:value-type="string">
            <text:p>mar</text:p>
          </table:table-cell>
          <table:table-cell office:value-type="string">
            <text:p>https://orcid.org/0000-0001-9860-0562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0d1775d4e29fb42314c9a9c75c75f80f</text:p>
          </table:table-cell>
          <table:table-cell office:value-type="string">
            <text:p>Ruttico Pierpaol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7 - Disegno</text:p>
          </table:table-cell>
          <table:table-cell office:value-type="string">
            <text:p>#N/A</text:p>
          </table:table-cell>
          <table:table-cell office:value-type="string">
            <text:p>https://orcid.org/0000-0001-9860-056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d4f79238688bf6797775fd4216750c02</text:p>
          </table:table-cell>
          <table:table-cell office:value-type="string">
            <text:p>Sabbioni Angel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7 - Disegno</text:p>
          </table:table-cell>
          <table:table-cell office:value-type="string">
            <text:p>#N/A</text:p>
          </table:table-cell>
          <table:table-cell office:value-type="string">
            <text:p>https://orcid.org/0000-0001-9860-056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0.7</text:p>
          </table:table-cell>
        </table:table-row>
        <table:table-row table:style-name="ro1">
          <table:table-cell office:value-type="string">
            <text:p>innercoauthorsid_42dd89f40af2d0ed79c2831c197efa5f</text:p>
          </table:table-cell>
          <table:table-cell office:value-type="string">
            <text:p>Sachero Alessandr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7 - Disegno</text:p>
          </table:table-cell>
          <table:table-cell office:value-type="string">
            <text:p>italia;system</text:p>
          </table:table-cell>
          <table:table-cell office:value-type="string">
            <text:p>https://orcid.org/0000-0001-9860-056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e51518fbedff8584e5ceeed4dc54db32</text:p>
          </table:table-cell>
          <table:table-cell office:value-type="string">
            <text:p>Saisi Antonella Elide</text:p>
          </table:table-cell>
          <table:table-cell/>
          <table:table-cell office:value-type="string">
            <text:p>innerCoAuthorsId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7 - Disegno</text:p>
          </table:table-cell>
          <table:table-cell office:value-type="string">
            <text:p>#N/A</text:p>
          </table:table-cell>
          <table:table-cell office:value-type="string">
            <text:p>https://orcid.org/0000-0001-9860-056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664a8b5ad32948136ea2133753b2d364</text:p>
          </table:table-cell>
          <table:table-cell office:value-type="string">
            <text:p>Sakr Christin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PhD student</text:p>
          </table:table-cell>
          <table:table-cell office:value-type="string">
            <text:p>No section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7 - Disegno</text:p>
          </table:table-cell>
          <table:table-cell office:value-type="string">
            <text:p>#N/A</text:p>
          </table:table-cell>
          <table:table-cell office:value-type="string">
            <text:p>https://orcid.org/0000-0001-9860-0562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string">
            <text:p>0.381818</text:p>
          </table:table-cell>
        </table:table-row>
        <table:table-row table:style-name="ro1">
          <table:table-cell office:value-type="string">
            <text:p>innercoauthorsid_2b755699963ed8ef36261e2c1acd3676</text:p>
          </table:table-cell>
          <table:table-cell office:value-type="string">
            <text:p>Sala Gabriella</text:p>
          </table:table-cell>
          <table:table-cell/>
          <table:table-cell office:value-type="string">
            <text:p>innerCoAuthorsId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7 - Disegno</text:p>
          </table:table-cell>
          <table:table-cell office:value-type="string">
            <text:p>#N/A</text:p>
          </table:table-cell>
          <table:table-cell office:value-type="string">
            <text:p>https://orcid.org/0000-0001-9860-056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nercoauthorsid_91988e702b25ae12b22d450e73177285</text:p>
          </table:table-cell>
          <table:table-cell office:value-type="string">
            <text:p>Sala Rem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7 - Disegno</text:p>
          </table:table-cell>
          <table:table-cell office:value-type="string">
            <text:p>#N/A</text:p>
          </table:table-cell>
          <table:table-cell office:value-type="string">
            <text:p>https://orcid.org/0000-0001-9860-056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360c439385b53363ffde32ea26190bee</text:p>
          </table:table-cell>
          <table:table-cell office:value-type="string">
            <text:p>Salice Fabio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7 - Disegno</text:p>
          </table:table-cell>
          <table:table-cell office:value-type="string">
            <text:p>#N/A</text:p>
          </table:table-cell>
          <table:table-cell office:value-type="string">
            <text:p>https://orcid.org/0000-0001-9860-056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nercoauthorsid_6661908bdc009cfa891c92798e3b6769</text:p>
          </table:table-cell>
          <table:table-cell office:value-type="string">
            <text:p>Salvadeo Pierluigi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7 - Disegno</text:p>
          </table:table-cell>
          <table:table-cell office:value-type="string">
            <text:p>#N/A</text:p>
          </table:table-cell>
          <table:table-cell office:value-type="string">
            <text:p>https://orcid.org/0000-0001-9860-056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0.466667</text:p>
          </table:table-cell>
        </table:table-row>
        <table:table-row table:style-name="ro1">
          <table:table-cell office:value-type="string">
            <text:p>innercoauthorsid_7ef8b7bd38fef5216dea07acb8e50688</text:p>
          </table:table-cell>
          <table:table-cell office:value-type="string">
            <text:p>Salvia Giuseppe</text:p>
          </table:table-cell>
          <table:table-cell/>
          <table:table-cell office:value-type="string">
            <text:p>innerCoAuthorsId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7 - Disegno</text:p>
          </table:table-cell>
          <table:table-cell office:value-type="string">
            <text:p>textile;porta</text:p>
          </table:table-cell>
          <table:table-cell office:value-type="string">
            <text:p>https://orcid.org/0000-0001-9860-0562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408db9ff524bbdd94e1587953fd4850d</text:p>
          </table:table-cell>
          <table:table-cell office:value-type="string">
            <text:p>Sammicheli Marco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7 - Disegno</text:p>
          </table:table-cell>
          <table:table-cell office:value-type="string">
            <text:p>#N/A</text:p>
          </table:table-cell>
          <table:table-cell office:value-type="string">
            <text:p>https://orcid.org/0000-0001-9860-056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ea072cba5e425d3506475a4ee9dd8e4a</text:p>
          </table:table-cell>
          <table:table-cell office:value-type="string">
            <text:p>Sancassani Susanna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7 - Disegno</text:p>
          </table:table-cell>
          <table:table-cell office:value-type="string">
            <text:p>#N/A</text:p>
          </table:table-cell>
          <table:table-cell office:value-type="string">
            <text:p>https://orcid.org/0000-0001-9860-0562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cba930a825307fe25a5435c405435a12</text:p>
          </table:table-cell>
          <table:table-cell office:value-type="string">
            <text:p>Sangiorgi Daniela</text:p>
          </table:table-cell>
          <table:table-cell/>
          <table:table-cell office:value-type="string">
            <text:p>innerCoAuthorsId</text:p>
          </table:table-cell>
          <table:table-cell office:value-type="float" office:value="75">
            <text:p>75</text:p>
          </table:table-cell>
          <table:table-cell office:value-type="string">
            <text:p>Associate Professor</text:p>
          </table:table-cell>
          <table:table-cell office:value-type="string">
            <text:p>No section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service;designing;base</text:p>
          </table:table-cell>
          <table:table-cell office:value-type="string">
            <text:p>https://orcid.org/0000-0003-1696-5782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string">
            <text:p>0.666667</text:p>
          </table:table-cell>
        </table:table-row>
        <table:table-row table:style-name="ro1">
          <table:table-cell office:value-type="string">
            <text:p>innercoauthorsid_0e64ee50f2b07a1992ba2e5e644cb5e2</text:p>
          </table:table-cell>
          <table:table-cell office:value-type="string">
            <text:p>Sanna Nicol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1696-5782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be79897cd0d4ab11f975b76b70424b66</text:p>
          </table:table-cell>
          <table:table-cell office:value-type="string">
            <text:p>Sansavini Giovanni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1696-5782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48cd14b4a7a3d697fd33bec2be84fc6c</text:p>
          </table:table-cell>
          <table:table-cell office:value-type="string">
            <text:p>Santambrogio Giorgio Cesare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1696-578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b687438492f39cb6011247d3b655b6a7</text:p>
          </table:table-cell>
          <table:table-cell office:value-type="string">
            <text:p>Santi Romina</text:p>
          </table:table-cell>
          <table:table-cell/>
          <table:table-cell office:value-type="string">
            <text:p>innerCoAuthorsId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manufacturing</text:p>
          </table:table-cell>
          <table:table-cell office:value-type="string">
            <text:p>https://orcid.org/0000-0003-1696-578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nercoauthorsid_64e56a79d1ceeb1474840a6f6d5ea30a</text:p>
          </table:table-cell>
          <table:table-cell office:value-type="string">
            <text:p>Sarto Luc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1696-57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nercoauthorsid_38fdf3f58cfbba72e750306f7399949d</text:p>
          </table:table-cell>
          <table:table-cell office:value-type="string">
            <text:p>Sartorio Gianluigi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italia;mobili;arti;system</text:p>
          </table:table-cell>
          <table:table-cell office:value-type="string">
            <text:p>https://orcid.org/0000-0003-1696-578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nercoauthorsid_07f680803c56731bbafd55003cade101</text:p>
          </table:table-cell>
          <table:table-cell office:value-type="string">
            <text:p>Sassi Robert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1696-5782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0.186122</text:p>
          </table:table-cell>
        </table:table-row>
        <table:table-row table:style-name="ro1">
          <table:table-cell office:value-type="string">
            <text:p>innercoauthorsid_d29617a8abd7c65090fe53c1f894caa7</text:p>
          </table:table-cell>
          <table:table-cell office:value-type="string">
            <text:p>Savaresi Sergio Matte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1696-578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cb795c7e898d1e0e8977a8c9fb08b59e</text:p>
          </table:table-cell>
          <table:table-cell office:value-type="string">
            <text:p>Scagnetti Gai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1696-578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38c88712c8aae38a8efdd73878bd09e4</text:p>
          </table:table-cell>
          <table:table-cell office:value-type="string">
            <text:p>Scarinci Riccard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1696-578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innercoauthorsid_d4fbe52936d4f5d355807ca16ef96383</text:p>
          </table:table-cell>
          <table:table-cell office:value-type="string">
            <text:p>Schiaffonati Fabrizi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qualitaﾠ;arti;azione;contratto;riqualificazione;quartiere</text:p>
          </table:table-cell>
          <table:table-cell office:value-type="string">
            <text:p>https://orcid.org/0000-0003-1696-578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dab80db1ef0712981f8046608235f35f</text:p>
          </table:table-cell>
          <table:table-cell office:value-type="string">
            <text:p>Schlacht Irene Li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sustainable</text:p>
          </table:table-cell>
          <table:table-cell office:value-type="string">
            <text:p>https://orcid.org/0000-0003-1696-578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0.666667</text:p>
          </table:table-cell>
        </table:table-row>
        <table:table-row table:style-name="ro1">
          <table:table-cell office:value-type="string">
            <text:p>innercoauthorsid_faa3c99723d13e535e368a9281ea57a1</text:p>
          </table:table-cell>
          <table:table-cell office:value-type="string">
            <text:p>Schoonbrodt Anne Hubert Eugenie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1696-5782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0.888889</text:p>
          </table:table-cell>
        </table:table-row>
        <table:table-row table:style-name="ro1">
          <table:table-cell office:value-type="string">
            <text:p>innercoauthorsid_a8f66b534aa1acb683fc9bd7343d74b7</text:p>
          </table:table-cell>
          <table:table-cell office:value-type="string">
            <text:p>Sciama Dal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studi;research;open;network</text:p>
          </table:table-cell>
          <table:table-cell office:value-type="string">
            <text:p>https://orcid.org/0000-0003-1696-578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nercoauthorsid_17de34fe35afb813ea97799ce3a6032d</text:p>
          </table:table-cell>
          <table:table-cell office:value-type="string">
            <text:p>Scianname' Martin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1696-5782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string">
            <text:p>0.47619</text:p>
          </table:table-cell>
        </table:table-row>
        <table:table-row table:style-name="ro1">
          <table:table-cell office:value-type="string">
            <text:p>innercoauthorsid_9bd0c3308772c927dbbf1a1e7ddf4113</text:p>
          </table:table-cell>
          <table:table-cell office:value-type="string">
            <text:p>Sciuto Donatella</text:p>
          </table:table-cell>
          <table:table-cell/>
          <table:table-cell office:value-type="string">
            <text:p>innerCoAuthorsId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1696-578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nercoauthorsid_f9221e00ca174af3fd52630caf0a44ec</text:p>
          </table:table-cell>
          <table:table-cell office:value-type="string">
            <text:p>Scoccimarro Antonio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1696-578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0b2c17c7275554feff7fc19bba0c889a</text:p>
          </table:table-cell>
          <table:table-cell office:value-type="string">
            <text:p>Scopel Elen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parche;aeroportuali</text:p>
          </table:table-cell>
          <table:table-cell office:value-type="string">
            <text:p>https://orcid.org/0000-0003-1696-578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f16e78dfadd752e7b24bda8b0a24504d</text:p>
          </table:table-cell>
          <table:table-cell office:value-type="string">
            <text:p>Scotti Stefan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1696-5782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bd1cf3849dbd077ed84f64067f6b8b01</text:p>
          </table:table-cell>
          <table:table-cell office:value-type="string">
            <text:p>Scudo Giovanni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1696-5782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string">
            <text:p>0.785714</text:p>
          </table:table-cell>
        </table:table-row>
        <table:table-row table:style-name="ro1">
          <table:table-cell office:value-type="string">
            <text:p>innercoauthorsid_f8000bba10bdf9d565d3b14839e89b6a</text:p>
          </table:table-cell>
          <table:table-cell office:value-type="string">
            <text:p>Scullica Francesco</text:p>
          </table:table-cell>
          <table:table-cell/>
          <table:table-cell office:value-type="string">
            <text:p>innerCoAuthorsId</text:p>
          </table:table-cell>
          <table:table-cell office:value-type="float" office:value="99">
            <text:p>99</text:p>
          </table:table-cell>
          <table:table-cell office:value-type="string">
            <text:p>Associate Professor</text:p>
          </table:table-cell>
          <table:table-cell office:value-type="string">
            <text:p>Design degli Ambienti del Paesaggio e della Mobilit�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/>
          <table:table-cell office:value-type="string">
            <text:p>https://orcid.org/0000-0002-6872-5732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18a2e1f83d830f363bbb6fa0050667fe</text:p>
          </table:table-cell>
          <table:table-cell office:value-type="string">
            <text:p>Scuri Sabrina</text:p>
          </table:table-cell>
          <table:table-cell/>
          <table:table-cell office:value-type="string">
            <text:p>innerCoAuthorsId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system;trans</text:p>
          </table:table-cell>
          <table:table-cell office:value-type="string">
            <text:p>https://orcid.org/0000-0002-6872-5732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c719e3988579b8f6eb40d2ea123ec67d</text:p>
          </table:table-cell>
          <table:table-cell office:value-type="string">
            <text:p>Sdegno Albert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6872-573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nercoauthorsid_88dc4d59bb4b03ad2e885f5787c8b2dd</text:p>
          </table:table-cell>
          <table:table-cell office:value-type="string">
            <text:p>Seassaro Alberto</text:p>
          </table:table-cell>
          <table:table-cell/>
          <table:table-cell office:value-type="string">
            <text:p>innerCoAuthorsId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industriali;commerce</text:p>
          </table:table-cell>
          <table:table-cell office:value-type="string">
            <text:p>https://orcid.org/0000-0002-6872-573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d4a48adb956ea4c962c28ede829f63a0</text:p>
          </table:table-cell>
          <table:table-cell office:value-type="string">
            <text:p>Secchi Piercesar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6872-573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0.560606</text:p>
          </table:table-cell>
        </table:table-row>
        <table:table-row table:style-name="ro1">
          <table:table-cell office:value-type="string">
            <text:p>innercoauthorsid_acc9050c70d90dfbe8151d1fba216e18</text:p>
          </table:table-cell>
          <table:table-cell office:value-type="string">
            <text:p>Sedazzari Marco Piero Renzo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6872-573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0.9</text:p>
          </table:table-cell>
        </table:table-row>
        <table:table-row table:style-name="ro1">
          <table:table-cell office:value-type="string">
            <text:p>innercoauthorsid_8777fa55d9be2c966802b525048c1cb3</text:p>
          </table:table-cell>
          <table:table-cell office:value-type="string">
            <text:p>Sedini Carla</text:p>
          </table:table-cell>
          <table:table-cell/>
          <table:table-cell office:value-type="string">
            <text:p>innerCoAuthorsId</text:p>
          </table:table-cell>
          <table:table-cell office:value-type="float" office:value="22">
            <text:p>22</text:p>
          </table:table-cell>
          <table:table-cell office:value-type="string">
            <text:p>Research Fellow</text:p>
          </table:table-cell>
          <table:table-cell office:value-type="string">
            <text:p>Design e Culture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network;trans</text:p>
          </table:table-cell>
          <table:table-cell office:value-type="string">
            <text:p>https://orcid.org/0000-0002-6872-573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a3ffaa09532801ae928511176ef51743</text:p>
          </table:table-cell>
          <table:table-cell office:value-type="string">
            <text:p>Selloni Daniela</text:p>
          </table:table-cell>
          <table:table-cell/>
          <table:table-cell office:value-type="string">
            <text:p>innerCoAuthorsId</text:p>
          </table:table-cell>
          <table:table-cell office:value-type="float" office:value="24">
            <text:p>24</text:p>
          </table:table-cell>
          <table:table-cell office:value-type="string">
            <text:p>Research Fellow</text:p>
          </table:table-cell>
          <table:table-cell office:value-type="string">
            <text:p>Design e Culture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service;perspective</text:p>
          </table:table-cell>
          <table:table-cell office:value-type="string">
            <text:p>https://orcid.org/0000-0002-6872-5732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f2698f9d95b754184d54e83c1d6e55db</text:p>
          </table:table-cell>
          <table:table-cell office:value-type="string">
            <text:p>Selmo Davide Matte0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6872-573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0.4</text:p>
          </table:table-cell>
        </table:table-row>
        <table:table-row table:style-name="ro1">
          <table:table-cell office:value-type="string">
            <text:p>innercoauthorsid_41c1d6b464ce872a9a79b448eedb3c33</text:p>
          </table:table-cell>
          <table:table-cell office:value-type="string">
            <text:p>Selva Seren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6872-5732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0.305556</text:p>
          </table:table-cell>
        </table:table-row>
        <table:table-row table:style-name="ro1">
          <table:table-cell office:value-type="string">
            <text:p>innercoauthorsid_8187a2283d34f2759fe91c713f810a12</text:p>
          </table:table-cell>
          <table:table-cell office:value-type="string">
            <text:p>Selvafolta Ornell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6872-573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0.8</text:p>
          </table:table-cell>
        </table:table-row>
        <table:table-row table:style-name="ro1">
          <table:table-cell office:value-type="string">
            <text:p>innercoauthorsid_03007164d3e82f88720c4680a5b9456e</text:p>
          </table:table-cell>
          <table:table-cell office:value-type="string">
            <text:p>Seminara Daniela Maria Ros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creativi;workshop;learning;experience;sharing;project</text:p>
          </table:table-cell>
          <table:table-cell office:value-type="string">
            <text:p>https://orcid.org/0000-0002-6872-573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8561e0ed9d2cd9f44123a27ad0e1e03b</text:p>
          </table:table-cell>
          <table:table-cell office:value-type="string">
            <text:p>Seregni Marc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6872-573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b2ca931f298a6ab923c945d89468fbdf</text:p>
          </table:table-cell>
          <table:table-cell office:value-type="string">
            <text:p>Serino Robert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6872-573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6f537acd7f42d56ad1cbaba4eb04be18</text:p>
          </table:table-cell>
          <table:table-cell office:value-type="string">
            <text:p>Signorini Maria Gabriella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6872-5732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string">
            <text:p>0.657895</text:p>
          </table:table-cell>
        </table:table-row>
        <table:table-row table:style-name="ro1">
          <table:table-cell office:value-type="string">
            <text:p>innercoauthorsid_0ca85d57fd5cccfee1fa304c68e694a4</text:p>
          </table:table-cell>
          <table:table-cell office:value-type="string">
            <text:p>Simeone Giulia</text:p>
          </table:table-cell>
          <table:table-cell/>
          <table:table-cell office:value-type="string">
            <text:p>innerCoAuthorsId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research;case;project</text:p>
          </table:table-cell>
          <table:table-cell office:value-type="string">
            <text:p>https://orcid.org/0000-0002-6872-5732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string">
            <text:p>0.761905</text:p>
          </table:table-cell>
        </table:table-row>
        <table:table-row table:style-name="ro1">
          <table:table-cell office:value-type="string">
            <text:p>innercoauthorsid_9ad6f1f7a5b964b6978022dae9c49639</text:p>
          </table:table-cell>
          <table:table-cell office:value-type="string">
            <text:p>Simionato Barbar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era;light;interaction</text:p>
          </table:table-cell>
          <table:table-cell office:value-type="string">
            <text:p>https://orcid.org/0000-0002-6872-573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95bd8e7437f8754a3aebc9a45398e82e</text:p>
          </table:table-cell>
          <table:table-cell office:value-type="string">
            <text:p>Simonelli Giuliano</text:p>
          </table:table-cell>
          <table:table-cell/>
          <table:table-cell office:value-type="string">
            <text:p>innerCoAuthorsId</text:p>
          </table:table-cell>
          <table:table-cell office:value-type="float" office:value="99">
            <text:p>99</text:p>
          </table:table-cell>
          <table:table-cell office:value-type="string">
            <text:p>Full Professor</text:p>
          </table:table-cell>
          <table:table-cell office:value-type="string">
            <text:p>Design di Prodotti Strategie e Servizi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conoscenza</text:p>
          </table:table-cell>
          <table:table-cell office:value-type="string">
            <text:p>https://orcid.org/0000-0002-1547-965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nercoauthorsid_e81881cfe5341380c190431cd8df9e09</text:p>
          </table:table-cell>
          <table:table-cell office:value-type="string">
            <text:p>Siniscalco Andrea</text:p>
          </table:table-cell>
          <table:table-cell/>
          <table:table-cell office:value-type="string">
            <text:p>innerCoAuthorsId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luce;illuminazione;azione;ora;oro;apparecchi</text:p>
          </table:table-cell>
          <table:table-cell office:value-type="string">
            <text:p>https://orcid.org/0000-0002-1547-9654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6204109ddd2f98c73ad51544e914c144</text:p>
          </table:table-cell>
          <table:table-cell office:value-type="string">
            <text:p>Sironi Alessandr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1547-965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44dc2bb4e2c411389833ac7d30a7411a</text:p>
          </table:table-cell>
          <table:table-cell office:value-type="string">
            <text:p>Soldati Maria Grazia</text:p>
          </table:table-cell>
          <table:table-cell/>
          <table:table-cell office:value-type="string">
            <text:p>innerCoAuthorsId</text:p>
          </table:table-cell>
          <table:table-cell office:value-type="float" office:value="23">
            <text:p>23</text:p>
          </table:table-cell>
          <table:table-cell office:value-type="string">
            <text:p>Assistant Professor</text:p>
          </table:table-cell>
          <table:table-cell office:value-type="string">
            <text:p>Design di Prodotti Strategie e Servizi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13 - Disegno Industriale</text:p>
          </table:table-cell>
          <table:table-cell/>
          <table:table-cell office:value-type="string">
            <text:p>https://orcid.org/0000-0002-7710-0945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string">
            <text:p>0.733333</text:p>
          </table:table-cell>
        </table:table-row>
        <table:table-row table:style-name="ro1">
          <table:table-cell office:value-type="string">
            <text:p>innercoauthorsid_e0f1198a1082fc3fabb866461a7b356d</text:p>
          </table:table-cell>
          <table:table-cell office:value-type="string">
            <text:p>Sousa Penin Lar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research;experience;sustainable;campus;network;eco</text:p>
          </table:table-cell>
          <table:table-cell office:value-type="string">
            <text:p>https://orcid.org/0000-0002-7710-0945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3f65f508e4a79b1b50307a291dee65f6</text:p>
          </table:table-cell>
          <table:table-cell office:value-type="string">
            <text:p>Spadafora Marco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era</text:p>
          </table:table-cell>
          <table:table-cell office:value-type="string">
            <text:p>https://orcid.org/0000-0002-7710-0945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office:value-type="string">
            <text:p>0.467236</text:p>
          </table:table-cell>
        </table:table-row>
        <table:table-row table:style-name="ro1">
          <table:table-cell office:value-type="string">
            <text:p>innercoauthorsid_c9cf8d31008270b491e89082294a4b57</text:p>
          </table:table-cell>
          <table:table-cell office:value-type="string">
            <text:p>Spagnoli Alessandra</text:p>
          </table:table-cell>
          <table:table-cell/>
          <table:table-cell office:value-type="string">
            <text:p>innerCoAuthorsId</text:p>
          </table:table-cell>
          <table:table-cell office:value-type="float" office:value="8">
            <text:p>8</text:p>
          </table:table-cell>
          <table:table-cell office:value-type="string">
            <text:p>Research Fellow</text:p>
          </table:table-cell>
          <table:table-cell office:value-type="string">
            <text:p>No section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technologies;tech</text:p>
          </table:table-cell>
          <table:table-cell office:value-type="string">
            <text:p>https://orcid.org/0000-0002-7710-094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0.666667</text:p>
          </table:table-cell>
        </table:table-row>
        <table:table-row table:style-name="ro1">
          <table:table-cell office:value-type="string">
            <text:p>innercoauthorsid_386b8037747ba64c9e0bdf8df294a83c</text:p>
          </table:table-cell>
          <table:table-cell office:value-type="string">
            <text:p>Spallazzo Davide</text:p>
          </table:table-cell>
          <table:table-cell/>
          <table:table-cell office:value-type="string">
            <text:p>innerCoAuthorsId</text:p>
          </table:table-cell>
          <table:table-cell office:value-type="float" office:value="42">
            <text:p>42</text:p>
          </table:table-cell>
          <table:table-cell office:value-type="string">
            <text:p>Assistant Professor</text:p>
          </table:table-cell>
          <table:table-cell office:value-type="string">
            <text:p>Design degli Ambienti del Paesaggio e della Mobilit�</text:p>
          </table:table-cell>
          <table:table-cell office:value-type="string">
            <text:p>Ricercatore legge 240/10 - t.det. a tempo pieno</text:p>
          </table:table-cell>
          <table:table-cell table:number-columns-repeated="2" office:value-type="string">
            <text:p>ICAR/13 - Disegno Industriale</text:p>
          </table:table-cell>
          <table:table-cell/>
          <table:table-cell office:value-type="string">
            <text:p>https://orcid.org/0000-0002-2621-761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0.666667</text:p>
          </table:table-cell>
        </table:table-row>
        <table:table-row table:style-name="ro1">
          <table:table-cell office:value-type="string">
            <text:p>innercoauthorsid_c7e3833b5fdcc141603cd73c6dec8679</text:p>
          </table:table-cell>
          <table:table-cell office:value-type="string">
            <text:p>Spinelli Luigi Mario Lorenz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abitare;case;viaggi;fotografi;via</text:p>
          </table:table-cell>
          <table:table-cell office:value-type="string">
            <text:p>https://orcid.org/0000-0002-2621-761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nercoauthorsid_026f6edc2c2d696bd7605ca121c8c69a</text:p>
          </table:table-cell>
          <table:table-cell office:value-type="string">
            <text:p>Standoli Carlo Emilio</text:p>
          </table:table-cell>
          <table:table-cell/>
          <table:table-cell office:value-type="string">
            <text:p>innerCoAuthorsId</text:p>
          </table:table-cell>
          <table:table-cell office:value-type="float" office:value="11">
            <text:p>11</text:p>
          </table:table-cell>
          <table:table-cell office:value-type="string">
            <text:p>Research Fellow</text:p>
          </table:table-cell>
          <table:table-cell office:value-type="string">
            <text:p>Design di Prodotti Strategie e Servizi</text:p>
          </table:table-cell>
          <table:table-cell office:value-type="string">
            <text:p>Ricercatore legge 240/10 - t.det. a tempo pieno</text:p>
          </table:table-cell>
          <table:table-cell table:number-columns-repeated="2" office:value-type="string">
            <text:p>ICAR/13 - Disegno Industriale</text:p>
          </table:table-cell>
          <table:table-cell/>
          <table:table-cell office:value-type="string">
            <text:p>https://orcid.org/0000-0002-2621-7617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b674b9ef3d20f8375e7d3428852acb32</text:p>
          </table:table-cell>
          <table:table-cell office:value-type="string">
            <text:p>Stepanovic Mila</text:p>
          </table:table-cell>
          <table:table-cell/>
          <table:table-cell office:value-type="string">
            <text:p>innerCoAuthorsId</text:p>
          </table:table-cell>
          <table:table-cell office:value-type="float" office:value="8">
            <text:p>8</text:p>
          </table:table-cell>
          <table:table-cell office:value-type="string">
            <text:p>Research Fellow</text:p>
          </table:table-cell>
          <table:table-cell office:value-type="string">
            <text:p>Design e Culture</text:p>
          </table:table-cell>
          <table:table-cell office:value-type="string">
            <text:p>Ricercatore legge 240/10 - t.det.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human;tech</text:p>
          </table:table-cell>
          <table:table-cell office:value-type="string">
            <text:p>https://orcid.org/0000-0002-2621-7617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>
            <text:p>0.532609</text:p>
          </table:table-cell>
        </table:table-row>
        <table:table-row table:style-name="ro1">
          <table:table-cell office:value-type="string">
            <text:p>innercoauthorsid_b324fec17ee42f1df78e91ab77c2561a</text:p>
          </table:table-cell>
          <table:table-cell office:value-type="string">
            <text:p>Stevan Cesare Antoni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2621-7617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0.619048</text:p>
          </table:table-cell>
        </table:table-row>
        <table:table-row table:style-name="ro1">
          <table:table-cell office:value-type="string">
            <text:p>innercoauthorsid_e9268943aecfba5cd4d4ceb2c7e7e626</text:p>
          </table:table-cell>
          <table:table-cell office:value-type="string">
            <text:p>Stojanovic Bogdan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valori;moderni;experience</text:p>
          </table:table-cell>
          <table:table-cell office:value-type="string">
            <text:p>https://orcid.org/0000-0002-2621-7617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nercoauthorsid_792bf707a01408cd2f657e710c0da1f1</text:p>
          </table:table-cell>
          <table:table-cell office:value-type="string">
            <text:p>Studer Luca Pasino</text:p>
          </table:table-cell>
          <table:table-cell/>
          <table:table-cell office:value-type="string">
            <text:p>innerCoAuthorsId</text:p>
          </table:table-cell>
          <table:table-cell office:value-type="float" office:value="63">
            <text:p>63</text:p>
          </table:table-cell>
          <table:table-cell office:value-type="string">
            <text:p>Assistant Professor</text:p>
          </table:table-cell>
          <table:table-cell office:value-type="string">
            <text:p>Design degli Ambienti del Paesaggio e della Mobilit�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05 - Trasporti</text:p>
          </table:table-cell>
          <table:table-cell office:value-type="string">
            <text:p>valutazione;percorso;azione;traffico;interventi;venti;corso;scelta;regolamentazione;parche;poli</text:p>
          </table:table-cell>
          <table:table-cell office:value-type="string">
            <text:p>https://orcid.org/0000-0002-8175-289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nercoauthorsid_07fe317f82e968683a5fa55e129f7579</text:p>
          </table:table-cell>
          <table:table-cell office:value-type="string">
            <text:p>Suteu Irina Maria</text:p>
          </table:table-cell>
          <table:table-cell/>
          <table:table-cell office:value-type="string">
            <text:p>innerCoAuthorsId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05 - Trasporti</text:p>
          </table:table-cell>
          <table:table-cell office:value-type="string">
            <text:p>cultura;cult;complexity;multi</text:p>
          </table:table-cell>
          <table:table-cell office:value-type="string">
            <text:p>https://orcid.org/0000-0002-8175-289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7f3c78d618b5e3e43f32fcfa94ce05aa</text:p>
          </table:table-cell>
          <table:table-cell office:value-type="string">
            <text:p>Taisch Marc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05 - Trasporti</text:p>
          </table:table-cell>
          <table:table-cell office:value-type="string">
            <text:p>#N/A</text:p>
          </table:table-cell>
          <table:table-cell office:value-type="string">
            <text:p>https://orcid.org/0000-0002-8175-289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0.666667</text:p>
          </table:table-cell>
        </table:table-row>
        <table:table-row table:style-name="ro1">
          <table:table-cell office:value-type="string">
            <text:p>innercoauthorsid_26efd07e927587db0417d01809f4634d</text:p>
          </table:table-cell>
          <table:table-cell office:value-type="string">
            <text:p>Taliercio Alberto</text:p>
          </table:table-cell>
          <table:table-cell/>
          <table:table-cell office:value-type="string">
            <text:p>innerCoAuthorsId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05 - Trasporti</text:p>
          </table:table-cell>
          <table:table-cell office:value-type="string">
            <text:p>#N/A</text:p>
          </table:table-cell>
          <table:table-cell office:value-type="string">
            <text:p>https://orcid.org/0000-0002-8175-289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nercoauthorsid_ed5abe77e1944161cc46d5e75924009e</text:p>
          </table:table-cell>
          <table:table-cell office:value-type="string">
            <text:p>Tamini Luc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05 - Trasporti</text:p>
          </table:table-cell>
          <table:table-cell office:value-type="string">
            <text:p>#N/A</text:p>
          </table:table-cell>
          <table:table-cell office:value-type="string">
            <text:p>https://orcid.org/0000-0002-8175-2890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string">
            <text:p>0.176471</text:p>
          </table:table-cell>
        </table:table-row>
        <table:table-row table:style-name="ro1">
          <table:table-cell office:value-type="string">
            <text:p>innercoauthorsid_0980e7b23d97ce2b57cf284c9df01f52</text:p>
          </table:table-cell>
          <table:table-cell office:value-type="string">
            <text:p>Tana Francesc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05 - Trasporti</text:p>
          </table:table-cell>
          <table:table-cell office:value-type="string">
            <text:p>#N/A</text:p>
          </table:table-cell>
          <table:table-cell office:value-type="string">
            <text:p>https://orcid.org/0000-0002-8175-2890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3864385868e2798dce765e8aa039a6a1</text:p>
          </table:table-cell>
          <table:table-cell office:value-type="string">
            <text:p>Tarabini Marc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05 - Trasporti</text:p>
          </table:table-cell>
          <table:table-cell office:value-type="string">
            <text:p>#N/A</text:p>
          </table:table-cell>
          <table:table-cell office:value-type="string">
            <text:p>https://orcid.org/0000-0002-8175-289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f66f557d6ebc94a5113aece025b26549</text:p>
          </table:table-cell>
          <table:table-cell office:value-type="string">
            <text:p>Tartaglia Andre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05 - Trasporti</text:p>
          </table:table-cell>
          <table:table-cell office:value-type="string">
            <text:p>#N/A</text:p>
          </table:table-cell>
          <table:table-cell office:value-type="string">
            <text:p>https://orcid.org/0000-0002-8175-2890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16543aecdc6822a05bb53c7576d81245</text:p>
          </table:table-cell>
          <table:table-cell office:value-type="string">
            <text:p>Tavelli Silvi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05 - Trasporti</text:p>
          </table:table-cell>
          <table:table-cell office:value-type="string">
            <text:p>#N/A</text:p>
          </table:table-cell>
          <table:table-cell office:value-type="string">
            <text:p>https://orcid.org/0000-0002-8175-289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nercoauthorsid_05196746f39f9a9d357744d48c1fd44b</text:p>
          </table:table-cell>
          <table:table-cell office:value-type="string">
            <text:p>Tedeschi Cecil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05 - Trasporti</text:p>
          </table:table-cell>
          <table:table-cell office:value-type="string">
            <text:p>#N/A</text:p>
          </table:table-cell>
          <table:table-cell office:value-type="string">
            <text:p>https://orcid.org/0000-0002-8175-289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59f9800fe6cabdd52b1a967d628d4273</text:p>
          </table:table-cell>
          <table:table-cell office:value-type="string">
            <text:p>Tedeschi Cristina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05 - Trasporti</text:p>
          </table:table-cell>
          <table:table-cell office:value-type="string">
            <text:p>#N/A</text:p>
          </table:table-cell>
          <table:table-cell office:value-type="string">
            <text:p>https://orcid.org/0000-0002-8175-289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af45033a6bf41fccbd5be049d83e3c70</text:p>
          </table:table-cell>
          <table:table-cell office:value-type="string">
            <text:p>Telalbasic Id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05 - Trasporti</text:p>
          </table:table-cell>
          <table:table-cell office:value-type="string">
            <text:p>jewellery</text:p>
          </table:table-cell>
          <table:table-cell office:value-type="string">
            <text:p>https://orcid.org/0000-0002-8175-289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e151f343b0b5c9c941904b3c95eb0f74</text:p>
          </table:table-cell>
          <table:table-cell office:value-type="string">
            <text:p>Tenuta Livia</text:p>
          </table:table-cell>
          <table:table-cell/>
          <table:table-cell office:value-type="string">
            <text:p>innerCoAuthorsId</text:p>
          </table:table-cell>
          <table:table-cell office:value-type="float" office:value="17">
            <text:p>17</text:p>
          </table:table-cell>
          <table:table-cell office:value-type="string">
            <text:p>Research Fellow</text:p>
          </table:table-cell>
          <table:table-cell office:value-type="string">
            <text:p>Design degli Ambienti del Paesaggio e della Mobilit�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05 - Trasporti</text:p>
          </table:table-cell>
          <table:table-cell office:value-type="string">
            <text:p>accesso;technologies;tech</text:p>
          </table:table-cell>
          <table:table-cell office:value-type="string">
            <text:p>https://orcid.org/0000-0002-8175-289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f4514841714fe6d089be89d4cdf6c70d</text:p>
          </table:table-cell>
          <table:table-cell office:value-type="string">
            <text:p>Terenzi Marina Tatian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05 - Trasporti</text:p>
          </table:table-cell>
          <table:table-cell office:value-type="string">
            <text:p>#N/A</text:p>
          </table:table-cell>
          <table:table-cell office:value-type="string">
            <text:p>https://orcid.org/0000-0002-8175-289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string">
            <text:p>0.785714</text:p>
          </table:table-cell>
        </table:table-row>
        <table:table-row table:style-name="ro1">
          <table:table-cell office:value-type="string">
            <text:p>innercoauthorsid_80aae9d8e79f169683213ae31d63d602</text:p>
          </table:table-cell>
          <table:table-cell office:value-type="string">
            <text:p>Terranova Andre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05 - Trasporti</text:p>
          </table:table-cell>
          <table:table-cell office:value-type="string">
            <text:p>#N/A</text:p>
          </table:table-cell>
          <table:table-cell office:value-type="string">
            <text:p>https://orcid.org/0000-0002-8175-289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string">
            <text:p>0.307692</text:p>
          </table:table-cell>
        </table:table-row>
        <table:table-row table:style-name="ro1">
          <table:table-cell office:value-type="string">
            <text:p>innercoauthorsid_b7694586a10e06b0c1ec6cf593450b26</text:p>
          </table:table-cell>
          <table:table-cell office:value-type="string">
            <text:p>Terzi Sergi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05 - Trasporti</text:p>
          </table:table-cell>
          <table:table-cell office:value-type="string">
            <text:p>#N/A</text:p>
          </table:table-cell>
          <table:table-cell office:value-type="string">
            <text:p>https://orcid.org/0000-0002-8175-2890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e0ae74f48d8a2e6dc19d6c563534c5fa</text:p>
          </table:table-cell>
          <table:table-cell office:value-type="string">
            <text:p>Testa Susanna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PhD student</text:p>
          </table:table-cell>
          <table:table-cell office:value-type="string">
            <text:p>No section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05 - Trasporti</text:p>
          </table:table-cell>
          <table:table-cell office:value-type="string">
            <text:p>#N/A</text:p>
          </table:table-cell>
          <table:table-cell office:value-type="string">
            <text:p>https://orcid.org/0000-0002-8175-2890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string">
            <text:p>0.428571</text:p>
          </table:table-cell>
        </table:table-row>
        <table:table-row table:style-name="ro1">
          <table:table-cell office:value-type="string">
            <text:p>innercoauthorsid_763df0c090ba96b3afec07c2e94d6b50</text:p>
          </table:table-cell>
          <table:table-cell office:value-type="string">
            <text:p>Tibúrcio Isa Helena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office:value-type="string">
            <text:p>PhD student</text:p>
          </table:table-cell>
          <table:table-cell office:value-type="string">
            <text:p>No section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05 - Trasporti</text:p>
          </table:table-cell>
          <table:table-cell office:value-type="string">
            <text:p>#N/A</text:p>
          </table:table-cell>
          <table:table-cell office:value-type="string">
            <text:p>https://orcid.org/0000-0002-8175-289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884129499a2e355edf12ebec8daf1848</text:p>
          </table:table-cell>
          <table:table-cell office:value-type="string">
            <text:p>Tieghi Silv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05 - Trasporti</text:p>
          </table:table-cell>
          <table:table-cell/>
          <table:table-cell office:value-type="string">
            <text:p>https://orcid.org/0000-0002-8175-289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nercoauthorsid_fe1d7a6c9a88d87c86cbbe90dc0b93a4</text:p>
          </table:table-cell>
          <table:table-cell office:value-type="string">
            <text:p>Tinauli Musstanser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05 - Trasporti</text:p>
          </table:table-cell>
          <table:table-cell office:value-type="string">
            <text:p>era;case;interaction;study</text:p>
          </table:table-cell>
          <table:table-cell office:value-type="string">
            <text:p>https://orcid.org/0000-0002-8175-289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480b2a5ce6019363c768c1bfaeaed659</text:p>
          </table:table-cell>
          <table:table-cell office:value-type="string">
            <text:p>Tinazzi Claudi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05 - Trasporti</text:p>
          </table:table-cell>
          <table:table-cell/>
          <table:table-cell office:value-type="string">
            <text:p>https://orcid.org/0000-0002-8175-289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3a4ae76d7293b4a110101b6297929989</text:p>
          </table:table-cell>
          <table:table-cell office:value-type="string">
            <text:p>Tiraboschi Claud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05 - Trasporti</text:p>
          </table:table-cell>
          <table:table-cell office:value-type="string">
            <text:p>#N/A</text:p>
          </table:table-cell>
          <table:table-cell office:value-type="string">
            <text:p>https://orcid.org/0000-0002-8175-2890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string">
            <text:p>0.695906</text:p>
          </table:table-cell>
        </table:table-row>
        <table:table-row table:style-name="ro1">
          <table:table-cell office:value-type="string">
            <text:p>innercoauthorsid_3db12b15a22cd82272bb1bfa93980882</text:p>
          </table:table-cell>
          <table:table-cell office:value-type="string">
            <text:p>Toffetti Carughi Giovanni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05 - Trasporti</text:p>
          </table:table-cell>
          <table:table-cell office:value-type="string">
            <text:p>#N/A</text:p>
          </table:table-cell>
          <table:table-cell office:value-type="string">
            <text:p>https://orcid.org/0000-0002-8175-289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6e2f92c027e5f32b90a1f8f8aed7c0ac</text:p>
          </table:table-cell>
          <table:table-cell office:value-type="string">
            <text:p>Togliani Carl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05 - Trasporti</text:p>
          </table:table-cell>
          <table:table-cell office:value-type="string">
            <text:p>#N/A</text:p>
          </table:table-cell>
          <table:table-cell office:value-type="string">
            <text:p>https://orcid.org/0000-0002-8175-289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2cfea86f6548f98d6d5ffa666ed675b7</text:p>
          </table:table-cell>
          <table:table-cell office:value-type="string">
            <text:p>Tognetti Simon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05 - Trasporti</text:p>
          </table:table-cell>
          <table:table-cell office:value-type="string">
            <text:p>#N/A</text:p>
          </table:table-cell>
          <table:table-cell office:value-type="string">
            <text:p>https://orcid.org/0000-0002-8175-289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innercoauthorsid_b6cb174c0643871cf2b20f782687acae</text:p>
          </table:table-cell>
          <table:table-cell office:value-type="string">
            <text:p>Tolino Umberto</text:p>
          </table:table-cell>
          <table:table-cell/>
          <table:table-cell office:value-type="string">
            <text:p>innerCoAuthorsId</text:p>
          </table:table-cell>
          <table:table-cell office:value-type="float" office:value="30">
            <text:p>30</text:p>
          </table:table-cell>
          <table:table-cell office:value-type="string">
            <text:p>Associate Professor</text:p>
          </table:table-cell>
          <table:table-cell office:value-type="string">
            <text:p>Design e Culture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milan;identitaﾠ;politecnico;anniversario;poli</text:p>
          </table:table-cell>
          <table:table-cell office:value-type="string">
            <text:p>https://orcid.org/0000-0003-3791-106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0.7</text:p>
          </table:table-cell>
        </table:table-row>
        <table:table-row table:style-name="ro1">
          <table:table-cell office:value-type="string">
            <text:p>innercoauthorsid_7ae92b329a6a64d31e1dd6bb9bdcdbe5</text:p>
          </table:table-cell>
          <table:table-cell office:value-type="string">
            <text:p>Tomasini Alessandr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3791-106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0.4</text:p>
          </table:table-cell>
        </table:table-row>
        <table:table-row table:style-name="ro1">
          <table:table-cell office:value-type="string">
            <text:p>innercoauthorsid_97943c2f3e15820ccc9fa78adf6cbd13</text:p>
          </table:table-cell>
          <table:table-cell office:value-type="string">
            <text:p>Tomasini Luc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milan;giovani;gioco;cina;online;line;poli</text:p>
          </table:table-cell>
          <table:table-cell office:value-type="string">
            <text:p>https://orcid.org/0000-0003-3791-1062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292d99063c7cb555d128dd53aeafb9ed</text:p>
          </table:table-cell>
          <table:table-cell office:value-type="string">
            <text:p>Tonelli Maria Cristina</text:p>
          </table:table-cell>
          <table:table-cell/>
          <table:table-cell office:value-type="string">
            <text:p>innerCoAuthorsId</text:p>
          </table:table-cell>
          <table:table-cell office:value-type="float" office:value="78">
            <text:p>78</text:p>
          </table:table-cell>
          <table:table-cell office:value-type="string">
            <text:p>Full Professor</text:p>
          </table:table-cell>
          <table:table-cell office:value-type="string">
            <text:p>Design e Culture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ezio</text:p>
          </table:table-cell>
          <table:table-cell office:value-type="string">
            <text:p>https://orcid.org/0000-0002-1636-1113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99dd49c51e20eeb1c38cf08290500a3e</text:p>
          </table:table-cell>
          <table:table-cell office:value-type="string">
            <text:p>Tongini Folli Robert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1636-1113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f398f763c2e60239eb76ade794979617</text:p>
          </table:table-cell>
          <table:table-cell office:value-type="string">
            <text:p>Tonon Graziell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1636-1113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0c18c365a99b100c6d6726a4788f89fc</text:p>
          </table:table-cell>
          <table:table-cell office:value-type="string">
            <text:p>Torricelli Angel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1636-1113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nercoauthorsid_60730453eb14620ca702fd934b409832</text:p>
          </table:table-cell>
          <table:table-cell office:value-type="string">
            <text:p>Torta Fabio Pietr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leonardo;primo;libro</text:p>
          </table:table-cell>
          <table:table-cell office:value-type="string">
            <text:p>https://orcid.org/0000-0002-1636-11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0.545455</text:p>
          </table:table-cell>
        </table:table-row>
        <table:table-row table:style-name="ro1">
          <table:table-cell office:value-type="string">
            <text:p>innercoauthorsid_33396f38131944aba79c3361611a3a72</text:p>
          </table:table-cell>
          <table:table-cell office:value-type="string">
            <text:p>Tosi Francesc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usa</text:p>
          </table:table-cell>
          <table:table-cell office:value-type="string">
            <text:p>https://orcid.org/0000-0002-1636-111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nercoauthorsid_0fef695a4d7920efb8ae2022113113c2</text:p>
          </table:table-cell>
          <table:table-cell office:value-type="string">
            <text:p>Trabucco Francesco</text:p>
          </table:table-cell>
          <table:table-cell/>
          <table:table-cell office:value-type="string">
            <text:p>innerCoAuthorsId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1636-111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8825e9301588f44bf32fc9d39cc78a0d</text:p>
          </table:table-cell>
          <table:table-cell office:value-type="string">
            <text:p>Trapani Paola Maria</text:p>
          </table:table-cell>
          <table:table-cell/>
          <table:table-cell office:value-type="string">
            <text:p>innerCoAuthorsId</text:p>
          </table:table-cell>
          <table:table-cell office:value-type="float" office:value="8">
            <text:p>8</text:p>
          </table:table-cell>
          <table:table-cell office:value-type="string">
            <text:p>visiting professor</text:p>
          </table:table-cell>
          <table:table-cell office:value-type="string">
            <text:p>No section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era;milan;forme;area;expo;campus;siti;trans</text:p>
          </table:table-cell>
          <table:table-cell office:value-type="string">
            <text:p>https://orcid.org/0000-0002-1636-111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nercoauthorsid_33f1c4c4edd4f12c75759f3f5ab6df27</text:p>
          </table:table-cell>
          <table:table-cell office:value-type="string">
            <text:p>Trentin Luigi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1636-111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c2dd34e536d6985b0efdc7a3f2b6b4d7</text:p>
          </table:table-cell>
          <table:table-cell office:value-type="string">
            <text:p>Tresoldi Matteo Stefan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trans</text:p>
          </table:table-cell>
          <table:table-cell office:value-type="string">
            <text:p>https://orcid.org/0000-0002-1636-111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db69562814bded5972fc12520da2f263</text:p>
          </table:table-cell>
          <table:table-cell office:value-type="string">
            <text:p>Trini Castelli Clin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forme;food;exhibition;cult;terra</text:p>
          </table:table-cell>
          <table:table-cell office:value-type="string">
            <text:p>https://orcid.org/0000-0002-1636-111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nercoauthorsid_b939a490a4d88e66af8050e7ba1aa0ef</text:p>
          </table:table-cell>
          <table:table-cell office:value-type="string">
            <text:p>Trocchianesi Raffaella</text:p>
          </table:table-cell>
          <table:table-cell/>
          <table:table-cell office:value-type="string">
            <text:p>innerCoAuthorsId</text:p>
          </table:table-cell>
          <table:table-cell office:value-type="float" office:value="100">
            <text:p>100</text:p>
          </table:table-cell>
          <table:table-cell office:value-type="string">
            <text:p>Associate Professor</text:p>
          </table:table-cell>
          <table:table-cell office:value-type="string">
            <text:p>Design e Culture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storytelling</text:p>
          </table:table-cell>
          <table:table-cell office:value-type="string">
            <text:p>https://orcid.org/0000-0003-1724-034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1dc1140ba32fbac05a010f71e469ddac</text:p>
          </table:table-cell>
          <table:table-cell office:value-type="string">
            <text:p>Tronconi Olivier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1724-034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ef1f1bb1e0e6833992b084ec7a341c12</text:p>
          </table:table-cell>
          <table:table-cell office:value-type="string">
            <text:p>Trucco Paol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1724-034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b8c8870be38237d84b73016db6589b71</text:p>
          </table:table-cell>
          <table:table-cell office:value-type="string">
            <text:p>Turinetto Marco</text:p>
          </table:table-cell>
          <table:table-cell/>
          <table:table-cell office:value-type="string">
            <text:p>innerCoAuthorsId</text:p>
          </table:table-cell>
          <table:table-cell office:value-type="float" office:value="28">
            <text:p>28</text:p>
          </table:table-cell>
          <table:table-cell office:value-type="string">
            <text:p>Assistant Professor</text:p>
          </table:table-cell>
          <table:table-cell office:value-type="string">
            <text:p>Design di Prodotti Strategie e Servizi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13 - Disegno Industriale</text:p>
          </table:table-cell>
          <table:table-cell/>
          <table:table-cell office:value-type="string">
            <text:p>https://orcid.org/0000-0002-9434-40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43ca69a5ab64b1e6a2d924f0fdd581d3</text:p>
          </table:table-cell>
          <table:table-cell office:value-type="string">
            <text:p>Uboldi Giorgio Roberto</text:p>
          </table:table-cell>
          <table:table-cell/>
          <table:table-cell office:value-type="string">
            <text:p>innerCoAuthorsId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2-9434-4052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82672fb9962130622556a1744cb17cfa</text:p>
          </table:table-cell>
          <table:table-cell office:value-type="string">
            <text:p>Ugur Yavuz Secil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through;tech</text:p>
          </table:table-cell>
          <table:table-cell office:value-type="string">
            <text:p>https://orcid.org/0000-0002-9434-40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nercoauthorsid_7979cbe0b03d11924da4a343d9f7ce8e</text:p>
          </table:table-cell>
          <table:table-cell office:value-type="string">
            <text:p>Vacca Federica</text:p>
          </table:table-cell>
          <table:table-cell/>
          <table:table-cell office:value-type="string">
            <text:p>innerCoAuthorsId</text:p>
          </table:table-cell>
          <table:table-cell office:value-type="float" office:value="48">
            <text:p>48</text:p>
          </table:table-cell>
          <table:table-cell office:value-type="string">
            <text:p>Assistant Professor</text:p>
          </table:table-cell>
          <table:table-cell office:value-type="string">
            <text:p>Design e Culture</text:p>
          </table:table-cell>
          <table:table-cell office:value-type="string">
            <text:p>Ricercatore legge 240/10 - t.det.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italia;fashion;through</text:p>
          </table:table-cell>
          <table:table-cell office:value-type="string">
            <text:p>https://orcid.org/0000-0001-5210-935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768a80c9c94df983a9d0a09eadf7c4ae</text:p>
          </table:table-cell>
          <table:table-cell office:value-type="string">
            <text:p>Vaghi Daniel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5210-93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75932e9edb03b25df4157f1df9bcf0a5</text:p>
          </table:table-cell>
          <table:table-cell office:value-type="string">
            <text:p>Vallicelli Andre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5210-935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nercoauthorsid_e2fcc11406b92d78b9cc0945871a0985</text:p>
          </table:table-cell>
          <table:table-cell office:value-type="string">
            <text:p>Valsecchi Francesca</text:p>
          </table:table-cell>
          <table:table-cell/>
          <table:table-cell office:value-type="string">
            <text:p>innerCoAuthorsId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arti;led;knowledge</text:p>
          </table:table-cell>
          <table:table-cell office:value-type="string">
            <text:p>https://orcid.org/0000-0001-5210-935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45d67a1fd92f3594e01ad36ba2fb8ecd</text:p>
          </table:table-cell>
          <table:table-cell office:value-type="string">
            <text:p>Vanitkoopalangkul Korapan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5210-9356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9f58828863890ce849fd5c332b99d0c8</text:p>
          </table:table-cell>
          <table:table-cell office:value-type="string">
            <text:p>Vanossi Andre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5210-935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nercoauthorsid_0eb4130299efa36fcf4628871b2bab7b</text:p>
          </table:table-cell>
          <table:table-cell office:value-type="string">
            <text:p>Vantini Simone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era;user;practice</text:p>
          </table:table-cell>
          <table:table-cell office:value-type="string">
            <text:p>https://orcid.org/0000-0001-5210-9356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0.380952</text:p>
          </table:table-cell>
        </table:table-row>
        <table:table-row table:style-name="ro1">
          <table:table-cell office:value-type="string">
            <text:p>innercoauthorsid_667a602663aba508708d48a4c0f02d24</text:p>
          </table:table-cell>
          <table:table-cell office:value-type="string">
            <text:p>Varisco Laur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office:value-type="string">
            <text:p>PhD student</text:p>
          </table:table-cell>
          <table:table-cell office:value-type="string">
            <text:p>No section</text:p>
          </table:table-cell>
          <table:table-cell office:value-type="string">
            <text:p>Ricercatore legge 240/10 - t.det.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service;products;data</text:p>
          </table:table-cell>
          <table:table-cell office:value-type="string">
            <text:p>https://orcid.org/0000-0001-5210-935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e2f52326008eb43f150a36edf7a22974</text:p>
          </table:table-cell>
          <table:table-cell office:value-type="string">
            <text:p>Vecchi Viola Chiar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5210-9356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83fff7b304e1089a3799a5fc195c33eb</text:p>
          </table:table-cell>
          <table:table-cell office:value-type="string">
            <text:p>Venditti Simona</text:p>
          </table:table-cell>
          <table:table-cell/>
          <table:table-cell office:value-type="string">
            <text:p>innerCoAuthorsId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storie;designing</text:p>
          </table:table-cell>
          <table:table-cell office:value-type="string">
            <text:p>https://orcid.org/0000-0001-5210-935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7bb973ee17bae9bcfdc55800e8750b6e</text:p>
          </table:table-cell>
          <table:table-cell office:value-type="string">
            <text:p>Ventura Nicol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5210-9356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1f36fa2ebf4945a1c9107d8ecd4ecc55</text:p>
          </table:table-cell>
          <table:table-cell office:value-type="string">
            <text:p>Vercesi Paolo Emili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5210-9356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de7fc31789c35825aed50021ef30015d</text:p>
          </table:table-cell>
          <table:table-cell office:value-type="string">
            <text:p>Verganti Roberto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innovazione;tecnologia;impresa;azione</text:p>
          </table:table-cell>
          <table:table-cell office:value-type="string">
            <text:p>https://orcid.org/0000-0001-5210-9356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string">
            <text:p>0.866667</text:p>
          </table:table-cell>
        </table:table-row>
        <table:table-row table:style-name="ro1">
          <table:table-cell office:value-type="string">
            <text:p>innercoauthorsid_d2a776b17fb0f409c940b0b2790f1964</text:p>
          </table:table-cell>
          <table:table-cell office:value-type="string">
            <text:p>Veronesi Eleonora</text:p>
          </table:table-cell>
          <table:table-cell/>
          <table:table-cell office:value-type="string">
            <text:p>innerCoAuthorsId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milan;atti;contemporaneo;arti;tempo;milanesi;azione;maestri;ora;tipi</text:p>
          </table:table-cell>
          <table:table-cell office:value-type="string">
            <text:p>https://orcid.org/0000-0001-5210-935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nercoauthorsid_8d45dd156fb220d15f65b7d93d6d85d5</text:p>
          </table:table-cell>
          <table:table-cell office:value-type="string">
            <text:p>Vescia Giovanni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1-5210-935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b5811a4cd7cda78e9c211240cbf9e961</text:p>
          </table:table-cell>
          <table:table-cell office:value-type="string">
            <text:p>Vezzani Valentin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business;practice</text:p>
          </table:table-cell>
          <table:table-cell office:value-type="string">
            <text:p>https://orcid.org/0000-0001-5210-935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nercoauthorsid_caaed36f0a23f4d044d66e0da3a3e67f</text:p>
          </table:table-cell>
          <table:table-cell office:value-type="string">
            <text:p>Vezzoli Carlo Arnaldo</text:p>
          </table:table-cell>
          <table:table-cell/>
          <table:table-cell office:value-type="string">
            <text:p>innerCoAuthorsId</text:p>
          </table:table-cell>
          <table:table-cell office:value-type="float" office:value="100">
            <text:p>100</text:p>
          </table:table-cell>
          <table:table-cell office:value-type="string">
            <text:p>Full Professor</text:p>
          </table:table-cell>
          <table:table-cell office:value-type="string">
            <text:p>Design di Prodotti Strategie e Servizi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innovazione;sociale;contributo;azione;ipotesi</text:p>
          </table:table-cell>
          <table:table-cell office:value-type="string">
            <text:p>https://orcid.org/0000-0003-3792-372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0.6</text:p>
          </table:table-cell>
        </table:table-row>
        <table:table-row table:style-name="ro1">
          <table:table-cell office:value-type="string">
            <text:p>innercoauthorsid_cc3e0bf108af9a2c22a70fc0662368fa</text:p>
          </table:table-cell>
          <table:table-cell office:value-type="string">
            <text:p>Vicentini Federico</text:p>
          </table:table-cell>
          <table:table-cell/>
          <table:table-cell office:value-type="string">
            <text:p>innerCoAuthorsId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biodesign;bio;ergonomia</text:p>
          </table:table-cell>
          <table:table-cell office:value-type="string">
            <text:p>https://orcid.org/0000-0003-3792-372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d52f24d3653c2215f50367c957b5ab08</text:p>
          </table:table-cell>
          <table:table-cell office:value-type="string">
            <text:p>Vidari Federic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3792-3725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812137091da3ed4dafd9778f288367b8</text:p>
          </table:table-cell>
          <table:table-cell office:value-type="string">
            <text:p>Vidari Pier Paride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3792-3725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3cb145de0875ed4cf4defeb5f8c48102</text:p>
          </table:table-cell>
          <table:table-cell office:value-type="string">
            <text:p>Vignati Arianna</text:p>
          </table:table-cell>
          <table:table-cell/>
          <table:table-cell office:value-type="string">
            <text:p>innerCoAuthorsId</text:p>
          </table:table-cell>
          <table:table-cell office:value-type="float" office:value="47">
            <text:p>47</text:p>
          </table:table-cell>
          <table:table-cell office:value-type="string">
            <text:p>Assistant Professor</text:p>
          </table:table-cell>
          <table:table-cell office:value-type="string">
            <text:p>Design di Prodotti Strategie e Servizi</text:p>
          </table:table-cell>
          <table:table-cell office:value-type="string">
            <text:p>Ricercatore legge 240/10 - t.det. a tempo definit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learning;practice</text:p>
          </table:table-cell>
          <table:table-cell office:value-type="string">
            <text:p>https://orcid.org/0000-0002-5664-663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9f1dd9aa201fbcacca74a16183e46bf6</text:p>
          </table:table-cell>
          <table:table-cell office:value-type="string">
            <text:p>Vignati Giorgio</text:p>
          </table:table-cell>
          <table:table-cell/>
          <table:table-cell office:value-type="string">
            <text:p>innerCoAuthorsId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definito</text:p>
          </table:table-cell>
          <table:table-cell table:number-columns-repeated="2" office:value-type="string">
            <text:p>ICAR/13 - Disegno Industriale</text:p>
          </table:table-cell>
          <table:table-cell/>
          <table:table-cell office:value-type="string">
            <text:p>https://orcid.org/0000-0002-5664-6631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0.733333</text:p>
          </table:table-cell>
        </table:table-row>
        <table:table-row table:style-name="ro1">
          <table:table-cell office:value-type="string">
            <text:p>innercoauthorsid_6d94e28a25364b3e5df77a83e79cf5f9</text:p>
          </table:table-cell>
          <table:table-cell office:value-type="string">
            <text:p>Villani Paola Maria Chiar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definit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moda;metodo;conoscenza;azione;testo;test</text:p>
          </table:table-cell>
          <table:table-cell office:value-type="string">
            <text:p>https://orcid.org/0000-0002-5664-663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nercoauthorsid_6c78d145053e801d67fcac76a8fd82ab</text:p>
          </table:table-cell>
          <table:table-cell office:value-type="string">
            <text:p>Villari Beatrice</text:p>
          </table:table-cell>
          <table:table-cell/>
          <table:table-cell office:value-type="string">
            <text:p>innerCoAuthorsId</text:p>
          </table:table-cell>
          <table:table-cell office:value-type="float" office:value="79">
            <text:p>79</text:p>
          </table:table-cell>
          <table:table-cell office:value-type="string">
            <text:p>Assistant Professor</text:p>
          </table:table-cell>
          <table:table-cell office:value-type="string">
            <text:p>Design di Prodotti Strategie e Servizi</text:p>
          </table:table-cell>
          <table:table-cell office:value-type="string">
            <text:p>Ricercatore legge 240/10 - t.det.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ricerca;sistemi;approccio;valori;azione;temi;valorizza</text:p>
          </table:table-cell>
          <table:table-cell office:value-type="string">
            <text:p>https://orcid.org/0000-0003-0762-0432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e55dc1043868d6912d065ed282488f0f</text:p>
          </table:table-cell>
          <table:table-cell office:value-type="string">
            <text:p>Visconti Maria Grazi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human;thinking;between;cities;mar</text:p>
          </table:table-cell>
          <table:table-cell office:value-type="string">
            <text:p>https://orcid.org/0000-0003-0762-043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string">
            <text:p>0.321429</text:p>
          </table:table-cell>
        </table:table-row>
        <table:table-row table:style-name="ro1">
          <table:table-cell office:value-type="string">
            <text:p>innercoauthorsid_536450f188372a787b2d22887a200448</text:p>
          </table:table-cell>
          <table:table-cell office:value-type="string">
            <text:p>Visconti Pamela</text:p>
          </table:table-cell>
          <table:table-cell/>
          <table:table-cell office:value-type="string">
            <text:p>innerCoAuthorsId</text:p>
          </table:table-cell>
          <table:table-cell office:value-type="float" office:value="10">
            <text:p>10</text:p>
          </table:table-cell>
          <table:table-cell office:value-type="string">
            <text:p>Research Fellow</text:p>
          </table:table-cell>
          <table:table-cell office:value-type="string">
            <text:p>No section</text:p>
          </table:table-cell>
          <table:table-cell office:value-type="string">
            <text:p>Ricercatore legge 240/10 - t.det.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innovazione;moda;azione;fertilization;cross</text:p>
          </table:table-cell>
          <table:table-cell office:value-type="string">
            <text:p>https://orcid.org/0000-0003-0762-0432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0.733333</text:p>
          </table:table-cell>
        </table:table-row>
        <table:table-row table:style-name="ro1">
          <table:table-cell office:value-type="string">
            <text:p>innercoauthorsid_46452c29a7bc6dee54d137824f810a3c</text:p>
          </table:table-cell>
          <table:table-cell office:value-type="string">
            <text:p>Vitale Anna Seren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PhD student</text:p>
          </table:table-cell>
          <table:table-cell office:value-type="string">
            <text:p>No section</text:p>
          </table:table-cell>
          <table:table-cell office:value-type="string">
            <text:p>Ricercatore legge 240/10 - t.det.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0762-043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nercoauthorsid_212ab5b1c4590e9992eb1aebf243489a</text:p>
          </table:table-cell>
          <table:table-cell office:value-type="string">
            <text:p>Vitale Giovann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0762-043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2c4cd2ad8e0e0aa6c5542e66b80932d3</text:p>
          </table:table-cell>
          <table:table-cell office:value-type="string">
            <text:p>Vitale Marc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service;designing;retail;products</text:p>
          </table:table-cell>
          <table:table-cell office:value-type="string">
            <text:p>https://orcid.org/0000-0003-0762-043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36812999c9ebd775780b1356fe656161</text:p>
          </table:table-cell>
          <table:table-cell office:value-type="string">
            <text:p>Vitali Annamaria Andrea</text:p>
          </table:table-cell>
          <table:table-cell/>
          <table:table-cell office:value-type="string">
            <text:p>innerCoAuthorsId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siti</text:p>
          </table:table-cell>
          <table:table-cell office:value-type="string">
            <text:p>https://orcid.org/0000-0003-0762-0432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12b3758364546b9c58e0627869acc7b9</text:p>
          </table:table-cell>
          <table:table-cell office:value-type="string">
            <text:p>Vitali Ilaria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office:value-type="string">
            <text:p>PhD student</text:p>
          </table:table-cell>
          <table:table-cell office:value-type="string">
            <text:p>No section</text:p>
          </table:table-cell>
          <table:table-cell office:value-type="string">
            <text:p>Ricercatore legge 240/10 - t.det.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project;beyond</text:p>
          </table:table-cell>
          <table:table-cell office:value-type="string">
            <text:p>https://orcid.org/0000-0003-0762-0432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e7e0e7efbc9d7431ef0040d5f23d049a</text:p>
          </table:table-cell>
          <table:table-cell office:value-type="string">
            <text:p>Vitola Francesc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legge 240/10 - t.det. a tempo pieno</text:p>
          </table:table-cell>
          <table:table-cell table:number-columns-repeated="2" office:value-type="string">
            <text:p>ICAR/13 - Disegno Industriale</text:p>
          </table:table-cell>
          <table:table-cell office:value-type="string">
            <text:p>#N/A</text:p>
          </table:table-cell>
          <table:table-cell office:value-type="string">
            <text:p>https://orcid.org/0000-0003-0762-043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0.444444</text:p>
          </table:table-cell>
        </table:table-row>
        <table:table-row table:style-name="ro1">
          <table:table-cell office:value-type="string">
            <text:p>innercoauthorsid_69e177550def211604fc55a335ed0a55</text:p>
          </table:table-cell>
          <table:table-cell office:value-type="string">
            <text:p>Volonte' Paolo Gaetano</text:p>
          </table:table-cell>
          <table:table-cell/>
          <table:table-cell office:value-type="string">
            <text:p>innerCoAuthorsId</text:p>
          </table:table-cell>
          <table:table-cell office:value-type="float" office:value="99">
            <text:p>99</text:p>
          </table:table-cell>
          <table:table-cell office:value-type="string">
            <text:p>Associate Professor</text:p>
          </table:table-cell>
          <table:table-cell office:value-type="string">
            <text:p>Design di Prodotti Strategie e Servizi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SPS/08 - Sociologia Dei Processi Culturali E Comunicativi</text:p>
          </table:table-cell>
          <table:table-cell office:value-type="string">
            <text:p>#N/A</text:p>
          </table:table-cell>
          <table:table-cell office:value-type="string">
            <text:p>https://orcid.org/0000-0002-8132-409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nercoauthorsid_b4d8f5cc2267bdc0555b636db9008c73</text:p>
          </table:table-cell>
          <table:table-cell office:value-type="string">
            <text:p>Volonterio Riccard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SPS/08 - Sociologia Dei Processi Culturali E Comunicativi</text:p>
          </table:table-cell>
          <table:table-cell office:value-type="string">
            <text:p>research;basic;basi</text:p>
          </table:table-cell>
          <table:table-cell office:value-type="string">
            <text:p>https://orcid.org/0000-0002-8132-4095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99f4c76be2a74047adeb5b1828200754</text:p>
          </table:table-cell>
          <table:table-cell office:value-type="string">
            <text:p>Voltaggio Ernest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SPS/08 - Sociologia Dei Processi Culturali E Comunicativi</text:p>
          </table:table-cell>
          <table:table-cell office:value-type="string">
            <text:p>#N/A</text:p>
          </table:table-cell>
          <table:table-cell office:value-type="string">
            <text:p>https://orcid.org/0000-0002-8132-4095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nercoauthorsid_3bd7b2c7a5c900c34447611d8011d62a</text:p>
          </table:table-cell>
          <table:table-cell office:value-type="string">
            <text:p>Witkowska Izabel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SPS/08 - Sociologia Dei Processi Culturali E Comunicativi</text:p>
          </table:table-cell>
          <table:table-cell office:value-type="string">
            <text:p>#N/A</text:p>
          </table:table-cell>
          <table:table-cell office:value-type="string">
            <text:p>https://orcid.org/0000-0002-8132-409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4d9916b39fa2939f672569159e47e2bb</text:p>
          </table:table-cell>
          <table:table-cell office:value-type="string">
            <text:p>Wu Yichen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office:value-type="string">
            <text:p>PhD student</text:p>
          </table:table-cell>
          <table:table-cell office:value-type="string">
            <text:p>No section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SPS/08 - Sociologia Dei Processi Culturali E Comunicativi</text:p>
          </table:table-cell>
          <table:table-cell office:value-type="string">
            <text:p>era;senso;desform;interaction;multi</text:p>
          </table:table-cell>
          <table:table-cell office:value-type="string">
            <text:p>https://orcid.org/0000-0002-8132-409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0.7</text:p>
          </table:table-cell>
        </table:table-row>
        <table:table-row table:style-name="ro1">
          <table:table-cell office:value-type="string">
            <text:p>innercoauthorsid_654bda56af091dd789ff3b46ab2c5626</text:p>
          </table:table-cell>
          <table:table-cell office:value-type="string">
            <text:p>Yeldan Oznur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SPS/08 - Sociologia Dei Processi Culturali E Comunicativi</text:p>
          </table:table-cell>
          <table:table-cell office:value-type="string">
            <text:p>system;multi;oma</text:p>
          </table:table-cell>
          <table:table-cell office:value-type="string">
            <text:p>https://orcid.org/0000-0002-8132-4095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254ae66a44d975e1d69a98fbb9d16ace</text:p>
          </table:table-cell>
          <table:table-cell office:value-type="string">
            <text:p>Yin Liang</text:p>
          </table:table-cell>
          <table:table-cell/>
          <table:table-cell office:value-type="string">
            <text:p>innerCoAuthorsId</text:p>
          </table:table-cell>
          <table:table-cell office:value-type="float" office:value="4">
            <text:p>4</text:p>
          </table:table-cell>
          <table:table-cell office:value-type="string">
            <text:p>PhD student</text:p>
          </table:table-cell>
          <table:table-cell office:value-type="string">
            <text:p>No section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SPS/08 - Sociologia Dei Processi Culturali E Comunicativi</text:p>
          </table:table-cell>
          <table:table-cell office:value-type="string">
            <text:p>service;system;base</text:p>
          </table:table-cell>
          <table:table-cell office:value-type="string">
            <text:p>https://orcid.org/0000-0002-8132-4095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6b0e6b1e66828d3c336a550deaae9670</text:p>
          </table:table-cell>
          <table:table-cell office:value-type="string">
            <text:p>Zambarbieri Daniel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SPS/08 - Sociologia Dei Processi Culturali E Comunicativi</text:p>
          </table:table-cell>
          <table:table-cell office:value-type="string">
            <text:p>service;framework</text:p>
          </table:table-cell>
          <table:table-cell office:value-type="string">
            <text:p>https://orcid.org/0000-0002-8132-409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63afb19fbc26af30c2c5c9e45b0ca23c</text:p>
          </table:table-cell>
          <table:table-cell office:value-type="string">
            <text:p>Zambelli Margherita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SPS/08 - Sociologia Dei Processi Culturali E Comunicativi</text:p>
          </table:table-cell>
          <table:table-cell office:value-type="string">
            <text:p>ora;idea;poli</text:p>
          </table:table-cell>
          <table:table-cell office:value-type="string">
            <text:p>https://orcid.org/0000-0002-8132-4095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1aad87d502197821ac9247bb7becd56c</text:p>
          </table:table-cell>
          <table:table-cell office:value-type="string">
            <text:p>Zanero Stefan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SPS/08 - Sociologia Dei Processi Culturali E Comunicativi</text:p>
          </table:table-cell>
          <table:table-cell/>
          <table:table-cell office:value-type="string">
            <text:p>https://orcid.org/0000-0002-8132-409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4d549c361568cbe1e4f8422671adc78e</text:p>
          </table:table-cell>
          <table:table-cell office:value-type="string">
            <text:p>Zanetti Cristian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SPS/08 - Sociologia Dei Processi Culturali E Comunicativi</text:p>
          </table:table-cell>
          <table:table-cell office:value-type="string">
            <text:p>system</text:p>
          </table:table-cell>
          <table:table-cell office:value-type="string">
            <text:p>https://orcid.org/0000-0002-8132-4095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b31e4c506198b2b955a95eda17019b89</text:p>
          </table:table-cell>
          <table:table-cell office:value-type="string">
            <text:p>Zangheri Paol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SPS/08 - Sociologia Dei Processi Culturali E Comunicativi</text:p>
          </table:table-cell>
          <table:table-cell office:value-type="string">
            <text:p>#N/A</text:p>
          </table:table-cell>
          <table:table-cell office:value-type="string">
            <text:p>https://orcid.org/0000-0002-8132-4095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a90aa9ab1f3d724245e247cd1e08f872</text:p>
          </table:table-cell>
          <table:table-cell office:value-type="string">
            <text:p>Zannoni Michele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SPS/08 - Sociologia Dei Processi Culturali E Comunicativi</text:p>
          </table:table-cell>
          <table:table-cell office:value-type="string">
            <text:p>oma</text:p>
          </table:table-cell>
          <table:table-cell office:value-type="string">
            <text:p>https://orcid.org/0000-0002-8132-4095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b3836a5b54d319d1e0714a58394a442c</text:p>
          </table:table-cell>
          <table:table-cell office:value-type="string">
            <text:p>Zanola Fabio Donat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SPS/08 - Sociologia Dei Processi Culturali E Comunicativi</text:p>
          </table:table-cell>
          <table:table-cell office:value-type="string">
            <text:p>#N/A</text:p>
          </table:table-cell>
          <table:table-cell office:value-type="string">
            <text:p>https://orcid.org/0000-0002-8132-409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99f4fba36131cde17b132cb130c42f4e</text:p>
          </table:table-cell>
          <table:table-cell office:value-type="string">
            <text:p>Zanolla Mancini Anna Sar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SPS/08 - Sociologia Dei Processi Culturali E Comunicativi</text:p>
          </table:table-cell>
          <table:table-cell office:value-type="string">
            <text:p>fashion;experimentation</text:p>
          </table:table-cell>
          <table:table-cell office:value-type="string">
            <text:p>https://orcid.org/0000-0002-8132-409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c86c513f0b6ca7d1ecab533bf43d39e9</text:p>
          </table:table-cell>
          <table:table-cell office:value-type="string">
            <text:p>Zanzi Luigi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SPS/08 - Sociologia Dei Processi Culturali E Comunicativi</text:p>
          </table:table-cell>
          <table:table-cell office:value-type="string">
            <text:p>#N/A</text:p>
          </table:table-cell>
          <table:table-cell office:value-type="string">
            <text:p>https://orcid.org/0000-0002-8132-409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0.666667</text:p>
          </table:table-cell>
        </table:table-row>
        <table:table-row table:style-name="ro1">
          <table:table-cell office:value-type="string">
            <text:p>innercoauthorsid_626466d0d3b1d18b7dfa122650df871b</text:p>
          </table:table-cell>
          <table:table-cell office:value-type="string">
            <text:p>Zanzottera Ferdinando</text:p>
          </table:table-cell>
          <table:table-cell/>
          <table:table-cell office:value-type="string">
            <text:p>innerCoAuthors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SPS/08 - Sociologia Dei Processi Culturali E Comunicativi</text:p>
          </table:table-cell>
          <table:table-cell office:value-type="string">
            <text:p>traccia</text:p>
          </table:table-cell>
          <table:table-cell office:value-type="string">
            <text:p>https://orcid.org/0000-0002-8132-4095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beef21727e30cb2a9a3bafd10c019c51</text:p>
          </table:table-cell>
          <table:table-cell office:value-type="string">
            <text:p>Zasso Alberto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SPS/08 - Sociologia Dei Processi Culturali E Comunicativi</text:p>
          </table:table-cell>
          <table:table-cell office:value-type="string">
            <text:p>#N/A</text:p>
          </table:table-cell>
          <table:table-cell office:value-type="string">
            <text:p>https://orcid.org/0000-0002-8132-4095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34c16898a764e20f8444d5e4688112e9</text:p>
          </table:table-cell>
          <table:table-cell office:value-type="string">
            <text:p>Zhou Ziyu</text:p>
          </table:table-cell>
          <table:table-cell/>
          <table:table-cell office:value-type="string">
            <text:p>innerCoAuthorsId</text:p>
          </table:table-cell>
          <table:table-cell office:value-type="float" office:value="1">
            <text:p>1</text:p>
          </table:table-cell>
          <table:table-cell office:value-type="string">
            <text:p>PhD student</text:p>
          </table:table-cell>
          <table:table-cell office:value-type="string">
            <text:p>No section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SPS/08 - Sociologia Dei Processi Culturali E Comunicativi</text:p>
          </table:table-cell>
          <table:table-cell office:value-type="string">
            <text:p>through;club</text:p>
          </table:table-cell>
          <table:table-cell office:value-type="string">
            <text:p>https://orcid.org/0000-0002-8132-409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0.8</text:p>
          </table:table-cell>
        </table:table-row>
        <table:table-row table:style-name="ro1">
          <table:table-cell office:value-type="string">
            <text:p>innercoauthorsid_83460659537eb1bd9a0c96ea6f49c732</text:p>
          </table:table-cell>
          <table:table-cell office:value-type="string">
            <text:p>Zilvetti Marc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SPS/08 - Sociologia Dei Processi Culturali E Comunicativi</text:p>
          </table:table-cell>
          <table:table-cell office:value-type="string">
            <text:p>arti;fashion</text:p>
          </table:table-cell>
          <table:table-cell office:value-type="string">
            <text:p>https://orcid.org/0000-0002-8132-4095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0.638095</text:p>
          </table:table-cell>
        </table:table-row>
        <table:table-row table:style-name="ro1">
          <table:table-cell office:value-type="string">
            <text:p>innercoauthorsid_1fb77c1dbb4daaf01464912b59803db2</text:p>
          </table:table-cell>
          <table:table-cell office:value-type="string">
            <text:p>Zindato Danila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Professore associato a tempo pieno</text:p>
          </table:table-cell>
          <table:table-cell table:number-columns-repeated="2" office:value-type="string">
            <text:p>SPS/08 - Sociologia Dei Processi Culturali E Comunicativi</text:p>
          </table:table-cell>
          <table:table-cell office:value-type="string">
            <text:p>#N/A</text:p>
          </table:table-cell>
          <table:table-cell office:value-type="string">
            <text:p>https://orcid.org/0000-0002-8132-409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4f17ebe8873af2e6292c8e0e81899a04</text:p>
          </table:table-cell>
          <table:table-cell office:value-type="string">
            <text:p>Zingale Salvatore</text:p>
          </table:table-cell>
          <table:table-cell/>
          <table:table-cell office:value-type="string">
            <text:p>innerCoAuthorsId</text:p>
          </table:table-cell>
          <table:table-cell office:value-type="float" office:value="85">
            <text:p>85</text:p>
          </table:table-cell>
          <table:table-cell office:value-type="string">
            <text:p>Assistant Professor</text:p>
          </table:table-cell>
          <table:table-cell office:value-type="string">
            <text:p>Design e Culture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M-FIL/05 - Filosofia E Teoria Dei Linguaggi</text:p>
          </table:table-cell>
          <table:table-cell office:value-type="string">
            <text:p>contributo;strada;wayfinding</text:p>
          </table:table-cell>
          <table:table-cell office:value-type="string">
            <text:p>https://orcid.org/0000-0002-1020-927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nercoauthorsid_9925c4a0ba98446faa164de830d482e4</text:p>
          </table:table-cell>
          <table:table-cell office:value-type="string">
            <text:p>Zinzone Martin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M-FIL/05 - Filosofia E Teoria Dei Linguaggi</text:p>
          </table:table-cell>
          <table:table-cell office:value-type="string">
            <text:p>#N/A</text:p>
          </table:table-cell>
          <table:table-cell office:value-type="string">
            <text:p>https://orcid.org/0000-0002-1020-927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2470fab32050e4b2400cea20928cb183</text:p>
          </table:table-cell>
          <table:table-cell office:value-type="string">
            <text:p>Zio Enrico</text:p>
          </table:table-cell>
          <table:table-cell/>
          <table:table-cell office:value-type="string">
            <text:p>innerCoAuthors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M-FIL/05 - Filosofia E Teoria Dei Linguaggi</text:p>
          </table:table-cell>
          <table:table-cell office:value-type="string">
            <text:p>#N/A</text:p>
          </table:table-cell>
          <table:table-cell office:value-type="string">
            <text:p>https://orcid.org/0000-0002-1020-927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636758721973f3c80c40d6abe3d6cabb</text:p>
          </table:table-cell>
          <table:table-cell office:value-type="string">
            <text:p>Zucchi Cino Paolo</text:p>
          </table:table-cell>
          <table:table-cell/>
          <table:table-cell office:value-type="string">
            <text:p>innerCoAuthorsId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ot in design department</text:p>
          </table:table-cell>
          <table:table-cell office:value-type="string">
            <text:p>Ricercatore universitario a tempo pieno</text:p>
          </table:table-cell>
          <table:table-cell table:number-columns-repeated="2" office:value-type="string">
            <text:p>M-FIL/05 - Filosofia E Teoria Dei Linguaggi</text:p>
          </table:table-cell>
          <table:table-cell office:value-type="string">
            <text:p>through;cities</text:p>
          </table:table-cell>
          <table:table-cell office:value-type="string">
            <text:p>https://orcid.org/0000-0002-1020-927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ercoauthorsid_1d809e5887890c2466c80bc604bc77da</text:p>
          </table:table-cell>
          <table:table-cell office:value-type="string">
            <text:p>Zurlo Francesco</text:p>
          </table:table-cell>
          <table:table-cell/>
          <table:table-cell office:value-type="string">
            <text:p>innerCoAuthorsId</text:p>
          </table:table-cell>
          <table:table-cell office:value-type="float" office:value="107">
            <text:p>107</text:p>
          </table:table-cell>
          <table:table-cell office:value-type="string">
            <text:p>Full Professor</text:p>
          </table:table-cell>
          <table:table-cell office:value-type="string">
            <text:p>Design di Prodotti Strategie e Servizi</text:p>
          </table:table-cell>
          <table:table-cell office:value-type="string">
            <text:p>Professore ordinario a tempo pieno</text:p>
          </table:table-cell>
          <table:table-cell table:number-columns-repeated="2" office:value-type="string">
            <text:p>ICAR/13 - Disegno Industriale</text:p>
          </table:table-cell>
          <table:table-cell/>
          <table:table-cell office:value-type="string">
            <text:p>https://orcid.org/0000-0002-7095-069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0.61904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26/10/2019</text:date>, <text:time>23:26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19-10-26T23:26:02.20</dc:date>
    <dc:creator>Matteo Testa</dc:creator>
    <meta:editing-duration>PT1M52S</meta:editing-duration>
    <meta:editing-cycles>1</meta:editing-cycles>
    <meta:document-statistic meta:table-count="2" meta:cell-count="11695" meta:object-count="0"/>
  </office:meta>
</office:document-meta>
</file>